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 fo:font-weight="normal" style:font-weight-asian="normal" style:font-weight-complex="normal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9211e"/>
    </style:style>
    <style:style style:name="ce9" style:family="table-cell" style:parent-style-name="Default" style:data-style-name="N61">
      <style:text-properties fo:font-weight="bold" style:font-weight-asian="bold" style:font-weight-complex="bold"/>
    </style:style>
    <style:style style:name="ce8" style:family="table-cell" style:parent-style-name="Default" style:data-style-name="N61">
      <style:text-properties fo:font-weight="normal" style:font-weight-asian="normal" style:font-weight-complex="normal"/>
    </style:style>
    <style:style style:name="ce21" style:family="table-cell" style:parent-style-name="Default" style:data-style-name="N61">
      <style:text-properties fo:color="#c9211e" fo:font-weight="normal" style:font-weight-asian="normal" style:font-weight-complex="normal"/>
    </style:style>
    <style:style style:name="ce10" style:family="table-cell" style:parent-style-name="Default" style:data-style-name="N61"/>
    <style:style style:name="ce23" style:family="table-cell" style:parent-style-name="Default" style:data-style-name="N6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ates_mae_tstPaper_Seq512_32_tensor_sol_AmgX_V-cheby-aggres-L1-tru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ce10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ce10"/>
        <table:table-column table:style-name="co8" table:default-cell-style-name="ce10"/>
        <table:table-column table:style-name="co7" table:number-columns-repeated="3" table:default-cell-style-name="ce10"/>
        <table:table-column table:style-name="co9" table:default-cell-style-name="ce10"/>
        <table:table-column table:style-name="co10" table:number-columns-repeated="8" table:default-cell-style-name="Default"/>
        <table:table-column table:style-name="co11" table:number-columns-repeated="1000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vg_er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rateleap</text:p>
          </table:table-cell>
          <table:table-cell office:value-type="string" calcext:value-type="string">
            <text:p>mean Seq512_32 V-cheby-aggres-L1-trunc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608" calcext:value-type="float">
            <text:p>608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704" calcext:value-type="float">
            <text:p>704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.5" calcext:value-type="float">
            <text:p>2,5</text:p>
          </table:table-cell>
          <table:table-cell table:style-name="ce18" office:value-type="float" office:value="2.242771493" calcext:value-type="float">
            <text:p>2,242771493</text:p>
          </table:table-cell>
          <table:table-cell table:style-name="ce9" table:formula="of:=AVERAGE([.E2:.F2])" office:value-type="float" office:value="6.4872204925418" calcext:value-type="float">
            <text:p>6,49E+00</text:p>
          </table:table-cell>
          <table:table-cell table:style-name="ce5" office:value-type="float" office:value="10.9527909850836" calcext:value-type="float">
            <text:p>10,9527909850836</text:p>
          </table:table-cell>
          <table:table-cell table:style-name="ce5" office:value-type="float" office:value="2.02165" calcext:value-type="float">
            <text:p>2,02165</text:p>
          </table:table-cell>
          <table:table-cell table:style-name="ce5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29.986540191439" calcext:value-type="float">
            <text:p>29,986540191439</text:p>
          </table:table-cell>
          <table:table-cell table:style-name="Default" office:value-type="float" office:value="37.735975539143" calcext:value-type="float">
            <text:p>37,735975539143</text:p>
          </table:table-cell>
          <table:table-cell table:style-name="Default" office:value-type="float" office:value="-0.000109885321" calcext:value-type="float">
            <text:p>-0,000109885321</text:p>
          </table:table-cell>
          <table:table-cell table:style-name="Default" office:value-type="float" office:value="-77.49375024125" calcext:value-type="float">
            <text:p>-77,49375024125</text:p>
          </table:table-cell>
          <table:table-cell table:style-name="Default" office:value-type="float" office:value="37.259981847243" calcext:value-type="float">
            <text:p>37,259981847243</text:p>
          </table:table-cell>
          <table:table-cell table:style-name="Default" office:value-type="float" office:value="-39.07867434293" calcext:value-type="float">
            <text:p>-39,07867434293</text:p>
          </table:table-cell>
          <table:table-cell table:style-name="Default" office:value-type="float" office:value="89.420806291652" calcext:value-type="float">
            <text:p>89,420806291652</text:p>
          </table:table-cell>
          <table:table-cell office:value-type="float" office:value="5.3064007810025" calcext:value-type="float">
            <text:p>5,3064007810025</text:p>
          </table:table-cell>
          <table:table-cell office:value-type="float" office:value="0.861561470851423" calcext:value-type="float">
            <text:p>0,861561470851423</text:p>
          </table:table-cell>
          <table:table-cell office:value-type="float" office:value="0.0996653326831264" calcext:value-type="float">
            <text:p>0,099665332683126</text:p>
          </table:table-cell>
          <table:table-cell office:value-type="float" office:value="0.0996659248159579" calcext:value-type="float">
            <text:p>0,099665924815958</text:p>
          </table:table-cell>
          <table:table-cell office:value-type="float" office:value="5.30674316263857" calcext:value-type="float">
            <text:p>5,30674316263857</text:p>
          </table:table-cell>
          <table:table-cell office:value-type="float" office:value="0.8616188077074" calcext:value-type="float">
            <text:p>0,8616188077074</text:p>
          </table:table-cell>
          <table:table-cell office:value-type="float" office:value="5.30684882172647" calcext:value-type="float">
            <text:p>5,30684882172647</text:p>
          </table:table-cell>
          <table:table-cell office:value-type="float" office:value="0.0996676395129397" calcext:value-type="float">
            <text:p>0,09966763951294</text:p>
          </table:table-cell>
          <table:table-cell table:style-name="ce5"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5" calcext:value-type="float">
            <text:p>1,5</text:p>
          </table:table-cell>
          <table:table-cell table:style-name="ce18" office:value-type="float" office:value="0.512052229" calcext:value-type="float">
            <text:p>0,512052229</text:p>
          </table:table-cell>
          <table:table-cell table:style-name="ce9" table:formula="of:=AVERAGE([.E3:.F3])" office:value-type="float" office:value="2.97312366831744" calcext:value-type="float">
            <text:p>2,97E+00</text:p>
          </table:table-cell>
          <table:table-cell table:style-name="ce5" office:value-type="float" office:value="0.000147336634872864" calcext:value-type="float">
            <text:p>0,000147336634873</text:p>
          </table:table-cell>
          <table:table-cell table:style-name="ce5" office:value-type="float" office:value="5.9461" calcext:value-type="float">
            <text:p>5,9461</text:p>
          </table:table-cell>
          <table:table-cell table:style-name="ce5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22.227486690362" calcext:value-type="float">
            <text:p>-22,227486690362</text:p>
          </table:table-cell>
          <table:table-cell office:value-type="float" office:value="0.000034854142" calcext:value-type="float">
            <text:p>3,49E-05</text:p>
          </table:table-cell>
          <table:table-cell office:value-type="float" office:value="0.00003229268" calcext:value-type="float">
            <text:p>3,23E-05</text:p>
          </table:table-cell>
          <table:table-cell table:style-name="Default" office:value-type="float" office:value="26.27178913407" calcext:value-type="float">
            <text:p>26,27178913407</text:p>
          </table:table-cell>
          <table:table-cell table:style-name="Default" office:value-type="float" office:value="-27.619581554394" calcext:value-type="float">
            <text:p>-27,619581554394</text:p>
          </table:table-cell>
          <table:table-cell table:style-name="Default" office:value-type="float" office:value="-16.392763911166" calcext:value-type="float">
            <text:p>-16,392763911166</text:p>
          </table:table-cell>
          <table:table-cell table:style-name="Default" office:value-type="float" office:value="47.47104549334" calcext:value-type="float">
            <text:p>47,47104549334</text:p>
          </table:table-cell>
          <table:table-cell office:value-type="float" office:value="0.15376504002373" calcext:value-type="float">
            <text:p>0,15376504002373</text:p>
          </table:table-cell>
          <table:table-cell office:value-type="float" office:value="0.591675710057012" calcext:value-type="float">
            <text:p>0,591675710057012</text:p>
          </table:table-cell>
          <table:table-cell office:value-type="float" office:value="0.591674531317404" calcext:value-type="float">
            <text:p>0,591674531317404</text:p>
          </table:table-cell>
          <table:table-cell office:value-type="float" office:value="0.59167349826909" calcext:value-type="float">
            <text:p>0,59167349826909</text:p>
          </table:table-cell>
          <table:table-cell office:value-type="float" office:value="0.153759292733544" calcext:value-type="float">
            <text:p>0,153759292733544</text:p>
          </table:table-cell>
          <table:table-cell office:value-type="float" office:value="0.591671903230959" calcext:value-type="float">
            <text:p>0,591671903230959</text:p>
          </table:table-cell>
          <table:table-cell office:value-type="float" office:value="1.26844103913172" calcext:value-type="float">
            <text:p>1,26844103913172</text:p>
          </table:table-cell>
          <table:table-cell office:value-type="float" office:value="0.15375681853844" calcext:value-type="float">
            <text:p>0,15375681853844</text:p>
          </table:table-cell>
          <table:table-cell table:style-name="ce5"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5" calcext:value-type="float">
            <text:p>1,5</text:p>
          </table:table-cell>
          <table:table-cell office:value-type="float" office:value="0.097251344" calcext:value-type="float">
            <text:p>0,097251344</text:p>
          </table:table-cell>
          <table:table-cell table:style-name="ce9" table:formula="of:=AVERAGE([.E4:.F4])" office:value-type="float" office:value="2.61183674924242" calcext:value-type="float">
            <text:p>2,61E+00</text:p>
          </table:table-cell>
          <table:table-cell table:style-name="Default" office:value-type="float" office:value="0.000133498484845262" calcext:value-type="float">
            <text:p>0,000133498484845</text:p>
          </table:table-cell>
          <table:table-cell table:style-name="ce5" office:value-type="float" office:value="5.22354" calcext:value-type="float">
            <text:p>5,22354</text:p>
          </table:table-cell>
          <table:table-cell table:style-name="ce5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19.545687621605" calcext:value-type="float">
            <text:p>-19,545687621605</text:p>
          </table:table-cell>
          <table:table-cell office:value-type="float" office:value="0.000024795687" calcext:value-type="float">
            <text:p>2,48E-05</text:p>
          </table:table-cell>
          <table:table-cell office:value-type="float" office:value="0.000029147039" calcext:value-type="float">
            <text:p>2,91E-05</text:p>
          </table:table-cell>
          <table:table-cell table:style-name="Default" office:value-type="float" office:value="23.102066446594" calcext:value-type="float">
            <text:p>23,102066446594</text:p>
          </table:table-cell>
          <table:table-cell table:style-name="Default" office:value-type="float" office:value="-24.287255160541" calcext:value-type="float">
            <text:p>-24,287255160541</text:p>
          </table:table-cell>
          <table:table-cell table:style-name="Default" office:value-type="float" office:value="-13.860878861314" calcext:value-type="float">
            <text:p>-13,860878861314</text:p>
          </table:table-cell>
          <table:table-cell table:style-name="Default" office:value-type="float" office:value="41.163761371252" calcext:value-type="float">
            <text:p>41,163761371252</text:p>
          </table:table-cell>
          <table:table-cell office:value-type="float" office:value="0.0348659729534153" calcext:value-type="float">
            <text:p>0,034865972953415</text:p>
          </table:table-cell>
          <table:table-cell office:value-type="float" office:value="0.114029967515586" calcext:value-type="float">
            <text:p>0,114029967515586</text:p>
          </table:table-cell>
          <table:table-cell office:value-type="float" office:value="0.114029805903062" calcext:value-type="float">
            <text:p>0,114029805903062</text:p>
          </table:table-cell>
          <table:table-cell office:value-type="float" office:value="0.114029626203697" calcext:value-type="float">
            <text:p>0,114029626203697</text:p>
          </table:table-cell>
          <table:table-cell office:value-type="float" office:value="0.0348647816667349" calcext:value-type="float">
            <text:p>0,034864781666735</text:p>
          </table:table-cell>
          <table:table-cell office:value-type="float" office:value="0.11402940627517" calcext:value-type="float">
            <text:p>0,11402940627517</text:p>
          </table:table-cell>
          <table:table-cell office:value-type="float" office:value="0.217296909797075" calcext:value-type="float">
            <text:p>0,217296909797075</text:p>
          </table:table-cell>
          <table:table-cell office:value-type="float" office:value="0.0348642838309112" calcext:value-type="float">
            <text:p>0,034864283830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" calcext:value-type="float">
            <text:p>1</text:p>
          </table:table-cell>
          <table:table-cell office:value-type="float" office:value="0.024951946" calcext:value-type="float">
            <text:p>0,024951946</text:p>
          </table:table-cell>
          <table:table-cell table:style-name="ce9" table:formula="of:=AVERAGE([.E5:.F5])" office:value-type="float" office:value="2.51857935002615" calcext:value-type="float">
            <text:p>2,52E+00</text:p>
          </table:table-cell>
          <table:table-cell table:style-name="ce5" office:value-type="float" office:value="5.0371587000523" calcext:value-type="float">
            <text:p>5,0371587000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30.152993780992" calcext:value-type="float">
            <text:p>30,152993780992</text:p>
          </table:table-cell>
          <table:table-cell office:value-type="float" office:value="-0.000026649541" calcext:value-type="float">
            <text:p>-2,66E-05</text:p>
          </table:table-cell>
          <table:table-cell office:value-type="float" office:value="0.000029356964" calcext:value-type="float">
            <text:p>2,94E-05</text:p>
          </table:table-cell>
          <table:table-cell office:value-type="float" office:value="-0.000008235297" calcext:value-type="float">
            <text:p>-8,24E-06</text:p>
          </table:table-cell>
          <table:table-cell office:value-type="float" office:value="-0.000022581056" calcext:value-type="float">
            <text:p>-2,26E-05</text:p>
          </table:table-cell>
          <table:table-cell office:value-type="float" office:value="-0.000002244919" calcext:value-type="float">
            <text:p>-2,24E-06</text:p>
          </table:table-cell>
          <table:table-cell office:value-type="float" office:value="0.000006407099" calcext:value-type="float">
            <text:p>6,41E-06</text:p>
          </table:table-cell>
          <table:table-cell office:value-type="float" office:value="0.0939310596271434" calcext:value-type="float">
            <text:p>0,093931059627143</text:p>
          </table:table-cell>
          <table:table-cell office:value-type="float" office:value="0.015097773164058" calcext:value-type="float">
            <text:p>0,015097773164058</text:p>
          </table:table-cell>
          <table:table-cell office:value-type="float" office:value="0.0150977961616907" calcext:value-type="float">
            <text:p>0,015097796161691</text:p>
          </table:table-cell>
          <table:table-cell office:value-type="float" office:value="0.0150977721977404" calcext:value-type="float">
            <text:p>0,01509777219774</text:p>
          </table:table-cell>
          <table:table-cell office:value-type="float" office:value="0.0150977785752751" calcext:value-type="float">
            <text:p>0,015097778575275</text:p>
          </table:table-cell>
          <table:table-cell office:value-type="float" office:value="0.0150977952090115" calcext:value-type="float">
            <text:p>0,015097795209012</text:p>
          </table:table-cell>
          <table:table-cell office:value-type="float" office:value="0.0150977967857295" calcext:value-type="float">
            <text:p>0,01509779678573</text:p>
          </table:table-cell>
          <table:table-cell office:value-type="float" office:value="0.0150977924857744" calcext:value-type="float">
            <text:p>0,015097792485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3" calcext:value-type="float">
            <text:p>3</text:p>
          </table:table-cell>
          <table:table-cell office:value-type="float" office:value="0.017989288" calcext:value-type="float">
            <text:p>0,017989288</text:p>
          </table:table-cell>
          <table:table-cell table:style-name="ce9" table:formula="of:=AVERAGE([.E6:.F6])" office:value-type="float" office:value="1.27945614247483" calcext:value-type="float">
            <text:p>1,28E+00</text:p>
          </table:table-cell>
          <table:table-cell table:style-name="ce5" office:value-type="float" office:value="2.55863228494965" calcext:value-type="float">
            <text:p>2,55863228494965</text:p>
          </table:table-cell>
          <table:table-cell table:style-name="ce5" office:value-type="float" office:value="0.00028" calcext:value-type="float">
            <text:p>0,00028</text:p>
          </table:table-cell>
          <table:table-cell table:style-name="ce5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5.314761382545" calcext:value-type="float">
            <text:p>15,314761382545</text:p>
          </table:table-cell>
          <table:table-cell table:style-name="Default" office:value-type="float" office:value="0.000354039304" calcext:value-type="float">
            <text:p>0,000354039304</text:p>
          </table:table-cell>
          <table:table-cell table:style-name="Default" office:value-type="float" office:value="0.000369922339" calcext:value-type="float">
            <text:p>0,000369922339</text:p>
          </table:table-cell>
          <table:table-cell table:style-name="Default" office:value-type="float" office:value="0.000298079343" calcext:value-type="float">
            <text:p>0,000298079343</text:p>
          </table:table-cell>
          <table:table-cell table:style-name="Default" office:value-type="float" office:value="0.000247801726" calcext:value-type="float">
            <text:p>0,000247801726</text:p>
          </table:table-cell>
          <table:table-cell table:style-name="Default" office:value-type="float" office:value="0.000257331288" calcext:value-type="float">
            <text:p>0,000257331288</text:p>
          </table:table-cell>
          <table:table-cell table:style-name="Default" office:value-type="float" office:value="0.000236384362" calcext:value-type="float">
            <text:p>0,000236384362</text:p>
          </table:table-cell>
          <table:table-cell office:value-type="float" office:value="0.0382139370411369" calcext:value-type="float">
            <text:p>0,038213937041137</text:p>
          </table:table-cell>
          <table:table-cell office:value-type="float" office:value="0.0151008143987145" calcext:value-type="float">
            <text:p>0,015100814398715</text:p>
          </table:table-cell>
          <table:table-cell office:value-type="float" office:value="0.0151005088168179" calcext:value-type="float">
            <text:p>0,015100508816818</text:p>
          </table:table-cell>
          <table:table-cell office:value-type="float" office:value="0.0151002067995" calcext:value-type="float">
            <text:p>0,0151002067995</text:p>
          </table:table-cell>
          <table:table-cell office:value-type="float" office:value="0.0150999759270838" calcext:value-type="float">
            <text:p>0,015099975927084</text:p>
          </table:table-cell>
          <table:table-cell office:value-type="float" office:value="0.0150997933651462" calcext:value-type="float">
            <text:p>0,015099793365146</text:p>
          </table:table-cell>
          <table:table-cell office:value-type="float" office:value="0.0150996126057629" calcext:value-type="float">
            <text:p>0,015099612605763</text:p>
          </table:table-cell>
          <table:table-cell office:value-type="float" office:value="0.0150994539443738" calcext:value-type="float">
            <text:p>0,015099453944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2.5" calcext:value-type="float">
            <text:p>2,5</text:p>
          </table:table-cell>
          <table:table-cell office:value-type="float" office:value="0.03028656" calcext:value-type="float">
            <text:p>0,03028656</text:p>
          </table:table-cell>
          <table:table-cell table:style-name="ce9" table:formula="of:=AVERAGE([.E7:.F7])" office:value-type="float" office:value="1.08872554673013" calcext:value-type="float">
            <text:p>1,09E+00</text:p>
          </table:table-cell>
          <table:table-cell table:style-name="ce5" office:value-type="float" office:value="1.97624109346025" calcext:value-type="float">
            <text:p>1,97624109346025</text:p>
          </table:table-cell>
          <table:table-cell table:style-name="ce5" office:value-type="float" office:value="0.20121" calcext:value-type="float">
            <text:p>0,20121</text:p>
          </table:table-cell>
          <table:table-cell table:style-name="ce5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8.903263416064" calcext:value-type="float">
            <text:p>18,903263416064</text:p>
          </table:table-cell>
          <table:table-cell table:style-name="Default" office:value-type="float" office:value="-7.502467337885" calcext:value-type="float">
            <text:p>-7,502467337885</text:p>
          </table:table-cell>
          <table:table-cell office:value-type="float" office:value="0.000059192395" calcext:value-type="float">
            <text:p>5,92E-05</text:p>
          </table:table-cell>
          <table:table-cell table:style-name="Default" office:value-type="float" office:value="-13.983003913377" calcext:value-type="float">
            <text:p>-13,983003913377</text:p>
          </table:table-cell>
          <table:table-cell table:style-name="Default" office:value-type="float" office:value="23.491648638681" calcext:value-type="float">
            <text:p>23,491648638681</text:p>
          </table:table-cell>
          <table:table-cell table:style-name="Default" office:value-type="float" office:value="-24.638412068366" calcext:value-type="float">
            <text:p>-24,638412068366</text:p>
          </table:table-cell>
          <table:table-cell table:style-name="Default" office:value-type="float" office:value="16.135777349276" calcext:value-type="float">
            <text:p>16,135777349276</text:p>
          </table:table-cell>
          <table:table-cell office:value-type="float" office:value="0.0475056274776755" calcext:value-type="float">
            <text:p>0,047505627477676</text:p>
          </table:table-cell>
          <table:table-cell office:value-type="float" office:value="0.0151022687600125" calcext:value-type="float">
            <text:p>0,015102268760013</text:p>
          </table:table-cell>
          <table:table-cell office:value-type="float" office:value="0.023188909242126" calcext:value-type="float">
            <text:p>0,023188909242126</text:p>
          </table:table-cell>
          <table:table-cell office:value-type="float" office:value="0.0231888350291945" calcext:value-type="float">
            <text:p>0,023188835029195</text:p>
          </table:table-cell>
          <table:table-cell office:value-type="float" office:value="0.047508338844057" calcext:value-type="float">
            <text:p>0,047508338844057</text:p>
          </table:table-cell>
          <table:table-cell office:value-type="float" office:value="0.0151007416204598" calcext:value-type="float">
            <text:p>0,01510074162046</text:p>
          </table:table-cell>
          <table:table-cell office:value-type="float" office:value="0.0475091902461304" calcext:value-type="float">
            <text:p>0,04750919024613</text:p>
          </table:table-cell>
          <table:table-cell office:value-type="float" office:value="0.0231885686715377" calcext:value-type="float">
            <text:p>0,023188568671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2.5" calcext:value-type="float">
            <text:p>2,5</text:p>
          </table:table-cell>
          <table:table-cell office:value-type="float" office:value="0.03028656" calcext:value-type="float">
            <text:p>0,03028656</text:p>
          </table:table-cell>
          <table:table-cell table:style-name="ce9" table:formula="of:=AVERAGE([.E8:.F8])" office:value-type="float" office:value="1.08872554673013" calcext:value-type="float">
            <text:p>1,09E+00</text:p>
          </table:table-cell>
          <table:table-cell table:style-name="ce5" office:value-type="float" office:value="1.97624109346025" calcext:value-type="float">
            <text:p>1,97624109346025</text:p>
          </table:table-cell>
          <table:table-cell table:style-name="ce5" office:value-type="float" office:value="0.20121" calcext:value-type="float">
            <text:p>0,20121</text:p>
          </table:table-cell>
          <table:table-cell table:style-name="ce5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8.903263416064" calcext:value-type="float">
            <text:p>18,903263416064</text:p>
          </table:table-cell>
          <table:table-cell table:style-name="Default" office:value-type="float" office:value="-7.502467337885" calcext:value-type="float">
            <text:p>-7,502467337885</text:p>
          </table:table-cell>
          <table:table-cell office:value-type="float" office:value="0.000059192395" calcext:value-type="float">
            <text:p>5,92E-05</text:p>
          </table:table-cell>
          <table:table-cell table:style-name="Default" office:value-type="float" office:value="-13.983003913377" calcext:value-type="float">
            <text:p>-13,983003913377</text:p>
          </table:table-cell>
          <table:table-cell table:style-name="Default" office:value-type="float" office:value="23.491648638681" calcext:value-type="float">
            <text:p>23,491648638681</text:p>
          </table:table-cell>
          <table:table-cell table:style-name="Default" office:value-type="float" office:value="-24.638412068366" calcext:value-type="float">
            <text:p>-24,638412068366</text:p>
          </table:table-cell>
          <table:table-cell table:style-name="Default" office:value-type="float" office:value="16.135777349276" calcext:value-type="float">
            <text:p>16,135777349276</text:p>
          </table:table-cell>
          <table:table-cell office:value-type="float" office:value="0.0475056274776755" calcext:value-type="float">
            <text:p>0,047505627477676</text:p>
          </table:table-cell>
          <table:table-cell office:value-type="float" office:value="0.0151022687600125" calcext:value-type="float">
            <text:p>0,015102268760013</text:p>
          </table:table-cell>
          <table:table-cell office:value-type="float" office:value="0.023188909242126" calcext:value-type="float">
            <text:p>0,023188909242126</text:p>
          </table:table-cell>
          <table:table-cell office:value-type="float" office:value="0.0231888350291945" calcext:value-type="float">
            <text:p>0,023188835029195</text:p>
          </table:table-cell>
          <table:table-cell office:value-type="float" office:value="0.047508338844057" calcext:value-type="float">
            <text:p>0,047508338844057</text:p>
          </table:table-cell>
          <table:table-cell office:value-type="float" office:value="0.0151007416204598" calcext:value-type="float">
            <text:p>0,01510074162046</text:p>
          </table:table-cell>
          <table:table-cell office:value-type="float" office:value="0.0475091902461304" calcext:value-type="float">
            <text:p>0,04750919024613</text:p>
          </table:table-cell>
          <table:table-cell office:value-type="float" office:value="0.0231885686715377" calcext:value-type="float">
            <text:p>0,023188568671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25" calcext:value-type="float">
            <text:p>1,25</text:p>
          </table:table-cell>
          <table:table-cell office:value-type="float" office:value="0.017266769" calcext:value-type="float">
            <text:p>0,017266769</text:p>
          </table:table-cell>
          <table:table-cell table:style-name="ce9" table:formula="of:=AVERAGE([.E9:.F9])" office:value-type="float" office:value="0.31174627873167" calcext:value-type="float">
            <text:p>3,12E-01</text:p>
          </table:table-cell>
          <table:table-cell table:style-name="ce5" office:value-type="float" office:value="0.511972557463341" calcext:value-type="float">
            <text:p>0,511972557463341</text:p>
          </table:table-cell>
          <table:table-cell table:style-name="ce5" office:value-type="float" office:value="0.11152" calcext:value-type="float">
            <text:p>0,11152</text:p>
          </table:table-cell>
          <table:table-cell table:style-name="ce5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3.064736018067" calcext:value-type="float">
            <text:p>3,064736018067</text:p>
          </table:table-cell>
          <table:table-cell office:value-type="float" office:value="-0.000023628898" calcext:value-type="float">
            <text:p>-2,36E-05</text:p>
          </table:table-cell>
          <table:table-cell office:value-type="float" office:value="0.000030316698" calcext:value-type="float">
            <text:p>3,03E-05</text:p>
          </table:table-cell>
          <table:table-cell table:style-name="Default" office:value-type="float" office:value="-3.62270587494" calcext:value-type="float">
            <text:p>-3,62270587494</text:p>
          </table:table-cell>
          <table:table-cell table:style-name="Default" office:value-type="float" office:value="-0.000103041979" calcext:value-type="float">
            <text:p>-0,000103041979</text:p>
          </table:table-cell>
          <table:table-cell office:value-type="float" office:value="-0.00006757529" calcext:value-type="float">
            <text:p>-6,76E-05</text:p>
          </table:table-cell>
          <table:table-cell table:style-name="Default" office:value-type="float" office:value="4.180432503101" calcext:value-type="float">
            <text:p>4,180432503101</text:p>
          </table:table-cell>
          <table:table-cell office:value-type="float" office:value="0.0188660339855354" calcext:value-type="float">
            <text:p>0,018866033985535</text:p>
          </table:table-cell>
          <table:table-cell office:value-type="float" office:value="0.0156671270625371" calcext:value-type="float">
            <text:p>0,015667127062537</text:p>
          </table:table-cell>
          <table:table-cell office:value-type="float" office:value="0.0156671482224219" calcext:value-type="float">
            <text:p>0,015667148222422</text:p>
          </table:table-cell>
          <table:table-cell office:value-type="float" office:value="0.0156671225417996" calcext:value-type="float">
            <text:p>0,0156671225418</text:p>
          </table:table-cell>
          <table:table-cell office:value-type="float" office:value="0.0188664446717" calcext:value-type="float">
            <text:p>0,0188664446717</text:p>
          </table:table-cell>
          <table:table-cell office:value-type="float" office:value="0.0188665395217641" calcext:value-type="float">
            <text:p>0,018866539521764</text:p>
          </table:table-cell>
          <table:table-cell office:value-type="float" office:value="0.0188665988307778" calcext:value-type="float">
            <text:p>0,018866598830778</text:p>
          </table:table-cell>
          <table:table-cell office:value-type="float" office:value="0.0156671397269219" calcext:value-type="float">
            <text:p>0,01566713972692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df-4-z1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0.012889636" calcext:value-type="float">
            <text:p>0,012889636</text:p>
          </table:table-cell>
          <table:table-cell table:style-name="ce9" table:formula="of:=AVERAGE([.E10:.F10])" office:value-type="float" office:value="0.00231146426618058" calcext:value-type="float">
            <text:p>2,31E-03</text:p>
          </table:table-cell>
          <table:table-cell table:style-name="ce5" office:value-type="float" office:value="0.00247292853236117" calcext:value-type="float">
            <text:p>0,002472928532361</text:p>
          </table:table-cell>
          <table:table-cell table:style-name="ce5" office:value-type="float" office:value="0.00215" calcext:value-type="float">
            <text:p>0,00215</text:p>
          </table:table-cell>
          <table:table-cell table:formula="of:=[.C11]-[.C10]" office:value-type="float" office:value="0.000411623" calcext:value-type="float">
            <text:p>0,000411623</text:p>
          </table:table-cell>
          <table:table-cell table:formula="of:=[.D11]-[.D10]" office:value-type="float" office:value="-0.00176314840347766" calcext:value-type="float">
            <text:p>-0,0017631484034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3277806964" calcext:value-type="float">
            <text:p>0,003277806964</text:p>
          </table:table-cell>
          <table:table-cell table:style-name="Default" office:value-type="float" office:value="0.002927616422" calcext:value-type="float">
            <text:p>0,002927616422</text:p>
          </table:table-cell>
          <table:table-cell table:style-name="Default" office:value-type="float" office:value="0.002596134818" calcext:value-type="float">
            <text:p>0,002596134818</text:p>
          </table:table-cell>
          <table:table-cell table:style-name="Default" office:value-type="float" office:value="0.00234416939" calcext:value-type="float">
            <text:p>0,00234416939</text:p>
          </table:table-cell>
          <table:table-cell table:style-name="Default" office:value-type="float" office:value="0.002128123975" calcext:value-type="float">
            <text:p>0,002128123975</text:p>
          </table:table-cell>
          <table:table-cell table:style-name="Default" office:value-type="float" office:value="0.001919228989" calcext:value-type="float">
            <text:p>0,001919228989</text:p>
          </table:table-cell>
          <table:table-cell table:style-name="Default" office:value-type="float" office:value="0.001747187961" calcext:value-type="float">
            <text:p>0,001747187961</text:p>
          </table:table-cell>
          <table:table-cell office:value-type="float" office:value="0.0128963169246524" calcext:value-type="float">
            <text:p>0,012896316924652</text:p>
          </table:table-cell>
          <table:table-cell office:value-type="float" office:value="0.0128937544772281" calcext:value-type="float">
            <text:p>0,012893754477228</text:p>
          </table:table-cell>
          <table:table-cell office:value-type="float" office:value="0.0128915970438043" calcext:value-type="float">
            <text:p>0,012891597043804</text:p>
          </table:table-cell>
          <table:table-cell office:value-type="float" office:value="0.0128897876315209" calcext:value-type="float">
            <text:p>0,012889787631521</text:p>
          </table:table-cell>
          <table:table-cell office:value-type="float" office:value="0.0128882378544313" calcext:value-type="float">
            <text:p>0,012888237854431</text:p>
          </table:table-cell>
          <table:table-cell office:value-type="float" office:value="0.0128868997186007" calcext:value-type="float">
            <text:p>0,012886899718601</text:p>
          </table:table-cell>
          <table:table-cell office:value-type="float" office:value="0.0128857491945317" calcext:value-type="float">
            <text:p>0,012885749194532</text:p>
          </table:table-cell>
          <table:table-cell office:value-type="float" office:value="0.0128847484541522" calcext:value-type="float">
            <text:p>0,01288474845415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p4h-s2</text:p>
          </table:table-cell>
          <table:table-cell table:style-name="ce4" office:value-type="float" office:value="2.25" calcext:value-type="float">
            <text:p>2,25</text:p>
          </table:table-cell>
          <table:table-cell table:style-name="ce5" office:value-type="float" office:value="0.013301259" calcext:value-type="float">
            <text:p>0,013301259</text:p>
          </table:table-cell>
          <table:table-cell table:style-name="ce9" table:formula="of:=AVERAGE([.E11:.F11])" office:value-type="float" office:value="0.000548315862702924" calcext:value-type="float">
            <text:p>5,48E-04</text:p>
          </table:table-cell>
          <table:table-cell table:style-name="ce5" office:value-type="float" office:value="0.000586631725405847" calcext:value-type="float">
            <text:p>0,000586631725406</text:p>
          </table:table-cell>
          <table:table-cell table:style-name="ce5" office:value-type="float" office:value="0.00051" calcext:value-type="float">
            <text:p>0,00051</text:p>
          </table:table-cell>
          <table:table-cell table:formula="of:=[.C12]-[.C11]" office:value-type="float" office:value="0.000587844000000001" calcext:value-type="float">
            <text:p>0,000587844</text:p>
          </table:table-cell>
          <table:table-cell table:formula="of:=[.D12]-[.D11]" office:value-type="float" office:value="-0.0000559748008972436" calcext:value-type="float">
            <text:p>-5,59748008972436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795407363" calcext:value-type="float">
            <text:p>0,000795407363</text:p>
          </table:table-cell>
          <table:table-cell table:style-name="Default" office:value-type="float" office:value="0.000662847559" calcext:value-type="float">
            <text:p>0,000662847559</text:p>
          </table:table-cell>
          <table:table-cell table:style-name="Default" office:value-type="float" office:value="0.000652849693" calcext:value-type="float">
            <text:p>0,000652849693</text:p>
          </table:table-cell>
          <table:table-cell table:style-name="Default" office:value-type="float" office:value="0.000547826222" calcext:value-type="float">
            <text:p>0,000547826222</text:p>
          </table:table-cell>
          <table:table-cell table:style-name="Default" office:value-type="float" office:value="0.000476441687" calcext:value-type="float">
            <text:p>0,000476441687</text:p>
          </table:table-cell>
          <table:table-cell table:style-name="Default" office:value-type="float" office:value="0.000455568149" calcext:value-type="float">
            <text:p>0,000455568149</text:p>
          </table:table-cell>
          <table:table-cell table:style-name="Default" office:value-type="float" office:value="0.000426237413" calcext:value-type="float">
            <text:p>0,000426237413</text:p>
          </table:table-cell>
          <table:table-cell office:value-type="float" office:value="0.0133028968886488" calcext:value-type="float">
            <text:p>0,013302896888649</text:p>
          </table:table-cell>
          <table:table-cell office:value-type="float" office:value="0.0133022554215251" calcext:value-type="float">
            <text:p>0,013302255421525</text:p>
          </table:table-cell>
          <table:table-cell office:value-type="float" office:value="0.0133017514443297" calcext:value-type="float">
            <text:p>0,01330175144433</text:p>
          </table:table-cell>
          <table:table-cell office:value-type="float" office:value="0.0133012819304692" calcext:value-type="float">
            <text:p>0,013301281930469</text:p>
          </table:table-cell>
          <table:table-cell office:value-type="float" office:value="0.0133009081722034" calcext:value-type="float">
            <text:p>0,013300908172203</text:p>
          </table:table-cell>
          <table:table-cell office:value-type="float" office:value="0.0133005989872998" calcext:value-type="float">
            <text:p>0,0133005989873</text:p>
          </table:table-cell>
          <table:table-cell office:value-type="float" office:value="0.0133003171101946" calcext:value-type="float">
            <text:p>0,013300317110195</text:p>
          </table:table-cell>
          <table:table-cell office:value-type="float" office:value="0.0133000651114169" calcext:value-type="float">
            <text:p>0,013300065111417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4h-s2</text:p>
          </table:table-cell>
          <table:table-cell table:style-name="ce4" office:value-type="float" office:value="2.2" calcext:value-type="float">
            <text:p>2,2</text:p>
          </table:table-cell>
          <table:table-cell table:style-name="ce5" office:value-type="float" office:value="0.013889103" calcext:value-type="float">
            <text:p>0,013889103</text:p>
          </table:table-cell>
          <table:table-cell table:style-name="ce9" table:formula="of:=AVERAGE([.E12:.F12])" office:value-type="float" office:value="0.00049234106180568" calcext:value-type="float">
            <text:p>4,92E-04</text:p>
          </table:table-cell>
          <table:table-cell table:style-name="ce5" office:value-type="float" office:value="0.00052468212361136" calcext:value-type="float">
            <text:p>0,000524682123611</text:p>
          </table:table-cell>
          <table:table-cell table:style-name="ce5" office:value-type="float" office:value="0.00046" calcext:value-type="float">
            <text:p>0,00046</text:p>
          </table:table-cell>
          <table:table-cell table:formula="of:=[.C13]-[.C12]" office:value-type="float" office:value="0.001212267" calcext:value-type="float">
            <text:p>0,001212267</text:p>
          </table:table-cell>
          <table:table-cell table:formula="of:=[.D13]-[.D12]" office:value-type="float" office:value="-0.000042399353245109" calcext:value-type="float">
            <text:p>-4,2399353245109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703708419" calcext:value-type="float">
            <text:p>0,000703708419</text:p>
          </table:table-cell>
          <table:table-cell table:style-name="Default" office:value-type="float" office:value="0.000583684661" calcext:value-type="float">
            <text:p>0,000583684661</text:p>
          </table:table-cell>
          <table:table-cell table:style-name="Default" office:value-type="float" office:value="0.000584781592" calcext:value-type="float">
            <text:p>0,000584781592</text:p>
          </table:table-cell>
          <table:table-cell table:style-name="Default" office:value-type="float" office:value="0.000487647884" calcext:value-type="float">
            <text:p>0,000487647884</text:p>
          </table:table-cell>
          <table:table-cell table:style-name="Default" office:value-type="float" office:value="0.000430165632" calcext:value-type="float">
            <text:p>0,000430165632</text:p>
          </table:table-cell>
          <table:table-cell table:style-name="Default" office:value-type="float" office:value="0.000415677677" calcext:value-type="float">
            <text:p>0,000415677677</text:p>
          </table:table-cell>
          <table:table-cell table:style-name="Default" office:value-type="float" office:value="0.000392103978" calcext:value-type="float">
            <text:p>0,000392103978</text:p>
          </table:table-cell>
          <table:table-cell office:value-type="float" office:value="0.0138906236555239" calcext:value-type="float">
            <text:p>0,013890623655524</text:p>
          </table:table-cell>
          <table:table-cell office:value-type="float" office:value="0.0138900310655899" calcext:value-type="float">
            <text:p>0,01389003106559</text:p>
          </table:table-cell>
          <table:table-cell office:value-type="float" office:value="0.013889567667306" calcext:value-type="float">
            <text:p>0,013889567667306</text:p>
          </table:table-cell>
          <table:table-cell office:value-type="float" office:value="0.0138891285206244" calcext:value-type="float">
            <text:p>0,013889128520624</text:p>
          </table:table-cell>
          <table:table-cell office:value-type="float" office:value="0.0138887811152742" calcext:value-type="float">
            <text:p>0,013888781115274</text:p>
          </table:table-cell>
          <table:table-cell office:value-type="float" office:value="0.0138884896226533" calcext:value-type="float">
            <text:p>0,013888489622653</text:p>
          </table:table-cell>
          <table:table-cell office:value-type="float" office:value="0.0138882210589146" calcext:value-type="float">
            <text:p>0,013888221058915</text:p>
          </table:table-cell>
          <table:table-cell office:value-type="float" office:value="0.0138879789933181" calcext:value-type="float">
            <text:p>0,013887978993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3" calcext:value-type="float">
            <text:p>3</text:p>
          </table:table-cell>
          <table:table-cell office:value-type="float" office:value="0.01510137" calcext:value-type="float">
            <text:p>0,01510137</text:p>
          </table:table-cell>
          <table:table-cell table:style-name="ce9" table:formula="of:=AVERAGE([.E13:.F13])" office:value-type="float" office:value="0.000449941708560571" calcext:value-type="float">
            <text:p>4,50E-04</text:p>
          </table:table-cell>
          <table:table-cell table:style-name="ce5" office:value-type="float" office:value="0.000479883417121142" calcext:value-type="float">
            <text:p>0,000479883417121</text:p>
          </table:table-cell>
          <table:table-cell table:style-name="ce5" office:value-type="float" office:value="0.00042" calcext:value-type="float">
            <text:p>0,00042</text:p>
          </table:table-cell>
          <table:table-cell table:formula="of:=[.C14]-[.C13]" office:value-type="float" office:value="-0.000000532000000001004" calcext:value-type="float">
            <text:p>-5,32000000001004E-07</text:p>
          </table:table-cell>
          <table:table-cell table:formula="of:=[.D14]-[.D13]" office:value-type="float" office:value="-0.00006565182929349" calcext:value-type="float">
            <text:p>-6,565182929349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654578806" calcext:value-type="float">
            <text:p>0,000654578806</text:p>
          </table:table-cell>
          <table:table-cell table:style-name="Default" office:value-type="float" office:value="0.000538907488" calcext:value-type="float">
            <text:p>0,000538907488</text:p>
          </table:table-cell>
          <table:table-cell table:style-name="Default" office:value-type="float" office:value="0.000535285302" calcext:value-type="float">
            <text:p>0,000535285302</text:p>
          </table:table-cell>
          <table:table-cell table:style-name="Default" office:value-type="float" office:value="0.00044678914" calcext:value-type="float">
            <text:p>0,00044678914</text:p>
          </table:table-cell>
          <table:table-cell table:style-name="Default" office:value-type="float" office:value="0.000382496979" calcext:value-type="float">
            <text:p>0,000382496979</text:p>
          </table:table-cell>
          <table:table-cell table:style-name="Default" office:value-type="float" office:value="0.000379886102" calcext:value-type="float">
            <text:p>0,000379886102</text:p>
          </table:table-cell>
          <table:table-cell table:style-name="Default" office:value-type="float" office:value="0.0003480754" calcext:value-type="float">
            <text:p>0,0003480754</text:p>
          </table:table-cell>
          <table:table-cell office:value-type="float" office:value="0.0151028908960867" calcext:value-type="float">
            <text:p>0,015102890896087</text:p>
          </table:table-cell>
          <table:table-cell office:value-type="float" office:value="0.0151022915710093" calcext:value-type="float">
            <text:p>0,015102291571009</text:p>
          </table:table-cell>
          <table:table-cell office:value-type="float" office:value="0.0151018263808185" calcext:value-type="float">
            <text:p>0,015101826380819</text:p>
          </table:table-cell>
          <table:table-cell office:value-type="float" office:value="0.0151013893193136" calcext:value-type="float">
            <text:p>0,015101389319314</text:p>
          </table:table-cell>
          <table:table-cell office:value-type="float" office:value="0.0151010432404076" calcext:value-type="float">
            <text:p>0,015101043240408</text:p>
          </table:table-cell>
          <table:table-cell office:value-type="float" office:value="0.0151007614260028" calcext:value-type="float">
            <text:p>0,015100761426003</text:p>
          </table:table-cell>
          <table:table-cell office:value-type="float" office:value="0.0151004945630627" calcext:value-type="float">
            <text:p>0,015100494563063</text:p>
          </table:table-cell>
          <table:table-cell office:value-type="float" office:value="0.0151002609214863" calcext:value-type="float">
            <text:p>0,015100260921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3" calcext:value-type="float">
            <text:p>3</text:p>
          </table:table-cell>
          <table:table-cell office:value-type="float" office:value="0.015100838" calcext:value-type="float">
            <text:p>0,015100838</text:p>
          </table:table-cell>
          <table:table-cell table:style-name="ce9" table:formula="of:=AVERAGE([.E14:.F14])" office:value-type="float" office:value="0.000384289879267081" calcext:value-type="float">
            <text:p>3,84E-04</text:p>
          </table:table-cell>
          <table:table-cell table:style-name="ce5" office:value-type="float" office:value="0.000408579758534162" calcext:value-type="float">
            <text:p>0,000408579758534</text:p>
          </table:table-cell>
          <table:table-cell table:style-name="ce5" office:value-type="float" office:value="0.00036" calcext:value-type="float">
            <text:p>0,00036</text:p>
          </table:table-cell>
          <table:table-cell table:formula="of:=[.C15]-[.C14]" office:value-type="float" office:value="-0.000000290999999999486" calcext:value-type="float">
            <text:p>-2,90999999999486E-07</text:p>
          </table:table-cell>
          <table:table-cell table:formula="of:=[.D15]-[.D14]" office:value-type="float" office:value="-0.000039484084042668" calcext:value-type="float">
            <text:p>-3,9484084042668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560108137" calcext:value-type="float">
            <text:p>0,000560108137</text:p>
          </table:table-cell>
          <table:table-cell table:style-name="Default" office:value-type="float" office:value="0.000454966736" calcext:value-type="float">
            <text:p>0,000454966736</text:p>
          </table:table-cell>
          <table:table-cell table:style-name="Default" office:value-type="float" office:value="0.00046019477" calcext:value-type="float">
            <text:p>0,00046019477</text:p>
          </table:table-cell>
          <table:table-cell table:style-name="Default" office:value-type="float" office:value="0.000379258442" calcext:value-type="float">
            <text:p>0,000379258442</text:p>
          </table:table-cell>
          <table:table-cell table:style-name="Default" office:value-type="float" office:value="0.000321331435" calcext:value-type="float">
            <text:p>0,000321331435</text:p>
          </table:table-cell>
          <table:table-cell table:style-name="Default" office:value-type="float" office:value="0.000324244384" calcext:value-type="float">
            <text:p>0,000324244384</text:p>
          </table:table-cell>
          <table:table-cell table:style-name="Default" office:value-type="float" office:value="0.000297351166" calcext:value-type="float">
            <text:p>0,000297351166</text:p>
          </table:table-cell>
          <table:table-cell office:value-type="float" office:value="0.0151021335854242" calcext:value-type="float">
            <text:p>0,015102133585424</text:p>
          </table:table-cell>
          <table:table-cell office:value-type="float" office:value="0.0151016207808883" calcext:value-type="float">
            <text:p>0,015101620780888</text:p>
          </table:table-cell>
          <table:table-cell office:value-type="float" office:value="0.0151012280656735" calcext:value-type="float">
            <text:p>0,015101228065674</text:p>
          </table:table-cell>
          <table:table-cell office:value-type="float" office:value="0.0151008523298601" calcext:value-type="float">
            <text:p>0,01510085232986</text:p>
          </table:table-cell>
          <table:table-cell office:value-type="float" office:value="0.0151005585695718" calcext:value-type="float">
            <text:p>0,015100558569572</text:p>
          </table:table-cell>
          <table:table-cell office:value-type="float" office:value="0.0151003218276871" calcext:value-type="float">
            <text:p>0,015100321827687</text:p>
          </table:table-cell>
          <table:table-cell office:value-type="float" office:value="0.015100094058358" calcext:value-type="float">
            <text:p>0,015100094058358</text:p>
          </table:table-cell>
          <table:table-cell office:value-type="float" office:value="0.0150998944699039" calcext:value-type="float">
            <text:p>0,015099894469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3" calcext:value-type="float">
            <text:p>3</text:p>
          </table:table-cell>
          <table:table-cell office:value-type="float" office:value="0.015100547" calcext:value-type="float">
            <text:p>0,015100547</text:p>
          </table:table-cell>
          <table:table-cell table:style-name="ce9" table:formula="of:=AVERAGE([.E15:.F15])" office:value-type="float" office:value="0.000344805795224413" calcext:value-type="float">
            <text:p>3,45E-04</text:p>
          </table:table-cell>
          <table:table-cell table:style-name="ce5" office:value-type="float" office:value="0.000369611590448826" calcext:value-type="float">
            <text:p>0,000369611590449</text:p>
          </table:table-cell>
          <table:table-cell table:style-name="ce5" office:value-type="float" office:value="0.00032" calcext:value-type="float">
            <text:p>0,00032</text:p>
          </table:table-cell>
          <table:table-cell table:formula="of:=[.C16]-[.C15]" office:value-type="float" office:value="-0.0000000149999999990436" calcext:value-type="float">
            <text:p>-1,49999999990436E-08</text:p>
          </table:table-cell>
          <table:table-cell table:formula="of:=[.D16]-[.D15]" office:value-type="float" office:value="-0.00000101783436856347" calcext:value-type="float">
            <text:p>-1,01783436856347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508454444" calcext:value-type="float">
            <text:p>0,000508454444</text:p>
          </table:table-cell>
          <table:table-cell table:style-name="Default" office:value-type="float" office:value="0.000409083032" calcext:value-type="float">
            <text:p>0,000409083032</text:p>
          </table:table-cell>
          <table:table-cell table:style-name="Default" office:value-type="float" office:value="0.000419169646" calcext:value-type="float">
            <text:p>0,000419169646</text:p>
          </table:table-cell>
          <table:table-cell table:style-name="Default" office:value-type="float" office:value="0.000342382638" calcext:value-type="float">
            <text:p>0,000342382638</text:p>
          </table:table-cell>
          <table:table-cell table:style-name="Default" office:value-type="float" office:value="0.000287897578" calcext:value-type="float">
            <text:p>0,000287897578</text:p>
          </table:table-cell>
          <table:table-cell table:style-name="Default" office:value-type="float" office:value="0.000293812308" calcext:value-type="float">
            <text:p>0,000293812308</text:p>
          </table:table-cell>
          <table:table-cell table:style-name="Default" office:value-type="float" office:value="0.000269656043" calcext:value-type="float">
            <text:p>0,000269656043</text:p>
          </table:table-cell>
          <table:table-cell office:value-type="float" office:value="0.0151017197578833" calcext:value-type="float">
            <text:p>0,015101719757883</text:p>
          </table:table-cell>
          <table:table-cell office:value-type="float" office:value="0.0151012542566852" calcext:value-type="float">
            <text:p>0,015101254256685</text:p>
          </table:table-cell>
          <table:table-cell office:value-type="float" office:value="0.0151009011551736" calcext:value-type="float">
            <text:p>0,015100901155174</text:p>
          </table:table-cell>
          <table:table-cell office:value-type="float" office:value="0.0151005589222248" calcext:value-type="float">
            <text:p>0,015100558922225</text:p>
          </table:table-cell>
          <table:table-cell office:value-type="float" office:value="0.0151002937295425" calcext:value-type="float">
            <text:p>0,015100293729543</text:p>
          </table:table-cell>
          <table:table-cell office:value-type="float" office:value="0.0151000816236981" calcext:value-type="float">
            <text:p>0,015100081623698</text:p>
          </table:table-cell>
          <table:table-cell office:value-type="float" office:value="0.0150998752348802" calcext:value-type="float">
            <text:p>0,01509987523488</text:p>
          </table:table-cell>
          <table:table-cell office:value-type="float" office:value="0.0150996942384956" calcext:value-type="float">
            <text:p>0,015099694238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3" calcext:value-type="float">
            <text:p>3</text:p>
          </table:table-cell>
          <table:table-cell office:value-type="float" office:value="0.015100532" calcext:value-type="float">
            <text:p>0,015100532</text:p>
          </table:table-cell>
          <table:table-cell table:style-name="ce9" table:formula="of:=AVERAGE([.E16:.F16])" office:value-type="float" office:value="0.00034378796085585" calcext:value-type="float">
            <text:p>3,44E-04</text:p>
          </table:table-cell>
          <table:table-cell table:style-name="ce5" office:value-type="float" office:value="0.000367575921711699" calcext:value-type="float">
            <text:p>0,000367575921712</text:p>
          </table:table-cell>
          <table:table-cell table:style-name="ce5" office:value-type="float" office:value="0.00032" calcext:value-type="float">
            <text:p>0,00032</text:p>
          </table:table-cell>
          <table:table-cell table:formula="of:=[.C17]-[.C16]" office:value-type="float" office:value="-0.002838849" calcext:value-type="float">
            <text:p>-0,002838849</text:p>
          </table:table-cell>
          <table:table-cell table:formula="of:=[.D17]-[.D16]" office:value-type="float" office:value="-0.000022391794631998" calcext:value-type="float">
            <text:p>-2,2391794631998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505759369" calcext:value-type="float">
            <text:p>0,000505759369</text:p>
          </table:table-cell>
          <table:table-cell table:style-name="Default" office:value-type="float" office:value="0.00040668687" calcext:value-type="float">
            <text:p>0,00040668687</text:p>
          </table:table-cell>
          <table:table-cell table:style-name="Default" office:value-type="float" office:value="0.000417025026" calcext:value-type="float">
            <text:p>0,000417025026</text:p>
          </table:table-cell>
          <table:table-cell table:style-name="Default" office:value-type="float" office:value="0.000340453444" calcext:value-type="float">
            <text:p>0,000340453444</text:p>
          </table:table-cell>
          <table:table-cell table:style-name="Default" office:value-type="float" office:value="0.000286150681" calcext:value-type="float">
            <text:p>0,000286150681</text:p>
          </table:table-cell>
          <table:table-cell table:style-name="Default" office:value-type="float" office:value="0.000292225295" calcext:value-type="float">
            <text:p>0,000292225295</text:p>
          </table:table-cell>
          <table:table-cell table:style-name="Default" office:value-type="float" office:value="0.000268206403" calcext:value-type="float">
            <text:p>0,000268206403</text:p>
          </table:table-cell>
          <table:table-cell office:value-type="float" office:value="0.0151016981369687" calcext:value-type="float">
            <text:p>0,015101698136969</text:p>
          </table:table-cell>
          <table:table-cell office:value-type="float" office:value="0.0151012351037962" calcext:value-type="float">
            <text:p>0,015101235103796</text:p>
          </table:table-cell>
          <table:table-cell office:value-type="float" office:value="0.0151008840709614" calcext:value-type="float">
            <text:p>0,015100884070961</text:p>
          </table:table-cell>
          <table:table-cell office:value-type="float" office:value="0.0151005435893625" calcext:value-type="float">
            <text:p>0,015100543589363</text:p>
          </table:table-cell>
          <table:table-cell office:value-type="float" office:value="0.0151002798911933" calcext:value-type="float">
            <text:p>0,015100279891193</text:p>
          </table:table-cell>
          <table:table-cell office:value-type="float" office:value="0.0151000690725428" calcext:value-type="float">
            <text:p>0,015100069072543</text:p>
          </table:table-cell>
          <table:table-cell office:value-type="float" office:value="0.015099863798687" calcext:value-type="float">
            <text:p>0,015099863798687</text:p>
          </table:table-cell>
          <table:table-cell office:value-type="float" office:value="0.0150996837754491" calcext:value-type="float">
            <text:p>0,01509968377544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4h-s2</text:p>
          </table:table-cell>
          <table:table-cell table:style-name="ce6" office:value-type="float" office:value="1.75" calcext:value-type="float">
            <text:p>1,75</text:p>
          </table:table-cell>
          <table:table-cell table:style-name="ce5" office:value-type="float" office:value="0.012261683" calcext:value-type="float">
            <text:p>0,012261683</text:p>
          </table:table-cell>
          <table:table-cell table:style-name="ce9" table:formula="of:=AVERAGE([.E17:.F17])" office:value-type="float" office:value="0.000321396166223851" calcext:value-type="float">
            <text:p>3,21E-04</text:p>
          </table:table-cell>
          <table:table-cell table:style-name="ce5" office:value-type="float" office:value="0.000342792332447703" calcext:value-type="float">
            <text:p>0,000342792332448</text:p>
          </table:table-cell>
          <table:table-cell table:style-name="ce5" office:value-type="float" office:value="0.0003" calcext:value-type="float">
            <text:p>0,0003</text:p>
          </table:table-cell>
          <table:table-cell table:formula="of:=[.C18]-[.C17]" office:value-type="float" office:value="0.002838582" calcext:value-type="float">
            <text:p>0,002838582</text:p>
          </table:table-cell>
          <table:table-cell table:formula="of:=[.D18]-[.D17]" office:value-type="float" office:value="-0.0000104932391165925" calcext:value-type="float">
            <text:p>-1,04932391165925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7325614" calcext:value-type="float">
            <text:p>0,00047325614</text:p>
          </table:table-cell>
          <table:table-cell table:style-name="Default" office:value-type="float" office:value="0.000380969499" calcext:value-type="float">
            <text:p>0,000380969499</text:p>
          </table:table-cell>
          <table:table-cell table:style-name="Default" office:value-type="float" office:value="0.00039023631" calcext:value-type="float">
            <text:p>0,00039023631</text:p>
          </table:table-cell>
          <table:table-cell table:style-name="Default" office:value-type="float" office:value="0.000316023743" calcext:value-type="float">
            <text:p>0,000316023743</text:p>
          </table:table-cell>
          <table:table-cell table:style-name="Default" office:value-type="float" office:value="0.000269386007" calcext:value-type="float">
            <text:p>0,000269386007</text:p>
          </table:table-cell>
          <table:table-cell table:style-name="Default" office:value-type="float" office:value="0.000269983436" calcext:value-type="float">
            <text:p>0,000269983436</text:p>
          </table:table-cell>
          <table:table-cell table:style-name="Default" office:value-type="float" office:value="0.000245720759" calcext:value-type="float">
            <text:p>0,000245720759</text:p>
          </table:table-cell>
          <table:table-cell office:value-type="float" office:value="0.0122625676407622" calcext:value-type="float">
            <text:p>0,012262567640762</text:p>
          </table:table-cell>
          <table:table-cell office:value-type="float" office:value="0.0122622158207934" calcext:value-type="float">
            <text:p>0,012262215820793</text:p>
          </table:table-cell>
          <table:table-cell office:value-type="float" office:value="0.0122619488064434" calcext:value-type="float">
            <text:p>0,012261948806443</text:p>
          </table:table-cell>
          <table:table-cell office:value-type="float" office:value="0.0122616900944017" calcext:value-type="float">
            <text:p>0,012261690094402</text:p>
          </table:table-cell>
          <table:table-cell office:value-type="float" office:value="0.0122614913352558" calcext:value-type="float">
            <text:p>0,012261491335256</text:p>
          </table:table-cell>
          <table:table-cell office:value-type="float" office:value="0.0122613301787826" calcext:value-type="float">
            <text:p>0,012261330178783</text:p>
          </table:table-cell>
          <table:table-cell office:value-type="float" office:value="0.0122611761819346" calcext:value-type="float">
            <text:p>0,012261176181935</text:p>
          </table:table-cell>
          <table:table-cell office:value-type="float" office:value="0.0122610422572613" calcext:value-type="float">
            <text:p>0,012261042257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2.5" calcext:value-type="float">
            <text:p>2,5</text:p>
          </table:table-cell>
          <table:table-cell office:value-type="float" office:value="0.015100265" calcext:value-type="float">
            <text:p>0,015100265</text:p>
          </table:table-cell>
          <table:table-cell table:style-name="ce9" table:formula="of:=AVERAGE([.E18:.F18])" office:value-type="float" office:value="0.000310902927107259" calcext:value-type="float">
            <text:p>3,11E-04</text:p>
          </table:table-cell>
          <table:table-cell table:style-name="ce5" office:value-type="float" office:value="0.000331805854214518" calcext:value-type="float">
            <text:p>0,000331805854215</text:p>
          </table:table-cell>
          <table:table-cell table:style-name="ce5" office:value-type="float" office:value="0.00029" calcext:value-type="float">
            <text:p>0,00029</text:p>
          </table:table-cell>
          <table:table-cell table:formula="of:=[.C19]-[.C18]" office:value-type="float" office:value="-0.001291943" calcext:value-type="float">
            <text:p>-0,001291943</text:p>
          </table:table-cell>
          <table:table-cell table:formula="of:=[.D19]-[.D18]" office:value-type="float" office:value="-0.000030652508122186" calcext:value-type="float">
            <text:p>-3,0652508122186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58356458" calcext:value-type="float">
            <text:p>0,000458356458</text:p>
          </table:table-cell>
          <table:table-cell table:style-name="Default" office:value-type="float" office:value="0.000364576465" calcext:value-type="float">
            <text:p>0,000364576465</text:p>
          </table:table-cell>
          <table:table-cell table:style-name="Default" office:value-type="float" office:value="0.000379357489" calcext:value-type="float">
            <text:p>0,000379357489</text:p>
          </table:table-cell>
          <table:table-cell table:style-name="Default" office:value-type="float" office:value="0.000306579455" calcext:value-type="float">
            <text:p>0,000306579455</text:p>
          </table:table-cell>
          <table:table-cell table:style-name="Default" office:value-type="float" office:value="0.000255477296" calcext:value-type="float">
            <text:p>0,000255477296</text:p>
          </table:table-cell>
          <table:table-cell table:style-name="Default" office:value-type="float" office:value="0.000264302912" calcext:value-type="float">
            <text:p>0,000264302912</text:p>
          </table:table-cell>
          <table:table-cell table:style-name="Default" office:value-type="float" office:value="0.000242767372" calcext:value-type="float">
            <text:p>0,000242767372</text:p>
          </table:table-cell>
          <table:table-cell office:value-type="float" office:value="0.0151013182697771" calcext:value-type="float">
            <text:p>0,015101318269777</text:p>
          </table:table-cell>
          <table:table-cell office:value-type="float" office:value="0.0151008986449032" calcext:value-type="float">
            <text:p>0,015100898644903</text:p>
          </table:table-cell>
          <table:table-cell office:value-type="float" office:value="0.0151005839664073" calcext:value-type="float">
            <text:p>0,015100583966407</text:p>
          </table:table-cell>
          <table:table-cell office:value-type="float" office:value="0.0151002742444456" calcext:value-type="float">
            <text:p>0,015100274244446</text:p>
          </table:table-cell>
          <table:table-cell office:value-type="float" office:value="0.0151000367873994" calcext:value-type="float">
            <text:p>0,015100036787399</text:p>
          </table:table-cell>
          <table:table-cell office:value-type="float" office:value="0.0150998485699479" calcext:value-type="float">
            <text:p>0,015099848569948</text:p>
          </table:table-cell>
          <table:table-cell office:value-type="float" office:value="0.0150996629127796" calcext:value-type="float">
            <text:p>0,01509966291278</text:p>
          </table:table-cell>
          <table:table-cell office:value-type="float" office:value="0.0150994999665889" calcext:value-type="float">
            <text:p>0,01509949996658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p3-s15</text:p>
          </table:table-cell>
          <table:table-cell table:style-name="ce4" office:value-type="float" office:value="2.5" calcext:value-type="float">
            <text:p>2,5</text:p>
          </table:table-cell>
          <table:table-cell table:style-name="ce5" office:value-type="float" office:value="0.013808322" calcext:value-type="float">
            <text:p>0,013808322</text:p>
          </table:table-cell>
          <table:table-cell table:style-name="ce9" table:formula="of:=AVERAGE([.E19:.F19])" office:value-type="float" office:value="0.000280250418985073" calcext:value-type="float">
            <text:p>2,80E-04</text:p>
          </table:table-cell>
          <table:table-cell table:style-name="ce5" office:value-type="float" office:value="0.000300500837970146" calcext:value-type="float">
            <text:p>0,00030050083797</text:p>
          </table:table-cell>
          <table:table-cell table:style-name="ce5" office:value-type="float" office:value="0.00026" calcext:value-type="float">
            <text:p>0,00026</text:p>
          </table:table-cell>
          <table:table-cell table:formula="of:=[.C20]-[.C19]" office:value-type="float" office:value="0.001291513" calcext:value-type="float">
            <text:p>0,001291513</text:p>
          </table:table-cell>
          <table:table-cell table:formula="of:=[.D20]-[.D19]" office:value-type="float" office:value="-0.0000231963476508725" calcext:value-type="float">
            <text:p>-2,31963476508725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14656398" calcext:value-type="float">
            <text:p>0,000414656398</text:p>
          </table:table-cell>
          <table:table-cell table:style-name="Default" office:value-type="float" office:value="0.000329208992" calcext:value-type="float">
            <text:p>0,000329208992</text:p>
          </table:table-cell>
          <table:table-cell table:style-name="Default" office:value-type="float" office:value="0.000355070729" calcext:value-type="float">
            <text:p>0,000355070729</text:p>
          </table:table-cell>
          <table:table-cell table:style-name="Default" office:value-type="float" office:value="0.000278236721" calcext:value-type="float">
            <text:p>0,000278236721</text:p>
          </table:table-cell>
          <table:table-cell table:style-name="Default" office:value-type="float" office:value="0.000231674133" calcext:value-type="float">
            <text:p>0,000231674133</text:p>
          </table:table-cell>
          <table:table-cell table:style-name="Default" office:value-type="float" office:value="0.000228747018" calcext:value-type="float">
            <text:p>0,000228747018</text:p>
          </table:table-cell>
          <table:table-cell table:style-name="Default" office:value-type="float" office:value="0.00021785085" calcext:value-type="float">
            <text:p>0,00021785085</text:p>
          </table:table-cell>
          <table:table-cell office:value-type="float" office:value="0.0138091968117974" calcext:value-type="float">
            <text:p>0,013809196811797</text:p>
          </table:table-cell>
          <table:table-cell office:value-type="float" office:value="0.0138088496752226" calcext:value-type="float">
            <text:p>0,013808849675223</text:p>
          </table:table-cell>
          <table:table-cell office:value-type="float" office:value="0.0138085898356617" calcext:value-type="float">
            <text:p>0,013808589835662</text:p>
          </table:table-cell>
          <table:table-cell office:value-type="float" office:value="0.0138083247452113" calcext:value-type="float">
            <text:p>0,013808324745211</text:p>
          </table:table-cell>
          <table:table-cell office:value-type="float" office:value="0.0138081276786525" calcext:value-type="float">
            <text:p>0,013808127678653</text:p>
          </table:table-cell>
          <table:table-cell office:value-type="float" office:value="0.0138079716004821" calcext:value-type="float">
            <text:p>0,013807971600482</text:p>
          </table:table-cell>
          <table:table-cell office:value-type="float" office:value="0.0138078246662907" calcext:value-type="float">
            <text:p>0,013807824666291</text:p>
          </table:table-cell>
          <table:table-cell office:value-type="float" office:value="0.0138076909539763" calcext:value-type="float">
            <text:p>0,013807690953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5" calcext:value-type="float">
            <text:p>2,5</text:p>
          </table:table-cell>
          <table:table-cell office:value-type="float" office:value="0.015099835" calcext:value-type="float">
            <text:p>0,015099835</text:p>
          </table:table-cell>
          <table:table-cell table:style-name="ce9" table:formula="of:=AVERAGE([.E20:.F20])" office:value-type="float" office:value="0.000257054071334201" calcext:value-type="float">
            <text:p>2,57E-04</text:p>
          </table:table-cell>
          <table:table-cell table:style-name="ce5" office:value-type="float" office:value="0.000274108142668401" calcext:value-type="float">
            <text:p>0,000274108142668</text:p>
          </table:table-cell>
          <table:table-cell table:style-name="ce5" office:value-type="float" office:value="0.00024" calcext:value-type="float">
            <text:p>0,00024</text:p>
          </table:table-cell>
          <table:table-cell table:formula="of:=[.C21]-[.C20]" office:value-type="float" office:value="-0.0000000579999999989617" calcext:value-type="float">
            <text:p>-5,79999999989617E-08</text:p>
          </table:table-cell>
          <table:table-cell table:formula="of:=[.D21]-[.D20]" office:value-type="float" office:value="-0.00000888150470591256" calcext:value-type="float">
            <text:p>-8,88150470591256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81913175" calcext:value-type="float">
            <text:p>0,000381913175</text:p>
          </table:table-cell>
          <table:table-cell table:style-name="Default" office:value-type="float" office:value="0.000296653919" calcext:value-type="float">
            <text:p>0,000296653919</text:p>
          </table:table-cell>
          <table:table-cell table:style-name="Default" office:value-type="float" office:value="0.000318592006" calcext:value-type="float">
            <text:p>0,000318592006</text:p>
          </table:table-cell>
          <table:table-cell table:style-name="Default" office:value-type="float" office:value="0.000251934785" calcext:value-type="float">
            <text:p>0,000251934785</text:p>
          </table:table-cell>
          <table:table-cell table:style-name="Default" office:value-type="float" office:value="0.000205987206" calcext:value-type="float">
            <text:p>0,000205987206</text:p>
          </table:table-cell>
          <table:table-cell table:style-name="Default" office:value-type="float" office:value="0.000219277595" calcext:value-type="float">
            <text:p>0,000219277595</text:p>
          </table:table-cell>
          <table:table-cell table:style-name="Default" office:value-type="float" office:value="0.000201720803" calcext:value-type="float">
            <text:p>0,000201720803</text:p>
          </table:table-cell>
          <table:table-cell office:value-type="float" office:value="0.0151007055440879" calcext:value-type="float">
            <text:p>0,015100705544088</text:p>
          </table:table-cell>
          <table:table-cell office:value-type="float" office:value="0.0151003559163386" calcext:value-type="float">
            <text:p>0,015100355916339</text:p>
          </table:table-cell>
          <table:table-cell office:value-type="float" office:value="0.0151000998728354" calcext:value-type="float">
            <text:p>0,015100099872835</text:p>
          </table:table-cell>
          <table:table-cell office:value-type="float" office:value="0.0150998397700495" calcext:value-type="float">
            <text:p>0,01509983977005</text:p>
          </table:table-cell>
          <table:table-cell office:value-type="float" office:value="0.0150996446426481" calcext:value-type="float">
            <text:p>0,015099644642648</text:p>
          </table:table-cell>
          <table:table-cell office:value-type="float" office:value="0.0150994928897232" calcext:value-type="float">
            <text:p>0,015099492889723</text:p>
          </table:table-cell>
          <table:table-cell office:value-type="float" office:value="0.0150993388636448" calcext:value-type="float">
            <text:p>0,015099338863645</text:p>
          </table:table-cell>
          <table:table-cell office:value-type="float" office:value="0.0150992034708168" calcext:value-type="float">
            <text:p>0,015099203470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3" calcext:value-type="float">
            <text:p>3</text:p>
          </table:table-cell>
          <table:table-cell office:value-type="float" office:value="0.015099777" calcext:value-type="float">
            <text:p>0,015099777</text:p>
          </table:table-cell>
          <table:table-cell table:style-name="ce9" table:formula="of:=AVERAGE([.E21:.F21])" office:value-type="float" office:value="0.000248172566628288" calcext:value-type="float">
            <text:p>2,48E-04</text:p>
          </table:table-cell>
          <table:table-cell table:style-name="ce5" office:value-type="float" office:value="0.000266345133256576" calcext:value-type="float">
            <text:p>0,000266345133257</text:p>
          </table:table-cell>
          <table:table-cell table:style-name="ce5" office:value-type="float" office:value="0.00023" calcext:value-type="float">
            <text:p>0,00023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[.D22]-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71585148" calcext:value-type="float">
            <text:p>0,000371585148</text:p>
          </table:table-cell>
          <table:table-cell table:style-name="Default" office:value-type="float" office:value="0.000287503472" calcext:value-type="float">
            <text:p>0,000287503472</text:p>
          </table:table-cell>
          <table:table-cell table:style-name="Default" office:value-type="float" office:value="0.000310432042" calcext:value-type="float">
            <text:p>0,000310432042</text:p>
          </table:table-cell>
          <table:table-cell table:style-name="Default" office:value-type="float" office:value="0.000244705223" calcext:value-type="float">
            <text:p>0,000244705223</text:p>
          </table:table-cell>
          <table:table-cell table:style-name="Default" office:value-type="float" office:value="0.000199266751" calcext:value-type="float">
            <text:p>0,000199266751</text:p>
          </table:table-cell>
          <table:table-cell table:style-name="Default" office:value-type="float" office:value="0.000213144702" calcext:value-type="float">
            <text:p>0,000213144702</text:p>
          </table:table-cell>
          <table:table-cell table:style-name="Default" office:value-type="float" office:value="0.000196257085" calcext:value-type="float">
            <text:p>0,000196257085</text:p>
          </table:table-cell>
          <table:table-cell office:value-type="float" office:value="0.0151006231621811" calcext:value-type="float">
            <text:p>0,015100623162181</text:p>
          </table:table-cell>
          <table:table-cell office:value-type="float" office:value="0.0151002829911179" calcext:value-type="float">
            <text:p>0,015100282991118</text:p>
          </table:table-cell>
          <table:table-cell office:value-type="float" office:value="0.015100034846546" calcext:value-type="float">
            <text:p>0,015100034846546</text:p>
          </table:table-cell>
          <table:table-cell office:value-type="float" office:value="0.0150997814067001" calcext:value-type="float">
            <text:p>0,0150997814067</text:p>
          </table:table-cell>
          <table:table-cell office:value-type="float" office:value="0.0150995918794041" calcext:value-type="float">
            <text:p>0,015099591879404</text:p>
          </table:table-cell>
          <table:table-cell office:value-type="float" office:value="0.0150994450779978" calcext:value-type="float">
            <text:p>0,015099445077998</text:p>
          </table:table-cell>
          <table:table-cell office:value-type="float" office:value="0.0150992953602696" calcext:value-type="float">
            <text:p>0,01509929536027</text:p>
          </table:table-cell>
          <table:table-cell office:value-type="float" office:value="0.0150991636349937" calcext:value-type="float">
            <text:p>0,015099163634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3" calcext:value-type="float">
            <text:p>3</text:p>
          </table:table-cell>
          <table:table-cell office:value-type="float" office:value="0.015099777" calcext:value-type="float">
            <text:p>0,015099777</text:p>
          </table:table-cell>
          <table:table-cell table:style-name="ce9" table:formula="of:=AVERAGE([.E22:.F22])" office:value-type="float" office:value="0.000248172566628288" calcext:value-type="float">
            <text:p>2,48E-04</text:p>
          </table:table-cell>
          <table:table-cell table:style-name="ce5" office:value-type="float" office:value="0.000266345133256576" calcext:value-type="float">
            <text:p>0,000266345133257</text:p>
          </table:table-cell>
          <table:table-cell table:style-name="ce5" office:value-type="float" office:value="0.00023" calcext:value-type="float">
            <text:p>0,00023</text:p>
          </table:table-cell>
          <table:table-cell table:formula="of:=[.C23]-[.C22]" office:value-type="float" office:value="-0.000444497000000002" calcext:value-type="float">
            <text:p>-0,000444497</text:p>
          </table:table-cell>
          <table:table-cell table:formula="of:=[.D23]-[.D22]" office:value-type="float" office:value="-0.00000281173792244843" calcext:value-type="float">
            <text:p>-2,81173792244843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71585148" calcext:value-type="float">
            <text:p>0,000371585148</text:p>
          </table:table-cell>
          <table:table-cell table:style-name="Default" office:value-type="float" office:value="0.000287503472" calcext:value-type="float">
            <text:p>0,000287503472</text:p>
          </table:table-cell>
          <table:table-cell table:style-name="Default" office:value-type="float" office:value="0.000310432042" calcext:value-type="float">
            <text:p>0,000310432042</text:p>
          </table:table-cell>
          <table:table-cell table:style-name="Default" office:value-type="float" office:value="0.000244705223" calcext:value-type="float">
            <text:p>0,000244705223</text:p>
          </table:table-cell>
          <table:table-cell table:style-name="Default" office:value-type="float" office:value="0.000199266751" calcext:value-type="float">
            <text:p>0,000199266751</text:p>
          </table:table-cell>
          <table:table-cell table:style-name="Default" office:value-type="float" office:value="0.000213144702" calcext:value-type="float">
            <text:p>0,000213144702</text:p>
          </table:table-cell>
          <table:table-cell table:style-name="Default" office:value-type="float" office:value="0.000196257085" calcext:value-type="float">
            <text:p>0,000196257085</text:p>
          </table:table-cell>
          <table:table-cell office:value-type="float" office:value="0.0151006231621811" calcext:value-type="float">
            <text:p>0,015100623162181</text:p>
          </table:table-cell>
          <table:table-cell office:value-type="float" office:value="0.0151002829911179" calcext:value-type="float">
            <text:p>0,015100282991118</text:p>
          </table:table-cell>
          <table:table-cell office:value-type="float" office:value="0.015100034846546" calcext:value-type="float">
            <text:p>0,015100034846546</text:p>
          </table:table-cell>
          <table:table-cell office:value-type="float" office:value="0.0150997814067001" calcext:value-type="float">
            <text:p>0,0150997814067</text:p>
          </table:table-cell>
          <table:table-cell office:value-type="float" office:value="0.0150995918794041" calcext:value-type="float">
            <text:p>0,015099591879404</text:p>
          </table:table-cell>
          <table:table-cell office:value-type="float" office:value="0.0150994450779978" calcext:value-type="float">
            <text:p>0,015099445077998</text:p>
          </table:table-cell>
          <table:table-cell office:value-type="float" office:value="0.0150992953602696" calcext:value-type="float">
            <text:p>0,01509929536027</text:p>
          </table:table-cell>
          <table:table-cell office:value-type="float" office:value="0.0150991636349937" calcext:value-type="float">
            <text:p>0,01509916363499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4-s2</text:p>
          </table:table-cell>
          <table:table-cell table:style-name="ce4" office:value-type="float" office:value="2.25" calcext:value-type="float">
            <text:p>2,25</text:p>
          </table:table-cell>
          <table:table-cell table:style-name="ce5" office:value-type="float" office:value="0.01465528" calcext:value-type="float">
            <text:p>0,01465528</text:p>
          </table:table-cell>
          <table:table-cell table:style-name="ce9" table:formula="of:=AVERAGE([.E23:.F23])" office:value-type="float" office:value="0.00024536082870584" calcext:value-type="float">
            <text:p>2,45E-04</text:p>
          </table:table-cell>
          <table:table-cell table:style-name="ce5" office:value-type="float" office:value="0.000260721657411679" calcext:value-type="float">
            <text:p>0,000260721657412</text:p>
          </table:table-cell>
          <table:table-cell table:style-name="ce5" office:value-type="float" office:value="0.00023" calcext:value-type="float">
            <text:p>0,00023</text:p>
          </table:table-cell>
          <table:table-cell table:formula="of:=[.C24]-[.C23]" office:value-type="float" office:value="0.000444312000000001" calcext:value-type="float">
            <text:p>0,000444312</text:p>
          </table:table-cell>
          <table:table-cell table:formula="of:=[.D24]-[.D23]" office:value-type="float" office:value="-0.000019622968222868" calcext:value-type="float">
            <text:p>-1,9622968222868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61626781" calcext:value-type="float">
            <text:p>0,000361626781</text:p>
          </table:table-cell>
          <table:table-cell table:style-name="Default" office:value-type="float" office:value="0.000278837806" calcext:value-type="float">
            <text:p>0,000278837806</text:p>
          </table:table-cell>
          <table:table-cell table:style-name="Default" office:value-type="float" office:value="0.000304953582" calcext:value-type="float">
            <text:p>0,000304953582</text:p>
          </table:table-cell>
          <table:table-cell table:style-name="Default" office:value-type="float" office:value="0.000239771282" calcext:value-type="float">
            <text:p>0,000239771282</text:p>
          </table:table-cell>
          <table:table-cell table:style-name="Default" office:value-type="float" office:value="0.000202007414" calcext:value-type="float">
            <text:p>0,000202007414</text:p>
          </table:table-cell>
          <table:table-cell table:style-name="Default" office:value-type="float" office:value="0.000203406575" calcext:value-type="float">
            <text:p>0,000203406575</text:p>
          </table:table-cell>
          <table:table-cell table:style-name="Default" office:value-type="float" office:value="0.000194611059" calcext:value-type="float">
            <text:p>0,000194611059</text:p>
          </table:table-cell>
          <table:table-cell office:value-type="float" office:value="0.0146560820252791" calcext:value-type="float">
            <text:p>0,014656082025279</text:p>
          </table:table-cell>
          <table:table-cell office:value-type="float" office:value="0.0146557607163797" calcext:value-type="float">
            <text:p>0,01465576071638</text:p>
          </table:table-cell>
          <table:table-cell office:value-type="float" office:value="0.014655527135801" calcext:value-type="float">
            <text:p>0,014655527135801</text:p>
          </table:table-cell>
          <table:table-cell office:value-type="float" office:value="0.0146552854975674" calcext:value-type="float">
            <text:p>0,014655285497567</text:p>
          </table:table-cell>
          <table:table-cell office:value-type="float" office:value="0.0146551052583177" calcext:value-type="float">
            <text:p>0,014655105258318</text:p>
          </table:table-cell>
          <table:table-cell office:value-type="float" office:value="0.0146549608186797" calcext:value-type="float">
            <text:p>0,01465496081868</text:p>
          </table:table-cell>
          <table:table-cell office:value-type="float" office:value="0.0146548221471057" calcext:value-type="float">
            <text:p>0,014654822147106</text:p>
          </table:table-cell>
          <table:table-cell office:value-type="float" office:value="0.0146546953716516" calcext:value-type="float">
            <text:p>0,014654695371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.5" calcext:value-type="float">
            <text:p>2,5</text:p>
          </table:table-cell>
          <table:table-cell office:value-type="float" office:value="0.015099592" calcext:value-type="float">
            <text:p>0,015099592</text:p>
          </table:table-cell>
          <table:table-cell table:style-name="ce9" table:formula="of:=AVERAGE([.E24:.F24])" office:value-type="float" office:value="0.000225737860482971" calcext:value-type="float">
            <text:p>2,26E-04</text:p>
          </table:table-cell>
          <table:table-cell table:style-name="ce5" office:value-type="float" office:value="0.000241475720965943" calcext:value-type="float">
            <text:p>0,000241475720966</text:p>
          </table:table-cell>
          <table:table-cell table:style-name="ce5" office:value-type="float" office:value="0.00021" calcext:value-type="float">
            <text:p>0,00021</text:p>
          </table:table-cell>
          <table:table-cell table:formula="of:=[.C25]-[.C24]" office:value-type="float" office:value="-0.000000000999999999473644" calcext:value-type="float">
            <text:p>-9,99999999473644E-10</text:p>
          </table:table-cell>
          <table:table-cell table:formula="of:=[.D25]-[.D24]" office:value-type="float" office:value="-0.0000000197546129679794" calcext:value-type="float">
            <text:p>-1,97546129679794E-0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38662654" calcext:value-type="float">
            <text:p>0,000338662654</text:p>
          </table:table-cell>
          <table:table-cell table:style-name="Default" office:value-type="float" office:value="0.000258233624" calcext:value-type="float">
            <text:p>0,000258233624</text:p>
          </table:table-cell>
          <table:table-cell table:style-name="Default" office:value-type="float" office:value="0.000284231701" calcext:value-type="float">
            <text:p>0,000284231701</text:p>
          </table:table-cell>
          <table:table-cell table:style-name="Default" office:value-type="float" office:value="0.000221050388" calcext:value-type="float">
            <text:p>0,000221050388</text:p>
          </table:table-cell>
          <table:table-cell table:style-name="Default" office:value-type="float" office:value="0.000177993672" calcext:value-type="float">
            <text:p>0,000177993672</text:p>
          </table:table-cell>
          <table:table-cell table:style-name="Default" office:value-type="float" office:value="0.000193795016" calcext:value-type="float">
            <text:p>0,000193795016</text:p>
          </table:table-cell>
          <table:table-cell table:style-name="Default" office:value-type="float" office:value="0.000178522448" calcext:value-type="float">
            <text:p>0,000178522448</text:p>
          </table:table-cell>
          <table:table-cell office:value-type="float" office:value="0.0151003590359813" calcext:value-type="float">
            <text:p>0,015100359035981</text:p>
          </table:table-cell>
          <table:table-cell office:value-type="float" office:value="0.0151000490092334" calcext:value-type="float">
            <text:p>0,015100049009233</text:p>
          </table:table-cell>
          <table:table-cell office:value-type="float" office:value="0.0150998261307671" calcext:value-type="float">
            <text:p>0,015099826130767</text:p>
          </table:table-cell>
          <table:table-cell office:value-type="float" office:value="0.015099594084186" calcext:value-type="float">
            <text:p>0,015099594084186</text:p>
          </table:table-cell>
          <table:table-cell office:value-type="float" office:value="0.0150994228798792" calcext:value-type="float">
            <text:p>0,015099422879879</text:p>
          </table:table-cell>
          <table:table-cell office:value-type="float" office:value="0.0150992917519189" calcext:value-type="float">
            <text:p>0,015099291751919</text:p>
          </table:table-cell>
          <table:table-cell office:value-type="float" office:value="0.0150991556271753" calcext:value-type="float">
            <text:p>0,015099155627175</text:p>
          </table:table-cell>
          <table:table-cell office:value-type="float" office:value="0.0150990358062255" calcext:value-type="float">
            <text:p>0,015099035806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5" calcext:value-type="float">
            <text:p>2,5</text:p>
          </table:table-cell>
          <table:table-cell office:value-type="float" office:value="0.015099591" calcext:value-type="float">
            <text:p>0,015099591</text:p>
          </table:table-cell>
          <table:table-cell table:style-name="ce9" table:formula="of:=AVERAGE([.E25:.F25])" office:value-type="float" office:value="0.000225718105870004" calcext:value-type="float">
            <text:p>2,26E-04</text:p>
          </table:table-cell>
          <table:table-cell table:style-name="ce5" office:value-type="float" office:value="0.000241436211740007" calcext:value-type="float">
            <text:p>0,00024143621174</text:p>
          </table:table-cell>
          <table:table-cell table:style-name="ce5" office:value-type="float" office:value="0.00021" calcext:value-type="float">
            <text:p>0,00021</text:p>
          </table:table-cell>
          <table:table-cell table:formula="of:=[.C26]-[.C25]" office:value-type="float" office:value="-0.0000000290000000003482" calcext:value-type="float">
            <text:p>-2,90000000003482E-08</text:p>
          </table:table-cell>
          <table:table-cell table:formula="of:=[.D26]-[.D25]" office:value-type="float" office:value="-0.00000197968051296452" calcext:value-type="float">
            <text:p>-1,97968051296452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3860912" calcext:value-type="float">
            <text:p>0,00033860912</text:p>
          </table:table-cell>
          <table:table-cell table:style-name="Default" office:value-type="float" office:value="0.000258186924" calcext:value-type="float">
            <text:p>0,000258186924</text:p>
          </table:table-cell>
          <table:table-cell table:style-name="Default" office:value-type="float" office:value="0.000284190548" calcext:value-type="float">
            <text:p>0,000284190548</text:p>
          </table:table-cell>
          <table:table-cell table:style-name="Default" office:value-type="float" office:value="0.000221013809" calcext:value-type="float">
            <text:p>0,000221013809</text:p>
          </table:table-cell>
          <table:table-cell table:style-name="Default" office:value-type="float" office:value="0.000177960275" calcext:value-type="float">
            <text:p>0,000177960275</text:p>
          </table:table-cell>
          <table:table-cell table:style-name="Default" office:value-type="float" office:value="0.000193763088" calcext:value-type="float">
            <text:p>0,000193763088</text:p>
          </table:table-cell>
          <table:table-cell table:style-name="Default" office:value-type="float" office:value="0.000178495289" calcext:value-type="float">
            <text:p>0,000178495289</text:p>
          </table:table-cell>
          <table:table-cell office:value-type="float" office:value="0.0151003586176988" calcext:value-type="float">
            <text:p>0,015100358617699</text:p>
          </table:table-cell>
          <table:table-cell office:value-type="float" office:value="0.0151000486399663" calcext:value-type="float">
            <text:p>0,015100048639966</text:p>
          </table:table-cell>
          <table:table-cell office:value-type="float" office:value="0.0150998258018119" calcext:value-type="float">
            <text:p>0,015099825801812</text:p>
          </table:table-cell>
          <table:table-cell office:value-type="float" office:value="0.0150995937888327" calcext:value-type="float">
            <text:p>0,015099593788833</text:p>
          </table:table-cell>
          <table:table-cell office:value-type="float" office:value="0.0150994226128599" calcext:value-type="float">
            <text:p>0,01509942261286</text:p>
          </table:table-cell>
          <table:table-cell office:value-type="float" office:value="0.0150992915095059" calcext:value-type="float">
            <text:p>0,015099291509506</text:p>
          </table:table-cell>
          <table:table-cell office:value-type="float" office:value="0.0150991554071911" calcext:value-type="float">
            <text:p>0,015099155407191</text:p>
          </table:table-cell>
          <table:table-cell office:value-type="float" office:value="0.0150990356044714" calcext:value-type="float">
            <text:p>0,015099035604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3" calcext:value-type="float">
            <text:p>3</text:p>
          </table:table-cell>
          <table:table-cell office:value-type="float" office:value="0.015099562" calcext:value-type="float">
            <text:p>0,015099562</text:p>
          </table:table-cell>
          <table:table-cell table:style-name="ce9" table:formula="of:=AVERAGE([.E26:.F26])" office:value-type="float" office:value="0.000223738425357039" calcext:value-type="float">
            <text:p>2,24E-04</text:p>
          </table:table-cell>
          <table:table-cell table:style-name="ce5" office:value-type="float" office:value="0.000237476850714078" calcext:value-type="float">
            <text:p>0,000237476850714</text:p>
          </table:table-cell>
          <table:table-cell table:style-name="ce5" office:value-type="float" office:value="0.00021" calcext:value-type="float">
            <text:p>0,00021</text:p>
          </table:table-cell>
          <table:table-cell table:formula="of:=[.C27]-[.C26]" office:value-type="float" office:value="-0.000278315999999999" calcext:value-type="float">
            <text:p>-0,000278316</text:p>
          </table:table-cell>
          <table:table-cell table:formula="of:=[.D27]-[.D26]" office:value-type="float" office:value="-0.00002106114905287" calcext:value-type="float">
            <text:p>-2,106114905287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33374395" calcext:value-type="float">
            <text:p>0,000333374395</text:p>
          </table:table-cell>
          <table:table-cell table:style-name="Default" office:value-type="float" office:value="0.000253527261" calcext:value-type="float">
            <text:p>0,000253527261</text:p>
          </table:table-cell>
          <table:table-cell table:style-name="Default" office:value-type="float" office:value="0.000280017101" calcext:value-type="float">
            <text:p>0,000280017101</text:p>
          </table:table-cell>
          <table:table-cell table:style-name="Default" office:value-type="float" office:value="0.00021724016" calcext:value-type="float">
            <text:p>0,00021724016</text:p>
          </table:table-cell>
          <table:table-cell table:style-name="Default" office:value-type="float" office:value="0.000174573232" calcext:value-type="float">
            <text:p>0,000174573232</text:p>
          </table:table-cell>
          <table:table-cell table:style-name="Default" office:value-type="float" office:value="0.000190689044" calcext:value-type="float">
            <text:p>0,000190689044</text:p>
          </table:table-cell>
          <table:table-cell table:style-name="Default" office:value-type="float" office:value="0.000175667207" calcext:value-type="float">
            <text:p>0,000175667207</text:p>
          </table:table-cell>
          <table:table-cell office:value-type="float" office:value="0.015100316562906" calcext:value-type="float">
            <text:p>0,015100316562906</text:p>
          </table:table-cell>
          <table:table-cell office:value-type="float" office:value="0.0151000113780727" calcext:value-type="float">
            <text:p>0,015100011378073</text:p>
          </table:table-cell>
          <table:table-cell office:value-type="float" office:value="0.0150997925621298" calcext:value-type="float">
            <text:p>0,01509979256213</text:p>
          </table:table-cell>
          <table:table-cell office:value-type="float" office:value="0.0150995639568275" calcext:value-type="float">
            <text:p>0,015099563956828</text:p>
          </table:table-cell>
          <table:table-cell office:value-type="float" office:value="0.0150993957038752" calcext:value-type="float">
            <text:p>0,015099395703875</text:p>
          </table:table-cell>
          <table:table-cell office:value-type="float" office:value="0.0150992670959747" calcext:value-type="float">
            <text:p>0,015099267095975</text:p>
          </table:table-cell>
          <table:table-cell office:value-type="float" office:value="0.015099133153125" calcext:value-type="float">
            <text:p>0,015099133153125</text:p>
          </table:table-cell>
          <table:table-cell office:value-type="float" office:value="0.015099015248728" calcext:value-type="float">
            <text:p>0,015099015248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.014821246" calcext:value-type="float">
            <text:p>0,014821246</text:p>
          </table:table-cell>
          <table:table-cell table:style-name="ce9" table:formula="of:=AVERAGE([.E27:.F27])" office:value-type="float" office:value="0.000202677276304169" calcext:value-type="float">
            <text:p>2,03E-04</text:p>
          </table:table-cell>
          <table:table-cell table:style-name="ce5" office:value-type="float" office:value="0.000215354552608338" calcext:value-type="float">
            <text:p>0,000215354552608</text:p>
          </table:table-cell>
          <table:table-cell table:style-name="ce5" office:value-type="float" office:value="0.00019" calcext:value-type="float">
            <text:p>0,00019</text:p>
          </table:table-cell>
          <table:table-cell table:formula="of:=[.C28]-[.C27]" office:value-type="float" office:value="0.000278143" calcext:value-type="float">
            <text:p>0,000278143</text:p>
          </table:table-cell>
          <table:table-cell table:formula="of:=[.D28]-[.D27]" office:value-type="float" office:value="-0.000000535486374649995" calcext:value-type="float">
            <text:p>-5,35486374649995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02482763" calcext:value-type="float">
            <text:p>0,000302482763</text:p>
          </table:table-cell>
          <table:table-cell table:style-name="Default" office:value-type="float" office:value="0.000226213741" calcext:value-type="float">
            <text:p>0,000226213741</text:p>
          </table:table-cell>
          <table:table-cell table:style-name="Default" office:value-type="float" office:value="0.000257001466" calcext:value-type="float">
            <text:p>0,000257001466</text:p>
          </table:table-cell>
          <table:table-cell table:style-name="Default" office:value-type="float" office:value="0.000196616894" calcext:value-type="float">
            <text:p>0,000196616894</text:p>
          </table:table-cell>
          <table:table-cell table:style-name="Default" office:value-type="float" office:value="0.000162819427" calcext:value-type="float">
            <text:p>0,000162819427</text:p>
          </table:table-cell>
          <table:table-cell table:style-name="Default" office:value-type="float" office:value="0.000167354949" calcext:value-type="float">
            <text:p>0,000167354949</text:p>
          </table:table-cell>
          <table:table-cell table:style-name="Default" office:value-type="float" office:value="0.000161424503" calcext:value-type="float">
            <text:p>0,000161424503</text:p>
          </table:table-cell>
          <table:table-cell office:value-type="float" office:value="0.0148219170027162" calcext:value-type="float">
            <text:p>0,014821917002716</text:p>
          </table:table-cell>
          <table:table-cell office:value-type="float" office:value="0.0148216452023306" calcext:value-type="float">
            <text:p>0,014821645202331</text:p>
          </table:table-cell>
          <table:table-cell office:value-type="float" office:value="0.014821453559421" calcext:value-type="float">
            <text:p>0,014821453559421</text:p>
          </table:table-cell>
          <table:table-cell office:value-type="float" office:value="0.0148212476114911" calcext:value-type="float">
            <text:p>0,014821247611491</text:p>
          </table:table-cell>
          <table:table-cell office:value-type="float" office:value="0.0148210981380619" calcext:value-type="float">
            <text:p>0,014821098138062</text:p>
          </table:table-cell>
          <table:table-cell office:value-type="float" office:value="0.0148209803999246" calcext:value-type="float">
            <text:p>0,014820980399925</text:p>
          </table:table-cell>
          <table:table-cell office:value-type="float" office:value="0.014820865013782" calcext:value-type="float">
            <text:p>0,014820865013782</text:p>
          </table:table-cell>
          <table:table-cell office:value-type="float" office:value="0.0148207586655102" calcext:value-type="float">
            <text:p>0,01482075866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25" calcext:value-type="float">
            <text:p>2,25</text:p>
          </table:table-cell>
          <table:table-cell office:value-type="float" office:value="0.015099389" calcext:value-type="float">
            <text:p>0,015099389</text:p>
          </table:table-cell>
          <table:table-cell table:style-name="ce9" table:formula="of:=AVERAGE([.E28:.F28])" office:value-type="float" office:value="0.000202141789929519" calcext:value-type="float">
            <text:p>2,02E-04</text:p>
          </table:table-cell>
          <table:table-cell table:style-name="ce5" office:value-type="float" office:value="0.000214283579859038" calcext:value-type="float">
            <text:p>0,000214283579859</text:p>
          </table:table-cell>
          <table:table-cell table:style-name="ce5" office:value-type="float" office:value="0.00019" calcext:value-type="float">
            <text:p>0,00019</text:p>
          </table:table-cell>
          <table:table-cell table:formula="of:=[.C29]-[.C28]" office:value-type="float" office:value="-0.0000280339999999997" calcext:value-type="float">
            <text:p>-2,80339999999997E-05</text:p>
          </table:table-cell>
          <table:table-cell table:formula="of:=[.D29]-[.D28]" office:value-type="float" office:value="-0.000000973571967349005" calcext:value-type="float">
            <text:p>-9,73571967349005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302634622" calcext:value-type="float">
            <text:p>0,000302634622</text:p>
          </table:table-cell>
          <table:table-cell table:style-name="Default" office:value-type="float" office:value="0.000226223075" calcext:value-type="float">
            <text:p>0,000226223075</text:p>
          </table:table-cell>
          <table:table-cell table:style-name="Default" office:value-type="float" office:value="0.000255593121" calcext:value-type="float">
            <text:p>0,000255593121</text:p>
          </table:table-cell>
          <table:table-cell table:style-name="Default" office:value-type="float" office:value="0.000195291598" calcext:value-type="float">
            <text:p>0,000195291598</text:p>
          </table:table-cell>
          <table:table-cell table:style-name="Default" office:value-type="float" office:value="0.00015467756" calcext:value-type="float">
            <text:p>0,00015467756</text:p>
          </table:table-cell>
          <table:table-cell table:style-name="Default" office:value-type="float" office:value="0.000172575612" calcext:value-type="float">
            <text:p>0,000172575612</text:p>
          </table:table-cell>
          <table:table-cell table:style-name="Default" office:value-type="float" office:value="0.000159177124" calcext:value-type="float">
            <text:p>0,000159177124</text:p>
          </table:table-cell>
          <table:table-cell office:value-type="float" office:value="0.0151000702888037" calcext:value-type="float">
            <text:p>0,015100070288804</text:p>
          </table:table-cell>
          <table:table-cell office:value-type="float" office:value="0.0150997932487021" calcext:value-type="float">
            <text:p>0,015099793248702</text:p>
          </table:table-cell>
          <table:table-cell office:value-type="float" office:value="0.0150995980013004" calcext:value-type="float">
            <text:p>0,0150995980013</text:p>
          </table:table-cell>
          <table:table-cell office:value-type="float" office:value="0.0150993893382295" calcext:value-type="float">
            <text:p>0,01509938933823</text:p>
          </table:table-cell>
          <table:table-cell office:value-type="float" office:value="0.0150992380861475" calcext:value-type="float">
            <text:p>0,015099238086148</text:p>
          </table:table-cell>
          <table:table-cell office:value-type="float" office:value="0.0150991241365" calcext:value-type="float">
            <text:p>0,0150991241365</text:p>
          </table:table-cell>
          <table:table-cell office:value-type="float" office:value="0.0150990029178934" calcext:value-type="float">
            <text:p>0,015099002917893</text:p>
          </table:table-cell>
          <table:table-cell office:value-type="float" office:value="0.0150988960822003" calcext:value-type="float">
            <text:p>0,0150988960822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g5-s25</text:p>
          </table:table-cell>
          <table:table-cell table:style-name="ce4" office:value-type="float" office:value="2.5" calcext:value-type="float">
            <text:p>2,5</text:p>
          </table:table-cell>
          <table:table-cell table:style-name="ce5" office:value-type="float" office:value="0.015071355" calcext:value-type="float">
            <text:p>0,015071355</text:p>
          </table:table-cell>
          <table:table-cell table:style-name="ce9" table:formula="of:=AVERAGE([.E29:.F29])" office:value-type="float" office:value="0.00020116821796217" calcext:value-type="float">
            <text:p>2,01E-04</text:p>
          </table:table-cell>
          <table:table-cell table:style-name="ce5" office:value-type="float" office:value="0.00021233643592434" calcext:value-type="float">
            <text:p>0,000212336435924</text:p>
          </table:table-cell>
          <table:table-cell table:style-name="ce5" office:value-type="float" office:value="0.00019" calcext:value-type="float">
            <text:p>0,00019</text:p>
          </table:table-cell>
          <table:table-cell table:formula="of:=[.C30]-[.C29]" office:value-type="float" office:value="0.0000362969999999994" calcext:value-type="float">
            <text:p>3,62969999999994E-05</text:p>
          </table:table-cell>
          <table:table-cell table:formula="of:=[.D30]-[.D29]" office:value-type="float" office:value="-0.0000162867534181815" calcext:value-type="float">
            <text:p>-1,62867534181815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99904161" calcext:value-type="float">
            <text:p>0,000299904161</text:p>
          </table:table-cell>
          <table:table-cell table:style-name="Default" office:value-type="float" office:value="0.000223805669" calcext:value-type="float">
            <text:p>0,000223805669</text:p>
          </table:table-cell>
          <table:table-cell table:style-name="Default" office:value-type="float" office:value="0.000253568667" calcext:value-type="float">
            <text:p>0,000253568667</text:p>
          </table:table-cell>
          <table:table-cell table:style-name="Default" office:value-type="float" office:value="0.000193465498" calcext:value-type="float">
            <text:p>0,000193465498</text:p>
          </table:table-cell>
          <table:table-cell table:style-name="Default" office:value-type="float" office:value="0.000153048525" calcext:value-type="float">
            <text:p>0,000153048525</text:p>
          </table:table-cell>
          <table:table-cell table:style-name="Default" office:value-type="float" office:value="0.000171177473" calcext:value-type="float">
            <text:p>0,000171177473</text:p>
          </table:table-cell>
          <table:table-cell table:style-name="Default" office:value-type="float" office:value="0.000157933632" calcext:value-type="float">
            <text:p>0,000157933632</text:p>
          </table:table-cell>
          <table:table-cell office:value-type="float" office:value="0.0150720285032525" calcext:value-type="float">
            <text:p>0,015072028503253</text:p>
          </table:table-cell>
          <table:table-cell office:value-type="float" office:value="0.0150717544725068" calcext:value-type="float">
            <text:p>0,015071754472507</text:p>
          </table:table-cell>
          <table:table-cell office:value-type="float" office:value="0.0150715616701736" calcext:value-type="float">
            <text:p>0,015071561670174</text:p>
          </table:table-cell>
          <table:table-cell office:value-type="float" office:value="0.0150713550441986" calcext:value-type="float">
            <text:p>0,015071355044199</text:p>
          </table:table-cell>
          <table:table-cell office:value-type="float" office:value="0.0150712054846094" calcext:value-type="float">
            <text:p>0,015071205484609</text:p>
          </table:table-cell>
          <table:table-cell office:value-type="float" office:value="0.0150710929443792" calcext:value-type="float">
            <text:p>0,015071092944379</text:p>
          </table:table-cell>
          <table:table-cell office:value-type="float" office:value="0.0150709729310505" calcext:value-type="float">
            <text:p>0,015070972931051</text:p>
          </table:table-cell>
          <table:table-cell office:value-type="float" office:value="0.0150708671267365" calcext:value-type="float">
            <text:p>0,015070867126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2" calcext:value-type="float">
            <text:p>2,2</text:p>
          </table:table-cell>
          <table:table-cell office:value-type="float" office:value="0.015107652" calcext:value-type="float">
            <text:p>0,015107652</text:p>
          </table:table-cell>
          <table:table-cell table:style-name="ce9" table:formula="of:=AVERAGE([.E30:.F30])" office:value-type="float" office:value="0.000184881464543989" calcext:value-type="float">
            <text:p>1,85E-04</text:p>
          </table:table-cell>
          <table:table-cell table:style-name="ce5" office:value-type="float" office:value="0.000199762929087977" calcext:value-type="float">
            <text:p>0,000199762929088</text:p>
          </table:table-cell>
          <table:table-cell table:style-name="ce5" office:value-type="float" office:value="0.00017" calcext:value-type="float">
            <text:p>0,00017</text:p>
          </table:table-cell>
          <table:table-cell table:formula="of:=[.C31]-[.C30]" office:value-type="float" office:value="-0.00000841700000000015" calcext:value-type="float">
            <text:p>-8,41700000000015E-06</text:p>
          </table:table-cell>
          <table:table-cell table:formula="of:=[.D31]-[.D30]" office:value-type="float" office:value="-0.000003086159614147" calcext:value-type="float">
            <text:p>-3,086159614147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83440206" calcext:value-type="float">
            <text:p>0,000283440206</text:p>
          </table:table-cell>
          <table:table-cell table:style-name="Default" office:value-type="float" office:value="0.000209166639" calcext:value-type="float">
            <text:p>0,000209166639</text:p>
          </table:table-cell>
          <table:table-cell table:style-name="Default" office:value-type="float" office:value="0.000240292291" calcext:value-type="float">
            <text:p>0,000240292291</text:p>
          </table:table-cell>
          <table:table-cell table:style-name="Default" office:value-type="float" office:value="0.000181531887" calcext:value-type="float">
            <text:p>0,000181531887</text:p>
          </table:table-cell>
          <table:table-cell table:style-name="Default" office:value-type="float" office:value="0.000142214047" calcext:value-type="float">
            <text:p>0,000142214047</text:p>
          </table:table-cell>
          <table:table-cell table:style-name="Default" office:value-type="float" office:value="0.000161207784" calcext:value-type="float">
            <text:p>0,000161207784</text:p>
          </table:table-cell>
          <table:table-cell table:style-name="Default" office:value-type="float" office:value="0.000148804796" calcext:value-type="float">
            <text:p>0,000148804796</text:p>
          </table:table-cell>
          <table:table-cell office:value-type="float" office:value="0.0151082874537944" calcext:value-type="float">
            <text:p>0,015108287453794</text:p>
          </table:table-cell>
          <table:table-cell office:value-type="float" office:value="0.0151080278434428" calcext:value-type="float">
            <text:p>0,015108027843443</text:p>
          </table:table-cell>
          <table:table-cell office:value-type="float" office:value="0.0151078472184818" calcext:value-type="float">
            <text:p>0,015107847218482</text:p>
          </table:table-cell>
          <table:table-cell office:value-type="float" office:value="0.0151076509395653" calcext:value-type="float">
            <text:p>0,015107650939565</text:p>
          </table:table-cell>
          <table:table-cell office:value-type="float" office:value="0.0151075102673146" calcext:value-type="float">
            <text:p>0,015107510267315</text:p>
          </table:table-cell>
          <table:table-cell office:value-type="float" office:value="0.0151074054420022" calcext:value-type="float">
            <text:p>0,015107405442002</text:p>
          </table:table-cell>
          <table:table-cell office:value-type="float" office:value="0.0151072921461225" calcext:value-type="float">
            <text:p>0,015107292146123</text:p>
          </table:table-cell>
          <table:table-cell office:value-type="float" office:value="0.0151071922172226" calcext:value-type="float">
            <text:p>0,015107192217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2" calcext:value-type="float">
            <text:p>2</text:p>
          </table:table-cell>
          <table:table-cell office:value-type="float" office:value="0.015099235" calcext:value-type="float">
            <text:p>0,015099235</text:p>
          </table:table-cell>
          <table:table-cell table:style-name="ce9" table:formula="of:=AVERAGE([.E31:.F31])" office:value-type="float" office:value="0.000181795304929842" calcext:value-type="float">
            <text:p>1,82E-04</text:p>
          </table:table-cell>
          <table:table-cell table:style-name="ce5" office:value-type="float" office:value="0.000193590609859683" calcext:value-type="float">
            <text:p>0,00019359060986</text:p>
          </table:table-cell>
          <table:table-cell table:style-name="ce5" office:value-type="float" office:value="0.00017" calcext:value-type="float">
            <text:p>0,00017</text:p>
          </table:table-cell>
          <table:table-cell table:formula="of:=[.C32]-[.C31]" office:value-type="float" office:value="-0.0000000399999999997624" calcext:value-type="float">
            <text:p>-3,99999999997624E-08</text:p>
          </table:table-cell>
          <table:table-cell table:formula="of:=[.D32]-[.D31]" office:value-type="float" office:value="-0.00000764117547590252" calcext:value-type="float">
            <text:p>-7,64117547590252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75206985" calcext:value-type="float">
            <text:p>0,000275206985</text:p>
          </table:table-cell>
          <table:table-cell table:style-name="Default" office:value-type="float" office:value="0.000201858686" calcext:value-type="float">
            <text:p>0,000201858686</text:p>
          </table:table-cell>
          <table:table-cell table:style-name="Default" office:value-type="float" office:value="0.000233805342" calcext:value-type="float">
            <text:p>0,000233805342</text:p>
          </table:table-cell>
          <table:table-cell table:style-name="Default" office:value-type="float" office:value="0.000175702197" calcext:value-type="float">
            <text:p>0,000175702197</text:p>
          </table:table-cell>
          <table:table-cell table:style-name="Default" office:value-type="float" office:value="0.000136932125" calcext:value-type="float">
            <text:p>0,000136932125</text:p>
          </table:table-cell>
          <table:table-cell table:style-name="Default" office:value-type="float" office:value="0.000156417331" calcext:value-type="float">
            <text:p>0,000156417331</text:p>
          </table:table-cell>
          <table:table-cell table:style-name="Default" office:value-type="float" office:value="0.000144467319" calcext:value-type="float">
            <text:p>0,000144467319</text:p>
          </table:table-cell>
          <table:table-cell office:value-type="float" office:value="0.0150998505742782" calcext:value-type="float">
            <text:p>0,015099850574278</text:p>
          </table:table-cell>
          <table:table-cell office:value-type="float" office:value="0.0150995986456501" calcext:value-type="float">
            <text:p>0,01509959864565</text:p>
          </table:table-cell>
          <table:table-cell office:value-type="float" office:value="0.0150994244286594" calcext:value-type="float">
            <text:p>0,015099424428659</text:p>
          </table:table-cell>
          <table:table-cell office:value-type="float" office:value="0.0150992335549441" calcext:value-type="float">
            <text:p>0,015099233554944</text:p>
          </table:table-cell>
          <table:table-cell office:value-type="float" office:value="0.015099097476063" calcext:value-type="float">
            <text:p>0,015099097476063</text:p>
          </table:table-cell>
          <table:table-cell office:value-type="float" office:value="0.0150989966002224" calcext:value-type="float">
            <text:p>0,015098996600222</text:p>
          </table:table-cell>
          <table:table-cell office:value-type="float" office:value="0.0150988867322192" calcext:value-type="float">
            <text:p>0,015098886732219</text:p>
          </table:table-cell>
          <table:table-cell office:value-type="float" office:value="0.0150987897700928" calcext:value-type="float">
            <text:p>0,015098789770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25" calcext:value-type="float">
            <text:p>2,25</text:p>
          </table:table-cell>
          <table:table-cell office:value-type="float" office:value="0.015099195" calcext:value-type="float">
            <text:p>0,015099195</text:p>
          </table:table-cell>
          <table:table-cell table:style-name="ce9" table:formula="of:=AVERAGE([.E32:.F32])" office:value-type="float" office:value="0.000174154129453939" calcext:value-type="float">
            <text:p>1,74E-04</text:p>
          </table:table-cell>
          <table:table-cell table:style-name="ce5" office:value-type="float" office:value="0.000188308258907878" calcext:value-type="float">
            <text:p>0,000188308258908</text:p>
          </table:table-cell>
          <table:table-cell table:style-name="ce5" office:value-type="float" office:value="0.00016" calcext:value-type="float">
            <text:p>0,00016</text:p>
          </table:table-cell>
          <table:table-cell table:formula="of:=[.C33]-[.C32]" office:value-type="float" office:value="-0.0000000280000000008745" calcext:value-type="float">
            <text:p>-2,80000000008745E-08</text:p>
          </table:table-cell>
          <table:table-cell table:formula="of:=[.D33]-[.D32]" office:value-type="float" office:value="-0.00000192459432127949" calcext:value-type="float">
            <text:p>-1,92459432127949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68204717" calcext:value-type="float">
            <text:p>0,000268204717</text:p>
          </table:table-cell>
          <table:table-cell table:style-name="Default" office:value-type="float" office:value="0.000195640597" calcext:value-type="float">
            <text:p>0,000195640597</text:p>
          </table:table-cell>
          <table:table-cell table:style-name="Default" office:value-type="float" office:value="0.000228242336" calcext:value-type="float">
            <text:p>0,000228242336</text:p>
          </table:table-cell>
          <table:table-cell table:style-name="Default" office:value-type="float" office:value="0.000170711025" calcext:value-type="float">
            <text:p>0,000170711025</text:p>
          </table:table-cell>
          <table:table-cell table:style-name="Default" office:value-type="float" office:value="0.000132396519" calcext:value-type="float">
            <text:p>0,000132396519</text:p>
          </table:table-cell>
          <table:table-cell table:style-name="Default" office:value-type="float" office:value="0.000152287701" calcext:value-type="float">
            <text:p>0,000152287701</text:p>
          </table:table-cell>
          <table:table-cell table:style-name="Default" office:value-type="float" office:value="0.00014071325" calcext:value-type="float">
            <text:p>0,00014071325</text:p>
          </table:table-cell>
          <table:table-cell office:value-type="float" office:value="0.0150997944868546" calcext:value-type="float">
            <text:p>0,015099794486855</text:p>
          </table:table-cell>
          <table:table-cell office:value-type="float" office:value="0.0150995489690679" calcext:value-type="float">
            <text:p>0,015099548969068</text:p>
          </table:table-cell>
          <table:table-cell office:value-type="float" office:value="0.0150993801192117" calcext:value-type="float">
            <text:p>0,015099380119212</text:p>
          </table:table-cell>
          <table:table-cell office:value-type="float" office:value="0.0150991937875344" calcext:value-type="float">
            <text:p>0,015099193787534</text:p>
          </table:table-cell>
          <table:table-cell office:value-type="float" office:value="0.0150990615745765" calcext:value-type="float">
            <text:p>0,015099061574577</text:p>
          </table:table-cell>
          <table:table-cell office:value-type="float" office:value="0.0150989640402705" calcext:value-type="float">
            <text:p>0,015098964040271</text:p>
          </table:table-cell>
          <table:table-cell office:value-type="float" office:value="0.0150988570731527" calcext:value-type="float">
            <text:p>0,015098857073153</text:p>
          </table:table-cell>
          <table:table-cell office:value-type="float" office:value="0.0150987626308218" calcext:value-type="float">
            <text:p>0,015098762630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3" calcext:value-type="float">
            <text:p>3</text:p>
          </table:table-cell>
          <table:table-cell office:value-type="float" office:value="0.015099167" calcext:value-type="float">
            <text:p>0,015099167</text:p>
          </table:table-cell>
          <table:table-cell table:style-name="ce9" table:formula="of:=AVERAGE([.E33:.F33])" office:value-type="float" office:value="0.00017222953513266" calcext:value-type="float">
            <text:p>1,72E-04</text:p>
          </table:table-cell>
          <table:table-cell table:style-name="ce5" office:value-type="float" office:value="0.000184459070265319" calcext:value-type="float">
            <text:p>0,000184459070265</text:p>
          </table:table-cell>
          <table:table-cell table:style-name="ce5" office:value-type="float" office:value="0.00016" calcext:value-type="float">
            <text:p>0,00016</text:p>
          </table:table-cell>
          <table:table-cell table:formula="of:=[.C34]-[.C33]" office:value-type="float" office:value="-0.000177165999999999" calcext:value-type="float">
            <text:p>-0,000177166</text:p>
          </table:table-cell>
          <table:table-cell table:formula="of:=[.D34]-[.D33]" office:value-type="float" office:value="-0.00000267797820459049" calcext:value-type="float">
            <text:p>-2,67797820459049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6310748" calcext:value-type="float">
            <text:p>0,00026310748</text:p>
          </table:table-cell>
          <table:table-cell table:style-name="Default" office:value-type="float" office:value="0.00019110932" calcext:value-type="float">
            <text:p>0,00019110932</text:p>
          </table:table-cell>
          <table:table-cell table:style-name="Default" office:value-type="float" office:value="0.000224188132" calcext:value-type="float">
            <text:p>0,000224188132</text:p>
          </table:table-cell>
          <table:table-cell table:style-name="Default" office:value-type="float" office:value="0.000167055706" calcext:value-type="float">
            <text:p>0,000167055706</text:p>
          </table:table-cell>
          <table:table-cell table:style-name="Default" office:value-type="float" office:value="0.00012910007" calcext:value-type="float">
            <text:p>0,00012910007</text:p>
          </table:table-cell>
          <table:table-cell table:style-name="Default" office:value-type="float" office:value="0.000149289529" calcext:value-type="float">
            <text:p>0,000149289529</text:p>
          </table:table-cell>
          <table:table-cell table:style-name="Default" office:value-type="float" office:value="0.000137971609" calcext:value-type="float">
            <text:p>0,000137971609</text:p>
          </table:table-cell>
          <table:table-cell office:value-type="float" office:value="0.0150997536113851" calcext:value-type="float">
            <text:p>0,015099753611385</text:p>
          </table:table-cell>
          <table:table-cell office:value-type="float" office:value="0.0150995127602846" calcext:value-type="float">
            <text:p>0,015099512760285</text:p>
          </table:table-cell>
          <table:table-cell office:value-type="float" office:value="0.0150993478215735" calcext:value-type="float">
            <text:p>0,015099347821574</text:p>
          </table:table-cell>
          <table:table-cell office:value-type="float" office:value="0.0150991648000247" calcext:value-type="float">
            <text:p>0,015099164800025</text:p>
          </table:table-cell>
          <table:table-cell office:value-type="float" office:value="0.0150990354182898" calcext:value-type="float">
            <text:p>0,01509903541829</text:p>
          </table:table-cell>
          <table:table-cell office:value-type="float" office:value="0.0150989403125793" calcext:value-type="float">
            <text:p>0,015098940312579</text:p>
          </table:table-cell>
          <table:table-cell office:value-type="float" office:value="0.0150988354515393" calcext:value-type="float">
            <text:p>0,015098835451539</text:p>
          </table:table-cell>
          <table:table-cell office:value-type="float" office:value="0.0150987428494394" calcext:value-type="float">
            <text:p>0,015098742849439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*3-s2</text:p>
          </table:table-cell>
          <table:table-cell table:style-name="ce4" office:value-type="float" office:value="2.5" calcext:value-type="float">
            <text:p>2,5</text:p>
          </table:table-cell>
          <table:table-cell table:style-name="ce5" office:value-type="float" office:value="0.014922001" calcext:value-type="float">
            <text:p>0,014922001</text:p>
          </table:table-cell>
          <table:table-cell table:style-name="ce9" table:formula="of:=AVERAGE([.E34:.F34])" office:value-type="float" office:value="0.000169551556928069" calcext:value-type="float">
            <text:p>1,70E-04</text:p>
          </table:table-cell>
          <table:table-cell table:style-name="ce5" office:value-type="float" office:value="0.000179103113856138" calcext:value-type="float">
            <text:p>0,000179103113856</text:p>
          </table:table-cell>
          <table:table-cell table:style-name="ce5" office:value-type="float" office:value="0.00016" calcext:value-type="float">
            <text:p>0,00016</text:p>
          </table:table-cell>
          <table:table-cell table:formula="of:=[.C35]-[.C34]" office:value-type="float" office:value="-0.000589716000000001" calcext:value-type="float">
            <text:p>-0,000589716</text:p>
          </table:table-cell>
          <table:table-cell table:formula="of:=[.D35]-[.D34]" office:value-type="float" office:value="-0.000008085510947101" calcext:value-type="float">
            <text:p>-8,08551094710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55406071" calcext:value-type="float">
            <text:p>0,000255406071</text:p>
          </table:table-cell>
          <table:table-cell table:style-name="Default" office:value-type="float" office:value="0.000184188268" calcext:value-type="float">
            <text:p>0,000184188268</text:p>
          </table:table-cell>
          <table:table-cell table:style-name="Default" office:value-type="float" office:value="0.000218758458" calcext:value-type="float">
            <text:p>0,000218758458</text:p>
          </table:table-cell>
          <table:table-cell table:style-name="Default" office:value-type="float" office:value="0.000162084464" calcext:value-type="float">
            <text:p>0,000162084464</text:p>
          </table:table-cell>
          <table:table-cell table:style-name="Default" office:value-type="float" office:value="0.000131408851" calcext:value-type="float">
            <text:p>0,000131408851</text:p>
          </table:table-cell>
          <table:table-cell table:style-name="Default" office:value-type="float" office:value="0.000138440902" calcext:value-type="float">
            <text:p>0,000138440902</text:p>
          </table:table-cell>
          <table:table-cell table:style-name="Default" office:value-type="float" office:value="0.000134808103" calcext:value-type="float">
            <text:p>0,000134808103</text:p>
          </table:table-cell>
          <table:table-cell office:value-type="float" office:value="0.0149225645950083" calcext:value-type="float">
            <text:p>0,014922564595008</text:p>
          </table:table-cell>
          <table:table-cell office:value-type="float" office:value="0.0149223335373516" calcext:value-type="float">
            <text:p>0,014922333537352</text:p>
          </table:table-cell>
          <table:table-cell office:value-type="float" office:value="0.0149221764372057" calcext:value-type="float">
            <text:p>0,014922176437206</text:p>
          </table:table-cell>
          <table:table-cell office:value-type="float" office:value="0.0149219999437906" calcext:value-type="float">
            <text:p>0,014921999943791</text:p>
          </table:table-cell>
          <table:table-cell office:value-type="float" office:value="0.0149218758850952" calcext:value-type="float">
            <text:p>0,014921875885095</text:p>
          </table:table-cell>
          <table:table-cell office:value-type="float" office:value="0.0149217802144001" calcext:value-type="float">
            <text:p>0,0149217802144</text:p>
          </table:table-cell>
          <table:table-cell office:value-type="float" office:value="0.0149216841143724" calcext:value-type="float">
            <text:p>0,014921684114372</text:p>
          </table:table-cell>
          <table:table-cell office:value-type="float" office:value="0.0149215946970779" calcext:value-type="float">
            <text:p>0,014921594697078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3-s15</text:p>
          </table:table-cell>
          <table:table-cell table:style-name="ce4" office:value-type="float" office:value="2.25" calcext:value-type="float">
            <text:p>2,25</text:p>
          </table:table-cell>
          <table:table-cell table:style-name="ce5" office:value-type="float" office:value="0.014332285" calcext:value-type="float">
            <text:p>0,014332285</text:p>
          </table:table-cell>
          <table:table-cell table:style-name="ce9" table:formula="of:=AVERAGE([.E35:.F35])" office:value-type="float" office:value="0.000161466045980968" calcext:value-type="float">
            <text:p>1,61E-04</text:p>
          </table:table-cell>
          <table:table-cell table:style-name="ce5" office:value-type="float" office:value="0.000172932091961936" calcext:value-type="float">
            <text:p>0,000172932091962</text:p>
          </table:table-cell>
          <table:table-cell table:style-name="ce5" office:value-type="float" office:value="0.00015" calcext:value-type="float">
            <text:p>0,00015</text:p>
          </table:table-cell>
          <table:table-cell table:formula="of:=[.C36]-[.C35]" office:value-type="float" office:value="-0.002412927" calcext:value-type="float">
            <text:p>-0,002412927</text:p>
          </table:table-cell>
          <table:table-cell table:formula="of:=[.D36]-[.D35]" office:value-type="float" office:value="-0.000000130384598110019" calcext:value-type="float">
            <text:p>-1,30384598110019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45109113" calcext:value-type="float">
            <text:p>0,000245109113</text:p>
          </table:table-cell>
          <table:table-cell table:style-name="Default" office:value-type="float" office:value="0.000174762706" calcext:value-type="float">
            <text:p>0,000174762706</text:p>
          </table:table-cell>
          <table:table-cell table:style-name="Default" office:value-type="float" office:value="0.000213000422" calcext:value-type="float">
            <text:p>0,000213000422</text:p>
          </table:table-cell>
          <table:table-cell table:style-name="Default" office:value-type="float" office:value="0.000156600571" calcext:value-type="float">
            <text:p>0,000156600571</text:p>
          </table:table-cell>
          <table:table-cell table:style-name="Default" office:value-type="float" office:value="0.000126586278" calcext:value-type="float">
            <text:p>0,000126586278</text:p>
          </table:table-cell>
          <table:table-cell table:style-name="Default" office:value-type="float" office:value="0.000135123736" calcext:value-type="float">
            <text:p>0,000135123736</text:p>
          </table:table-cell>
          <table:table-cell table:style-name="Default" office:value-type="float" office:value="0.000132687116" calcext:value-type="float">
            <text:p>0,000132687116</text:p>
          </table:table-cell>
          <table:table-cell office:value-type="float" office:value="0.0143328058121699" calcext:value-type="float">
            <text:p>0,01433280581217</text:p>
          </table:table-cell>
          <table:table-cell office:value-type="float" office:value="0.0143325928333138" calcext:value-type="float">
            <text:p>0,014332592833314</text:p>
          </table:table-cell>
          <table:table-cell office:value-type="float" office:value="0.0143324496634793" calcext:value-type="float">
            <text:p>0,014332449663479</text:p>
          </table:table-cell>
          <table:table-cell office:value-type="float" office:value="0.014332284607053" calcext:value-type="float">
            <text:p>0,014332284607053</text:p>
          </table:table-cell>
          <table:table-cell office:value-type="float" office:value="0.0143321694825911" calcext:value-type="float">
            <text:p>0,014332169482591</text:p>
          </table:table-cell>
          <table:table-cell office:value-type="float" office:value="0.0143320809650165" calcext:value-type="float">
            <text:p>0,014332080965017</text:p>
          </table:table-cell>
          <table:table-cell office:value-type="float" office:value="0.0143319908744362" calcext:value-type="float">
            <text:p>0,014331990874436</text:p>
          </table:table-cell>
          <table:table-cell office:value-type="float" office:value="0.0143319063420785" calcext:value-type="float">
            <text:p>0,01433190634207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p4h-s2</text:p>
          </table:table-cell>
          <table:table-cell table:style-name="ce3" office:value-type="float" office:value="1.3" calcext:value-type="float">
            <text:p>1,3</text:p>
          </table:table-cell>
          <table:table-cell table:style-name="ce5" office:value-type="float" office:value="0.011919358" calcext:value-type="float">
            <text:p>0,011919358</text:p>
          </table:table-cell>
          <table:table-cell table:style-name="ce9" table:formula="of:=AVERAGE([.E36:.F36])" office:value-type="float" office:value="0.000161335661382858" calcext:value-type="float">
            <text:p>1,61E-04</text:p>
          </table:table-cell>
          <table:table-cell table:style-name="ce5" office:value-type="float" office:value="0.000172671322765716" calcext:value-type="float">
            <text:p>0,000172671322766</text:p>
          </table:table-cell>
          <table:table-cell table:style-name="ce5" office:value-type="float" office:value="0.00015" calcext:value-type="float">
            <text:p>0,00015</text:p>
          </table:table-cell>
          <table:table-cell table:formula="of:=[.C37]-[.C36]" office:value-type="float" office:value="0.001025489" calcext:value-type="float">
            <text:p>0,001025489</text:p>
          </table:table-cell>
          <table:table-cell table:formula="of:=[.D37]-[.D36]" office:value-type="float" office:value="-0.00000254246799898951" calcext:value-type="float">
            <text:p>-2,5424679989895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44987078" calcext:value-type="float">
            <text:p>0,000244987078</text:p>
          </table:table-cell>
          <table:table-cell table:style-name="Default" office:value-type="float" office:value="0.000182550641" calcext:value-type="float">
            <text:p>0,000182550641</text:p>
          </table:table-cell>
          <table:table-cell table:style-name="Default" office:value-type="float" office:value="0.00020839652" calcext:value-type="float">
            <text:p>0,00020839652</text:p>
          </table:table-cell>
          <table:table-cell table:style-name="Default" office:value-type="float" office:value="0.000160927944" calcext:value-type="float">
            <text:p>0,000160927944</text:p>
          </table:table-cell>
          <table:table-cell table:style-name="Default" office:value-type="float" office:value="0.00011913701" calcext:value-type="float">
            <text:p>0,00011913701</text:p>
          </table:table-cell>
          <table:table-cell table:style-name="Default" office:value-type="float" office:value="0.000142680631" calcext:value-type="float">
            <text:p>0,000142680631</text:p>
          </table:table-cell>
          <table:table-cell table:style-name="Default" office:value-type="float" office:value="0.000121584672" calcext:value-type="float">
            <text:p>0,000121584672</text:p>
          </table:table-cell>
          <table:table-cell office:value-type="float" office:value="0.0119197935385198" calcext:value-type="float">
            <text:p>0,01191979353852</text:p>
          </table:table-cell>
          <table:table-cell office:value-type="float" office:value="0.0119196165040932" calcext:value-type="float">
            <text:p>0,011919616504093</text:p>
          </table:table-cell>
          <table:table-cell office:value-type="float" office:value="0.011919492131827" calcext:value-type="float">
            <text:p>0,011919492131827</text:p>
          </table:table-cell>
          <table:table-cell office:value-type="float" office:value="0.0119193578306507" calcext:value-type="float">
            <text:p>0,011919357830651</text:p>
          </table:table-cell>
          <table:table-cell office:value-type="float" office:value="0.0119192594424265" calcext:value-type="float">
            <text:p>0,011919259442427</text:p>
          </table:table-cell>
          <table:table-cell office:value-type="float" office:value="0.0119191901593786" calcext:value-type="float">
            <text:p>0,011919190159379</text:p>
          </table:table-cell>
          <table:table-cell office:value-type="float" office:value="0.0119191110459545" calcext:value-type="float">
            <text:p>0,011919111045955</text:p>
          </table:table-cell>
          <table:table-cell office:value-type="float" office:value="0.0119190466274697" calcext:value-type="float">
            <text:p>0,0119190466274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df-0-z0</text:p>
          </table:table-cell>
          <table:table-cell table:style-name="ce7" office:value-type="float" office:value="2.2" calcext:value-type="float">
            <text:p>2,2</text:p>
          </table:table-cell>
          <table:table-cell table:style-name="ce5" office:value-type="float" office:value="0.012944847" calcext:value-type="float">
            <text:p>0,012944847</text:p>
          </table:table-cell>
          <table:table-cell table:formula="of:=AVERAGE([.E37:.F37])" office:value-type="float" office:value="0.000158793193383868" calcext:value-type="float">
            <text:p>1,59E-04</text:p>
          </table:table-cell>
          <table:table-cell table:style-name="ce5" office:value-type="float" office:value="0.000167586386767737" calcext:value-type="float">
            <text:p>0,000167586386768</text:p>
          </table:table-cell>
          <table:table-cell table:style-name="ce5" office:value-type="float" office:value="0.00015" calcext:value-type="float">
            <text:p>0,00015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11863635" calcext:value-type="float">
            <text:p>0,000211863635</text:p>
          </table:table-cell>
          <table:table-cell table:style-name="Default" office:value-type="float" office:value="0.000209836094" calcext:value-type="float">
            <text:p>0,000209836094</text:p>
          </table:table-cell>
          <table:table-cell table:style-name="Default" office:value-type="float" office:value="0.000161630947" calcext:value-type="float">
            <text:p>0,000161630947</text:p>
          </table:table-cell>
          <table:table-cell table:style-name="Default" office:value-type="float" office:value="0.000164462244" calcext:value-type="float">
            <text:p>0,000164462244</text:p>
          </table:table-cell>
          <table:table-cell table:style-name="Default" office:value-type="float" office:value="0.000153602787" calcext:value-type="float">
            <text:p>0,000153602787</text:p>
          </table:table-cell>
          <table:table-cell table:style-name="Default" office:value-type="float" office:value="0.000127219804" calcext:value-type="float">
            <text:p>0,000127219804</text:p>
          </table:table-cell>
          <table:table-cell table:style-name="Default" office:value-type="float" office:value="0.00012131466" calcext:value-type="float">
            <text:p>0,00012131466</text:p>
          </table:table-cell>
          <table:table-cell office:value-type="float" office:value="0.0129452980801307" calcext:value-type="float">
            <text:p>0,012945298080131</text:p>
          </table:table-cell>
          <table:table-cell office:value-type="float" office:value="0.0129451318098128" calcext:value-type="float">
            <text:p>0,012945131809813</text:p>
          </table:table-cell>
          <table:table-cell office:value-type="float" office:value="0.0129449765481494" calcext:value-type="float">
            <text:p>0,012944976548149</text:p>
          </table:table-cell>
          <table:table-cell office:value-type="float" office:value="0.0129448634233199" calcext:value-type="float">
            <text:p>0,01294486342332</text:p>
          </table:table-cell>
          <table:table-cell office:value-type="float" office:value="0.0129447542233682" calcext:value-type="float">
            <text:p>0,012944754223368</text:p>
          </table:table-cell>
          <table:table-cell office:value-type="float" office:value="0.012944657211793" calcext:value-type="float">
            <text:p>0,012944657211793</text:p>
          </table:table-cell>
          <table:table-cell office:value-type="float" office:value="0.0129445806020789" calcext:value-type="float">
            <text:p>0,012944580602079</text:p>
          </table:table-cell>
          <table:table-cell office:value-type="float" office:value="0.0129445107966684" calcext:value-type="float">
            <text:p>0,01294451079666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l-1-0-1d</text:p>
          </table:table-cell>
          <table:table-cell table:style-name="ce7" office:value-type="float" office:value="2.2" calcext:value-type="float">
            <text:p>2,2</text:p>
          </table:table-cell>
          <table:table-cell table:style-name="ce5" office:value-type="float" office:value="0.012944847" calcext:value-type="float">
            <text:p>0,012944847</text:p>
          </table:table-cell>
          <table:table-cell table:formula="of:=AVERAGE([.E38:.F38])" office:value-type="float" office:value="0.000158793193383868" calcext:value-type="float">
            <text:p>1,59E-04</text:p>
          </table:table-cell>
          <table:table-cell table:style-name="ce5" office:value-type="float" office:value="0.000167586386767737" calcext:value-type="float">
            <text:p>0,000167586386768</text:p>
          </table:table-cell>
          <table:table-cell table:style-name="ce5" office:value-type="float" office:value="0.00015" calcext:value-type="float">
            <text:p>0,00015</text:p>
          </table:table-cell>
          <table:table-cell table:formula="of:=[.C39]-[.C38]" office:value-type="float" office:value="0.002257772" calcext:value-type="float">
            <text:p>0,002257772</text:p>
          </table:table-cell>
          <table:table-cell table:formula="of:=[.D39]-[.D38]" office:value-type="float" office:value="-0.000000317552832706483" calcext:value-type="float">
            <text:p>-3,17552832706483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11863635" calcext:value-type="float">
            <text:p>0,000211863635</text:p>
          </table:table-cell>
          <table:table-cell table:style-name="Default" office:value-type="float" office:value="0.000209836094" calcext:value-type="float">
            <text:p>0,000209836094</text:p>
          </table:table-cell>
          <table:table-cell table:style-name="Default" office:value-type="float" office:value="0.000161630947" calcext:value-type="float">
            <text:p>0,000161630947</text:p>
          </table:table-cell>
          <table:table-cell table:style-name="Default" office:value-type="float" office:value="0.000164462244" calcext:value-type="float">
            <text:p>0,000164462244</text:p>
          </table:table-cell>
          <table:table-cell table:style-name="Default" office:value-type="float" office:value="0.000153602787" calcext:value-type="float">
            <text:p>0,000153602787</text:p>
          </table:table-cell>
          <table:table-cell table:style-name="Default" office:value-type="float" office:value="0.000127219804" calcext:value-type="float">
            <text:p>0,000127219804</text:p>
          </table:table-cell>
          <table:table-cell table:style-name="Default" office:value-type="float" office:value="0.00012131466" calcext:value-type="float">
            <text:p>0,00012131466</text:p>
          </table:table-cell>
          <table:table-cell office:value-type="float" office:value="0.0129452980801307" calcext:value-type="float">
            <text:p>0,012945298080131</text:p>
          </table:table-cell>
          <table:table-cell office:value-type="float" office:value="0.0129451318098128" calcext:value-type="float">
            <text:p>0,012945131809813</text:p>
          </table:table-cell>
          <table:table-cell office:value-type="float" office:value="0.0129449765481494" calcext:value-type="float">
            <text:p>0,012944976548149</text:p>
          </table:table-cell>
          <table:table-cell office:value-type="float" office:value="0.0129448634233199" calcext:value-type="float">
            <text:p>0,01294486342332</text:p>
          </table:table-cell>
          <table:table-cell office:value-type="float" office:value="0.0129447542233682" calcext:value-type="float">
            <text:p>0,012944754223368</text:p>
          </table:table-cell>
          <table:table-cell office:value-type="float" office:value="0.012944657211793" calcext:value-type="float">
            <text:p>0,012944657211793</text:p>
          </table:table-cell>
          <table:table-cell office:value-type="float" office:value="0.0129445806020789" calcext:value-type="float">
            <text:p>0,012944580602079</text:p>
          </table:table-cell>
          <table:table-cell office:value-type="float" office:value="0.0129445107966684" calcext:value-type="float">
            <text:p>0,012944510796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2" calcext:value-type="float">
            <text:p>2,2</text:p>
          </table:table-cell>
          <table:table-cell office:value-type="float" office:value="0.015202619" calcext:value-type="float">
            <text:p>0,015202619</text:p>
          </table:table-cell>
          <table:table-cell table:formula="of:=AVERAGE([.E39:.F39])" office:value-type="float" office:value="0.000158475640551162" calcext:value-type="float">
            <text:p>1,58E-04</text:p>
          </table:table-cell>
          <table:table-cell table:style-name="ce5" office:value-type="float" office:value="0.000166951281102324" calcext:value-type="float">
            <text:p>0,000166951281102</text:p>
          </table:table-cell>
          <table:table-cell table:style-name="ce5" office:value-type="float" office:value="0.00015" calcext:value-type="float">
            <text:p>0,00015</text:p>
          </table:table-cell>
          <table:table-cell table:formula="of:=[.C40]-[.C39]" office:value-type="float" office:value="-0.000103598" calcext:value-type="float">
            <text:p>-0,000103598</text:p>
          </table:table-cell>
          <table:table-cell table:formula="of:=[.D40]-[.D39]" office:value-type="float" office:value="-0.00000604311463322502" calcext:value-type="float">
            <text:p>-6,04311463322502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4025055" calcext:value-type="float">
            <text:p>0,00024025055</text:p>
          </table:table-cell>
          <table:table-cell table:style-name="Default" office:value-type="float" office:value="0.000170853554" calcext:value-type="float">
            <text:p>0,000170853554</text:p>
          </table:table-cell>
          <table:table-cell table:style-name="Default" office:value-type="float" office:value="0.000205627929" calcext:value-type="float">
            <text:p>0,000205627929</text:p>
          </table:table-cell>
          <table:table-cell table:style-name="Default" office:value-type="float" office:value="0.000150427364" calcext:value-type="float">
            <text:p>0,000150427364</text:p>
          </table:table-cell>
          <table:table-cell table:style-name="Default" office:value-type="float" office:value="0.00011404728" calcext:value-type="float">
            <text:p>0,00011404728</text:p>
          </table:table-cell>
          <table:table-cell table:style-name="Default" office:value-type="float" office:value="0.000135328765" calcext:value-type="float">
            <text:p>0,000135328765</text:p>
          </table:table-cell>
          <table:table-cell table:style-name="Default" office:value-type="float" office:value="0.000125151226" calcext:value-type="float">
            <text:p>0,000125151226</text:p>
          </table:table-cell>
          <table:table-cell office:value-type="float" office:value="0.0152031547028315" calcext:value-type="float">
            <text:p>0,015203154702832</text:p>
          </table:table-cell>
          <table:table-cell office:value-type="float" office:value="0.0152029332689947" calcext:value-type="float">
            <text:p>0,015202933268995</text:p>
          </table:table-cell>
          <table:table-cell office:value-type="float" office:value="0.0152027848021582" calcext:value-type="float">
            <text:p>0,015202784802158</text:p>
          </table:table-cell>
          <table:table-cell office:value-type="float" office:value="0.01520261578263" calcext:value-type="float">
            <text:p>0,01520261578263</text:p>
          </table:table-cell>
          <table:table-cell office:value-type="float" office:value="0.0152024984809904" calcext:value-type="float">
            <text:p>0,01520249848099</text:p>
          </table:table-cell>
          <table:table-cell office:value-type="float" office:value="0.0152024138886632" calcext:value-type="float">
            <text:p>0,015202413888663</text:p>
          </table:table-cell>
          <table:table-cell office:value-type="float" office:value="0.0152023181822243" calcext:value-type="float">
            <text:p>0,015202318182224</text:p>
          </table:table-cell>
          <table:table-cell office:value-type="float" office:value="0.0152022336090358" calcext:value-type="float">
            <text:p>0,015202233609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" calcext:value-type="float">
            <text:p>2</text:p>
          </table:table-cell>
          <table:table-cell office:value-type="float" office:value="0.015099021" calcext:value-type="float">
            <text:p>0,015099021</text:p>
          </table:table-cell>
          <table:table-cell table:formula="of:=AVERAGE([.E40:.F40])" office:value-type="float" office:value="0.000152432525917937" calcext:value-type="float">
            <text:p>1,52E-04</text:p>
          </table:table-cell>
          <table:table-cell table:style-name="ce5" office:value-type="float" office:value="0.000164865051835874" calcext:value-type="float">
            <text:p>0,000164865051836</text:p>
          </table:table-cell>
          <table:table-cell table:style-name="ce5" office:value-type="float" office:value="0.00014" calcext:value-type="float">
            <text:p>0,00014</text:p>
          </table:table-cell>
          <table:table-cell table:formula="of:=[.C41]-[.C40]" office:value-type="float" office:value="-0.0000135420000000001" calcext:value-type="float">
            <text:p>-1,35420000000001E-05</text:p>
          </table:table-cell>
          <table:table-cell table:formula="of:=[.D41]-[.D40]" office:value-type="float" office:value="-0.000000184249762032478" calcext:value-type="float">
            <text:p>-1,84249762032478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37141275" calcext:value-type="float">
            <text:p>0,000237141275</text:p>
          </table:table-cell>
          <table:table-cell table:style-name="Default" office:value-type="float" office:value="0.000168043955" calcext:value-type="float">
            <text:p>0,000168043955</text:p>
          </table:table-cell>
          <table:table-cell table:style-name="Default" office:value-type="float" office:value="0.000203551758" calcext:value-type="float">
            <text:p>0,000203551758</text:p>
          </table:table-cell>
          <table:table-cell table:style-name="Default" office:value-type="float" office:value="0.000148504697" calcext:value-type="float">
            <text:p>0,000148504697</text:p>
          </table:table-cell>
          <table:table-cell table:style-name="Default" office:value-type="float" office:value="0.000112298307" calcext:value-type="float">
            <text:p>0,000112298307</text:p>
          </table:table-cell>
          <table:table-cell table:style-name="Default" office:value-type="float" office:value="0.000133990819" calcext:value-type="float">
            <text:p>0,000133990819</text:p>
          </table:table-cell>
          <table:table-cell table:style-name="Default" office:value-type="float" office:value="0.000124036164" calcext:value-type="float">
            <text:p>0,000124036164</text:p>
          </table:table-cell>
          <table:table-cell office:value-type="float" office:value="0.0150995455634859" calcext:value-type="float">
            <text:p>0,015099545563486</text:p>
          </table:table-cell>
          <table:table-cell office:value-type="float" office:value="0.0150993284849174" calcext:value-type="float">
            <text:p>0,015099328484917</text:p>
          </table:table-cell>
          <table:table-cell office:value-type="float" office:value="0.0150991834546627" calcext:value-type="float">
            <text:p>0,015099183454663</text:p>
          </table:table-cell>
          <table:table-cell office:value-type="float" office:value="0.0150990172818466" calcext:value-type="float">
            <text:p>0,015099017281847</text:p>
          </table:table-cell>
          <table:table-cell office:value-type="float" office:value="0.0150989022686138" calcext:value-type="float">
            <text:p>0,015098902268614</text:p>
          </table:table-cell>
          <table:table-cell office:value-type="float" office:value="0.0150988195411575" calcext:value-type="float">
            <text:p>0,015098819541158</text:p>
          </table:table-cell>
          <table:table-cell office:value-type="float" office:value="0.0150987254266587" calcext:value-type="float">
            <text:p>0,015098725426659</text:p>
          </table:table-cell>
          <table:table-cell office:value-type="float" office:value="0.0150986421781615" calcext:value-type="float">
            <text:p>0,015098642178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2.25" calcext:value-type="float">
            <text:p>2,25</text:p>
          </table:table-cell>
          <table:table-cell office:value-type="float" office:value="0.015085479" calcext:value-type="float">
            <text:p>0,015085479</text:p>
          </table:table-cell>
          <table:table-cell table:formula="of:=AVERAGE([.E41:.F41])" office:value-type="float" office:value="0.000152248276155905" calcext:value-type="float">
            <text:p>1,52E-04</text:p>
          </table:table-cell>
          <table:table-cell table:style-name="ce5" office:value-type="float" office:value="0.000164496552311809" calcext:value-type="float">
            <text:p>0,000164496552312</text:p>
          </table:table-cell>
          <table:table-cell table:style-name="ce5" office:value-type="float" office:value="0.00014" calcext:value-type="float">
            <text:p>0,00014</text:p>
          </table:table-cell>
          <table:table-cell table:formula="of:=[.C42]-[.C41]" office:value-type="float" office:value="0.0000073199999999999" calcext:value-type="float">
            <text:p>7,3199999999999E-06</text:p>
          </table:table-cell>
          <table:table-cell table:formula="of:=[.D42]-[.D41]" office:value-type="float" office:value="-0.00000420983989098551" calcext:value-type="float">
            <text:p>-4,2098398909855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36613088" calcext:value-type="float">
            <text:p>0,000236613088</text:p>
          </table:table-cell>
          <table:table-cell table:style-name="Default" office:value-type="float" office:value="0.000167563656" calcext:value-type="float">
            <text:p>0,000167563656</text:p>
          </table:table-cell>
          <table:table-cell table:style-name="Default" office:value-type="float" office:value="0.000203178535" calcext:value-type="float">
            <text:p>0,000203178535</text:p>
          </table:table-cell>
          <table:table-cell table:style-name="Default" office:value-type="float" office:value="0.000148149649" calcext:value-type="float">
            <text:p>0,000148149649</text:p>
          </table:table-cell>
          <table:table-cell table:style-name="Default" office:value-type="float" office:value="0.000111991726" calcext:value-type="float">
            <text:p>0,000111991726</text:p>
          </table:table-cell>
          <table:table-cell table:style-name="Default" office:value-type="float" office:value="0.000133750696" calcext:value-type="float">
            <text:p>0,000133750696</text:p>
          </table:table-cell>
          <table:table-cell table:style-name="Default" office:value-type="float" office:value="0.00012381712" calcext:value-type="float">
            <text:p>0,00012381712</text:p>
          </table:table-cell>
          <table:table-cell office:value-type="float" office:value="0.0150860025060682" calcext:value-type="float">
            <text:p>0,015086002506068</text:p>
          </table:table-cell>
          <table:table-cell office:value-type="float" office:value="0.0150857861052659" calcext:value-type="float">
            <text:p>0,015085786105266</text:p>
          </table:table-cell>
          <table:table-cell office:value-type="float" office:value="0.0150856416192347" calcext:value-type="float">
            <text:p>0,015085641619235</text:p>
          </table:table-cell>
          <table:table-cell office:value-type="float" office:value="0.0150854758998639" calcext:value-type="float">
            <text:p>0,015085475899864</text:p>
          </table:table-cell>
          <table:table-cell office:value-type="float" office:value="0.0150853612645076" calcext:value-type="float">
            <text:p>0,015085361264508</text:p>
          </table:table-cell>
          <table:table-cell office:value-type="float" office:value="0.0150852788368905" calcext:value-type="float">
            <text:p>0,015085278836891</text:p>
          </table:table-cell>
          <table:table-cell office:value-type="float" office:value="0.0150851849753034" calcext:value-type="float">
            <text:p>0,015085184975303</text:p>
          </table:table-cell>
          <table:table-cell office:value-type="float" office:value="0.0150851019483447" calcext:value-type="float">
            <text:p>0,01508510194834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g5-s25</text:p>
          </table:table-cell>
          <table:table-cell table:style-name="ce4" office:value-type="float" office:value="2.2" calcext:value-type="float">
            <text:p>2,2</text:p>
          </table:table-cell>
          <table:table-cell office:value-type="float" office:value="0.015092799" calcext:value-type="float">
            <text:p>0,015092799</text:p>
          </table:table-cell>
          <table:table-cell table:formula="of:=AVERAGE([.E42:.F42])" office:value-type="float" office:value="0.000148038436264919" calcext:value-type="float">
            <text:p>1,48E-04</text:p>
          </table:table-cell>
          <table:table-cell table:style-name="ce5" office:value-type="float" office:value="0.000156076872529838" calcext:value-type="float">
            <text:p>0,00015607687253</text:p>
          </table:table-cell>
          <table:table-cell table:style-name="ce5" office:value-type="float" office:value="0.00014" calcext:value-type="float">
            <text:p>0,00014</text:p>
          </table:table-cell>
          <table:table-cell table:formula="of:=[.C43]-[.C42]" office:value-type="float" office:value="-0.000582065" calcext:value-type="float">
            <text:p>-0,000582065</text:p>
          </table:table-cell>
          <table:table-cell table:formula="of:=[.D43]-[.D42]" office:value-type="float" office:value="-0.00000766174290791499" calcext:value-type="float">
            <text:p>-7,66174290791499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25479143" calcext:value-type="float">
            <text:p>0,000225479143</text:p>
          </table:table-cell>
          <table:table-cell table:style-name="Default" office:value-type="float" office:value="0.000157677602" calcext:value-type="float">
            <text:p>0,000157677602</text:p>
          </table:table-cell>
          <table:table-cell table:style-name="Default" office:value-type="float" office:value="0.000194302623" calcext:value-type="float">
            <text:p>0,000194302623</text:p>
          </table:table-cell>
          <table:table-cell table:style-name="Default" office:value-type="float" office:value="0.000140174423" calcext:value-type="float">
            <text:p>0,000140174423</text:p>
          </table:table-cell>
          <table:table-cell table:style-name="Default" office:value-type="float" office:value="0.000104769818" calcext:value-type="float">
            <text:p>0,000104769818</text:p>
          </table:table-cell>
          <table:table-cell table:style-name="Default" office:value-type="float" office:value="0.00012715525" calcext:value-type="float">
            <text:p>0,00012715525</text:p>
          </table:table-cell>
          <table:table-cell table:style-name="Default" office:value-type="float" office:value="0.000117803054" calcext:value-type="float">
            <text:p>0,000117803054</text:p>
          </table:table-cell>
          <table:table-cell office:value-type="float" office:value="0.0150932958003148" calcext:value-type="float">
            <text:p>0,015093295800315</text:p>
          </table:table-cell>
          <table:table-cell office:value-type="float" office:value="0.0150930894825932" calcext:value-type="float">
            <text:p>0,015093089482593</text:p>
          </table:table-cell>
          <table:table-cell office:value-type="float" office:value="0.0150929534552033" calcext:value-type="float">
            <text:p>0,015092953455203</text:p>
          </table:table-cell>
          <table:table-cell office:value-type="float" office:value="0.0150927948984793" calcext:value-type="float">
            <text:p>0,015092794898479</text:p>
          </table:table-cell>
          <table:table-cell office:value-type="float" office:value="0.0150926863815541" calcext:value-type="float">
            <text:p>0,015092686381554</text:p>
          </table:table-cell>
          <table:table-cell office:value-type="float" office:value="0.0150926092319136" calcext:value-type="float">
            <text:p>0,015092609231914</text:p>
          </table:table-cell>
          <table:table-cell office:value-type="float" office:value="0.0150925199554061" calcext:value-type="float">
            <text:p>0,015092519955406</text:p>
          </table:table-cell>
          <table:table-cell office:value-type="float" office:value="0.0150924409228266" calcext:value-type="float">
            <text:p>0,015092440922827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*2-s15</text:p>
          </table:table-cell>
          <table:table-cell table:style-name="ce4" office:value-type="float" office:value="2.5" calcext:value-type="float">
            <text:p>2,5</text:p>
          </table:table-cell>
          <table:table-cell table:style-name="ce5" office:value-type="float" office:value="0.014510734" calcext:value-type="float">
            <text:p>0,014510734</text:p>
          </table:table-cell>
          <table:table-cell table:formula="of:=AVERAGE([.E43:.F43])" office:value-type="float" office:value="0.000140376693357004" calcext:value-type="float">
            <text:p>1,40E-04</text:p>
          </table:table-cell>
          <table:table-cell table:style-name="ce5" office:value-type="float" office:value="0.000150753386714008" calcext:value-type="float">
            <text:p>0,000150753386714</text:p>
          </table:table-cell>
          <table:table-cell table:style-name="ce5" office:value-type="float" office:value="0.00013" calcext:value-type="float">
            <text:p>0,00013</text:p>
          </table:table-cell>
          <table:table-cell table:formula="of:=[.C44]-[.C43]" office:value-type="float" office:value="0.000588162" calcext:value-type="float">
            <text:p>0,000588162</text:p>
          </table:table-cell>
          <table:table-cell table:formula="of:=[.D44]-[.D43]" office:value-type="float" office:value="-0.00000131428894655251" calcext:value-type="float">
            <text:p>-1,3142889465525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16381244" calcext:value-type="float">
            <text:p>0,000216381244</text:p>
          </table:table-cell>
          <table:table-cell table:style-name="Default" office:value-type="float" office:value="0.000149327672" calcext:value-type="float">
            <text:p>0,000149327672</text:p>
          </table:table-cell>
          <table:table-cell table:style-name="Default" office:value-type="float" office:value="0.000189410836" calcext:value-type="float">
            <text:p>0,000189410836</text:p>
          </table:table-cell>
          <table:table-cell table:style-name="Default" office:value-type="float" office:value="0.000135479389" calcext:value-type="float">
            <text:p>0,000135479389</text:p>
          </table:table-cell>
          <table:table-cell table:style-name="Default" office:value-type="float" office:value="0.000107430451" calcext:value-type="float">
            <text:p>0,000107430451</text:p>
          </table:table-cell>
          <table:table-cell table:style-name="Default" office:value-type="float" office:value="0.000117342588" calcext:value-type="float">
            <text:p>0,000117342588</text:p>
          </table:table-cell>
          <table:table-cell table:style-name="Default" office:value-type="float" office:value="0.000116203224" calcext:value-type="float">
            <text:p>0,000116203224</text:p>
          </table:table-cell>
          <table:table-cell office:value-type="float" office:value="0.0145111944732603" calcext:value-type="float">
            <text:p>0,01451119447326</text:p>
          </table:table-cell>
          <table:table-cell office:value-type="float" office:value="0.0145110041162086" calcext:value-type="float">
            <text:p>0,014511004116209</text:p>
          </table:table-cell>
          <table:table-cell office:value-type="float" office:value="0.0145108802604868" calcext:value-type="float">
            <text:p>0,014510880260487</text:p>
          </table:table-cell>
          <table:table-cell office:value-type="float" office:value="0.0145107316565188" calcext:value-type="float">
            <text:p>0,014510731656519</text:p>
          </table:table-cell>
          <table:table-cell office:value-type="float" office:value="0.014510630819122" calcext:value-type="float">
            <text:p>0,014510630819122</text:p>
          </table:table-cell>
          <table:table-cell office:value-type="float" office:value="0.0145105547611339" calcext:value-type="float">
            <text:p>0,014510554761134</text:p>
          </table:table-cell>
          <table:table-cell office:value-type="float" office:value="0.0145104755514382" calcext:value-type="float">
            <text:p>0,014510475551438</text:p>
          </table:table-cell>
          <table:table-cell office:value-type="float" office:value="0.0145104005986682" calcext:value-type="float">
            <text:p>0,014510400598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3" calcext:value-type="float">
            <text:p>3</text:p>
          </table:table-cell>
          <table:table-cell office:value-type="float" office:value="0.015098896" calcext:value-type="float">
            <text:p>0,015098896</text:p>
          </table:table-cell>
          <table:table-cell table:formula="of:=AVERAGE([.E44:.F44])" office:value-type="float" office:value="0.000139062404410452" calcext:value-type="float">
            <text:p>1,39E-04</text:p>
          </table:table-cell>
          <table:table-cell table:style-name="ce5" office:value-type="float" office:value="0.000148124808820903" calcext:value-type="float">
            <text:p>0,000148124808821</text:p>
          </table:table-cell>
          <table:table-cell office:value-type="float" office:value="0.00013" calcext:value-type="float">
            <text:p>0,00013</text:p>
          </table:table-cell>
          <table:table-cell table:formula="of:=[.C45]-[.C44]" office:value-type="float" office:value="-0.0000000439999999993917" calcext:value-type="float">
            <text:p>-4,39999999993917E-08</text:p>
          </table:table-cell>
          <table:table-cell table:formula="of:=[.D45]-[.D44]" office:value-type="float" office:value="-0.0000079162339180165" calcext:value-type="float">
            <text:p>-7,9162339180165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1495833" calcext:value-type="float">
            <text:p>0,00021495833</text:p>
          </table:table-cell>
          <table:table-cell table:style-name="Default" office:value-type="float" office:value="0.000148337636" calcext:value-type="float">
            <text:p>0,000148337636</text:p>
          </table:table-cell>
          <table:table-cell table:style-name="Default" office:value-type="float" office:value="0.000185921254" calcext:value-type="float">
            <text:p>0,000185921254</text:p>
          </table:table-cell>
          <table:table-cell table:style-name="Default" office:value-type="float" office:value="0.000132646951" calcext:value-type="float">
            <text:p>0,000132646951</text:p>
          </table:table-cell>
          <table:table-cell office:value-type="float" office:value="0.000097948583" calcext:value-type="float">
            <text:p>9,79E-05</text:p>
          </table:table-cell>
          <table:table-cell table:style-name="Default" office:value-type="float" office:value="0.000120924855" calcext:value-type="float">
            <text:p>0,000120924855</text:p>
          </table:table-cell>
          <table:table-cell table:style-name="Default" office:value-type="float" office:value="0.000112128223" calcext:value-type="float">
            <text:p>0,000112128223</text:p>
          </table:table-cell>
          <table:table-cell office:value-type="float" office:value="0.0150993678174337" calcext:value-type="float">
            <text:p>0,015099367817434</text:p>
          </table:table-cell>
          <table:table-cell office:value-type="float" office:value="0.0150991710472655" calcext:value-type="float">
            <text:p>0,015099171047266</text:p>
          </table:table-cell>
          <table:table-cell office:value-type="float" office:value="0.0150990430258027" calcext:value-type="float">
            <text:p>0,015099043025803</text:p>
          </table:table-cell>
          <table:table-cell office:value-type="float" office:value="0.0150988912472771" calcext:value-type="float">
            <text:p>0,015098891247277</text:p>
          </table:table-cell>
          <table:table-cell office:value-type="float" office:value="0.0150987885162941" calcext:value-type="float">
            <text:p>0,015098788516294</text:p>
          </table:table-cell>
          <table:table-cell office:value-type="float" office:value="0.0150987163604517" calcext:value-type="float">
            <text:p>0,015098716360452</text:p>
          </table:table-cell>
          <table:table-cell office:value-type="float" office:value="0.0150986314239766" calcext:value-type="float">
            <text:p>0,015098631423977</text:p>
          </table:table-cell>
          <table:table-cell office:value-type="float" office:value="0.0150985561680985" calcext:value-type="float">
            <text:p>0,015098556168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" calcext:value-type="float">
            <text:p>2</text:p>
          </table:table-cell>
          <table:table-cell office:value-type="float" office:value="0.015098852" calcext:value-type="float">
            <text:p>0,015098852</text:p>
          </table:table-cell>
          <table:table-cell table:formula="of:=AVERAGE([.E45:.F45])" office:value-type="float" office:value="0.000131146170492435" calcext:value-type="float">
            <text:p>1,31E-04</text:p>
          </table:table-cell>
          <table:table-cell table:style-name="Default" office:value-type="float" office:value="0.00014229234098487" calcext:value-type="float">
            <text:p>0,000142292340985</text:p>
          </table:table-cell>
          <table:table-cell office:value-type="float" office:value="0.00012" calcext:value-type="float">
            <text:p>0,00012</text:p>
          </table:table-cell>
          <table:table-cell table:formula="of:=[.C46]-[.C45]" office:value-type="float" office:value="-0.004124346" calcext:value-type="float">
            <text:p>-0,004124346</text:p>
          </table:table-cell>
          <table:table-cell table:formula="of:=[.D46]-[.D45]" office:value-type="float" office:value="-0.000000386149850702979" calcext:value-type="float">
            <text:p>-3,86149850702979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07225306" calcext:value-type="float">
            <text:p>0,000207225306</text:p>
          </table:table-cell>
          <table:table-cell table:style-name="Default" office:value-type="float" office:value="0.000141471987" calcext:value-type="float">
            <text:p>0,000141471987</text:p>
          </table:table-cell>
          <table:table-cell table:style-name="Default" office:value-type="float" office:value="0.000179778826" calcext:value-type="float">
            <text:p>0,000179778826</text:p>
          </table:table-cell>
          <table:table-cell table:style-name="Default" office:value-type="float" office:value="0.000127140242" calcext:value-type="float">
            <text:p>0,000127140242</text:p>
          </table:table-cell>
          <table:table-cell office:value-type="float" office:value="0.000099714601" calcext:value-type="float">
            <text:p>9,97E-05</text:p>
          </table:table-cell>
          <table:table-cell table:style-name="Default" office:value-type="float" office:value="0.000109256443" calcext:value-type="float">
            <text:p>0,000109256443</text:p>
          </table:table-cell>
          <table:table-cell table:style-name="Default" office:value-type="float" office:value="0.000107984818" calcext:value-type="float">
            <text:p>0,000107984818</text:p>
          </table:table-cell>
          <table:table-cell office:value-type="float" office:value="0.0150993058933347" calcext:value-type="float">
            <text:p>0,015099305893335</text:p>
          </table:table-cell>
          <table:table-cell office:value-type="float" office:value="0.0150991162026136" calcext:value-type="float">
            <text:p>0,015099116202614</text:p>
          </table:table-cell>
          <table:table-cell office:value-type="float" office:value="0.0150989941069072" calcext:value-type="float">
            <text:p>0,015098994106907</text:p>
          </table:table-cell>
          <table:table-cell office:value-type="float" office:value="0.0150988473432603" calcext:value-type="float">
            <text:p>0,01509884734326</text:p>
          </table:table-cell>
          <table:table-cell office:value-type="float" office:value="0.0150987488773261" calcext:value-type="float">
            <text:p>0,015098748877326</text:p>
          </table:table-cell>
          <table:table-cell office:value-type="float" office:value="0.0150986754207061" calcext:value-type="float">
            <text:p>0,015098675420706</text:p>
          </table:table-cell>
          <table:table-cell office:value-type="float" office:value="0.0150985986802008" calcext:value-type="float">
            <text:p>0,015098598680201</text:p>
          </table:table-cell>
          <table:table-cell office:value-type="float" office:value="0.0150985262053576" calcext:value-type="float">
            <text:p>0,01509852620535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2h-s1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10974506" calcext:value-type="float">
            <text:p>0,010974506</text:p>
          </table:table-cell>
          <table:table-cell table:formula="of:=AVERAGE([.E46:.F46])" office:value-type="float" office:value="0.000130760020641732" calcext:value-type="float">
            <text:p>1,31E-04</text:p>
          </table:table-cell>
          <table:table-cell table:style-name="Default" office:value-type="float" office:value="0.000141520041283464" calcext:value-type="float">
            <text:p>0,000141520041283</text:p>
          </table:table-cell>
          <table:table-cell office:value-type="float" office:value="0.00012" calcext:value-type="float">
            <text:p>0,00012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9811204" calcext:value-type="float">
            <text:p>0,00019811204</text:p>
          </table:table-cell>
          <table:table-cell table:style-name="Default" office:value-type="float" office:value="0.00015599555" calcext:value-type="float">
            <text:p>0,00015599555</text:p>
          </table:table-cell>
          <table:table-cell table:style-name="Default" office:value-type="float" office:value="0.000158428977" calcext:value-type="float">
            <text:p>0,000158428977</text:p>
          </table:table-cell>
          <table:table-cell table:style-name="Default" office:value-type="float" office:value="0.000133595279" calcext:value-type="float">
            <text:p>0,000133595279</text:p>
          </table:table-cell>
          <table:table-cell table:style-name="Default" office:value-type="float" office:value="0.000106221707" calcext:value-type="float">
            <text:p>0,000106221707</text:p>
          </table:table-cell>
          <table:table-cell table:style-name="Default" office:value-type="float" office:value="0.000120642186" calcext:value-type="float">
            <text:p>0,000120642186</text:p>
          </table:table-cell>
          <table:table-cell office:value-type="float" office:value="0.00009489539" calcext:value-type="float">
            <text:p>9,49E-05</text:p>
          </table:table-cell>
          <table:table-cell office:value-type="float" office:value="0.0109748340834076" calcext:value-type="float">
            <text:p>0,010974834083408</text:p>
          </table:table-cell>
          <table:table-cell office:value-type="float" office:value="0.0109747022713112" calcext:value-type="float">
            <text:p>0,010974702271311</text:p>
          </table:table-cell>
          <table:table-cell office:value-type="float" office:value="0.0109746044162733" calcext:value-type="float">
            <text:p>0,010974604416273</text:p>
          </table:table-cell>
          <table:table-cell office:value-type="float" office:value="0.0109745104102499" calcext:value-type="float">
            <text:p>0,01097451041025</text:p>
          </table:table-cell>
          <table:table-cell office:value-type="float" office:value="0.0109744352072143" calcext:value-type="float">
            <text:p>0,010974435207214</text:p>
          </table:table-cell>
          <table:table-cell office:value-type="float" office:value="0.0109743783315335" calcext:value-type="float">
            <text:p>0,010974378331534</text:p>
          </table:table-cell>
          <table:table-cell office:value-type="float" office:value="0.010974316740462" calcext:value-type="float">
            <text:p>0,010974316740462</text:p>
          </table:table-cell>
          <table:table-cell office:value-type="float" office:value="0.0109742704479577" calcext:value-type="float">
            <text:p>0,01097427044795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4h-s2</text:p>
          </table:table-cell>
          <table:table-cell table:style-name="ce5" office:value-type="float" office:value="1.25" calcext:value-type="float">
            <text:p>1,25</text:p>
          </table:table-cell>
          <table:table-cell table:style-name="ce5" office:value-type="float" office:value="0.010974506" calcext:value-type="float">
            <text:p>0,010974506</text:p>
          </table:table-cell>
          <table:table-cell table:formula="of:=AVERAGE([.E47:.F47])" office:value-type="float" office:value="0.000130760020641732" calcext:value-type="float">
            <text:p>1,31E-04</text:p>
          </table:table-cell>
          <table:table-cell table:style-name="Default" office:value-type="float" office:value="0.000141520041283464" calcext:value-type="float">
            <text:p>0,000141520041283</text:p>
          </table:table-cell>
          <table:table-cell office:value-type="float" office:value="0.00012" calcext:value-type="float">
            <text:p>0,00012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9811204" calcext:value-type="float">
            <text:p>0,00019811204</text:p>
          </table:table-cell>
          <table:table-cell table:style-name="Default" office:value-type="float" office:value="0.00015599555" calcext:value-type="float">
            <text:p>0,00015599555</text:p>
          </table:table-cell>
          <table:table-cell table:style-name="Default" office:value-type="float" office:value="0.000158428977" calcext:value-type="float">
            <text:p>0,000158428977</text:p>
          </table:table-cell>
          <table:table-cell table:style-name="Default" office:value-type="float" office:value="0.000133595279" calcext:value-type="float">
            <text:p>0,000133595279</text:p>
          </table:table-cell>
          <table:table-cell table:style-name="Default" office:value-type="float" office:value="0.000106221707" calcext:value-type="float">
            <text:p>0,000106221707</text:p>
          </table:table-cell>
          <table:table-cell table:style-name="Default" office:value-type="float" office:value="0.000120642186" calcext:value-type="float">
            <text:p>0,000120642186</text:p>
          </table:table-cell>
          <table:table-cell office:value-type="float" office:value="0.00009489539" calcext:value-type="float">
            <text:p>9,49E-05</text:p>
          </table:table-cell>
          <table:table-cell office:value-type="float" office:value="0.0109748340834076" calcext:value-type="float">
            <text:p>0,010974834083408</text:p>
          </table:table-cell>
          <table:table-cell office:value-type="float" office:value="0.0109747022713112" calcext:value-type="float">
            <text:p>0,010974702271311</text:p>
          </table:table-cell>
          <table:table-cell office:value-type="float" office:value="0.0109746044162733" calcext:value-type="float">
            <text:p>0,010974604416273</text:p>
          </table:table-cell>
          <table:table-cell office:value-type="float" office:value="0.0109745104102499" calcext:value-type="float">
            <text:p>0,01097451041025</text:p>
          </table:table-cell>
          <table:table-cell office:value-type="float" office:value="0.0109744352072143" calcext:value-type="float">
            <text:p>0,010974435207214</text:p>
          </table:table-cell>
          <table:table-cell office:value-type="float" office:value="0.0109743783315335" calcext:value-type="float">
            <text:p>0,010974378331534</text:p>
          </table:table-cell>
          <table:table-cell office:value-type="float" office:value="0.010974316740462" calcext:value-type="float">
            <text:p>0,010974316740462</text:p>
          </table:table-cell>
          <table:table-cell office:value-type="float" office:value="0.0109742704479577" calcext:value-type="float">
            <text:p>0,01097427044795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10974506" calcext:value-type="float">
            <text:p>0,010974506</text:p>
          </table:table-cell>
          <table:table-cell table:formula="of:=AVERAGE([.E48:.F48])" office:value-type="float" office:value="0.000130760020641732" calcext:value-type="float">
            <text:p>1,31E-04</text:p>
          </table:table-cell>
          <table:table-cell table:style-name="Default" office:value-type="float" office:value="0.000141520041283464" calcext:value-type="float">
            <text:p>0,000141520041283</text:p>
          </table:table-cell>
          <table:table-cell office:value-type="float" office:value="0.00012" calcext:value-type="float">
            <text:p>0,00012</text:p>
          </table:table-cell>
          <table:table-cell table:formula="of:=[.C49]-[.C48]" office:value-type="float" office:value="0.003641926" calcext:value-type="float">
            <text:p>0,003641926</text:p>
          </table:table-cell>
          <table:table-cell table:formula="of:=[.D49]-[.D48]" office:value-type="float" office:value="-0.000000296215873179519" calcext:value-type="float">
            <text:p>-2,96215873179519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9811204" calcext:value-type="float">
            <text:p>0,00019811204</text:p>
          </table:table-cell>
          <table:table-cell table:style-name="Default" office:value-type="float" office:value="0.00015599555" calcext:value-type="float">
            <text:p>0,00015599555</text:p>
          </table:table-cell>
          <table:table-cell table:style-name="Default" office:value-type="float" office:value="0.000158428977" calcext:value-type="float">
            <text:p>0,000158428977</text:p>
          </table:table-cell>
          <table:table-cell table:style-name="Default" office:value-type="float" office:value="0.000133595279" calcext:value-type="float">
            <text:p>0,000133595279</text:p>
          </table:table-cell>
          <table:table-cell table:style-name="Default" office:value-type="float" office:value="0.000106221707" calcext:value-type="float">
            <text:p>0,000106221707</text:p>
          </table:table-cell>
          <table:table-cell table:style-name="Default" office:value-type="float" office:value="0.000120642186" calcext:value-type="float">
            <text:p>0,000120642186</text:p>
          </table:table-cell>
          <table:table-cell office:value-type="float" office:value="0.00009489539" calcext:value-type="float">
            <text:p>9,49E-05</text:p>
          </table:table-cell>
          <table:table-cell office:value-type="float" office:value="0.0109748340834076" calcext:value-type="float">
            <text:p>0,010974834083408</text:p>
          </table:table-cell>
          <table:table-cell office:value-type="float" office:value="0.0109747022713112" calcext:value-type="float">
            <text:p>0,010974702271311</text:p>
          </table:table-cell>
          <table:table-cell office:value-type="float" office:value="0.0109746044162733" calcext:value-type="float">
            <text:p>0,010974604416273</text:p>
          </table:table-cell>
          <table:table-cell office:value-type="float" office:value="0.0109745104102499" calcext:value-type="float">
            <text:p>0,01097451041025</text:p>
          </table:table-cell>
          <table:table-cell office:value-type="float" office:value="0.0109744352072143" calcext:value-type="float">
            <text:p>0,010974435207214</text:p>
          </table:table-cell>
          <table:table-cell office:value-type="float" office:value="0.0109743783315335" calcext:value-type="float">
            <text:p>0,010974378331534</text:p>
          </table:table-cell>
          <table:table-cell office:value-type="float" office:value="0.010974316740462" calcext:value-type="float">
            <text:p>0,010974316740462</text:p>
          </table:table-cell>
          <table:table-cell office:value-type="float" office:value="0.0109742704479577" calcext:value-type="float">
            <text:p>0,010974270447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2.25" calcext:value-type="float">
            <text:p>2,25</text:p>
          </table:table-cell>
          <table:table-cell table:style-name="ce5" office:value-type="float" office:value="0.014616432" calcext:value-type="float">
            <text:p>0,014616432</text:p>
          </table:table-cell>
          <table:table-cell table:formula="of:=AVERAGE([.E49:.F49])" office:value-type="float" office:value="0.000130463804768553" calcext:value-type="float">
            <text:p>1,30E-04</text:p>
          </table:table-cell>
          <table:table-cell table:style-name="Default" office:value-type="float" office:value="0.000140927609537105" calcext:value-type="float">
            <text:p>0,000140927609537</text:p>
          </table:table-cell>
          <table:table-cell office:value-type="float" office:value="0.00012" calcext:value-type="float">
            <text:p>0,00012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7745776" calcext:value-type="float">
            <text:p>0,000177745776</text:p>
          </table:table-cell>
          <table:table-cell table:style-name="Default" office:value-type="float" office:value="0.000180080637" calcext:value-type="float">
            <text:p>0,000180080637</text:p>
          </table:table-cell>
          <table:table-cell table:style-name="Default" office:value-type="float" office:value="0.000130923157" calcext:value-type="float">
            <text:p>0,000130923157</text:p>
          </table:table-cell>
          <table:table-cell table:style-name="Default" office:value-type="float" office:value="0.000143167992" calcext:value-type="float">
            <text:p>0,000143167992</text:p>
          </table:table-cell>
          <table:table-cell table:style-name="Default" office:value-type="float" office:value="0.000128232575" calcext:value-type="float">
            <text:p>0,000128232575</text:p>
          </table:table-cell>
          <table:table-cell table:style-name="Default" office:value-type="float" office:value="0.000108515142" calcext:value-type="float">
            <text:p>0,000108515142</text:p>
          </table:table-cell>
          <table:table-cell office:value-type="float" office:value="0.000097806829" calcext:value-type="float">
            <text:p>9,78E-05</text:p>
          </table:table-cell>
          <table:table-cell office:value-type="float" office:value="0.0146168617003259" calcext:value-type="float">
            <text:p>0,014616861700326</text:p>
          </table:table-cell>
          <table:table-cell office:value-type="float" office:value="0.014616704193228" calcext:value-type="float">
            <text:p>0,014616704193228</text:p>
          </table:table-cell>
          <table:table-cell office:value-type="float" office:value="0.0146165537424596" calcext:value-type="float">
            <text:p>0,01461655374246</text:p>
          </table:table-cell>
          <table:table-cell office:value-type="float" office:value="0.0146164502773389" calcext:value-type="float">
            <text:p>0,014616450277339</text:p>
          </table:table-cell>
          <table:table-cell office:value-type="float" office:value="0.014616342940983" calcext:value-type="float">
            <text:p>0,014616342940983</text:p>
          </table:table-cell>
          <table:table-cell office:value-type="float" office:value="0.0146162514942893" calcext:value-type="float">
            <text:p>0,014616251494289</text:p>
          </table:table-cell>
          <table:table-cell office:value-type="float" office:value="0.0146161777097949" calcext:value-type="float">
            <text:p>0,014616177709795</text:p>
          </table:table-cell>
          <table:table-cell office:value-type="float" office:value="0.0146161141633829" calcext:value-type="float">
            <text:p>0,014616114163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2.25" calcext:value-type="float">
            <text:p>2,25</text:p>
          </table:table-cell>
          <table:table-cell table:style-name="ce5" office:value-type="float" office:value="0.014616432" calcext:value-type="float">
            <text:p>0,014616432</text:p>
          </table:table-cell>
          <table:table-cell table:formula="of:=AVERAGE([.E50:.F50])" office:value-type="float" office:value="0.000130463804768553" calcext:value-type="float">
            <text:p>1,30E-04</text:p>
          </table:table-cell>
          <table:table-cell table:style-name="Default" office:value-type="float" office:value="0.000140927609537105" calcext:value-type="float">
            <text:p>0,000140927609537</text:p>
          </table:table-cell>
          <table:table-cell office:value-type="float" office:value="0.00012" calcext:value-type="float">
            <text:p>0,00012</text:p>
          </table:table-cell>
          <table:table-cell table:formula="of:=[.C51]-[.C50]" office:value-type="float" office:value="0.000482406000000001" calcext:value-type="float">
            <text:p>0,000482406</text:p>
          </table:table-cell>
          <table:table-cell table:formula="of:=[.D51]-[.D50]" office:value-type="float" office:value="-0.000000231081900457016" calcext:value-type="float">
            <text:p>-2,31081900457016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7745776" calcext:value-type="float">
            <text:p>0,000177745776</text:p>
          </table:table-cell>
          <table:table-cell table:style-name="Default" office:value-type="float" office:value="0.000180080637" calcext:value-type="float">
            <text:p>0,000180080637</text:p>
          </table:table-cell>
          <table:table-cell table:style-name="Default" office:value-type="float" office:value="0.000130923157" calcext:value-type="float">
            <text:p>0,000130923157</text:p>
          </table:table-cell>
          <table:table-cell table:style-name="Default" office:value-type="float" office:value="0.000143167992" calcext:value-type="float">
            <text:p>0,000143167992</text:p>
          </table:table-cell>
          <table:table-cell table:style-name="Default" office:value-type="float" office:value="0.000128232575" calcext:value-type="float">
            <text:p>0,000128232575</text:p>
          </table:table-cell>
          <table:table-cell table:style-name="Default" office:value-type="float" office:value="0.000108515142" calcext:value-type="float">
            <text:p>0,000108515142</text:p>
          </table:table-cell>
          <table:table-cell office:value-type="float" office:value="0.000097806829" calcext:value-type="float">
            <text:p>9,78E-05</text:p>
          </table:table-cell>
          <table:table-cell office:value-type="float" office:value="0.0146168617003259" calcext:value-type="float">
            <text:p>0,014616861700326</text:p>
          </table:table-cell>
          <table:table-cell office:value-type="float" office:value="0.014616704193228" calcext:value-type="float">
            <text:p>0,014616704193228</text:p>
          </table:table-cell>
          <table:table-cell office:value-type="float" office:value="0.0146165537424596" calcext:value-type="float">
            <text:p>0,01461655374246</text:p>
          </table:table-cell>
          <table:table-cell office:value-type="float" office:value="0.0146164502773389" calcext:value-type="float">
            <text:p>0,014616450277339</text:p>
          </table:table-cell>
          <table:table-cell office:value-type="float" office:value="0.014616342940983" calcext:value-type="float">
            <text:p>0,014616342940983</text:p>
          </table:table-cell>
          <table:table-cell office:value-type="float" office:value="0.0146162514942893" calcext:value-type="float">
            <text:p>0,014616251494289</text:p>
          </table:table-cell>
          <table:table-cell office:value-type="float" office:value="0.0146161777097949" calcext:value-type="float">
            <text:p>0,014616177709795</text:p>
          </table:table-cell>
          <table:table-cell office:value-type="float" office:value="0.0146161141633829" calcext:value-type="float">
            <text:p>0,014616114163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" calcext:value-type="float">
            <text:p>2</text:p>
          </table:table-cell>
          <table:table-cell office:value-type="float" office:value="0.015098838" calcext:value-type="float">
            <text:p>0,015098838</text:p>
          </table:table-cell>
          <table:table-cell table:formula="of:=AVERAGE([.E51:.F51])" office:value-type="float" office:value="0.000130232722868095" calcext:value-type="float">
            <text:p>1,30E-04</text:p>
          </table:table-cell>
          <table:table-cell table:style-name="Default" office:value-type="float" office:value="0.000140465445736191" calcext:value-type="float">
            <text:p>0,000140465445736</text:p>
          </table:table-cell>
          <table:table-cell office:value-type="float" office:value="0.00012" calcext:value-type="float">
            <text:p>0,00012</text:p>
          </table:table-cell>
          <table:table-cell table:formula="of:=[.C52]-[.C51]" office:value-type="float" office:value="-0.000494042" calcext:value-type="float">
            <text:p>-0,000494042</text:p>
          </table:table-cell>
          <table:table-cell table:formula="of:=[.D52]-[.D51]" office:value-type="float" office:value="-0.00000391214066289947" calcext:value-type="float">
            <text:p>-3,91214066289947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04805894" calcext:value-type="float">
            <text:p>0,000204805894</text:p>
          </table:table-cell>
          <table:table-cell table:style-name="Default" office:value-type="float" office:value="0.000139321348" calcext:value-type="float">
            <text:p>0,000139321348</text:p>
          </table:table-cell>
          <table:table-cell table:style-name="Default" office:value-type="float" office:value="0.000177854738" calcext:value-type="float">
            <text:p>0,000177854738</text:p>
          </table:table-cell>
          <table:table-cell table:style-name="Default" office:value-type="float" office:value="0.000125407627" calcext:value-type="float">
            <text:p>0,000125407627</text:p>
          </table:table-cell>
          <table:table-cell office:value-type="float" office:value="0.000098148193" calcext:value-type="float">
            <text:p>9,81E-05</text:p>
          </table:table-cell>
          <table:table-cell table:style-name="Default" office:value-type="float" office:value="0.000107832602" calcext:value-type="float">
            <text:p>0,000107832602</text:p>
          </table:table-cell>
          <table:table-cell table:style-name="Default" office:value-type="float" office:value="0.000106684008" calcext:value-type="float">
            <text:p>0,000106684008</text:p>
          </table:table-cell>
          <table:table-cell office:value-type="float" office:value="0.0150992864937822" calcext:value-type="float">
            <text:p>0,015099286493782</text:p>
          </table:table-cell>
          <table:table-cell office:value-type="float" office:value="0.0150990990179795" calcext:value-type="float">
            <text:p>0,01509909901798</text:p>
          </table:table-cell>
          <table:table-cell office:value-type="float" office:value="0.0150989787784852" calcext:value-type="float">
            <text:p>0,015098978778485</text:p>
          </table:table-cell>
          <table:table-cell office:value-type="float" office:value="0.0150988335857202" calcext:value-type="float">
            <text:p>0,01509883358572</text:p>
          </table:table-cell>
          <table:table-cell office:value-type="float" office:value="0.0150987364617236" calcext:value-type="float">
            <text:p>0,015098736461724</text:p>
          </table:table-cell>
          <table:table-cell office:value-type="float" office:value="0.0150986641590839" calcext:value-type="float">
            <text:p>0,015098664159084</text:p>
          </table:table-cell>
          <table:table-cell office:value-type="float" office:value="0.0150985884187225" calcext:value-type="float">
            <text:p>0,015098588418723</text:p>
          </table:table-cell>
          <table:table-cell office:value-type="float" office:value="0.015098516816974" calcext:value-type="float">
            <text:p>0,015098516816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.014604796" calcext:value-type="float">
            <text:p>0,014604796</text:p>
          </table:table-cell>
          <table:table-cell table:formula="of:=AVERAGE([.E52:.F52])" office:value-type="float" office:value="0.000126320582205196" calcext:value-type="float">
            <text:p>1,26E-04</text:p>
          </table:table-cell>
          <table:table-cell table:style-name="Default" office:value-type="float" office:value="0.000132641164410392" calcext:value-type="float">
            <text:p>0,00013264116441</text:p>
          </table:table-cell>
          <table:table-cell office:value-type="float" office:value="0.00012" calcext:value-type="float">
            <text:p>0,00012</text:p>
          </table:table-cell>
          <table:table-cell table:formula="of:=[.C53]-[.C52]" office:value-type="float" office:value="-0.003040813" calcext:value-type="float">
            <text:p>-0,003040813</text:p>
          </table:table-cell>
          <table:table-cell table:formula="of:=[.D53]-[.D52]" office:value-type="float" office:value="-0.00000589464290882451" calcext:value-type="float">
            <text:p>-5,8946429088245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93265153" calcext:value-type="float">
            <text:p>0,000193265153</text:p>
          </table:table-cell>
          <table:table-cell table:style-name="Default" office:value-type="float" office:value="0.000128618602" calcext:value-type="float">
            <text:p>0,000128618602</text:p>
          </table:table-cell>
          <table:table-cell table:style-name="Default" office:value-type="float" office:value="0.000170268601" calcext:value-type="float">
            <text:p>0,000170268601</text:p>
          </table:table-cell>
          <table:table-cell table:style-name="Default" office:value-type="float" office:value="0.000118156029" calcext:value-type="float">
            <text:p>0,000118156029</text:p>
          </table:table-cell>
          <table:table-cell office:value-type="float" office:value="0.000091594959" calcext:value-type="float">
            <text:p>9,16E-05</text:p>
          </table:table-cell>
          <table:table-cell table:style-name="Default" office:value-type="float" office:value="0.000102621437" calcext:value-type="float">
            <text:p>0,000102621437</text:p>
          </table:table-cell>
          <table:table-cell table:style-name="Default" office:value-type="float" office:value="0.000102549345" calcext:value-type="float">
            <text:p>0,000102549345</text:p>
          </table:table-cell>
          <table:table-cell office:value-type="float" office:value="0.0146052047529989" calcext:value-type="float">
            <text:p>0,014605204752999</text:p>
          </table:table-cell>
          <table:table-cell office:value-type="float" office:value="0.0146050336302682" calcext:value-type="float">
            <text:p>0,014605033630268</text:p>
          </table:table-cell>
          <table:table-cell office:value-type="float" office:value="0.0146049262597822" calcext:value-type="float">
            <text:p>0,014604926259782</text:p>
          </table:table-cell>
          <table:table-cell office:value-type="float" office:value="0.0146047918081785" calcext:value-type="float">
            <text:p>0,014604791808179</text:p>
          </table:table-cell>
          <table:table-cell office:value-type="float" office:value="0.0146047032944707" calcext:value-type="float">
            <text:p>0,014604703294471</text:p>
          </table:table-cell>
          <table:table-cell office:value-type="float" office:value="0.0146046380271744" calcext:value-type="float">
            <text:p>0,014604638027174</text:p>
          </table:table-cell>
          <table:table-cell office:value-type="float" office:value="0.0146045683055166" calcext:value-type="float">
            <text:p>0,014604568305517</text:p>
          </table:table-cell>
          <table:table-cell office:value-type="float" office:value="0.0146045017307565" calcext:value-type="float">
            <text:p>0,014604501730757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4h-s2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0.011563983" calcext:value-type="float">
            <text:p>0,011563983</text:p>
          </table:table-cell>
          <table:table-cell table:formula="of:=AVERAGE([.E53:.F53])" office:value-type="float" office:value="0.000120425939296372" calcext:value-type="float">
            <text:p>1,20E-04</text:p>
          </table:table-cell>
          <table:table-cell table:style-name="Default" office:value-type="float" office:value="0.000130851878592743" calcext:value-type="float">
            <text:p>0,000130851878593</text:p>
          </table:table-cell>
          <table:table-cell office:value-type="float" office:value="0.00011" calcext:value-type="float">
            <text:p>0,00011</text:p>
          </table:table-cell>
          <table:table-cell table:formula="of:=[.C54]-[.C53]" office:value-type="float" office:value="0.003450703" calcext:value-type="float">
            <text:p>0,003450703</text:p>
          </table:table-cell>
          <table:table-cell table:formula="of:=[.D54]-[.D53]" office:value-type="float" office:value="-0.00000186330513084052" calcext:value-type="float">
            <text:p>-1,86330513084052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93464157" calcext:value-type="float">
            <text:p>0,000193464157</text:p>
          </table:table-cell>
          <table:table-cell table:style-name="Default" office:value-type="float" office:value="0.000129710512" calcext:value-type="float">
            <text:p>0,000129710512</text:p>
          </table:table-cell>
          <table:table-cell table:style-name="Default" office:value-type="float" office:value="0.000163719685" calcext:value-type="float">
            <text:p>0,000163719685</text:p>
          </table:table-cell>
          <table:table-cell table:style-name="Default" office:value-type="float" office:value="0.00011705705" calcext:value-type="float">
            <text:p>0,00011705705</text:p>
          </table:table-cell>
          <table:table-cell office:value-type="float" office:value="0.000089027629" calcext:value-type="float">
            <text:p>8,90E-05</text:p>
          </table:table-cell>
          <table:table-cell table:style-name="Default" office:value-type="float" office:value="0.000111524612" calcext:value-type="float">
            <text:p>0,000111524612</text:p>
          </table:table-cell>
          <table:table-cell office:value-type="float" office:value="0.000089000243" calcext:value-type="float">
            <text:p>8,90E-05</text:p>
          </table:table-cell>
          <table:table-cell office:value-type="float" office:value="0.0115643037940798" calcext:value-type="float">
            <text:p>0,01156430379408</text:p>
          </table:table-cell>
          <table:table-cell office:value-type="float" office:value="0.0115641681607254" calcext:value-type="float">
            <text:p>0,011564168160725</text:p>
          </table:table-cell>
          <table:table-cell office:value-type="float" office:value="0.0115640824237558" calcext:value-type="float">
            <text:p>0,011564082423756</text:p>
          </table:table-cell>
          <table:table-cell office:value-type="float" office:value="0.0115639800604729" calcext:value-type="float">
            <text:p>0,011563980060473</text:p>
          </table:table-cell>
          <table:table-cell office:value-type="float" office:value="0.0115639106277496" calcext:value-type="float">
            <text:p>0,01156391062775</text:p>
          </table:table-cell>
          <table:table-cell office:value-type="float" office:value="0.0115638603980167" calcext:value-type="float">
            <text:p>0,011563860398017</text:p>
          </table:table-cell>
          <table:table-cell office:value-type="float" office:value="0.0115638004033995" calcext:value-type="float">
            <text:p>0,0115638004034</text:p>
          </table:table-cell>
          <table:table-cell office:value-type="float" office:value="0.0115637546545783" calcext:value-type="float">
            <text:p>0,011563754654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.25" calcext:value-type="float">
            <text:p>2,25</text:p>
          </table:table-cell>
          <table:table-cell table:style-name="ce5" office:value-type="float" office:value="0.015014686" calcext:value-type="float">
            <text:p>0,015014686</text:p>
          </table:table-cell>
          <table:table-cell table:formula="of:=AVERAGE([.E54:.F54])" office:value-type="float" office:value="0.000118562634165531" calcext:value-type="float">
            <text:p>1,19E-04</text:p>
          </table:table-cell>
          <table:table-cell table:style-name="Default" office:value-type="float" office:value="0.000127125268331062" calcext:value-type="float">
            <text:p>0,000127125268331</text:p>
          </table:table-cell>
          <table:table-cell office:value-type="float" office:value="0.00011" calcext:value-type="float">
            <text:p>0,00011</text:p>
          </table:table-cell>
          <table:table-cell table:formula="of:=[.C55]-[.C54]" office:value-type="float" office:value="0.0000840029999999992" calcext:value-type="float">
            <text:p>8,40029999999992E-05</text:p>
          </table:table-cell>
          <table:table-cell table:formula="of:=[.D55]-[.D54]" office:value-type="float" office:value="-0.0000033455152834255" calcext:value-type="float">
            <text:p>-3,3455152834255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87111865" calcext:value-type="float">
            <text:p>0,000187111865</text:p>
          </table:table-cell>
          <table:table-cell table:style-name="Default" office:value-type="float" office:value="0.000123260087" calcext:value-type="float">
            <text:p>0,000123260087</text:p>
          </table:table-cell>
          <table:table-cell table:style-name="Default" office:value-type="float" office:value="0.000163844367" calcext:value-type="float">
            <text:p>0,000163844367</text:p>
          </table:table-cell>
          <table:table-cell table:style-name="Default" office:value-type="float" office:value="0.000112751896" calcext:value-type="float">
            <text:p>0,000112751896</text:p>
          </table:table-cell>
          <table:table-cell office:value-type="float" office:value="0.000086734186" calcext:value-type="float">
            <text:p>8,67E-05</text:p>
          </table:table-cell>
          <table:table-cell office:value-type="float" office:value="0.000097585626" calcext:value-type="float">
            <text:p>9,76E-05</text:p>
          </table:table-cell>
          <table:table-cell office:value-type="float" office:value="0.000097454747" calcext:value-type="float">
            <text:p>9,75E-05</text:p>
          </table:table-cell>
          <table:table-cell office:value-type="float" office:value="0.0150150901181992" calcext:value-type="float">
            <text:p>0,015015090118199</text:p>
          </table:table-cell>
          <table:table-cell office:value-type="float" office:value="0.0150149197941986" calcext:value-type="float">
            <text:p>0,015014919794199</text:p>
          </table:table-cell>
          <table:table-cell office:value-type="float" office:value="0.0150148140091905" calcext:value-type="float">
            <text:p>0,015014814009191</text:p>
          </table:table-cell>
          <table:table-cell office:value-type="float" office:value="0.0150146809994031" calcext:value-type="float">
            <text:p>0,015014680999403</text:p>
          </table:table-cell>
          <table:table-cell office:value-type="float" office:value="0.0150145941635048" calcext:value-type="float">
            <text:p>0,015014594163505</text:p>
          </table:table-cell>
          <table:table-cell office:value-type="float" office:value="0.0150145306252523" calcext:value-type="float">
            <text:p>0,015014530625252</text:p>
          </table:table-cell>
          <table:table-cell office:value-type="float" office:value="0.0150144624641696" calcext:value-type="float">
            <text:p>0,01501446246417</text:p>
          </table:table-cell>
          <table:table-cell office:value-type="float" office:value="0.0150143974211295" calcext:value-type="float">
            <text:p>0,01501439742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2" calcext:value-type="float">
            <text:p>2</text:p>
          </table:table-cell>
          <table:table-cell office:value-type="float" office:value="0.015098689" calcext:value-type="float">
            <text:p>0,015098689</text:p>
          </table:table-cell>
          <table:table-cell table:formula="of:=AVERAGE([.E55:.F55])" office:value-type="float" office:value="0.000115217118882105" calcext:value-type="float">
            <text:p>1,15E-04</text:p>
          </table:table-cell>
          <table:table-cell table:style-name="Default" office:value-type="float" office:value="0.000120434237764211" calcext:value-type="float">
            <text:p>0,000120434237764</text:p>
          </table:table-cell>
          <table:table-cell office:value-type="float" office:value="0.00011" calcext:value-type="float">
            <text:p>0,00011</text:p>
          </table:table-cell>
          <table:table-cell table:formula="of:=[.C56]-[.C55]" office:value-type="float" office:value="-0.0000000149999999990436" calcext:value-type="float">
            <text:p>-1,49999999990436E-08</text:p>
          </table:table-cell>
          <table:table-cell table:formula="of:=[.D56]-[.D55]" office:value-type="float" office:value="-0.00000600017860684699" calcext:value-type="float">
            <text:p>-6,00017860684699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8265392" calcext:value-type="float">
            <text:p>0,000178265392</text:p>
          </table:table-cell>
          <table:table-cell table:style-name="Default" office:value-type="float" office:value="0.000115739168" calcext:value-type="float">
            <text:p>0,000115739168</text:p>
          </table:table-cell>
          <table:table-cell table:style-name="Default" office:value-type="float" office:value="0.000156759031" calcext:value-type="float">
            <text:p>0,000156759031</text:p>
          </table:table-cell>
          <table:table-cell table:style-name="Default" office:value-type="float" office:value="0.000106418568" calcext:value-type="float">
            <text:p>0,000106418568</text:p>
          </table:table-cell>
          <table:table-cell office:value-type="float" office:value="0.00008098584" calcext:value-type="float">
            <text:p>8,10E-05</text:p>
          </table:table-cell>
          <table:table-cell office:value-type="float" office:value="0.000092204247" calcext:value-type="float">
            <text:p>9,22E-05</text:p>
          </table:table-cell>
          <table:table-cell office:value-type="float" office:value="0.000092432053" calcext:value-type="float">
            <text:p>9,24E-05</text:p>
          </table:table-cell>
          <table:table-cell office:value-type="float" office:value="0.0150990738090784" calcext:value-type="float">
            <text:p>0,015099073809078</text:p>
          </table:table-cell>
          <table:table-cell office:value-type="float" office:value="0.0150989106301629" calcext:value-type="float">
            <text:p>0,015098910630163</text:p>
          </table:table-cell>
          <table:table-cell office:value-type="float" office:value="0.015098810744144" calcext:value-type="float">
            <text:p>0,015098810744144</text:p>
          </table:table-cell>
          <table:table-cell office:value-type="float" office:value="0.015098682774335" calcext:value-type="float">
            <text:p>0,015098682774335</text:p>
          </table:table-cell>
          <table:table-cell office:value-type="float" office:value="0.0150986003575104" calcext:value-type="float">
            <text:p>0,01509860035751</text:p>
          </table:table-cell>
          <table:table-cell office:value-type="float" office:value="0.0150985406983411" calcext:value-type="float">
            <text:p>0,015098540698341</text:p>
          </table:table-cell>
          <table:table-cell office:value-type="float" office:value="0.0150984759356602" calcext:value-type="float">
            <text:p>0,01509847593566</text:p>
          </table:table-cell>
          <table:table-cell office:value-type="float" office:value="0.0150984138996576" calcext:value-type="float">
            <text:p>0,015098413899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75" calcext:value-type="float">
            <text:p>1,75</text:p>
          </table:table-cell>
          <table:table-cell office:value-type="float" office:value="0.015098674" calcext:value-type="float">
            <text:p>0,015098674</text:p>
          </table:table-cell>
          <table:table-cell table:formula="of:=AVERAGE([.E56:.F56])" office:value-type="float" office:value="0.000109216940275259" calcext:value-type="float">
            <text:p>1,09E-04</text:p>
          </table:table-cell>
          <table:table-cell table:style-name="Default" office:value-type="float" office:value="0.000118433880550517" calcext:value-type="float">
            <text:p>0,000118433880551</text:p>
          </table:table-cell>
          <table:table-cell office:value-type="float" office:value="0.0001" calcext:value-type="float">
            <text:p>0,0001</text:p>
          </table:table-cell>
          <table:table-cell table:formula="of:=[.C57]-[.C56]" office:value-type="float" office:value="-0.0000444799999999995" calcext:value-type="float">
            <text:p>-4,44799999999995E-05</text:p>
          </table:table-cell>
          <table:table-cell table:formula="of:=[.D57]-[.D56]" office:value-type="float" office:value="-0.000000446247371056502" calcext:value-type="float">
            <text:p>-4,46247371056502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5609012" calcext:value-type="float">
            <text:p>0,000175609012</text:p>
          </table:table-cell>
          <table:table-cell table:style-name="Default" office:value-type="float" office:value="0.000113384916" calcext:value-type="float">
            <text:p>0,000113384916</text:p>
          </table:table-cell>
          <table:table-cell table:style-name="Default" office:value-type="float" office:value="0.000154652821" calcext:value-type="float">
            <text:p>0,000154652821</text:p>
          </table:table-cell>
          <table:table-cell table:style-name="Default" office:value-type="float" office:value="0.000104537001" calcext:value-type="float">
            <text:p>0,000104537001</text:p>
          </table:table-cell>
          <table:table-cell office:value-type="float" office:value="0.000079269893" calcext:value-type="float">
            <text:p>7,93E-05</text:p>
          </table:table-cell>
          <table:table-cell office:value-type="float" office:value="0.000090630692" calcext:value-type="float">
            <text:p>9,06E-05</text:p>
          </table:table-cell>
          <table:table-cell office:value-type="float" office:value="0.000091014303" calcext:value-type="float">
            <text:p>9,10E-05</text:p>
          </table:table-cell>
          <table:table-cell office:value-type="float" office:value="0.015099052575402" calcext:value-type="float">
            <text:p>0,015099052575402</text:p>
          </table:table-cell>
          <table:table-cell office:value-type="float" office:value="0.015098891828272" calcext:value-type="float">
            <text:p>0,015098891828272</text:p>
          </table:table-cell>
          <table:table-cell office:value-type="float" office:value="0.0150987939741514" calcext:value-type="float">
            <text:p>0,015098793974151</text:p>
          </table:table-cell>
          <table:table-cell office:value-type="float" office:value="0.0150986677238745" calcext:value-type="float">
            <text:p>0,015098667723875</text:p>
          </table:table-cell>
          <table:table-cell office:value-type="float" office:value="0.0150985867643228" calcext:value-type="float">
            <text:p>0,015098586764323</text:p>
          </table:table-cell>
          <table:table-cell office:value-type="float" office:value="0.0150985283692759" calcext:value-type="float">
            <text:p>0,015098528369276</text:p>
          </table:table-cell>
          <table:table-cell office:value-type="float" office:value="0.0150984647118822" calcext:value-type="float">
            <text:p>0,015098464711882</text:p>
          </table:table-cell>
          <table:table-cell office:value-type="float" office:value="0.0150984036274497" calcext:value-type="float">
            <text:p>0,01509840362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.015054194" calcext:value-type="float">
            <text:p>0,015054194</text:p>
          </table:table-cell>
          <table:table-cell table:formula="of:=AVERAGE([.E57:.F57])" office:value-type="float" office:value="0.000108770692904202" calcext:value-type="float">
            <text:p>1,09E-04</text:p>
          </table:table-cell>
          <table:table-cell table:style-name="Default" office:value-type="float" office:value="0.000117541385808404" calcext:value-type="float">
            <text:p>0,000117541385808</text:p>
          </table:table-cell>
          <table:table-cell office:value-type="float" office:value="0.0001" calcext:value-type="float">
            <text:p>0,0001</text:p>
          </table:table-cell>
          <table:table-cell table:formula="of:=[.C58]-[.C57]" office:value-type="float" office:value="-0.002522473" calcext:value-type="float">
            <text:p>-0,002522473</text:p>
          </table:table-cell>
          <table:table-cell table:formula="of:=[.D58]-[.D57]" office:value-type="float" office:value="-0.000001991147799364" calcext:value-type="float">
            <text:p>-1,991147799364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4326817" calcext:value-type="float">
            <text:p>0,000174326817</text:p>
          </table:table-cell>
          <table:table-cell table:style-name="Default" office:value-type="float" office:value="0.000112203848" calcext:value-type="float">
            <text:p>0,000112203848</text:p>
          </table:table-cell>
          <table:table-cell table:style-name="Default" office:value-type="float" office:value="0.000153769654" calcext:value-type="float">
            <text:p>0,000153769654</text:p>
          </table:table-cell>
          <table:table-cell table:style-name="Default" office:value-type="float" office:value="0.000103698088" calcext:value-type="float">
            <text:p>0,000103698088</text:p>
          </table:table-cell>
          <table:table-cell office:value-type="float" office:value="0.000078519651" calcext:value-type="float">
            <text:p>7,85E-05</text:p>
          </table:table-cell>
          <table:table-cell office:value-type="float" office:value="0.000090018651" calcext:value-type="float">
            <text:p>9,00E-05</text:p>
          </table:table-cell>
          <table:table-cell office:value-type="float" office:value="0.000090501544" calcext:value-type="float">
            <text:p>9,05E-05</text:p>
          </table:table-cell>
          <table:table-cell office:value-type="float" office:value="0.0150545685408289" calcext:value-type="float">
            <text:p>0,015054568540829</text:p>
          </table:table-cell>
          <table:table-cell office:value-type="float" office:value="0.0150544094375018" calcext:value-type="float">
            <text:p>0,015054409437502</text:p>
          </table:table-cell>
          <table:table-cell office:value-type="float" office:value="0.0150543128879529" calcext:value-type="float">
            <text:p>0,015054312887953</text:p>
          </table:table-cell>
          <table:table-cell office:value-type="float" office:value="0.0150541877284525" calcext:value-type="float">
            <text:p>0,015054187728453</text:p>
          </table:table-cell>
          <table:table-cell office:value-type="float" office:value="0.0150541076551921" calcext:value-type="float">
            <text:p>0,015054107655192</text:p>
          </table:table-cell>
          <table:table-cell office:value-type="float" office:value="0.0150540499832171" calcext:value-type="float">
            <text:p>0,015054049983217</text:p>
          </table:table-cell>
          <table:table-cell office:value-type="float" office:value="0.0150539869419695" calcext:value-type="float">
            <text:p>0,01505398694197</text:p>
          </table:table-cell>
          <table:table-cell office:value-type="float" office:value="0.0150539263806071" calcext:value-type="float">
            <text:p>0,015053926380607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4-s2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0.012531721" calcext:value-type="float">
            <text:p>0,012531721</text:p>
          </table:table-cell>
          <table:table-cell table:formula="of:=AVERAGE([.E58:.F58])" office:value-type="float" office:value="0.000106779545104838" calcext:value-type="float">
            <text:p>1,07E-04</text:p>
          </table:table-cell>
          <table:table-cell table:style-name="Default" office:value-type="float" office:value="0.000113559090209676" calcext:value-type="float">
            <text:p>0,00011355909021</text:p>
          </table:table-cell>
          <table:table-cell office:value-type="float" office:value="0.0001" calcext:value-type="float">
            <text:p>0,0001</text:p>
          </table:table-cell>
          <table:table-cell table:formula="of:=[.C59]-[.C58]" office:value-type="float" office:value="0.000766403000000001" calcext:value-type="float">
            <text:p>0,000766403</text:p>
          </table:table-cell>
          <table:table-cell table:formula="of:=[.D59]-[.D58]" office:value-type="float" office:value="-0.00000182385438051801" calcext:value-type="float">
            <text:p>-1,8238543805180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27217" calcext:value-type="float">
            <text:p>0,0001727217</text:p>
          </table:table-cell>
          <table:table-cell table:style-name="Default" office:value-type="float" office:value="0.00010680206" calcext:value-type="float">
            <text:p>0,00010680206</text:p>
          </table:table-cell>
          <table:table-cell table:style-name="Default" office:value-type="float" office:value="0.000151994026" calcext:value-type="float">
            <text:p>0,000151994026</text:p>
          </table:table-cell>
          <table:table-cell office:value-type="float" office:value="0.000099005397" calcext:value-type="float">
            <text:p>9,90E-05</text:p>
          </table:table-cell>
          <table:table-cell office:value-type="float" office:value="0.000070209506" calcext:value-type="float">
            <text:p>7,02E-05</text:p>
          </table:table-cell>
          <table:table-cell office:value-type="float" office:value="0.000090639519" calcext:value-type="float">
            <text:p>9,06E-05</text:p>
          </table:table-cell>
          <table:table-cell office:value-type="float" office:value="0.000083171073" calcext:value-type="float">
            <text:p>8,32E-05</text:p>
          </table:table-cell>
          <table:table-cell office:value-type="float" office:value="0.012532024538942" calcext:value-type="float">
            <text:p>0,012532024538942</text:p>
          </table:table-cell>
          <table:table-cell office:value-type="float" office:value="0.0125318933144471" calcext:value-type="float">
            <text:p>0,012531893314447</text:p>
          </table:table-cell>
          <table:table-cell office:value-type="float" office:value="0.0125318168120294" calcext:value-type="float">
            <text:p>0,012531816812029</text:p>
          </table:table-cell>
          <table:table-cell office:value-type="float" office:value="0.0125317138273023" calcext:value-type="float">
            <text:p>0,012531713827302</text:p>
          </table:table-cell>
          <table:table-cell office:value-type="float" office:value="0.0125316501874987" calcext:value-type="float">
            <text:p>0,012531650187499</text:p>
          </table:table-cell>
          <table:table-cell office:value-type="float" office:value="0.0125316072599871" calcext:value-type="float">
            <text:p>0,012531607259987</text:p>
          </table:table-cell>
          <table:table-cell office:value-type="float" office:value="0.0125315544199267" calcext:value-type="float">
            <text:p>0,012531554419927</text:p>
          </table:table-cell>
          <table:table-cell office:value-type="float" office:value="0.0125315080895924" calcext:value-type="float">
            <text:p>0,01253150808959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2h-s1</text:p>
          </table:table-cell>
          <table:table-cell table:style-name="ce5" office:value-type="float" office:value="2.25" calcext:value-type="float">
            <text:p>2,25</text:p>
          </table:table-cell>
          <table:table-cell table:style-name="ce5" office:value-type="float" office:value="0.013298124" calcext:value-type="float">
            <text:p>0,013298124</text:p>
          </table:table-cell>
          <table:table-cell table:formula="of:=AVERAGE([.E59:.F59])" office:value-type="float" office:value="0.00010495569072432" calcext:value-type="float">
            <text:p>1,05E-04</text:p>
          </table:table-cell>
          <table:table-cell table:style-name="Default" office:value-type="float" office:value="0.00010991138144864" calcext:value-type="float">
            <text:p>0,000109911381449</text:p>
          </table:table-cell>
          <table:table-cell office:value-type="float" office:value="0.0001" calcext:value-type="float">
            <text:p>0,0001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4906911" calcext:value-type="float">
            <text:p>0,000164906911</text:p>
          </table:table-cell>
          <table:table-cell table:style-name="Default" office:value-type="float" office:value="0.00010191188" calcext:value-type="float">
            <text:p>0,00010191188</text:p>
          </table:table-cell>
          <table:table-cell table:style-name="Default" office:value-type="float" office:value="0.000151077766" calcext:value-type="float">
            <text:p>0,000151077766</text:p>
          </table:table-cell>
          <table:table-cell office:value-type="float" office:value="0.000095331673" calcext:value-type="float">
            <text:p>9,53E-05</text:p>
          </table:table-cell>
          <table:table-cell office:value-type="float" office:value="0.000066830945" calcext:value-type="float">
            <text:p>6,68E-05</text:p>
          </table:table-cell>
          <table:table-cell office:value-type="float" office:value="0.000083567305" calcext:value-type="float">
            <text:p>8,36E-05</text:p>
          </table:table-cell>
          <table:table-cell office:value-type="float" office:value="0.000086800336" calcext:value-type="float">
            <text:p>8,68E-05</text:p>
          </table:table-cell>
          <table:table-cell office:value-type="float" office:value="0.0132984347680408" calcext:value-type="float">
            <text:p>0,013298434768041</text:p>
          </table:table-cell>
          <table:table-cell office:value-type="float" office:value="0.0132983018186792" calcext:value-type="float">
            <text:p>0,013298301818679</text:p>
          </table:table-cell>
          <table:table-cell office:value-type="float" office:value="0.0132982243546824" calcext:value-type="float">
            <text:p>0,013298224354682</text:p>
          </table:table-cell>
          <table:table-cell office:value-type="float" office:value="0.0132981157305083" calcext:value-type="float">
            <text:p>0,013298115730508</text:p>
          </table:table-cell>
          <table:table-cell office:value-type="float" office:value="0.013298050704536" calcext:value-type="float">
            <text:p>0,013298050704536</text:p>
          </table:table-cell>
          <table:table-cell office:value-type="float" office:value="0.0132980073437491" calcext:value-type="float">
            <text:p>0,013298007343749</text:p>
          </table:table-cell>
          <table:table-cell office:value-type="float" office:value="0.0132979556471499" calcext:value-type="float">
            <text:p>0,01329795564715</text:p>
          </table:table-cell>
          <table:table-cell office:value-type="float" office:value="0.0132979043380455" calcext:value-type="float">
            <text:p>0,01329790433804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table:style-name="ce5" office:value-type="float" office:value="2.25" calcext:value-type="float">
            <text:p>2,25</text:p>
          </table:table-cell>
          <table:table-cell table:style-name="ce5" office:value-type="float" office:value="0.013298124" calcext:value-type="float">
            <text:p>0,013298124</text:p>
          </table:table-cell>
          <table:table-cell table:formula="of:=AVERAGE([.E60:.F60])" office:value-type="float" office:value="0.00010495569072432" calcext:value-type="float">
            <text:p>1,05E-04</text:p>
          </table:table-cell>
          <table:table-cell table:style-name="Default" office:value-type="float" office:value="0.00010991138144864" calcext:value-type="float">
            <text:p>0,000109911381449</text:p>
          </table:table-cell>
          <table:table-cell office:value-type="float" office:value="0.0001" calcext:value-type="float">
            <text:p>0,0001</text:p>
          </table:table-cell>
          <table:table-cell table:formula="of:=[.C61]-[.C60]" office:value-type="float" office:value="0.000587951" calcext:value-type="float">
            <text:p>0,000587951</text:p>
          </table:table-cell>
          <table:table-cell table:formula="of:=[.D61]-[.D60]" office:value-type="float" office:value="-0.00000151337507436599" calcext:value-type="float">
            <text:p>-1,51337507436599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4906911" calcext:value-type="float">
            <text:p>0,000164906911</text:p>
          </table:table-cell>
          <table:table-cell table:style-name="Default" office:value-type="float" office:value="0.00010191188" calcext:value-type="float">
            <text:p>0,00010191188</text:p>
          </table:table-cell>
          <table:table-cell table:style-name="Default" office:value-type="float" office:value="0.000151077766" calcext:value-type="float">
            <text:p>0,000151077766</text:p>
          </table:table-cell>
          <table:table-cell office:value-type="float" office:value="0.000095331673" calcext:value-type="float">
            <text:p>9,53E-05</text:p>
          </table:table-cell>
          <table:table-cell office:value-type="float" office:value="0.000066830945" calcext:value-type="float">
            <text:p>6,68E-05</text:p>
          </table:table-cell>
          <table:table-cell office:value-type="float" office:value="0.000083567305" calcext:value-type="float">
            <text:p>8,36E-05</text:p>
          </table:table-cell>
          <table:table-cell office:value-type="float" office:value="0.000086800336" calcext:value-type="float">
            <text:p>8,68E-05</text:p>
          </table:table-cell>
          <table:table-cell office:value-type="float" office:value="0.0132984347680408" calcext:value-type="float">
            <text:p>0,013298434768041</text:p>
          </table:table-cell>
          <table:table-cell office:value-type="float" office:value="0.0132983018186792" calcext:value-type="float">
            <text:p>0,013298301818679</text:p>
          </table:table-cell>
          <table:table-cell office:value-type="float" office:value="0.0132982243546824" calcext:value-type="float">
            <text:p>0,013298224354682</text:p>
          </table:table-cell>
          <table:table-cell office:value-type="float" office:value="0.0132981157305083" calcext:value-type="float">
            <text:p>0,013298115730508</text:p>
          </table:table-cell>
          <table:table-cell office:value-type="float" office:value="0.013298050704536" calcext:value-type="float">
            <text:p>0,013298050704536</text:p>
          </table:table-cell>
          <table:table-cell office:value-type="float" office:value="0.0132980073437491" calcext:value-type="float">
            <text:p>0,013298007343749</text:p>
          </table:table-cell>
          <table:table-cell office:value-type="float" office:value="0.0132979556471499" calcext:value-type="float">
            <text:p>0,01329795564715</text:p>
          </table:table-cell>
          <table:table-cell office:value-type="float" office:value="0.0132979043380455" calcext:value-type="float">
            <text:p>0,01329790433804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2h-s1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.013886075" calcext:value-type="float">
            <text:p>0,013886075</text:p>
          </table:table-cell>
          <table:table-cell table:formula="of:=AVERAGE([.E61:.F61])" office:value-type="float" office:value="0.000103442315649954" calcext:value-type="float">
            <text:p>1,03E-04</text:p>
          </table:table-cell>
          <table:table-cell table:style-name="Default" office:value-type="float" office:value="0.000106884631299908" calcext:value-type="float">
            <text:p>0,0001068846313</text:p>
          </table:table-cell>
          <table:table-cell office:value-type="float" office:value="0.0001" calcext:value-type="float">
            <text:p>0,0001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0436695" calcext:value-type="float">
            <text:p>0,000160436695</text:p>
          </table:table-cell>
          <table:table-cell office:value-type="float" office:value="0.000093214687" calcext:value-type="float">
            <text:p>9,32E-05</text:p>
          </table:table-cell>
          <table:table-cell table:style-name="Default" office:value-type="float" office:value="0.000143238374" calcext:value-type="float">
            <text:p>0,000143238374</text:p>
          </table:table-cell>
          <table:table-cell office:value-type="float" office:value="0.000095179187" calcext:value-type="float">
            <text:p>9,52E-05</text:p>
          </table:table-cell>
          <table:table-cell office:value-type="float" office:value="0.000072609194" calcext:value-type="float">
            <text:p>7,26E-05</text:p>
          </table:table-cell>
          <table:table-cell office:value-type="float" office:value="0.000087352064" calcext:value-type="float">
            <text:p>8,74E-05</text:p>
          </table:table-cell>
          <table:table-cell office:value-type="float" office:value="0.000078777832" calcext:value-type="float">
            <text:p>7,88E-05</text:p>
          </table:table-cell>
          <table:table-cell office:value-type="float" office:value="0.013886387973098" calcext:value-type="float">
            <text:p>0,013886387973098</text:p>
          </table:table-cell>
          <table:table-cell office:value-type="float" office:value="0.0138862529089969" calcext:value-type="float">
            <text:p>0,013886252908997</text:p>
          </table:table-cell>
          <table:table-cell office:value-type="float" office:value="0.0138861789231878" calcext:value-type="float">
            <text:p>0,013886178923188</text:p>
          </table:table-cell>
          <table:table-cell office:value-type="float" office:value="0.0138860713820798" calcext:value-type="float">
            <text:p>0,01388607138208</text:p>
          </table:table-cell>
          <table:table-cell office:value-type="float" office:value="0.0138860035896942" calcext:value-type="float">
            <text:p>0,013886003589694</text:p>
          </table:table-cell>
          <table:table-cell office:value-type="float" office:value="0.0138859543970237" calcext:value-type="float">
            <text:p>0,013885954397024</text:p>
          </table:table-cell>
          <table:table-cell office:value-type="float" office:value="0.0138858979699047" calcext:value-type="float">
            <text:p>0,013885897969905</text:p>
          </table:table-cell>
          <table:table-cell office:value-type="float" office:value="0.0138858493441652" calcext:value-type="float">
            <text:p>0,01388584934416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.013886075" calcext:value-type="float">
            <text:p>0,013886075</text:p>
          </table:table-cell>
          <table:table-cell table:formula="of:=AVERAGE([.E62:.F62])" office:value-type="float" office:value="0.000103442315649954" calcext:value-type="float">
            <text:p>1,03E-04</text:p>
          </table:table-cell>
          <table:table-cell table:style-name="Default" office:value-type="float" office:value="0.000106884631299908" calcext:value-type="float">
            <text:p>0,0001068846313</text:p>
          </table:table-cell>
          <table:table-cell office:value-type="float" office:value="0.0001" calcext:value-type="float">
            <text:p>0,0001</text:p>
          </table:table-cell>
          <table:table-cell table:formula="of:=[.C63]-[.C62]" office:value-type="float" office:value="0.00121248" calcext:value-type="float">
            <text:p>0,00121248</text:p>
          </table:table-cell>
          <table:table-cell table:formula="of:=[.D63]-[.D62]" office:value-type="float" office:value="-0.000007193086409" calcext:value-type="float">
            <text:p>-7,193086409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0436695" calcext:value-type="float">
            <text:p>0,000160436695</text:p>
          </table:table-cell>
          <table:table-cell office:value-type="float" office:value="0.000093214687" calcext:value-type="float">
            <text:p>9,32E-05</text:p>
          </table:table-cell>
          <table:table-cell table:style-name="Default" office:value-type="float" office:value="0.000143238374" calcext:value-type="float">
            <text:p>0,000143238374</text:p>
          </table:table-cell>
          <table:table-cell office:value-type="float" office:value="0.000095179187" calcext:value-type="float">
            <text:p>9,52E-05</text:p>
          </table:table-cell>
          <table:table-cell office:value-type="float" office:value="0.000072609194" calcext:value-type="float">
            <text:p>7,26E-05</text:p>
          </table:table-cell>
          <table:table-cell office:value-type="float" office:value="0.000087352064" calcext:value-type="float">
            <text:p>8,74E-05</text:p>
          </table:table-cell>
          <table:table-cell office:value-type="float" office:value="0.000078777832" calcext:value-type="float">
            <text:p>7,88E-05</text:p>
          </table:table-cell>
          <table:table-cell office:value-type="float" office:value="0.013886387973098" calcext:value-type="float">
            <text:p>0,013886387973098</text:p>
          </table:table-cell>
          <table:table-cell office:value-type="float" office:value="0.0138862529089969" calcext:value-type="float">
            <text:p>0,013886252908997</text:p>
          </table:table-cell>
          <table:table-cell office:value-type="float" office:value="0.0138861789231878" calcext:value-type="float">
            <text:p>0,013886178923188</text:p>
          </table:table-cell>
          <table:table-cell office:value-type="float" office:value="0.0138860713820798" calcext:value-type="float">
            <text:p>0,01388607138208</text:p>
          </table:table-cell>
          <table:table-cell office:value-type="float" office:value="0.0138860035896942" calcext:value-type="float">
            <text:p>0,013886003589694</text:p>
          </table:table-cell>
          <table:table-cell office:value-type="float" office:value="0.0138859543970237" calcext:value-type="float">
            <text:p>0,013885954397024</text:p>
          </table:table-cell>
          <table:table-cell office:value-type="float" office:value="0.0138858979699047" calcext:value-type="float">
            <text:p>0,013885897969905</text:p>
          </table:table-cell>
          <table:table-cell office:value-type="float" office:value="0.0138858493441652" calcext:value-type="float">
            <text:p>0,013885849344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15098555" calcext:value-type="float">
            <text:p>0,015098555</text:p>
          </table:table-cell>
          <table:table-cell table:formula="of:=AVERAGE([.E63:.F63])" office:value-type="float" office:value="0.000096249229240954" calcext:value-type="float">
            <text:p>9,62E-05</text:p>
          </table:table-cell>
          <table:table-cell table:style-name="Default" office:value-type="float" office:value="0.000102498458481908" calcext:value-type="float">
            <text:p>0,000102498458482</text:p>
          </table:table-cell>
          <table:table-cell office:value-type="float" office:value="0.00009" calcext:value-type="float">
            <text:p>9E-05</text:p>
          </table:table-cell>
          <table:table-cell table:formula="of:=[.C64]-[.C63]" office:value-type="float" office:value="-0.002316071" calcext:value-type="float">
            <text:p>-0,002316071</text:p>
          </table:table-cell>
          <table:table-cell table:formula="of:=[.D64]-[.D63]" office:value-type="float" office:value="-0.00000151506149550471" calcext:value-type="float">
            <text:p>-1,5150614955047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4486834" calcext:value-type="float">
            <text:p>0,000154486834</text:p>
          </table:table-cell>
          <table:table-cell office:value-type="float" office:value="0.000094627017" calcext:value-type="float">
            <text:p>9,46E-05</text:p>
          </table:table-cell>
          <table:table-cell table:style-name="Default" office:value-type="float" office:value="0.000137869924" calcext:value-type="float">
            <text:p>0,000137869924</text:p>
          </table:table-cell>
          <table:table-cell office:value-type="float" office:value="0.000089454802" calcext:value-type="float">
            <text:p>8,95E-05</text:p>
          </table:table-cell>
          <table:table-cell office:value-type="float" office:value="0.000065612146" calcext:value-type="float">
            <text:p>6,56E-05</text:p>
          </table:table-cell>
          <table:table-cell office:value-type="float" office:value="0.000078177771" calcext:value-type="float">
            <text:p>7,82E-05</text:p>
          </table:table-cell>
          <table:table-cell office:value-type="float" office:value="0.000079683767" calcext:value-type="float">
            <text:p>7,97E-05</text:p>
          </table:table-cell>
          <table:table-cell office:value-type="float" office:value="0.0150988833869244" calcext:value-type="float">
            <text:p>0,015098883386924</text:p>
          </table:table-cell>
          <table:table-cell office:value-type="float" office:value="0.0150987419758861" calcext:value-type="float">
            <text:p>0,015098741975886</text:p>
          </table:table-cell>
          <table:table-cell office:value-type="float" office:value="0.0150986603110848" calcext:value-type="float">
            <text:p>0,015098660311085</text:p>
          </table:table-cell>
          <table:table-cell office:value-type="float" office:value="0.0150985477624106" calcext:value-type="float">
            <text:p>0,015098547762411</text:p>
          </table:table-cell>
          <table:table-cell office:value-type="float" office:value="0.0150984784839179" calcext:value-type="float">
            <text:p>0,015098478483918</text:p>
          </table:table-cell>
          <table:table-cell office:value-type="float" office:value="0.0150984301503328" calcext:value-type="float">
            <text:p>0,015098430150333</text:p>
          </table:table-cell>
          <table:table-cell office:value-type="float" office:value="0.0150983752399916" calcext:value-type="float">
            <text:p>0,015098375239992</text:p>
          </table:table-cell>
          <table:table-cell office:value-type="float" office:value="0.0150983217603744" calcext:value-type="float">
            <text:p>0,01509832176037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4-s2</text:p>
          </table:table-cell>
          <table:table-cell table:style-name="ce5" office:value-type="float" office:value="1.25" calcext:value-type="float">
            <text:p>1,25</text:p>
          </table:table-cell>
          <table:table-cell table:style-name="ce5" office:value-type="float" office:value="0.012782484" calcext:value-type="float">
            <text:p>0,012782484</text:p>
          </table:table-cell>
          <table:table-cell table:formula="of:=AVERAGE([.E64:.F64])" office:value-type="float" office:value="0.0000947341677454493" calcext:value-type="float">
            <text:p>9,47E-05</text:p>
          </table:table-cell>
          <table:table-cell office:value-type="float" office:value="0.0000994683354908986" calcext:value-type="float">
            <text:p>9,95E-05</text:p>
          </table:table-cell>
          <table:table-cell office:value-type="float" office:value="0.00009" calcext:value-type="float">
            <text:p>9E-05</text:p>
          </table:table-cell>
          <table:table-cell table:formula="of:=[.C65]-[.C64]" office:value-type="float" office:value="0.002316046" calcext:value-type="float">
            <text:p>0,002316046</text:p>
          </table:table-cell>
          <table:table-cell table:formula="of:=[.D65]-[.D64]" office:value-type="float" office:value="-0.00000017111270397336" calcext:value-type="float">
            <text:p>-1,7111270397336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3373509" calcext:value-type="float">
            <text:p>0,000153373509</text:p>
          </table:table-cell>
          <table:table-cell office:value-type="float" office:value="0.000087991821" calcext:value-type="float">
            <text:p>8,80E-05</text:p>
          </table:table-cell>
          <table:table-cell table:style-name="Default" office:value-type="float" office:value="0.000140260751" calcext:value-type="float">
            <text:p>0,000140260751</text:p>
          </table:table-cell>
          <table:table-cell office:value-type="float" office:value="0.000083039858" calcext:value-type="float">
            <text:p>8,30E-05</text:p>
          </table:table-cell>
          <table:table-cell office:value-type="float" office:value="0.000062338211" calcext:value-type="float">
            <text:p>6,23E-05</text:p>
          </table:table-cell>
          <table:table-cell office:value-type="float" office:value="0.000078791582" calcext:value-type="float">
            <text:p>7,88E-05</text:p>
          </table:table-cell>
          <table:table-cell office:value-type="float" office:value="0.000072441389" calcext:value-type="float">
            <text:p>7,24E-05</text:p>
          </table:table-cell>
          <table:table-cell office:value-type="float" office:value="0.0127827559157243" calcext:value-type="float">
            <text:p>0,012782755915724</text:p>
          </table:table-cell>
          <table:table-cell office:value-type="float" office:value="0.0127826370595155" calcext:value-type="float">
            <text:p>0,012782637059516</text:p>
          </table:table-cell>
          <table:table-cell office:value-type="float" office:value="0.0127825727697505" calcext:value-type="float">
            <text:p>0,012782572769751</text:p>
          </table:table-cell>
          <table:table-cell office:value-type="float" office:value="0.0127824758333618" calcext:value-type="float">
            <text:p>0,012782475833362</text:p>
          </table:table-cell>
          <table:table-cell office:value-type="float" office:value="0.0127824213879554" calcext:value-type="float">
            <text:p>0,012782421387955</text:p>
          </table:table-cell>
          <table:table-cell office:value-type="float" office:value="0.0127823825103877" calcext:value-type="float">
            <text:p>0,012782382510388</text:p>
          </table:table-cell>
          <table:table-cell office:value-type="float" office:value="0.0127823356581124" calcext:value-type="float">
            <text:p>0,012782335658112</text:p>
          </table:table-cell>
          <table:table-cell office:value-type="float" office:value="0.0127822944971734" calcext:value-type="float">
            <text:p>0,012782294497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1.5" calcext:value-type="float">
            <text:p>1,5</text:p>
          </table:table-cell>
          <table:table-cell office:value-type="float" office:value="0.01509853" calcext:value-type="float">
            <text:p>0,01509853</text:p>
          </table:table-cell>
          <table:table-cell table:formula="of:=AVERAGE([.E65:.F65])" office:value-type="float" office:value="0.0000945630550414759" calcext:value-type="float">
            <text:p>9,46E-05</text:p>
          </table:table-cell>
          <table:table-cell office:value-type="float" office:value="0.0000991261100829519" calcext:value-type="float">
            <text:p>9,91E-05</text:p>
          </table:table-cell>
          <table:table-cell office:value-type="float" office:value="0.00009" calcext:value-type="float">
            <text:p>9E-05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0019441" calcext:value-type="float">
            <text:p>0,000150019441</text:p>
          </table:table-cell>
          <table:table-cell office:value-type="float" office:value="0.000090657064" calcext:value-type="float">
            <text:p>9,07E-05</text:p>
          </table:table-cell>
          <table:table-cell table:style-name="Default" office:value-type="float" office:value="0.00013431774" calcext:value-type="float">
            <text:p>0,00013431774</text:p>
          </table:table-cell>
          <table:table-cell office:value-type="float" office:value="0.000086254557" calcext:value-type="float">
            <text:p>8,63E-05</text:p>
          </table:table-cell>
          <table:table-cell office:value-type="float" office:value="0.000062724354" calcext:value-type="float">
            <text:p>6,27E-05</text:p>
          </table:table-cell>
          <table:table-cell office:value-type="float" office:value="0.000075548941" calcext:value-type="float">
            <text:p>7,55E-05</text:p>
          </table:table-cell>
          <table:table-cell office:value-type="float" office:value="0.000077283489" calcext:value-type="float">
            <text:p>7,73E-05</text:p>
          </table:table-cell>
          <table:table-cell office:value-type="float" office:value="0.0150988475809504" calcext:value-type="float">
            <text:p>0,01509884758095</text:p>
          </table:table-cell>
          <table:table-cell office:value-type="float" office:value="0.0150987102594911" calcext:value-type="float">
            <text:p>0,015098710259491</text:p>
          </table:table-cell>
          <table:table-cell office:value-type="float" office:value="0.0150986320209858" calcext:value-type="float">
            <text:p>0,015098632020986</text:p>
          </table:table-cell>
          <table:table-cell office:value-type="float" office:value="0.0150985223722954" calcext:value-type="float">
            <text:p>0,015098522372295</text:p>
          </table:table-cell>
          <table:table-cell office:value-type="float" office:value="0.0150984555723467" calcext:value-type="float">
            <text:p>0,015098455572347</text:p>
          </table:table-cell>
          <table:table-cell office:value-type="float" office:value="0.0150984093661379" calcext:value-type="float">
            <text:p>0,015098409366138</text:p>
          </table:table-cell>
          <table:table-cell office:value-type="float" office:value="0.0150983563022989" calcext:value-type="float">
            <text:p>0,015098356302299</text:p>
          </table:table-cell>
          <table:table-cell office:value-type="float" office:value="0.0150983044336866" calcext:value-type="float">
            <text:p>0,015098304433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3" calcext:value-type="float">
            <text:p>3</text:p>
          </table:table-cell>
          <table:table-cell office:value-type="float" office:value="0.01509853" calcext:value-type="float">
            <text:p>0,01509853</text:p>
          </table:table-cell>
          <table:table-cell table:formula="of:=AVERAGE([.E66:.F66])" office:value-type="float" office:value="0.0000945630550414759" calcext:value-type="float">
            <text:p>9,46E-05</text:p>
          </table:table-cell>
          <table:table-cell office:value-type="float" office:value="0.0000991261100829519" calcext:value-type="float">
            <text:p>9,91E-05</text:p>
          </table:table-cell>
          <table:table-cell office:value-type="float" office:value="0.00009" calcext:value-type="float">
            <text:p>9E-05</text:p>
          </table:table-cell>
          <table:table-cell table:formula="of:=[.C67]-[.C66]" office:value-type="float" office:value="0" calcext:value-type="float">
            <text:p>0</text:p>
          </table:table-cell>
          <table:table-cell table:formula="of:=[.D67]-[.D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0019441" calcext:value-type="float">
            <text:p>0,000150019441</text:p>
          </table:table-cell>
          <table:table-cell office:value-type="float" office:value="0.000090657064" calcext:value-type="float">
            <text:p>9,07E-05</text:p>
          </table:table-cell>
          <table:table-cell table:style-name="Default" office:value-type="float" office:value="0.00013431774" calcext:value-type="float">
            <text:p>0,00013431774</text:p>
          </table:table-cell>
          <table:table-cell office:value-type="float" office:value="0.000086254557" calcext:value-type="float">
            <text:p>8,63E-05</text:p>
          </table:table-cell>
          <table:table-cell office:value-type="float" office:value="0.000062724354" calcext:value-type="float">
            <text:p>6,27E-05</text:p>
          </table:table-cell>
          <table:table-cell office:value-type="float" office:value="0.000075548941" calcext:value-type="float">
            <text:p>7,55E-05</text:p>
          </table:table-cell>
          <table:table-cell office:value-type="float" office:value="0.000077283489" calcext:value-type="float">
            <text:p>7,73E-05</text:p>
          </table:table-cell>
          <table:table-cell office:value-type="float" office:value="0.0150988475809504" calcext:value-type="float">
            <text:p>0,01509884758095</text:p>
          </table:table-cell>
          <table:table-cell office:value-type="float" office:value="0.0150987102594911" calcext:value-type="float">
            <text:p>0,015098710259491</text:p>
          </table:table-cell>
          <table:table-cell office:value-type="float" office:value="0.0150986320209858" calcext:value-type="float">
            <text:p>0,015098632020986</text:p>
          </table:table-cell>
          <table:table-cell office:value-type="float" office:value="0.0150985223722954" calcext:value-type="float">
            <text:p>0,015098522372295</text:p>
          </table:table-cell>
          <table:table-cell office:value-type="float" office:value="0.0150984555723467" calcext:value-type="float">
            <text:p>0,015098455572347</text:p>
          </table:table-cell>
          <table:table-cell office:value-type="float" office:value="0.0150984093661379" calcext:value-type="float">
            <text:p>0,015098409366138</text:p>
          </table:table-cell>
          <table:table-cell office:value-type="float" office:value="0.0150983563022989" calcext:value-type="float">
            <text:p>0,015098356302299</text:p>
          </table:table-cell>
          <table:table-cell office:value-type="float" office:value="0.0150983044336866" calcext:value-type="float">
            <text:p>0,015098304433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3" calcext:value-type="float">
            <text:p>3</text:p>
          </table:table-cell>
          <table:table-cell office:value-type="float" office:value="0.01509853" calcext:value-type="float">
            <text:p>0,01509853</text:p>
          </table:table-cell>
          <table:table-cell table:formula="of:=AVERAGE([.E67:.F67])" office:value-type="float" office:value="0.0000945630550414759" calcext:value-type="float">
            <text:p>9,46E-05</text:p>
          </table:table-cell>
          <table:table-cell office:value-type="float" office:value="0.0000991261100829519" calcext:value-type="float">
            <text:p>9,91E-05</text:p>
          </table:table-cell>
          <table:table-cell office:value-type="float" office:value="0.00009" calcext:value-type="float">
            <text:p>9E-05</text:p>
          </table:table-cell>
          <table:table-cell table:formula="of:=[.C68]-[.C67]" office:value-type="float" office:value="-0.000999994000000001" calcext:value-type="float">
            <text:p>-0,000999994</text:p>
          </table:table-cell>
          <table:table-cell table:formula="of:=[.D68]-[.D67]" office:value-type="float" office:value="-0.00000192355583885079" calcext:value-type="float">
            <text:p>-1,92355583885079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0019441" calcext:value-type="float">
            <text:p>0,000150019441</text:p>
          </table:table-cell>
          <table:table-cell office:value-type="float" office:value="0.000090657064" calcext:value-type="float">
            <text:p>9,07E-05</text:p>
          </table:table-cell>
          <table:table-cell table:style-name="Default" office:value-type="float" office:value="0.00013431774" calcext:value-type="float">
            <text:p>0,00013431774</text:p>
          </table:table-cell>
          <table:table-cell office:value-type="float" office:value="0.000086254557" calcext:value-type="float">
            <text:p>8,63E-05</text:p>
          </table:table-cell>
          <table:table-cell office:value-type="float" office:value="0.000062724354" calcext:value-type="float">
            <text:p>6,27E-05</text:p>
          </table:table-cell>
          <table:table-cell office:value-type="float" office:value="0.000075548941" calcext:value-type="float">
            <text:p>7,55E-05</text:p>
          </table:table-cell>
          <table:table-cell office:value-type="float" office:value="0.000077283489" calcext:value-type="float">
            <text:p>7,73E-05</text:p>
          </table:table-cell>
          <table:table-cell office:value-type="float" office:value="0.0150988475809504" calcext:value-type="float">
            <text:p>0,01509884758095</text:p>
          </table:table-cell>
          <table:table-cell office:value-type="float" office:value="0.0150987102594911" calcext:value-type="float">
            <text:p>0,015098710259491</text:p>
          </table:table-cell>
          <table:table-cell office:value-type="float" office:value="0.0150986320209858" calcext:value-type="float">
            <text:p>0,015098632020986</text:p>
          </table:table-cell>
          <table:table-cell office:value-type="float" office:value="0.0150985223722954" calcext:value-type="float">
            <text:p>0,015098522372295</text:p>
          </table:table-cell>
          <table:table-cell office:value-type="float" office:value="0.0150984555723467" calcext:value-type="float">
            <text:p>0,015098455572347</text:p>
          </table:table-cell>
          <table:table-cell office:value-type="float" office:value="0.0150984093661379" calcext:value-type="float">
            <text:p>0,015098409366138</text:p>
          </table:table-cell>
          <table:table-cell office:value-type="float" office:value="0.0150983563022989" calcext:value-type="float">
            <text:p>0,015098356302299</text:p>
          </table:table-cell>
          <table:table-cell office:value-type="float" office:value="0.0150983044336866" calcext:value-type="float">
            <text:p>0,015098304433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5" calcext:value-type="float">
            <text:p>1,5</text:p>
          </table:table-cell>
          <table:table-cell table:style-name="ce5" office:value-type="float" office:value="0.014098536" calcext:value-type="float">
            <text:p>0,014098536</text:p>
          </table:table-cell>
          <table:table-cell table:formula="of:=AVERAGE([.E68:.F68])" office:value-type="float" office:value="0.0000926394992026252" calcext:value-type="float">
            <text:p>9,26E-05</text:p>
          </table:table-cell>
          <table:table-cell office:value-type="float" office:value="0.0000952789984052503" calcext:value-type="float">
            <text:p>9,53E-05</text:p>
          </table:table-cell>
          <table:table-cell office:value-type="float" office:value="0.00009" calcext:value-type="float">
            <text:p>9E-05</text:p>
          </table:table-cell>
          <table:table-cell table:formula="of:=[.C69]-[.C68]" office:value-type="float" office:value="-0.000580480999999999" calcext:value-type="float">
            <text:p>-0,000580481</text:p>
          </table:table-cell>
          <table:table-cell table:formula="of:=[.D69]-[.D68]" office:value-type="float" office:value="-0.0000086765683004561" calcext:value-type="float">
            <text:p>-8,676568300456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2492002" calcext:value-type="float">
            <text:p>0,000142492002</text:p>
          </table:table-cell>
          <table:table-cell office:value-type="float" office:value="0.000083001348" calcext:value-type="float">
            <text:p>8,30E-05</text:p>
          </table:table-cell>
          <table:table-cell table:style-name="Default" office:value-type="float" office:value="0.000131630983" calcext:value-type="float">
            <text:p>0,000131630983</text:p>
          </table:table-cell>
          <table:table-cell office:value-type="float" office:value="0.00008288566" calcext:value-type="float">
            <text:p>8,29E-05</text:p>
          </table:table-cell>
          <table:table-cell office:value-type="float" office:value="0.000059752093" calcext:value-type="float">
            <text:p>5,98E-05</text:p>
          </table:table-cell>
          <table:table-cell office:value-type="float" office:value="0.000074479373" calcext:value-type="float">
            <text:p>7,45E-05</text:p>
          </table:table-cell>
          <table:table-cell office:value-type="float" office:value="0.000077522839" calcext:value-type="float">
            <text:p>7,75E-05</text:p>
          </table:table-cell>
          <table:table-cell office:value-type="float" office:value="0.0140988189465291" calcext:value-type="float">
            <text:p>0,014098818946529</text:p>
          </table:table-cell>
          <table:table-cell office:value-type="float" office:value="0.0140986971540734" calcext:value-type="float">
            <text:p>0,014098697154073</text:p>
          </table:table-cell>
          <table:table-cell office:value-type="float" office:value="0.0140986302668348" calcext:value-type="float">
            <text:p>0,014098630266835</text:p>
          </table:table-cell>
          <table:table-cell office:value-type="float" office:value="0.0140985299283473" calcext:value-type="float">
            <text:p>0,014098529928347</text:p>
          </table:table-cell>
          <table:table-cell office:value-type="float" office:value="0.0140984699888774" calcext:value-type="float">
            <text:p>0,014098469988877</text:p>
          </table:table-cell>
          <table:table-cell office:value-type="float" office:value="0.0140984288874646" calcext:value-type="float">
            <text:p>0,014098428887465</text:p>
          </table:table-cell>
          <table:table-cell office:value-type="float" office:value="0.0140983800395725" calcext:value-type="float">
            <text:p>0,014098380039573</text:p>
          </table:table-cell>
          <table:table-cell office:value-type="float" office:value="0.0140983314562602" calcext:value-type="float">
            <text:p>0,0140983314562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4-s2</text:p>
          </table:table-cell>
          <table:table-cell office:value-type="float" office:value="1.2" calcext:value-type="float">
            <text:p>1,2</text:p>
          </table:table-cell>
          <table:table-cell table:style-name="ce5" office:value-type="float" office:value="0.013518055" calcext:value-type="float">
            <text:p>0,013518055</text:p>
          </table:table-cell>
          <table:table-cell table:formula="of:=AVERAGE([.E69:.F69])" office:value-type="float" office:value="0.000083962930902169" calcext:value-type="float">
            <text:p>8,40E-05</text:p>
          </table:table-cell>
          <table:table-cell office:value-type="float" office:value="0.0000879258618043381" calcext:value-type="float">
            <text:p>8,79E-05</text:p>
          </table:table-cell>
          <table:table-cell office:value-type="float" office:value="0.00008" calcext:value-type="float">
            <text:p>8E-05</text:p>
          </table:table-cell>
          <table:table-cell table:formula="of:=[.C70]-[.C69]" office:value-type="float" office:value="0.00158038" calcext:value-type="float">
            <text:p>0,00158038</text:p>
          </table:table-cell>
          <table:table-cell table:formula="of:=[.D70]-[.D69]" office:value-type="float" office:value="-0.000000753278599434793" calcext:value-type="float">
            <text:p>-7,53278599434793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0528105" calcext:value-type="float">
            <text:p>0,000130528105</text:p>
          </table:table-cell>
          <table:table-cell office:value-type="float" office:value="0.000080810271" calcext:value-type="float">
            <text:p>8,08E-05</text:p>
          </table:table-cell>
          <table:table-cell table:style-name="Default" office:value-type="float" office:value="0.000123324024" calcext:value-type="float">
            <text:p>0,000123324024</text:p>
          </table:table-cell>
          <table:table-cell office:value-type="float" office:value="0.000077622757" calcext:value-type="float">
            <text:p>7,76E-05</text:p>
          </table:table-cell>
          <table:table-cell office:value-type="float" office:value="0.000049432422" calcext:value-type="float">
            <text:p>4,94E-05</text:p>
          </table:table-cell>
          <table:table-cell office:value-type="float" office:value="0.000069370516" calcext:value-type="float">
            <text:p>6,94E-05</text:p>
          </table:table-cell>
          <table:table-cell office:value-type="float" office:value="0.000069475909" calcext:value-type="float">
            <text:p>6,95E-05</text:p>
          </table:table-cell>
          <table:table-cell office:value-type="float" office:value="0.0135183066049516" calcext:value-type="float">
            <text:p>0,013518306604952</text:p>
          </table:table-cell>
          <table:table-cell office:value-type="float" office:value="0.0135181996320809" calcext:value-type="float">
            <text:p>0,013518199632081</text:p>
          </table:table-cell>
          <table:table-cell office:value-type="float" office:value="0.0135181371918382" calcext:value-type="float">
            <text:p>0,013518137191838</text:p>
          </table:table-cell>
          <table:table-cell office:value-type="float" office:value="0.013518047056075" calcext:value-type="float">
            <text:p>0,013518047056075</text:p>
          </table:table-cell>
          <table:table-cell office:value-type="float" office:value="0.0135179932337139" calcext:value-type="float">
            <text:p>0,013517993233714</text:p>
          </table:table-cell>
          <table:table-cell office:value-type="float" office:value="0.0135179606308408" calcext:value-type="float">
            <text:p>0,013517960630841</text:p>
          </table:table-cell>
          <table:table-cell office:value-type="float" office:value="0.0135179170068638" calcext:value-type="float">
            <text:p>0,013517917006864</text:p>
          </table:table-cell>
          <table:table-cell office:value-type="float" office:value="0.0135178752591853" calcext:value-type="float">
            <text:p>0,013517875259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" calcext:value-type="float">
            <text:p>2</text:p>
          </table:table-cell>
          <table:table-cell office:value-type="float" office:value="0.015098435" calcext:value-type="float">
            <text:p>0,015098435</text:p>
          </table:table-cell>
          <table:table-cell table:formula="of:=AVERAGE([.E70:.F70])" office:value-type="float" office:value="0.0000832096523027342" calcext:value-type="float">
            <text:p>8,32E-05</text:p>
          </table:table-cell>
          <table:table-cell office:value-type="float" office:value="0.0000864193046054685" calcext:value-type="float">
            <text:p>8,64E-05</text:p>
          </table:table-cell>
          <table:table-cell office:value-type="float" office:value="0.00008" calcext:value-type="float">
            <text:p>8E-05</text:p>
          </table:table-cell>
          <table:table-cell table:formula="of:=[.C71]-[.C70]" office:value-type="float" office:value="-0.0000118629999999991" calcext:value-type="float">
            <text:p>-1,18629999999991E-05</text:p>
          </table:table-cell>
          <table:table-cell table:formula="of:=[.D71]-[.D70]" office:value-type="float" office:value="-0.00000611810174671891" calcext:value-type="float">
            <text:p>-6,1181017467189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318497" calcext:value-type="float">
            <text:p>0,00013318497</text:p>
          </table:table-cell>
          <table:table-cell office:value-type="float" office:value="0.000075698822" calcext:value-type="float">
            <text:p>7,57E-05</text:p>
          </table:table-cell>
          <table:table-cell table:style-name="Default" office:value-type="float" office:value="0.000120934641" calcext:value-type="float">
            <text:p>0,000120934641</text:p>
          </table:table-cell>
          <table:table-cell office:value-type="float" office:value="0.000074206951" calcext:value-type="float">
            <text:p>7,42E-05</text:p>
          </table:table-cell>
          <table:table-cell office:value-type="float" office:value="0.000051837033" calcext:value-type="float">
            <text:p>5,18E-05</text:p>
          </table:table-cell>
          <table:table-cell office:value-type="float" office:value="0.000065637314" calcext:value-type="float">
            <text:p>6,56E-05</text:p>
          </table:table-cell>
          <table:table-cell office:value-type="float" office:value="0.000068240763" calcext:value-type="float">
            <text:p>6,82E-05</text:p>
          </table:table-cell>
          <table:table-cell office:value-type="float" office:value="0.0150987126657316" calcext:value-type="float">
            <text:p>0,015098712665732</text:p>
          </table:table-cell>
          <table:table-cell office:value-type="float" office:value="0.015098590754863" calcext:value-type="float">
            <text:p>0,015098590754863</text:p>
          </table:table-cell>
          <table:table-cell office:value-type="float" office:value="0.0150985254260507" calcext:value-type="float">
            <text:p>0,015098525426051</text:p>
          </table:table-cell>
          <table:table-cell office:value-type="float" office:value="0.0150984267031551" calcext:value-type="float">
            <text:p>0,015098426703155</text:p>
          </table:table-cell>
          <table:table-cell office:value-type="float" office:value="0.0150983692338361" calcext:value-type="float">
            <text:p>0,015098369233836</text:p>
          </table:table-cell>
          <table:table-cell office:value-type="float" office:value="0.0150983310480349" calcext:value-type="float">
            <text:p>0,015098331048035</text:p>
          </table:table-cell>
          <table:table-cell office:value-type="float" office:value="0.0150982849461234" calcext:value-type="float">
            <text:p>0,015098284946123</text:p>
          </table:table-cell>
          <table:table-cell office:value-type="float" office:value="0.0150982391467203" calcext:value-type="float">
            <text:p>0,01509823914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75" calcext:value-type="float">
            <text:p>1,75</text:p>
          </table:table-cell>
          <table:table-cell office:value-type="float" office:value="0.015086572" calcext:value-type="float">
            <text:p>0,015086572</text:p>
          </table:table-cell>
          <table:table-cell table:formula="of:=AVERAGE([.E71:.F71])" office:value-type="float" office:value="0.0000770915505560154" calcext:value-type="float">
            <text:p>7,71E-05</text:p>
          </table:table-cell>
          <table:table-cell office:value-type="float" office:value="0.0000841831011120307" calcext:value-type="float">
            <text:p>8,42E-05</text:p>
          </table:table-cell>
          <table:table-cell office:value-type="float" office:value="0.00007" calcext:value-type="float">
            <text:p>7E-05</text:p>
          </table:table-cell>
          <table:table-cell table:formula="of:=[.C72]-[.C71]" office:value-type="float" office:value="0.0000118459999999994" calcext:value-type="float">
            <text:p>1,18459999999994E-05</text:p>
          </table:table-cell>
          <table:table-cell table:formula="of:=[.D72]-[.D71]" office:value-type="float" office:value="-0.0000000515260211743081" calcext:value-type="float">
            <text:p>-5,15260211743081E-0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0195711" calcext:value-type="float">
            <text:p>0,000130195711</text:p>
          </table:table-cell>
          <table:table-cell office:value-type="float" office:value="0.000073031736" calcext:value-type="float">
            <text:p>7,30E-05</text:p>
          </table:table-cell>
          <table:table-cell table:style-name="Default" office:value-type="float" office:value="0.000118594474" calcext:value-type="float">
            <text:p>0,000118594474</text:p>
          </table:table-cell>
          <table:table-cell office:value-type="float" office:value="0.000072088766" calcext:value-type="float">
            <text:p>7,21E-05</text:p>
          </table:table-cell>
          <table:table-cell office:value-type="float" office:value="0.00004992505" calcext:value-type="float">
            <text:p>4,99E-05</text:p>
          </table:table-cell>
          <table:table-cell office:value-type="float" office:value="0.000063915164" calcext:value-type="float">
            <text:p>6,39E-05</text:p>
          </table:table-cell>
          <table:table-cell office:value-type="float" office:value="0.000066682083" calcext:value-type="float">
            <text:p>6,67E-05</text:p>
          </table:table-cell>
          <table:table-cell office:value-type="float" office:value="0.0150868425337448" calcext:value-type="float">
            <text:p>0,015086842533745</text:p>
          </table:table-cell>
          <table:table-cell office:value-type="float" office:value="0.015086723452775" calcext:value-type="float">
            <text:p>0,015086723452775</text:p>
          </table:table-cell>
          <table:table-cell office:value-type="float" office:value="0.0150866604752171" calcext:value-type="float">
            <text:p>0,015086660475217</text:p>
          </table:table-cell>
          <table:table-cell office:value-type="float" office:value="0.0150865637387486" calcext:value-type="float">
            <text:p>0,015086563738749</text:p>
          </table:table-cell>
          <table:table-cell office:value-type="float" office:value="0.0150865079537129" calcext:value-type="float">
            <text:p>0,015086507953713</text:p>
          </table:table-cell>
          <table:table-cell office:value-type="float" office:value="0.0150864712052661" calcext:value-type="float">
            <text:p>0,015086471205266</text:p>
          </table:table-cell>
          <table:table-cell office:value-type="float" office:value="0.0150864263482085" calcext:value-type="float">
            <text:p>0,015086426348209</text:p>
          </table:table-cell>
          <table:table-cell office:value-type="float" office:value="0.0150863816300535" calcext:value-type="float">
            <text:p>0,015086381630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2" calcext:value-type="float">
            <text:p>2</text:p>
          </table:table-cell>
          <table:table-cell office:value-type="float" office:value="0.015098418" calcext:value-type="float">
            <text:p>0,015098418</text:p>
          </table:table-cell>
          <table:table-cell table:formula="of:=AVERAGE([.E72:.F72])" office:value-type="float" office:value="0.000077040024534841" calcext:value-type="float">
            <text:p>7,70E-05</text:p>
          </table:table-cell>
          <table:table-cell office:value-type="float" office:value="0.0000840800490696821" calcext:value-type="float">
            <text:p>8,41E-05</text:p>
          </table:table-cell>
          <table:table-cell office:value-type="float" office:value="0.00007" calcext:value-type="float">
            <text:p>7E-05</text:p>
          </table:table-cell>
          <table:table-cell table:formula="of:=[.C73]-[.C72]" office:value-type="float" office:value="0" calcext:value-type="float">
            <text:p>0</text:p>
          </table:table-cell>
          <table:table-cell table:formula="of:=[.D73]-[.D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0067934" calcext:value-type="float">
            <text:p>0,000130067934</text:p>
          </table:table-cell>
          <table:table-cell office:value-type="float" office:value="0.000072943656" calcext:value-type="float">
            <text:p>7,29E-05</text:p>
          </table:table-cell>
          <table:table-cell table:style-name="Default" office:value-type="float" office:value="0.000118477782" calcext:value-type="float">
            <text:p>0,000118477782</text:p>
          </table:table-cell>
          <table:table-cell office:value-type="float" office:value="0.000072050515" calcext:value-type="float">
            <text:p>7,21E-05</text:p>
          </table:table-cell>
          <table:table-cell office:value-type="float" office:value="0.000049812176" calcext:value-type="float">
            <text:p>4,98E-05</text:p>
          </table:table-cell>
          <table:table-cell office:value-type="float" office:value="0.000063760116" calcext:value-type="float">
            <text:p>6,38E-05</text:p>
          </table:table-cell>
          <table:table-cell office:value-type="float" office:value="0.000066600514" calcext:value-type="float">
            <text:p>6,66E-05</text:p>
          </table:table-cell>
          <table:table-cell office:value-type="float" office:value="0.0150986878394148" calcext:value-type="float">
            <text:p>0,015098687839415</text:p>
          </table:table-cell>
          <table:table-cell office:value-type="float" office:value="0.0150985687819095" calcext:value-type="float">
            <text:p>0,01509856878191</text:p>
          </table:table-cell>
          <table:table-cell office:value-type="float" office:value="0.0150985058309189" calcext:value-type="float">
            <text:p>0,015098505830919</text:p>
          </table:table-cell>
          <table:table-cell office:value-type="float" office:value="0.015098409113757" calcext:value-type="float">
            <text:p>0,015098409113757</text:p>
          </table:table-cell>
          <table:table-cell office:value-type="float" office:value="0.0150983533145446" calcext:value-type="float">
            <text:p>0,015098353314545</text:p>
          </table:table-cell>
          <table:table-cell office:value-type="float" office:value="0.0150983166203932" calcext:value-type="float">
            <text:p>0,015098316620393</text:p>
          </table:table-cell>
          <table:table-cell office:value-type="float" office:value="0.0150982718370166" calcext:value-type="float">
            <text:p>0,015098271837017</text:p>
          </table:table-cell>
          <table:table-cell office:value-type="float" office:value="0.0150982271384947" calcext:value-type="float">
            <text:p>0,015098227138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2" calcext:value-type="float">
            <text:p>2</text:p>
          </table:table-cell>
          <table:table-cell office:value-type="float" office:value="0.015098418" calcext:value-type="float">
            <text:p>0,015098418</text:p>
          </table:table-cell>
          <table:table-cell table:formula="of:=AVERAGE([.E73:.F73])" office:value-type="float" office:value="0.000077040024534841" calcext:value-type="float">
            <text:p>7,70E-05</text:p>
          </table:table-cell>
          <table:table-cell office:value-type="float" office:value="0.0000840800490696821" calcext:value-type="float">
            <text:p>8,41E-05</text:p>
          </table:table-cell>
          <table:table-cell office:value-type="float" office:value="0.00007" calcext:value-type="float">
            <text:p>7E-05</text:p>
          </table:table-cell>
          <table:table-cell table:formula="of:=[.C74]-[.C73]" office:value-type="float" office:value="-0.000202022999999999" calcext:value-type="float">
            <text:p>-0,000202023</text:p>
          </table:table-cell>
          <table:table-cell table:formula="of:=[.D74]-[.D73]" office:value-type="float" office:value="-0.00000345279348319444" calcext:value-type="float">
            <text:p>-3,45279348319444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0067934" calcext:value-type="float">
            <text:p>0,000130067934</text:p>
          </table:table-cell>
          <table:table-cell office:value-type="float" office:value="0.000072943656" calcext:value-type="float">
            <text:p>7,29E-05</text:p>
          </table:table-cell>
          <table:table-cell table:style-name="Default" office:value-type="float" office:value="0.000118477782" calcext:value-type="float">
            <text:p>0,000118477782</text:p>
          </table:table-cell>
          <table:table-cell office:value-type="float" office:value="0.000072050515" calcext:value-type="float">
            <text:p>7,21E-05</text:p>
          </table:table-cell>
          <table:table-cell office:value-type="float" office:value="0.000049812176" calcext:value-type="float">
            <text:p>4,98E-05</text:p>
          </table:table-cell>
          <table:table-cell office:value-type="float" office:value="0.000063760116" calcext:value-type="float">
            <text:p>6,38E-05</text:p>
          </table:table-cell>
          <table:table-cell office:value-type="float" office:value="0.000066600514" calcext:value-type="float">
            <text:p>6,66E-05</text:p>
          </table:table-cell>
          <table:table-cell office:value-type="float" office:value="0.0150986878394148" calcext:value-type="float">
            <text:p>0,015098687839415</text:p>
          </table:table-cell>
          <table:table-cell office:value-type="float" office:value="0.0150985687819095" calcext:value-type="float">
            <text:p>0,01509856878191</text:p>
          </table:table-cell>
          <table:table-cell office:value-type="float" office:value="0.0150985058309189" calcext:value-type="float">
            <text:p>0,015098505830919</text:p>
          </table:table-cell>
          <table:table-cell office:value-type="float" office:value="0.015098409113757" calcext:value-type="float">
            <text:p>0,015098409113757</text:p>
          </table:table-cell>
          <table:table-cell office:value-type="float" office:value="0.0150983533145446" calcext:value-type="float">
            <text:p>0,015098353314545</text:p>
          </table:table-cell>
          <table:table-cell office:value-type="float" office:value="0.0150983166203932" calcext:value-type="float">
            <text:p>0,015098316620393</text:p>
          </table:table-cell>
          <table:table-cell office:value-type="float" office:value="0.0150982718370166" calcext:value-type="float">
            <text:p>0,015098271837017</text:p>
          </table:table-cell>
          <table:table-cell office:value-type="float" office:value="0.0150982271384947" calcext:value-type="float">
            <text:p>0,015098227138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.25" calcext:value-type="float">
            <text:p>2,25</text:p>
          </table:table-cell>
          <table:table-cell table:style-name="ce5" office:value-type="float" office:value="0.014896395" calcext:value-type="float">
            <text:p>0,014896395</text:p>
          </table:table-cell>
          <table:table-cell table:formula="of:=AVERAGE([.E74:.F74])" office:value-type="float" office:value="0.0000735872310516466" calcext:value-type="float">
            <text:p>7,36E-05</text:p>
          </table:table-cell>
          <table:table-cell office:value-type="float" office:value="0.0000771744621032932" calcext:value-type="float">
            <text:p>7,72E-05</text:p>
          </table:table-cell>
          <table:table-cell office:value-type="float" office:value="0.00007" calcext:value-type="float">
            <text:p>7E-05</text:p>
          </table:table-cell>
          <table:table-cell table:formula="of:=[.C75]-[.C74]" office:value-type="float" office:value="0.000201926" calcext:value-type="float">
            <text:p>0,000201926</text:p>
          </table:table-cell>
          <table:table-cell table:formula="of:=[.D75]-[.D74]" office:value-type="float" office:value="-0.00000800695803045905" calcext:value-type="float">
            <text:p>-8,00695803045905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0468493" calcext:value-type="float">
            <text:p>0,000120468493</text:p>
          </table:table-cell>
          <table:table-cell office:value-type="float" office:value="0.000064218529" calcext:value-type="float">
            <text:p>6,42E-05</text:p>
          </table:table-cell>
          <table:table-cell table:style-name="Default" office:value-type="float" office:value="0.000111458807" calcext:value-type="float">
            <text:p>0,000111458807</text:p>
          </table:table-cell>
          <table:table-cell office:value-type="float" office:value="0.000065504422" calcext:value-type="float">
            <text:p>6,55E-05</text:p>
          </table:table-cell>
          <table:table-cell office:value-type="float" office:value="0.000043976735" calcext:value-type="float">
            <text:p>4,40E-05</text:p>
          </table:table-cell>
          <table:table-cell office:value-type="float" office:value="0.000058787234" calcext:value-type="float">
            <text:p>5,88E-05</text:p>
          </table:table-cell>
          <table:table-cell office:value-type="float" office:value="0.000062234413" calcext:value-type="float">
            <text:p>6,22E-05</text:p>
          </table:table-cell>
          <table:table-cell office:value-type="float" office:value="0.0148966397064743" calcext:value-type="float">
            <text:p>0,014896639706474</text:p>
          </table:table-cell>
          <table:table-cell office:value-type="float" office:value="0.0148965309113958" calcext:value-type="float">
            <text:p>0,014896530911396</text:p>
          </table:table-cell>
          <table:table-cell office:value-type="float" office:value="0.0148964762318537" calcext:value-type="float">
            <text:p>0,014896476231854</text:p>
          </table:table-cell>
          <table:table-cell office:value-type="float" office:value="0.0148963864619666" calcext:value-type="float">
            <text:p>0,014896386461967</text:p>
          </table:table-cell>
          <table:table-cell office:value-type="float" office:value="0.0148963364111216" calcext:value-type="float">
            <text:p>0,014896336411122</text:p>
          </table:table-cell>
          <table:table-cell office:value-type="float" office:value="0.0148963044490977" calcext:value-type="float">
            <text:p>0,014896304449098</text:p>
          </table:table-cell>
          <table:table-cell office:value-type="float" office:value="0.0148962637109925" calcext:value-type="float">
            <text:p>0,014896263710993</text:p>
          </table:table-cell>
          <table:table-cell office:value-type="float" office:value="0.0148962225015881" calcext:value-type="float">
            <text:p>0,014896222501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5" calcext:value-type="float">
            <text:p>1,5</text:p>
          </table:table-cell>
          <table:table-cell office:value-type="float" office:value="0.015098321" calcext:value-type="float">
            <text:p>0,015098321</text:p>
          </table:table-cell>
          <table:table-cell table:formula="of:=AVERAGE([.E75:.F75])" office:value-type="float" office:value="0.0000655802730211876" calcext:value-type="float">
            <text:p>6,56E-05</text:p>
          </table:table-cell>
          <table:table-cell office:value-type="float" office:value="0.0000711605460423751" calcext:value-type="float">
            <text:p>7,12E-05</text:p>
          </table:table-cell>
          <table:table-cell office:value-type="float" office:value="0.00006" calcext:value-type="float">
            <text:p>6E-05</text:p>
          </table:table-cell>
          <table:table-cell table:formula="of:=[.C76]-[.C75]" office:value-type="float" office:value="0.000388743" calcext:value-type="float">
            <text:p>0,000388743</text:p>
          </table:table-cell>
          <table:table-cell table:formula="of:=[.D76]-[.D75]" office:value-type="float" office:value="-0.0000026008439346496" calcext:value-type="float">
            <text:p>-2,6008439346496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2964438" calcext:value-type="float">
            <text:p>0,000112964438</text:p>
          </table:table-cell>
          <table:table-cell office:value-type="float" office:value="0.000057736994" calcext:value-type="float">
            <text:p>5,77E-05</text:p>
          </table:table-cell>
          <table:table-cell table:style-name="Default" office:value-type="float" office:value="0.000104863998" calcext:value-type="float">
            <text:p>0,000104863998</text:p>
          </table:table-cell>
          <table:table-cell office:value-type="float" office:value="0.000059754247" calcext:value-type="float">
            <text:p>5,98E-05</text:p>
          </table:table-cell>
          <table:table-cell office:value-type="float" office:value="0.000038760151" calcext:value-type="float">
            <text:p>3,88E-05</text:p>
          </table:table-cell>
          <table:table-cell office:value-type="float" office:value="0.000053723216" calcext:value-type="float">
            <text:p>5,37E-05</text:p>
          </table:table-cell>
          <table:table-cell office:value-type="float" office:value="0.000057387053" calcext:value-type="float">
            <text:p>5,74E-05</text:p>
          </table:table-cell>
          <table:table-cell office:value-type="float" office:value="0.015098550661442" calcext:value-type="float">
            <text:p>0,015098550661442</text:p>
          </table:table-cell>
          <table:table-cell office:value-type="float" office:value="0.0150984472604837" calcext:value-type="float">
            <text:p>0,015098447260484</text:p>
          </table:table-cell>
          <table:table-cell office:value-type="float" office:value="0.0150983974333497" calcext:value-type="float">
            <text:p>0,01509839743335</text:p>
          </table:table-cell>
          <table:table-cell office:value-type="float" office:value="0.0150983118301335" calcext:value-type="float">
            <text:p>0,015098311830134</text:p>
          </table:table-cell>
          <table:table-cell office:value-type="float" office:value="0.0150982655539969" calcext:value-type="float">
            <text:p>0,015098265553997</text:p>
          </table:table-cell>
          <table:table-cell office:value-type="float" office:value="0.0150982370014809" calcext:value-type="float">
            <text:p>0,015098237001481</text:p>
          </table:table-cell>
          <table:table-cell office:value-type="float" office:value="0.0150981992679411" calcext:value-type="float">
            <text:p>0,015098199267941</text:p>
          </table:table-cell>
          <table:table-cell office:value-type="float" office:value="0.0150981607531534" calcext:value-type="float">
            <text:p>0,015098160753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15487064" calcext:value-type="float">
            <text:p>0,015487064</text:p>
          </table:table-cell>
          <table:table-cell table:formula="of:=AVERAGE([.E76:.F76])" office:value-type="float" office:value="0.000062979429086538" calcext:value-type="float">
            <text:p>6,30E-05</text:p>
          </table:table-cell>
          <table:table-cell office:value-type="float" office:value="0.0000659588581730759" calcext:value-type="float">
            <text:p>6,60E-05</text:p>
          </table:table-cell>
          <table:table-cell office:value-type="float" office:value="0.00006" calcext:value-type="float">
            <text:p>6E-05</text:p>
          </table:table-cell>
          <table:table-cell table:formula="of:=[.C77]-[.C76]" office:value-type="float" office:value="-0.000900241000000001" calcext:value-type="float">
            <text:p>-0,000900241</text:p>
          </table:table-cell>
          <table:table-cell table:formula="of:=[.D77]-[.D76]" office:value-type="float" office:value="-0.000000594523790075144" calcext:value-type="float">
            <text:p>-5,94523790075144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933427" calcext:value-type="float">
            <text:p>0,000106933427</text:p>
          </table:table-cell>
          <table:table-cell office:value-type="float" office:value="0.000052720576" calcext:value-type="float">
            <text:p>5,27E-05</text:p>
          </table:table-cell>
          <table:table-cell office:value-type="float" office:value="0.000098901659" calcext:value-type="float">
            <text:p>9,89E-05</text:p>
          </table:table-cell>
          <table:table-cell office:value-type="float" office:value="0.000054724029" calcext:value-type="float">
            <text:p>5,47E-05</text:p>
          </table:table-cell>
          <table:table-cell office:value-type="float" office:value="0.000027540005" calcext:value-type="float">
            <text:p>2,75E-05</text:p>
          </table:table-cell>
          <table:table-cell office:value-type="float" office:value="0.000055954271" calcext:value-type="float">
            <text:p>5,60E-05</text:p>
          </table:table-cell>
          <table:table-cell office:value-type="float" office:value="0.000052632791" calcext:value-type="float">
            <text:p>5,26E-05</text:p>
          </table:table-cell>
          <table:table-cell office:value-type="float" office:value="0.0154872830024839" calcext:value-type="float">
            <text:p>0,015487283002484</text:p>
          </table:table-cell>
          <table:table-cell office:value-type="float" office:value="0.0154871826018727" calcext:value-type="float">
            <text:p>0,015487182601873</text:p>
          </table:table-cell>
          <table:table-cell office:value-type="float" office:value="0.0154871359324878" calcext:value-type="float">
            <text:p>0,015487135932488</text:p>
          </table:table-cell>
          <table:table-cell office:value-type="float" office:value="0.0154870531177603" calcext:value-type="float">
            <text:p>0,01548705311776</text:p>
          </table:table-cell>
          <table:table-cell office:value-type="float" office:value="0.015487009646039" calcext:value-type="float">
            <text:p>0,015487009646039</text:p>
          </table:table-cell>
          <table:table-cell office:value-type="float" office:value="0.0154869888364466" calcext:value-type="float">
            <text:p>0,015486988836447</text:p>
          </table:table-cell>
          <table:table-cell office:value-type="float" office:value="0.0154869485239665" calcext:value-type="float">
            <text:p>0,015486948523967</text:p>
          </table:table-cell>
          <table:table-cell office:value-type="float" office:value="0.0154869122904295" calcext:value-type="float">
            <text:p>0,01548691229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3" calcext:value-type="float">
            <text:p>1,3</text:p>
          </table:table-cell>
          <table:table-cell table:style-name="ce5" office:value-type="float" office:value="0.014586823" calcext:value-type="float">
            <text:p>0,014586823</text:p>
          </table:table-cell>
          <table:table-cell table:formula="of:=AVERAGE([.E77:.F77])" office:value-type="float" office:value="0.0000623849052964628" calcext:value-type="float">
            <text:p>6,24E-05</text:p>
          </table:table-cell>
          <table:table-cell office:value-type="float" office:value="0.0000647698105929256" calcext:value-type="float">
            <text:p>6,48E-05</text:p>
          </table:table-cell>
          <table:table-cell office:value-type="float" office:value="0.00006" calcext:value-type="float">
            <text:p>6E-05</text:p>
          </table:table-cell>
          <table:table-cell table:formula="of:=[.C78]-[.C77]" office:value-type="float" office:value="0.000400767" calcext:value-type="float">
            <text:p>0,000400767</text:p>
          </table:table-cell>
          <table:table-cell table:formula="of:=[.D78]-[.D77]" office:value-type="float" office:value="-0.00000696572551023971" calcext:value-type="float">
            <text:p>-6,96572551023971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417692" calcext:value-type="float">
            <text:p>0,000104417692</text:p>
          </table:table-cell>
          <table:table-cell office:value-type="float" office:value="0.000049215802" calcext:value-type="float">
            <text:p>4,92E-05</text:p>
          </table:table-cell>
          <table:table-cell office:value-type="float" office:value="0.00009891857" calcext:value-type="float">
            <text:p>9,89E-05</text:p>
          </table:table-cell>
          <table:table-cell office:value-type="float" office:value="0.000053606146" calcext:value-type="float">
            <text:p>5,36E-05</text:p>
          </table:table-cell>
          <table:table-cell office:value-type="float" office:value="0.000032961589" calcext:value-type="float">
            <text:p>3,30E-05</text:p>
          </table:table-cell>
          <table:table-cell office:value-type="float" office:value="0.000048986007" calcext:value-type="float">
            <text:p>4,90E-05</text:p>
          </table:table-cell>
          <table:table-cell office:value-type="float" office:value="0.00005347416" calcext:value-type="float">
            <text:p>5,35E-05</text:p>
          </table:table-cell>
          <table:table-cell office:value-type="float" office:value="0.0145870247072099" calcext:value-type="float">
            <text:p>0,01458702470721</text:p>
          </table:table-cell>
          <table:table-cell office:value-type="float" office:value="0.0145869323675061" calcext:value-type="float">
            <text:p>0,014586932367506</text:p>
          </table:table-cell>
          <table:table-cell office:value-type="float" office:value="0.0145868913331058" calcext:value-type="float">
            <text:p>0,014586891333106</text:p>
          </table:table-cell>
          <table:table-cell office:value-type="float" office:value="0.0145868133189403" calcext:value-type="float">
            <text:p>0,01458681331894</text:p>
          </table:table-cell>
          <table:table-cell office:value-type="float" office:value="0.0145867732105709" calcext:value-type="float">
            <text:p>0,014586773210571</text:p>
          </table:table-cell>
          <table:table-cell office:value-type="float" office:value="0.0145867497521218" calcext:value-type="float">
            <text:p>0,014586749752122</text:p>
          </table:table-cell>
          <table:table-cell office:value-type="float" office:value="0.0145867165114398" calcext:value-type="float">
            <text:p>0,01458671651144</text:p>
          </table:table-cell>
          <table:table-cell office:value-type="float" office:value="0.0145866818385546" calcext:value-type="float">
            <text:p>0,014586681838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.01498759" calcext:value-type="float">
            <text:p>0,01498759</text:p>
          </table:table-cell>
          <table:table-cell table:formula="of:=AVERAGE([.E78:.F78])" office:value-type="float" office:value="0.0000554191797862231" calcext:value-type="float">
            <text:p>5,54E-05</text:p>
          </table:table-cell>
          <table:table-cell office:value-type="float" office:value="0.0000608383595724462" calcext:value-type="float">
            <text:p>6,08E-05</text:p>
          </table:table-cell>
          <table:table-cell office:value-type="float" office:value="0.00005" calcext:value-type="float">
            <text:p>5E-05</text:p>
          </table:table-cell>
          <table:table-cell table:formula="of:=[.C79]-[.C78]" office:value-type="float" office:value="-0.002727621" calcext:value-type="float">
            <text:p>-0,002727621</text:p>
          </table:table-cell>
          <table:table-cell table:formula="of:=[.D79]-[.D78]" office:value-type="float" office:value="-0.000000537740867634499" calcext:value-type="float">
            <text:p>-5,37740867634499E-07</text:p>
          </table:table-cell>
          <table:table-cell office:value-type="float" office:value="0" calcext:value-type="float">
            <text:p>0</text:p>
          </table:table-cell>
          <table:table-cell office:value-type="float" office:value="0.000099035408" calcext:value-type="float">
            <text:p>9,90E-05</text:p>
          </table:table-cell>
          <table:table-cell office:value-type="float" office:value="0.000045260392" calcext:value-type="float">
            <text:p>4,53E-05</text:p>
          </table:table-cell>
          <table:table-cell office:value-type="float" office:value="0.000094134044" calcext:value-type="float">
            <text:p>9,41E-05</text:p>
          </table:table-cell>
          <table:table-cell office:value-type="float" office:value="0.000049996254" calcext:value-type="float">
            <text:p>5,00E-05</text:p>
          </table:table-cell>
          <table:table-cell office:value-type="float" office:value="0.000029951413" calcext:value-type="float">
            <text:p>3,00E-05</text:p>
          </table:table-cell>
          <table:table-cell office:value-type="float" office:value="0.000045871902" calcext:value-type="float">
            <text:p>4,59E-05</text:p>
          </table:table-cell>
          <table:table-cell office:value-type="float" office:value="0.000050352197" calcext:value-type="float">
            <text:p>5,04E-05</text:p>
          </table:table-cell>
          <table:table-cell office:value-type="float" office:value="0.0149877846838401" calcext:value-type="float">
            <text:p>0,01498778468384</text:p>
          </table:table-cell>
          <table:table-cell office:value-type="float" office:value="0.0149876946976883" calcext:value-type="float">
            <text:p>0,014987694697688</text:p>
          </table:table-cell>
          <table:table-cell office:value-type="float" office:value="0.0149876559243894" calcext:value-type="float">
            <text:p>0,014987655924389</text:p>
          </table:table-cell>
          <table:table-cell office:value-type="float" office:value="0.0149875796439172" calcext:value-type="float">
            <text:p>0,014987579643917</text:p>
          </table:table-cell>
          <table:table-cell office:value-type="float" office:value="0.0149875412087298" calcext:value-type="float">
            <text:p>0,01498754120873</text:p>
          </table:table-cell>
          <table:table-cell office:value-type="float" office:value="0.0149875193069373" calcext:value-type="float">
            <text:p>0,014987519306937</text:p>
          </table:table-cell>
          <table:table-cell office:value-type="float" office:value="0.0149874873241807" calcext:value-type="float">
            <text:p>0,014987487324181</text:p>
          </table:table-cell>
          <table:table-cell office:value-type="float" office:value="0.0149874537785661" calcext:value-type="float">
            <text:p>0,01498745377856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2h-s1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0.012259969" calcext:value-type="float">
            <text:p>0,012259969</text:p>
          </table:table-cell>
          <table:table-cell table:formula="of:=AVERAGE([.E79:.F79])" office:value-type="float" office:value="0.0000548814389185886" calcext:value-type="float">
            <text:p>5,49E-05</text:p>
          </table:table-cell>
          <table:table-cell office:value-type="float" office:value="0.0000597628778371772" calcext:value-type="float">
            <text:p>5,98E-05</text:p>
          </table:table-cell>
          <table:table-cell office:value-type="float" office:value="0.00005" calcext:value-type="float">
            <text:p>5E-05</text:p>
          </table:table-cell>
          <table:table-cell table:formula="of:=[.C80]-[.C79]" office:value-type="float" office:value="0" calcext:value-type="float">
            <text:p>0</text:p>
          </table:table-cell>
          <table:table-cell table:formula="of:=[.D80]-[.D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9834302" calcext:value-type="float">
            <text:p>9,83E-05</text:p>
          </table:table-cell>
          <table:table-cell office:value-type="float" office:value="0.000047807186" calcext:value-type="float">
            <text:p>4,78E-05</text:p>
          </table:table-cell>
          <table:table-cell office:value-type="float" office:value="0.000092107269" calcext:value-type="float">
            <text:p>9,21E-05</text:p>
          </table:table-cell>
          <table:table-cell office:value-type="float" office:value="0.000047736035" calcext:value-type="float">
            <text:p>4,77E-05</text:p>
          </table:table-cell>
          <table:table-cell office:value-type="float" office:value="0.000026848629" calcext:value-type="float">
            <text:p>2,68E-05</text:p>
          </table:table-cell>
          <table:table-cell office:value-type="float" office:value="0.000049152295" calcext:value-type="float">
            <text:p>4,92E-05</text:p>
          </table:table-cell>
          <table:table-cell office:value-type="float" office:value="0.000044287294" calcext:value-type="float">
            <text:p>4,43E-05</text:p>
          </table:table-cell>
          <table:table-cell office:value-type="float" office:value="0.0122601271694697" calcext:value-type="float">
            <text:p>0,01226012716947</text:p>
          </table:table-cell>
          <table:table-cell office:value-type="float" office:value="0.0122600540747068" calcext:value-type="float">
            <text:p>0,012260054074707</text:p>
          </table:table-cell>
          <table:table-cell office:value-type="float" office:value="0.0122600205731382" calcext:value-type="float">
            <text:p>0,012260020573138</text:p>
          </table:table-cell>
          <table:table-cell office:value-type="float" office:value="0.0122599595185829" calcext:value-type="float">
            <text:p>0,012259959518583</text:p>
          </table:table-cell>
          <table:table-cell office:value-type="float" office:value="0.0122599294996369" calcext:value-type="float">
            <text:p>0,012259929499637</text:p>
          </table:table-cell>
          <table:table-cell office:value-type="float" office:value="0.0122599134397647" calcext:value-type="float">
            <text:p>0,012259913439765</text:p>
          </table:table-cell>
          <table:table-cell office:value-type="float" office:value="0.0122598854067013" calcext:value-type="float">
            <text:p>0,012259885406701</text:p>
          </table:table-cell>
          <table:table-cell office:value-type="float" office:value="0.0122598612713229" calcext:value-type="float">
            <text:p>0,012259861271323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0.012259969" calcext:value-type="float">
            <text:p>0,012259969</text:p>
          </table:table-cell>
          <table:table-cell table:formula="of:=AVERAGE([.E80:.F80])" office:value-type="float" office:value="0.0000548814389185886" calcext:value-type="float">
            <text:p>5,49E-05</text:p>
          </table:table-cell>
          <table:table-cell office:value-type="float" office:value="0.0000597628778371772" calcext:value-type="float">
            <text:p>5,98E-05</text:p>
          </table:table-cell>
          <table:table-cell office:value-type="float" office:value="0.00005" calcext:value-type="float">
            <text:p>5E-05</text:p>
          </table:table-cell>
          <table:table-cell table:formula="of:=[.C81]-[.C80]" office:value-type="float" office:value="0.001828314" calcext:value-type="float">
            <text:p>0,001828314</text:p>
          </table:table-cell>
          <table:table-cell table:formula="of:=[.D81]-[.D80]" office:value-type="float" office:value="-0.0000017673954192802" calcext:value-type="float">
            <text:p>-1,7673954192802E-06</text:p>
          </table:table-cell>
          <table:table-cell office:value-type="float" office:value="0" calcext:value-type="float">
            <text:p>0</text:p>
          </table:table-cell>
          <table:table-cell office:value-type="float" office:value="0.00009834302" calcext:value-type="float">
            <text:p>9,83E-05</text:p>
          </table:table-cell>
          <table:table-cell office:value-type="float" office:value="0.000047807186" calcext:value-type="float">
            <text:p>4,78E-05</text:p>
          </table:table-cell>
          <table:table-cell office:value-type="float" office:value="0.000092107269" calcext:value-type="float">
            <text:p>9,21E-05</text:p>
          </table:table-cell>
          <table:table-cell office:value-type="float" office:value="0.000047736035" calcext:value-type="float">
            <text:p>4,77E-05</text:p>
          </table:table-cell>
          <table:table-cell office:value-type="float" office:value="0.000026848629" calcext:value-type="float">
            <text:p>2,68E-05</text:p>
          </table:table-cell>
          <table:table-cell office:value-type="float" office:value="0.000049152295" calcext:value-type="float">
            <text:p>4,92E-05</text:p>
          </table:table-cell>
          <table:table-cell office:value-type="float" office:value="0.000044287294" calcext:value-type="float">
            <text:p>4,43E-05</text:p>
          </table:table-cell>
          <table:table-cell office:value-type="float" office:value="0.0122601271694697" calcext:value-type="float">
            <text:p>0,01226012716947</text:p>
          </table:table-cell>
          <table:table-cell office:value-type="float" office:value="0.0122600540747068" calcext:value-type="float">
            <text:p>0,012260054074707</text:p>
          </table:table-cell>
          <table:table-cell office:value-type="float" office:value="0.0122600205731382" calcext:value-type="float">
            <text:p>0,012260020573138</text:p>
          </table:table-cell>
          <table:table-cell office:value-type="float" office:value="0.0122599595185829" calcext:value-type="float">
            <text:p>0,012259959518583</text:p>
          </table:table-cell>
          <table:table-cell office:value-type="float" office:value="0.0122599294996369" calcext:value-type="float">
            <text:p>0,012259929499637</text:p>
          </table:table-cell>
          <table:table-cell office:value-type="float" office:value="0.0122599134397647" calcext:value-type="float">
            <text:p>0,012259913439765</text:p>
          </table:table-cell>
          <table:table-cell office:value-type="float" office:value="0.0122598854067013" calcext:value-type="float">
            <text:p>0,012259885406701</text:p>
          </table:table-cell>
          <table:table-cell office:value-type="float" office:value="0.0122598612713229" calcext:value-type="float">
            <text:p>0,012259861271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3" calcext:value-type="float">
            <text:p>1,3</text:p>
          </table:table-cell>
          <table:table-cell table:style-name="ce5" office:value-type="float" office:value="0.014088283" calcext:value-type="float">
            <text:p>0,014088283</text:p>
          </table:table-cell>
          <table:table-cell table:formula="of:=AVERAGE([.E81:.F81])" office:value-type="float" office:value="0.0000531140434993084" calcext:value-type="float">
            <text:p>5,31E-05</text:p>
          </table:table-cell>
          <table:table-cell office:value-type="float" office:value="0.0000562280869986168" calcext:value-type="float">
            <text:p>5,62E-05</text:p>
          </table:table-cell>
          <table:table-cell office:value-type="float" office:value="0.00005" calcext:value-type="float">
            <text:p>5E-05</text:p>
          </table:table-cell>
          <table:table-cell table:formula="of:=[.C82]-[.C81]" office:value-type="float" office:value="0.001009897" calcext:value-type="float">
            <text:p>0,001009897</text:p>
          </table:table-cell>
          <table:table-cell table:formula="of:=[.D82]-[.D81]" office:value-type="float" office:value="-0.00000198997552580919" calcext:value-type="float">
            <text:p>-1,989975525809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90729368" calcext:value-type="float">
            <text:p>9,07E-05</text:p>
          </table:table-cell>
          <table:table-cell office:value-type="float" office:value="0.000036998151" calcext:value-type="float">
            <text:p>3,70E-05</text:p>
          </table:table-cell>
          <table:table-cell office:value-type="float" office:value="0.000090512918" calcext:value-type="float">
            <text:p>9,05E-05</text:p>
          </table:table-cell>
          <table:table-cell office:value-type="float" office:value="0.000045857664" calcext:value-type="float">
            <text:p>4,59E-05</text:p>
          </table:table-cell>
          <table:table-cell office:value-type="float" office:value="0.000026305084" calcext:value-type="float">
            <text:p>2,63E-05</text:p>
          </table:table-cell>
          <table:table-cell office:value-type="float" office:value="0.000044035376" calcext:value-type="float">
            <text:p>4,40E-05</text:p>
          </table:table-cell>
          <table:table-cell office:value-type="float" office:value="0.000049769997" calcext:value-type="float">
            <text:p>4,98E-05</text:p>
          </table:table-cell>
          <table:table-cell office:value-type="float" office:value="0.0140884511542944" calcext:value-type="float">
            <text:p>0,014088451154294</text:p>
          </table:table-cell>
          <table:table-cell office:value-type="float" office:value="0.0140883736619173" calcext:value-type="float">
            <text:p>0,014088373661917</text:p>
          </table:table-cell>
          <table:table-cell office:value-type="float" office:value="0.0140883438684815" calcext:value-type="float">
            <text:p>0,014088343868482</text:p>
          </table:table-cell>
          <table:table-cell office:value-type="float" office:value="0.0140882749233672" calcext:value-type="float">
            <text:p>0,014088274923367</text:p>
          </table:table-cell>
          <table:table-cell office:value-type="float" office:value="0.0140882417850978" calcext:value-type="float">
            <text:p>0,014088241785098</text:p>
          </table:table-cell>
          <table:table-cell office:value-type="float" office:value="0.0140882237038459" calcext:value-type="float">
            <text:p>0,014088223703846</text:p>
          </table:table-cell>
          <table:table-cell office:value-type="float" office:value="0.0140881948437775" calcext:value-type="float">
            <text:p>0,014088194843778</text:p>
          </table:table-cell>
          <table:table-cell office:value-type="float" office:value="0.0140881636755957" calcext:value-type="float">
            <text:p>0,014088163675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.5" calcext:value-type="float">
            <text:p>1,5</text:p>
          </table:table-cell>
          <table:table-cell office:value-type="float" office:value="0.01509818" calcext:value-type="float">
            <text:p>0,01509818</text:p>
          </table:table-cell>
          <table:table-cell table:formula="of:=AVERAGE([.E82:.F82])" office:value-type="float" office:value="0.0000511240679734992" calcext:value-type="float">
            <text:p>5,11E-05</text:p>
          </table:table-cell>
          <table:table-cell office:value-type="float" office:value="0.0000522481359469984" calcext:value-type="float">
            <text:p>5,22E-05</text:p>
          </table:table-cell>
          <table:table-cell office:value-type="float" office:value="0.00005" calcext:value-type="float">
            <text:p>5E-05</text:p>
          </table:table-cell>
          <table:table-cell table:formula="of:=[.C83]-[.C82]" office:value-type="float" office:value="-0.0000000169999999997256" calcext:value-type="float">
            <text:p>-1,69999999997256E-08</text:p>
          </table:table-cell>
          <table:table-cell table:formula="of:=[.D83]-[.D82]" office:value-type="float" office:value="-0.00000617929147780161" calcext:value-type="float">
            <text:p>-6,17929147780161E-06</text:p>
          </table:table-cell>
          <table:table-cell office:value-type="float" office:value="0" calcext:value-type="float">
            <text:p>0</text:p>
          </table:table-cell>
          <table:table-cell office:value-type="float" office:value="0.000087905006" calcext:value-type="float">
            <text:p>8,79E-05</text:p>
          </table:table-cell>
          <table:table-cell office:value-type="float" office:value="0.000035473944" calcext:value-type="float">
            <text:p>3,55E-05</text:p>
          </table:table-cell>
          <table:table-cell office:value-type="float" office:value="0.000084945097" calcext:value-type="float">
            <text:p>8,49E-05</text:p>
          </table:table-cell>
          <table:table-cell office:value-type="float" office:value="0.00004183353" calcext:value-type="float">
            <text:p>4,18E-05</text:p>
          </table:table-cell>
          <table:table-cell office:value-type="float" office:value="0.000022553196" calcext:value-type="float">
            <text:p>2,26E-05</text:p>
          </table:table-cell>
          <table:table-cell office:value-type="float" office:value="0.00003896269" calcext:value-type="float">
            <text:p>3,90E-05</text:p>
          </table:table-cell>
          <table:table-cell office:value-type="float" office:value="0.000043931878" calcext:value-type="float">
            <text:p>4,39E-05</text:p>
          </table:table-cell>
          <table:table-cell office:value-type="float" office:value="0.0150983498665836" calcext:value-type="float">
            <text:p>0,015098349866584</text:p>
          </table:table-cell>
          <table:table-cell office:value-type="float" office:value="0.0150982694045546" calcext:value-type="float">
            <text:p>0,015098269404555</text:p>
          </table:table-cell>
          <table:table-cell office:value-type="float" office:value="0.0150982387908156" calcext:value-type="float">
            <text:p>0,015098238790816</text:p>
          </table:table-cell>
          <table:table-cell office:value-type="float" office:value="0.0150981694486089" calcext:value-type="float">
            <text:p>0,015098169448609</text:p>
          </table:table-cell>
          <table:table-cell office:value-type="float" office:value="0.0150981370513004" calcext:value-type="float">
            <text:p>0,0150981370513</text:p>
          </table:table-cell>
          <table:table-cell office:value-type="float" office:value="0.0150981204377098" calcext:value-type="float">
            <text:p>0,01509812043771</text:p>
          </table:table-cell>
          <table:table-cell office:value-type="float" office:value="0.0150980930717125" calcext:value-type="float">
            <text:p>0,015098093071713</text:p>
          </table:table-cell>
          <table:table-cell office:value-type="float" office:value="0.015098063587439" calcext:value-type="float">
            <text:p>0,015098063587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2" calcext:value-type="float">
            <text:p>2</text:p>
          </table:table-cell>
          <table:table-cell office:value-type="float" office:value="0.015098163" calcext:value-type="float">
            <text:p>0,015098163</text:p>
          </table:table-cell>
          <table:table-cell table:formula="of:=AVERAGE([.E83:.F83])" office:value-type="float" office:value="0.0000449447764956976" calcext:value-type="float">
            <text:p>4,49E-05</text:p>
          </table:table-cell>
          <table:table-cell office:value-type="float" office:value="0.0000498895529913952" calcext:value-type="float">
            <text:p>4,99E-05</text:p>
          </table:table-cell>
          <table:table-cell office:value-type="float" office:value="0.00004" calcext:value-type="float">
            <text:p>4E-05</text:p>
          </table:table-cell>
          <table:table-cell table:formula="of:=[.C84]-[.C83]" office:value-type="float" office:value="-0.000229239000000001" calcext:value-type="float">
            <text:p>-0,000229239</text:p>
          </table:table-cell>
          <table:table-cell table:formula="of:=[.D84]-[.D83]" office:value-type="float" office:value="-0.0000000845143921078962" calcext:value-type="float">
            <text:p>-8,45143921078962E-08</text:p>
          </table:table-cell>
          <table:table-cell office:value-type="float" office:value="0" calcext:value-type="float">
            <text:p>0</text:p>
          </table:table-cell>
          <table:table-cell office:value-type="float" office:value="0.00008478143" calcext:value-type="float">
            <text:p>8,48E-05</text:p>
          </table:table-cell>
          <table:table-cell office:value-type="float" office:value="0.000032697284" calcext:value-type="float">
            <text:p>3,27E-05</text:p>
          </table:table-cell>
          <table:table-cell office:value-type="float" office:value="0.000082460248" calcext:value-type="float">
            <text:p>8,25E-05</text:p>
          </table:table-cell>
          <table:table-cell office:value-type="float" office:value="0.000039590596" calcext:value-type="float">
            <text:p>3,96E-05</text:p>
          </table:table-cell>
          <table:table-cell office:value-type="float" office:value="0.000020536058" calcext:value-type="float">
            <text:p>2,05E-05</text:p>
          </table:table-cell>
          <table:table-cell office:value-type="float" office:value="0.000037126836" calcext:value-type="float">
            <text:p>3,71E-05</text:p>
          </table:table-cell>
          <table:table-cell office:value-type="float" office:value="0.000042252513" calcext:value-type="float">
            <text:p>4,23E-05</text:p>
          </table:table-cell>
          <table:table-cell office:value-type="float" office:value="0.0150983248254024" calcext:value-type="float">
            <text:p>0,015098324825402</text:p>
          </table:table-cell>
          <table:table-cell office:value-type="float" office:value="0.0150982472225961" calcext:value-type="float">
            <text:p>0,015098247222596</text:p>
          </table:table-cell>
          <table:table-cell office:value-type="float" office:value="0.0150982190051327" calcext:value-type="float">
            <text:p>0,015098219005133</text:p>
          </table:table-cell>
          <table:table-cell office:value-type="float" office:value="0.0150981516914362" calcext:value-type="float">
            <text:p>0,015098151691436</text:p>
          </table:table-cell>
          <table:table-cell office:value-type="float" office:value="0.0150981210311662" calcext:value-type="float">
            <text:p>0,015098121031166</text:p>
          </table:table-cell>
          <table:table-cell office:value-type="float" office:value="0.0150981059034962" calcext:value-type="float">
            <text:p>0,015098105903496</text:p>
          </table:table-cell>
          <table:table-cell office:value-type="float" office:value="0.015098079826961" calcext:value-type="float">
            <text:p>0,015098079826961</text:p>
          </table:table-cell>
          <table:table-cell office:value-type="float" office:value="0.0150980514697942" calcext:value-type="float">
            <text:p>0,015098051469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75" calcext:value-type="float">
            <text:p>1,75</text:p>
          </table:table-cell>
          <table:table-cell table:style-name="ce5" office:value-type="float" office:value="0.014868924" calcext:value-type="float">
            <text:p>0,014868924</text:p>
          </table:table-cell>
          <table:table-cell table:formula="of:=AVERAGE([.E84:.F84])" office:value-type="float" office:value="0.0000448602621035897" calcext:value-type="float">
            <text:p>4,49E-05</text:p>
          </table:table-cell>
          <table:table-cell office:value-type="float" office:value="0.0000497205242071794" calcext:value-type="float">
            <text:p>4,97E-05</text:p>
          </table:table-cell>
          <table:table-cell office:value-type="float" office:value="0.00004" calcext:value-type="float">
            <text:p>4E-05</text:p>
          </table:table-cell>
          <table:table-cell table:formula="of:=[.C85]-[.C84]" office:value-type="float" office:value="0.000229232000000001" calcext:value-type="float">
            <text:p>0,000229232</text:p>
          </table:table-cell>
          <table:table-cell table:formula="of:=[.D85]-[.D84]" office:value-type="float" office:value="-0.000000334167120317998" calcext:value-type="float">
            <text:p>-3,34167120317998E-07</text:p>
          </table:table-cell>
          <table:table-cell office:value-type="float" office:value="0" calcext:value-type="float">
            <text:p>0</text:p>
          </table:table-cell>
          <table:table-cell office:value-type="float" office:value="0.000084510981" calcext:value-type="float">
            <text:p>8,45E-05</text:p>
          </table:table-cell>
          <table:table-cell office:value-type="float" office:value="0.000032059475" calcext:value-type="float">
            <text:p>3,21E-05</text:p>
          </table:table-cell>
          <table:table-cell office:value-type="float" office:value="0.000082629781" calcext:value-type="float">
            <text:p>8,26E-05</text:p>
          </table:table-cell>
          <table:table-cell office:value-type="float" office:value="0.000039390908" calcext:value-type="float">
            <text:p>3,94E-05</text:p>
          </table:table-cell>
          <table:table-cell office:value-type="float" office:value="0.000020267757" calcext:value-type="float">
            <text:p>2,03E-05</text:p>
          </table:table-cell>
          <table:table-cell office:value-type="float" office:value="0.000037089238" calcext:value-type="float">
            <text:p>3,71E-05</text:p>
          </table:table-cell>
          <table:table-cell office:value-type="float" office:value="0.000042419581" calcext:value-type="float">
            <text:p>4,24E-05</text:p>
          </table:table-cell>
          <table:table-cell office:value-type="float" office:value="0.014869082595469" calcext:value-type="float">
            <text:p>0,014869082595469</text:p>
          </table:table-cell>
          <table:table-cell office:value-type="float" office:value="0.0148690064147189" calcext:value-type="float">
            <text:p>0,014869006414719</text:p>
          </table:table-cell>
          <table:table-cell office:value-type="float" office:value="0.014868979167754" calcext:value-type="float">
            <text:p>0,014868979167754</text:p>
          </table:table-cell>
          <table:table-cell office:value-type="float" office:value="0.0148689127398061" calcext:value-type="float">
            <text:p>0,014868912739806</text:p>
          </table:table-cell>
          <table:table-cell office:value-type="float" office:value="0.0148688826973551" calcext:value-type="float">
            <text:p>0,014868882697355</text:p>
          </table:table-cell>
          <table:table-cell office:value-type="float" office:value="0.014868867994012" calcext:value-type="float">
            <text:p>0,014868867994012</text:p>
          </table:table-cell>
          <table:table-cell office:value-type="float" office:value="0.0148688423394092" calcext:value-type="float">
            <text:p>0,014868842339409</text:p>
          </table:table-cell>
          <table:table-cell office:value-type="float" office:value="0.014868814302373" calcext:value-type="float">
            <text:p>0,014868814302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3" calcext:value-type="float">
            <text:p>3</text:p>
          </table:table-cell>
          <table:table-cell office:value-type="float" office:value="0.015098156" calcext:value-type="float">
            <text:p>0,015098156</text:p>
          </table:table-cell>
          <table:table-cell table:formula="of:=AVERAGE([.E85:.F85])" office:value-type="float" office:value="0.0000445260949832717" calcext:value-type="float">
            <text:p>4,45E-05</text:p>
          </table:table-cell>
          <table:table-cell office:value-type="float" office:value="0.0000490521899665434" calcext:value-type="float">
            <text:p>4,91E-05</text:p>
          </table:table-cell>
          <table:table-cell office:value-type="float" office:value="0.00004" calcext:value-type="float">
            <text:p>4E-05</text:p>
          </table:table-cell>
          <table:table-cell table:formula="of:=[.C86]-[.C85]" office:value-type="float" office:value="0" calcext:value-type="float">
            <text:p>0</text:p>
          </table:table-cell>
          <table:table-cell table:formula="of:=[.D86]-[.D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83670365" calcext:value-type="float">
            <text:p>8,37E-05</text:p>
          </table:table-cell>
          <table:table-cell office:value-type="float" office:value="0.000031711773" calcext:value-type="float">
            <text:p>3,17E-05</text:p>
          </table:table-cell>
          <table:table-cell office:value-type="float" office:value="0.000081579061" calcext:value-type="float">
            <text:p>8,16E-05</text:p>
          </table:table-cell>
          <table:table-cell office:value-type="float" office:value="0.00003880502" calcext:value-type="float">
            <text:p>3,88E-05</text:p>
          </table:table-cell>
          <table:table-cell office:value-type="float" office:value="0.000019814431" calcext:value-type="float">
            <text:p>1,98E-05</text:p>
          </table:table-cell>
          <table:table-cell office:value-type="float" office:value="0.000036468505" calcext:value-type="float">
            <text:p>3,65E-05</text:p>
          </table:table-cell>
          <table:table-cell office:value-type="float" office:value="0.00004165808" calcext:value-type="float">
            <text:p>4,17E-05</text:p>
          </table:table-cell>
          <table:table-cell office:value-type="float" office:value="0.0150983159352097" calcext:value-type="float">
            <text:p>0,01509831593521</text:p>
          </table:table-cell>
          <table:table-cell office:value-type="float" office:value="0.0150982393494342" calcext:value-type="float">
            <text:p>0,015098239349434</text:p>
          </table:table-cell>
          <table:table-cell office:value-type="float" office:value="0.015098211982471" calcext:value-type="float">
            <text:p>0,015098211982471</text:p>
          </table:table-cell>
          <table:table-cell office:value-type="float" office:value="0.0150981453881316" calcext:value-type="float">
            <text:p>0,015098145388132</text:p>
          </table:table-cell>
          <table:table-cell office:value-type="float" office:value="0.0150981153362492" calcext:value-type="float">
            <text:p>0,015098115336249</text:p>
          </table:table-cell>
          <table:table-cell office:value-type="float" office:value="0.0150981007401634" calcext:value-type="float">
            <text:p>0,015098100740163</text:p>
          </table:table-cell>
          <table:table-cell office:value-type="float" office:value="0.0150980751260246" calcext:value-type="float">
            <text:p>0,015098075126025</text:p>
          </table:table-cell>
          <table:table-cell office:value-type="float" office:value="0.0150980471678113" calcext:value-type="float">
            <text:p>0,015098047167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3" calcext:value-type="float">
            <text:p>3</text:p>
          </table:table-cell>
          <table:table-cell office:value-type="float" office:value="0.015098156" calcext:value-type="float">
            <text:p>0,015098156</text:p>
          </table:table-cell>
          <table:table-cell table:formula="of:=AVERAGE([.E86:.F86])" office:value-type="float" office:value="0.0000445260949832717" calcext:value-type="float">
            <text:p>4,45E-05</text:p>
          </table:table-cell>
          <table:table-cell office:value-type="float" office:value="0.0000490521899665434" calcext:value-type="float">
            <text:p>4,91E-05</text:p>
          </table:table-cell>
          <table:table-cell office:value-type="float" office:value="0.00004" calcext:value-type="float">
            <text:p>4E-05</text:p>
          </table:table-cell>
          <table:table-cell table:formula="of:=[.C87]-[.C86]" office:value-type="float" office:value="0" calcext:value-type="float">
            <text:p>0</text:p>
          </table:table-cell>
          <table:table-cell table:formula="of:=[.D87]-[.D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83670365" calcext:value-type="float">
            <text:p>8,37E-05</text:p>
          </table:table-cell>
          <table:table-cell office:value-type="float" office:value="0.000031711773" calcext:value-type="float">
            <text:p>3,17E-05</text:p>
          </table:table-cell>
          <table:table-cell office:value-type="float" office:value="0.000081579061" calcext:value-type="float">
            <text:p>8,16E-05</text:p>
          </table:table-cell>
          <table:table-cell office:value-type="float" office:value="0.00003880502" calcext:value-type="float">
            <text:p>3,88E-05</text:p>
          </table:table-cell>
          <table:table-cell office:value-type="float" office:value="0.000019814431" calcext:value-type="float">
            <text:p>1,98E-05</text:p>
          </table:table-cell>
          <table:table-cell office:value-type="float" office:value="0.000036468505" calcext:value-type="float">
            <text:p>3,65E-05</text:p>
          </table:table-cell>
          <table:table-cell office:value-type="float" office:value="0.00004165808" calcext:value-type="float">
            <text:p>4,17E-05</text:p>
          </table:table-cell>
          <table:table-cell office:value-type="float" office:value="0.0150983159352097" calcext:value-type="float">
            <text:p>0,01509831593521</text:p>
          </table:table-cell>
          <table:table-cell office:value-type="float" office:value="0.0150982393494342" calcext:value-type="float">
            <text:p>0,015098239349434</text:p>
          </table:table-cell>
          <table:table-cell office:value-type="float" office:value="0.015098211982471" calcext:value-type="float">
            <text:p>0,015098211982471</text:p>
          </table:table-cell>
          <table:table-cell office:value-type="float" office:value="0.0150981453881316" calcext:value-type="float">
            <text:p>0,015098145388132</text:p>
          </table:table-cell>
          <table:table-cell office:value-type="float" office:value="0.0150981153362492" calcext:value-type="float">
            <text:p>0,015098115336249</text:p>
          </table:table-cell>
          <table:table-cell office:value-type="float" office:value="0.0150981007401634" calcext:value-type="float">
            <text:p>0,015098100740163</text:p>
          </table:table-cell>
          <table:table-cell office:value-type="float" office:value="0.0150980751260246" calcext:value-type="float">
            <text:p>0,015098075126025</text:p>
          </table:table-cell>
          <table:table-cell office:value-type="float" office:value="0.0150980471678113" calcext:value-type="float">
            <text:p>0,015098047167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5" calcext:value-type="float">
            <text:p>1,5</text:p>
          </table:table-cell>
          <table:table-cell office:value-type="float" office:value="0.015098156" calcext:value-type="float">
            <text:p>0,015098156</text:p>
          </table:table-cell>
          <table:table-cell table:formula="of:=AVERAGE([.E87:.F87])" office:value-type="float" office:value="0.0000445260949832717" calcext:value-type="float">
            <text:p>4,45E-05</text:p>
          </table:table-cell>
          <table:table-cell office:value-type="float" office:value="0.0000490521899665434" calcext:value-type="float">
            <text:p>4,91E-05</text:p>
          </table:table-cell>
          <table:table-cell office:value-type="float" office:value="0.00004" calcext:value-type="float">
            <text:p>4E-05</text:p>
          </table:table-cell>
          <table:table-cell table:formula="of:=[.C88]-[.C87]" office:value-type="float" office:value="0" calcext:value-type="float">
            <text:p>0</text:p>
          </table:table-cell>
          <table:table-cell table:formula="of:=[.D88]-[.D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83670365" calcext:value-type="float">
            <text:p>8,37E-05</text:p>
          </table:table-cell>
          <table:table-cell office:value-type="float" office:value="0.000031711773" calcext:value-type="float">
            <text:p>3,17E-05</text:p>
          </table:table-cell>
          <table:table-cell office:value-type="float" office:value="0.000081579061" calcext:value-type="float">
            <text:p>8,16E-05</text:p>
          </table:table-cell>
          <table:table-cell office:value-type="float" office:value="0.00003880502" calcext:value-type="float">
            <text:p>3,88E-05</text:p>
          </table:table-cell>
          <table:table-cell office:value-type="float" office:value="0.000019814431" calcext:value-type="float">
            <text:p>1,98E-05</text:p>
          </table:table-cell>
          <table:table-cell office:value-type="float" office:value="0.000036468505" calcext:value-type="float">
            <text:p>3,65E-05</text:p>
          </table:table-cell>
          <table:table-cell office:value-type="float" office:value="0.00004165808" calcext:value-type="float">
            <text:p>4,17E-05</text:p>
          </table:table-cell>
          <table:table-cell office:value-type="float" office:value="0.0150983159352097" calcext:value-type="float">
            <text:p>0,01509831593521</text:p>
          </table:table-cell>
          <table:table-cell office:value-type="float" office:value="0.0150982393494342" calcext:value-type="float">
            <text:p>0,015098239349434</text:p>
          </table:table-cell>
          <table:table-cell office:value-type="float" office:value="0.015098211982471" calcext:value-type="float">
            <text:p>0,015098211982471</text:p>
          </table:table-cell>
          <table:table-cell office:value-type="float" office:value="0.0150981453881316" calcext:value-type="float">
            <text:p>0,015098145388132</text:p>
          </table:table-cell>
          <table:table-cell office:value-type="float" office:value="0.0150981153362492" calcext:value-type="float">
            <text:p>0,015098115336249</text:p>
          </table:table-cell>
          <table:table-cell office:value-type="float" office:value="0.0150981007401634" calcext:value-type="float">
            <text:p>0,015098100740163</text:p>
          </table:table-cell>
          <table:table-cell office:value-type="float" office:value="0.0150980751260246" calcext:value-type="float">
            <text:p>0,015098075126025</text:p>
          </table:table-cell>
          <table:table-cell office:value-type="float" office:value="0.0150980471678113" calcext:value-type="float">
            <text:p>0,015098047167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3" calcext:value-type="float">
            <text:p>3</text:p>
          </table:table-cell>
          <table:table-cell office:value-type="float" office:value="0.015098156" calcext:value-type="float">
            <text:p>0,015098156</text:p>
          </table:table-cell>
          <table:table-cell table:formula="of:=AVERAGE([.E88:.F88])" office:value-type="float" office:value="0.0000445260949832717" calcext:value-type="float">
            <text:p>4,45E-05</text:p>
          </table:table-cell>
          <table:table-cell office:value-type="float" office:value="0.0000490521899665434" calcext:value-type="float">
            <text:p>4,91E-05</text:p>
          </table:table-cell>
          <table:table-cell office:value-type="float" office:value="0.00004" calcext:value-type="float">
            <text:p>4E-05</text:p>
          </table:table-cell>
          <table:table-cell table:formula="of:=[.C89]-[.C88]" office:value-type="float" office:value="0.0000175239999999997" calcext:value-type="float">
            <text:p>1,75239999999997E-05</text:p>
          </table:table-cell>
          <table:table-cell table:formula="of:=[.D89]-[.D88]" office:value-type="float" office:value="-0.000002718620208687" calcext:value-type="float">
            <text:p>-2,7186202086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83670365" calcext:value-type="float">
            <text:p>8,37E-05</text:p>
          </table:table-cell>
          <table:table-cell office:value-type="float" office:value="0.000031711773" calcext:value-type="float">
            <text:p>3,17E-05</text:p>
          </table:table-cell>
          <table:table-cell office:value-type="float" office:value="0.000081579061" calcext:value-type="float">
            <text:p>8,16E-05</text:p>
          </table:table-cell>
          <table:table-cell office:value-type="float" office:value="0.00003880502" calcext:value-type="float">
            <text:p>3,88E-05</text:p>
          </table:table-cell>
          <table:table-cell office:value-type="float" office:value="0.000019814431" calcext:value-type="float">
            <text:p>1,98E-05</text:p>
          </table:table-cell>
          <table:table-cell office:value-type="float" office:value="0.000036468505" calcext:value-type="float">
            <text:p>3,65E-05</text:p>
          </table:table-cell>
          <table:table-cell office:value-type="float" office:value="0.00004165808" calcext:value-type="float">
            <text:p>4,17E-05</text:p>
          </table:table-cell>
          <table:table-cell office:value-type="float" office:value="0.0150983159352097" calcext:value-type="float">
            <text:p>0,01509831593521</text:p>
          </table:table-cell>
          <table:table-cell office:value-type="float" office:value="0.0150982393494342" calcext:value-type="float">
            <text:p>0,015098239349434</text:p>
          </table:table-cell>
          <table:table-cell office:value-type="float" office:value="0.015098211982471" calcext:value-type="float">
            <text:p>0,015098211982471</text:p>
          </table:table-cell>
          <table:table-cell office:value-type="float" office:value="0.0150981453881316" calcext:value-type="float">
            <text:p>0,015098145388132</text:p>
          </table:table-cell>
          <table:table-cell office:value-type="float" office:value="0.0150981153362492" calcext:value-type="float">
            <text:p>0,015098115336249</text:p>
          </table:table-cell>
          <table:table-cell office:value-type="float" office:value="0.0150981007401634" calcext:value-type="float">
            <text:p>0,015098100740163</text:p>
          </table:table-cell>
          <table:table-cell office:value-type="float" office:value="0.0150980751260246" calcext:value-type="float">
            <text:p>0,015098075126025</text:p>
          </table:table-cell>
          <table:table-cell office:value-type="float" office:value="0.0150980471678113" calcext:value-type="float">
            <text:p>0,015098047167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1511568" calcext:value-type="float">
            <text:p>0,01511568</text:p>
          </table:table-cell>
          <table:table-cell table:formula="of:=AVERAGE([.E89:.F89])" office:value-type="float" office:value="0.0000418074747745847" calcext:value-type="float">
            <text:p>4,18E-05</text:p>
          </table:table-cell>
          <table:table-cell office:value-type="float" office:value="0.0000436149495491694" calcext:value-type="float">
            <text:p>4,36E-05</text:p>
          </table:table-cell>
          <table:table-cell office:value-type="float" office:value="0.00004" calcext:value-type="float">
            <text:p>4E-05</text:p>
          </table:table-cell>
          <table:table-cell table:formula="of:=[.C90]-[.C89]" office:value-type="float" office:value="-0.0000175739999999994" calcext:value-type="float">
            <text:p>-1,75739999999994E-05</text:p>
          </table:table-cell>
          <table:table-cell table:formula="of:=[.D90]-[.D89]" office:value-type="float" office:value="-0.000000641343345015155" calcext:value-type="float">
            <text:p>-6,41343345015155E-07</text:p>
          </table:table-cell>
          <table:table-cell office:value-type="float" office:value="0" calcext:value-type="float">
            <text:p>0</text:p>
          </table:table-cell>
          <table:table-cell office:value-type="float" office:value="0.000076507493" calcext:value-type="float">
            <text:p>7,65E-05</text:p>
          </table:table-cell>
          <table:table-cell office:value-type="float" office:value="0.000025362225" calcext:value-type="float">
            <text:p>2,54E-05</text:p>
          </table:table-cell>
          <table:table-cell office:value-type="float" office:value="0.000075829256" calcext:value-type="float">
            <text:p>7,58E-05</text:p>
          </table:table-cell>
          <table:table-cell office:value-type="float" office:value="0.00003363938" calcext:value-type="float">
            <text:p>3,36E-05</text:p>
          </table:table-cell>
          <table:table-cell office:value-type="float" office:value="0.000015154193" calcext:value-type="float">
            <text:p>1,52E-05</text:p>
          </table:table-cell>
          <table:table-cell office:value-type="float" office:value="0.000032198777" calcext:value-type="float">
            <text:p>3,22E-05</text:p>
          </table:table-cell>
          <table:table-cell office:value-type="float" office:value="0.000037739503" calcext:value-type="float">
            <text:p>3,77E-05</text:p>
          </table:table-cell>
          <table:table-cell office:value-type="float" office:value="0.0151158226754667" calcext:value-type="float">
            <text:p>0,015115822675467</text:p>
          </table:table-cell>
          <table:table-cell office:value-type="float" office:value="0.0151157525648483" calcext:value-type="float">
            <text:p>0,015115752564848</text:p>
          </table:table-cell>
          <table:table-cell office:value-type="float" office:value="0.0151157306520936" calcext:value-type="float">
            <text:p>0,015115730652094</text:p>
          </table:table-cell>
          <table:table-cell office:value-type="float" office:value="0.0151156686795814" calcext:value-type="float">
            <text:p>0,015115668679581</text:p>
          </table:table-cell>
          <table:table-cell office:value-type="float" office:value="0.0151156425979013" calcext:value-type="float">
            <text:p>0,015115642597901</text:p>
          </table:table-cell>
          <table:table-cell office:value-type="float" office:value="0.0151156314217684" calcext:value-type="float">
            <text:p>0,015115631421768</text:p>
          </table:table-cell>
          <table:table-cell office:value-type="float" office:value="0.0151156087802684" calcext:value-type="float">
            <text:p>0,015115608780268</text:p>
          </table:table-cell>
          <table:table-cell office:value-type="float" office:value="0.0151155834225348" calcext:value-type="float">
            <text:p>0,015115583422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25" calcext:value-type="float">
            <text:p>1,25</text:p>
          </table:table-cell>
          <table:table-cell office:value-type="float" office:value="0.015098106" calcext:value-type="float">
            <text:p>0,015098106</text:p>
          </table:table-cell>
          <table:table-cell table:formula="of:=AVERAGE([.E90:.F90])" office:value-type="float" office:value="0.0000411661314295696" calcext:value-type="float">
            <text:p>4,12E-05</text:p>
          </table:table-cell>
          <table:table-cell office:value-type="float" office:value="0.0000423322628591391" calcext:value-type="float">
            <text:p>4,23E-05</text:p>
          </table:table-cell>
          <table:table-cell office:value-type="float" office:value="0.00004" calcext:value-type="float">
            <text:p>4E-05</text:p>
          </table:table-cell>
          <table:table-cell table:formula="of:=[.C91]-[.C90]" office:value-type="float" office:value="-0.0000705900000000006" calcext:value-type="float">
            <text:p>-7,05900000000006E-05</text:p>
          </table:table-cell>
          <table:table-cell table:formula="of:=[.D91]-[.D90]" office:value-type="float" office:value="-0.0000000642775212595991" calcext:value-type="float">
            <text:p>-6,42775212595991E-08</text:p>
          </table:table-cell>
          <table:table-cell office:value-type="float" office:value="0" calcext:value-type="float">
            <text:p>0</text:p>
          </table:table-cell>
          <table:table-cell office:value-type="float" office:value="0.000074751495" calcext:value-type="float">
            <text:p>7,48E-05</text:p>
          </table:table-cell>
          <table:table-cell office:value-type="float" office:value="0.000023800264" calcext:value-type="float">
            <text:p>2,38E-05</text:p>
          </table:table-cell>
          <table:table-cell office:value-type="float" office:value="0.000074504653" calcext:value-type="float">
            <text:p>7,45E-05</text:p>
          </table:table-cell>
          <table:table-cell office:value-type="float" office:value="0.000032430608" calcext:value-type="float">
            <text:p>3,24E-05</text:p>
          </table:table-cell>
          <table:table-cell office:value-type="float" office:value="0.000014084549" calcext:value-type="float">
            <text:p>1,41E-05</text:p>
          </table:table-cell>
          <table:table-cell office:value-type="float" office:value="0.0000312078" calcext:value-type="float">
            <text:p>3,12E-05</text:p>
          </table:table-cell>
          <table:table-cell office:value-type="float" office:value="0.000036888014" calcext:value-type="float">
            <text:p>3,69E-05</text:p>
          </table:table-cell>
          <table:table-cell office:value-type="float" office:value="0.0150982446100105" calcext:value-type="float">
            <text:p>0,015098244610011</text:p>
          </table:table-cell>
          <table:table-cell office:value-type="float" office:value="0.0150981761882254" calcext:value-type="float">
            <text:p>0,015098176188225</text:p>
          </table:table-cell>
          <table:table-cell office:value-type="float" office:value="0.0150981556489022" calcext:value-type="float">
            <text:p>0,015098155648902</text:p>
          </table:table-cell>
          <table:table-cell office:value-type="float" office:value="0.0150980948297346" calcext:value-type="float">
            <text:p>0,015098094829735</text:p>
          </table:table-cell>
          <table:table-cell office:value-type="float" office:value="0.0150980697144867" calcext:value-type="float">
            <text:p>0,015098069714487</text:p>
          </table:table-cell>
          <table:table-cell office:value-type="float" office:value="0.0150980593392862" calcext:value-type="float">
            <text:p>0,015098059339286</text:p>
          </table:table-cell>
          <table:table-cell office:value-type="float" office:value="0.015098037420131" calcext:value-type="float">
            <text:p>0,015098037420131</text:p>
          </table:table-cell>
          <table:table-cell office:value-type="float" office:value="0.0150980126633372" calcext:value-type="float">
            <text:p>0,015098012663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2" calcext:value-type="float">
            <text:p>1,2</text:p>
          </table:table-cell>
          <table:table-cell table:style-name="ce5" office:value-type="float" office:value="0.015027516" calcext:value-type="float">
            <text:p>0,015027516</text:p>
          </table:table-cell>
          <table:table-cell table:formula="of:=AVERAGE([.E91:.F91])" office:value-type="float" office:value="0.0000411018539083099" calcext:value-type="float">
            <text:p>4,11E-05</text:p>
          </table:table-cell>
          <table:table-cell office:value-type="float" office:value="0.0000422037078166199" calcext:value-type="float">
            <text:p>4,22E-05</text:p>
          </table:table-cell>
          <table:table-cell office:value-type="float" office:value="0.00004" calcext:value-type="float">
            <text:p>4E-05</text:p>
          </table:table-cell>
          <table:table-cell table:formula="of:=[.C92]-[.C91]" office:value-type="float" office:value="0.0000705839999999985" calcext:value-type="float">
            <text:p>7,05839999999985E-05</text:p>
          </table:table-cell>
          <table:table-cell table:formula="of:=[.D92]-[.D91]" office:value-type="float" office:value="-0.000000376480762499206" calcext:value-type="float">
            <text:p>-3,76480762499206E-07</text:p>
          </table:table-cell>
          <table:table-cell office:value-type="float" office:value="0" calcext:value-type="float">
            <text:p>0</text:p>
          </table:table-cell>
          <table:table-cell office:value-type="float" office:value="0.00007456981" calcext:value-type="float">
            <text:p>7,46E-05</text:p>
          </table:table-cell>
          <table:table-cell office:value-type="float" office:value="0.000023515977" calcext:value-type="float">
            <text:p>2,35E-05</text:p>
          </table:table-cell>
          <table:table-cell office:value-type="float" office:value="0.000074473679" calcext:value-type="float">
            <text:p>7,45E-05</text:p>
          </table:table-cell>
          <table:table-cell office:value-type="float" office:value="0.000032293657" calcext:value-type="float">
            <text:p>3,23E-05</text:p>
          </table:table-cell>
          <table:table-cell office:value-type="float" office:value="0.00001393552" calcext:value-type="float">
            <text:p>1,39E-05</text:p>
          </table:table-cell>
          <table:table-cell office:value-type="float" office:value="0.000031140219" calcext:value-type="float">
            <text:p>3,11E-05</text:p>
          </table:table-cell>
          <table:table-cell office:value-type="float" office:value="0.000036881827" calcext:value-type="float">
            <text:p>3,69E-05</text:p>
          </table:table-cell>
          <table:table-cell office:value-type="float" office:value="0.0150276532555322" calcext:value-type="float">
            <text:p>0,015027653255532</text:p>
          </table:table-cell>
          <table:table-cell office:value-type="float" office:value="0.0150275853191742" calcext:value-type="float">
            <text:p>0,015027585319174</text:p>
          </table:table-cell>
          <table:table-cell office:value-type="float" office:value="0.01502756512007" calcext:value-type="float">
            <text:p>0,01502756512007</text:p>
          </table:table-cell>
          <table:table-cell office:value-type="float" office:value="0.015027504610425" calcext:value-type="float">
            <text:p>0,015027504610425</text:p>
          </table:table-cell>
          <table:table-cell office:value-type="float" office:value="0.0150274797181652" calcext:value-type="float">
            <text:p>0,015027479718165</text:p>
          </table:table-cell>
          <table:table-cell office:value-type="float" office:value="0.0150274695007399" calcext:value-type="float">
            <text:p>0,01502746950074</text:p>
          </table:table-cell>
          <table:table-cell office:value-type="float" office:value="0.0150274477313097" calcext:value-type="float">
            <text:p>0,01502744773131</text:p>
          </table:table-cell>
          <table:table-cell office:value-type="float" office:value="0.0150274230943974" calcext:value-type="float">
            <text:p>0,015027423094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2.5" calcext:value-type="float">
            <text:p>2,5</text:p>
          </table:table-cell>
          <table:table-cell office:value-type="float" office:value="0.0150981" calcext:value-type="float">
            <text:p>0,0150981</text:p>
          </table:table-cell>
          <table:table-cell table:formula="of:=AVERAGE([.E92:.F92])" office:value-type="float" office:value="0.0000407253731458107" calcext:value-type="float">
            <text:p>4,07E-05</text:p>
          </table:table-cell>
          <table:table-cell office:value-type="float" office:value="0.0000414507462916215" calcext:value-type="float">
            <text:p>4,15E-05</text:p>
          </table:table-cell>
          <table:table-cell office:value-type="float" office:value="0.00004" calcext:value-type="float">
            <text:p>4E-05</text:p>
          </table:table-cell>
          <table:table-cell table:formula="of:=[.C93]-[.C92]" office:value-type="float" office:value="0" calcext:value-type="float">
            <text:p>0</text:p>
          </table:table-cell>
          <table:table-cell table:formula="of:=[.D93]-[.D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7357404" calcext:value-type="float">
            <text:p>7,36E-05</text:p>
          </table:table-cell>
          <table:table-cell office:value-type="float" office:value="0.000022764495" calcext:value-type="float">
            <text:p>2,28E-05</text:p>
          </table:table-cell>
          <table:table-cell office:value-type="float" office:value="0.000073576388" calcext:value-type="float">
            <text:p>7,36E-05</text:p>
          </table:table-cell>
          <table:table-cell office:value-type="float" office:value="0.000031596263" calcext:value-type="float">
            <text:p>3,16E-05</text:p>
          </table:table-cell>
          <table:table-cell office:value-type="float" office:value="0.00001334492" calcext:value-type="float">
            <text:p>1,33E-05</text:p>
          </table:table-cell>
          <table:table-cell office:value-type="float" office:value="0.000030506192" calcext:value-type="float">
            <text:p>3,05E-05</text:p>
          </table:table-cell>
          <table:table-cell office:value-type="float" office:value="0.000036266868" calcext:value-type="float">
            <text:p>3,63E-05</text:p>
          </table:table-cell>
          <table:table-cell office:value-type="float" office:value="0.0150982352601143" calcext:value-type="float">
            <text:p>0,015098235260114</text:p>
          </table:table-cell>
          <table:table-cell office:value-type="float" office:value="0.0150981679161213" calcext:value-type="float">
            <text:p>0,015098167916121</text:p>
          </table:table-cell>
          <table:table-cell office:value-type="float" office:value="0.0150981482706637" calcext:value-type="float">
            <text:p>0,015098148270664</text:p>
          </table:table-cell>
          <table:table-cell office:value-type="float" office:value="0.0150980882092797" calcext:value-type="float">
            <text:p>0,01509808820928</text:p>
          </table:table-cell>
          <table:table-cell office:value-type="float" office:value="0.015098063740184" calcext:value-type="float">
            <text:p>0,015098063740184</text:p>
          </table:table-cell>
          <table:table-cell office:value-type="float" office:value="0.0150980539098254" calcext:value-type="float">
            <text:p>0,015098053909825</text:p>
          </table:table-cell>
          <table:table-cell office:value-type="float" office:value="0.0150980324834597" calcext:value-type="float">
            <text:p>0,01509803248346</text:p>
          </table:table-cell>
          <table:table-cell office:value-type="float" office:value="0.0150980081435455" calcext:value-type="float">
            <text:p>0,015098008143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2.5" calcext:value-type="float">
            <text:p>2,5</text:p>
          </table:table-cell>
          <table:table-cell office:value-type="float" office:value="0.0150981" calcext:value-type="float">
            <text:p>0,0150981</text:p>
          </table:table-cell>
          <table:table-cell table:formula="of:=AVERAGE([.E93:.F93])" office:value-type="float" office:value="0.0000407253731458107" calcext:value-type="float">
            <text:p>4,07E-05</text:p>
          </table:table-cell>
          <table:table-cell office:value-type="float" office:value="0.0000414507462916215" calcext:value-type="float">
            <text:p>4,15E-05</text:p>
          </table:table-cell>
          <table:table-cell office:value-type="float" office:value="0.00004" calcext:value-type="float">
            <text:p>4E-05</text:p>
          </table:table-cell>
          <table:table-cell table:formula="of:=[.C94]-[.C93]" office:value-type="float" office:value="0" calcext:value-type="float">
            <text:p>0</text:p>
          </table:table-cell>
          <table:table-cell table:formula="of:=[.D94]-[.D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7357404" calcext:value-type="float">
            <text:p>7,36E-05</text:p>
          </table:table-cell>
          <table:table-cell office:value-type="float" office:value="0.000022764495" calcext:value-type="float">
            <text:p>2,28E-05</text:p>
          </table:table-cell>
          <table:table-cell office:value-type="float" office:value="0.000073576388" calcext:value-type="float">
            <text:p>7,36E-05</text:p>
          </table:table-cell>
          <table:table-cell office:value-type="float" office:value="0.000031596263" calcext:value-type="float">
            <text:p>3,16E-05</text:p>
          </table:table-cell>
          <table:table-cell office:value-type="float" office:value="0.00001334492" calcext:value-type="float">
            <text:p>1,33E-05</text:p>
          </table:table-cell>
          <table:table-cell office:value-type="float" office:value="0.000030506192" calcext:value-type="float">
            <text:p>3,05E-05</text:p>
          </table:table-cell>
          <table:table-cell office:value-type="float" office:value="0.000036266868" calcext:value-type="float">
            <text:p>3,63E-05</text:p>
          </table:table-cell>
          <table:table-cell office:value-type="float" office:value="0.0150982352601143" calcext:value-type="float">
            <text:p>0,015098235260114</text:p>
          </table:table-cell>
          <table:table-cell office:value-type="float" office:value="0.0150981679161213" calcext:value-type="float">
            <text:p>0,015098167916121</text:p>
          </table:table-cell>
          <table:table-cell office:value-type="float" office:value="0.0150981482706637" calcext:value-type="float">
            <text:p>0,015098148270664</text:p>
          </table:table-cell>
          <table:table-cell office:value-type="float" office:value="0.0150980882092797" calcext:value-type="float">
            <text:p>0,01509808820928</text:p>
          </table:table-cell>
          <table:table-cell office:value-type="float" office:value="0.015098063740184" calcext:value-type="float">
            <text:p>0,015098063740184</text:p>
          </table:table-cell>
          <table:table-cell office:value-type="float" office:value="0.0150980539098254" calcext:value-type="float">
            <text:p>0,015098053909825</text:p>
          </table:table-cell>
          <table:table-cell office:value-type="float" office:value="0.0150980324834597" calcext:value-type="float">
            <text:p>0,01509803248346</text:p>
          </table:table-cell>
          <table:table-cell office:value-type="float" office:value="0.0150980081435455" calcext:value-type="float">
            <text:p>0,015098008143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25" calcext:value-type="float">
            <text:p>1,25</text:p>
          </table:table-cell>
          <table:table-cell office:value-type="float" office:value="0.0150981" calcext:value-type="float">
            <text:p>0,0150981</text:p>
          </table:table-cell>
          <table:table-cell table:formula="of:=AVERAGE([.E94:.F94])" office:value-type="float" office:value="0.0000407253731458107" calcext:value-type="float">
            <text:p>4,07E-05</text:p>
          </table:table-cell>
          <table:table-cell office:value-type="float" office:value="0.0000414507462916215" calcext:value-type="float">
            <text:p>4,15E-05</text:p>
          </table:table-cell>
          <table:table-cell office:value-type="float" office:value="0.00004" calcext:value-type="float">
            <text:p>4E-05</text:p>
          </table:table-cell>
          <table:table-cell table:formula="of:=[.C95]-[.C94]" office:value-type="float" office:value="0" calcext:value-type="float">
            <text:p>0</text:p>
          </table:table-cell>
          <table:table-cell table:formula="of:=[.D95]-[.D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7357404" calcext:value-type="float">
            <text:p>7,36E-05</text:p>
          </table:table-cell>
          <table:table-cell office:value-type="float" office:value="0.000022764495" calcext:value-type="float">
            <text:p>2,28E-05</text:p>
          </table:table-cell>
          <table:table-cell office:value-type="float" office:value="0.000073576388" calcext:value-type="float">
            <text:p>7,36E-05</text:p>
          </table:table-cell>
          <table:table-cell office:value-type="float" office:value="0.000031596263" calcext:value-type="float">
            <text:p>3,16E-05</text:p>
          </table:table-cell>
          <table:table-cell office:value-type="float" office:value="0.00001334492" calcext:value-type="float">
            <text:p>1,33E-05</text:p>
          </table:table-cell>
          <table:table-cell office:value-type="float" office:value="0.000030506192" calcext:value-type="float">
            <text:p>3,05E-05</text:p>
          </table:table-cell>
          <table:table-cell office:value-type="float" office:value="0.000036266868" calcext:value-type="float">
            <text:p>3,63E-05</text:p>
          </table:table-cell>
          <table:table-cell office:value-type="float" office:value="0.0150982352601143" calcext:value-type="float">
            <text:p>0,015098235260114</text:p>
          </table:table-cell>
          <table:table-cell office:value-type="float" office:value="0.0150981679161213" calcext:value-type="float">
            <text:p>0,015098167916121</text:p>
          </table:table-cell>
          <table:table-cell office:value-type="float" office:value="0.0150981482706637" calcext:value-type="float">
            <text:p>0,015098148270664</text:p>
          </table:table-cell>
          <table:table-cell office:value-type="float" office:value="0.0150980882092797" calcext:value-type="float">
            <text:p>0,01509808820928</text:p>
          </table:table-cell>
          <table:table-cell office:value-type="float" office:value="0.015098063740184" calcext:value-type="float">
            <text:p>0,015098063740184</text:p>
          </table:table-cell>
          <table:table-cell office:value-type="float" office:value="0.0150980539098254" calcext:value-type="float">
            <text:p>0,015098053909825</text:p>
          </table:table-cell>
          <table:table-cell office:value-type="float" office:value="0.0150980324834597" calcext:value-type="float">
            <text:p>0,01509803248346</text:p>
          </table:table-cell>
          <table:table-cell office:value-type="float" office:value="0.0150980081435455" calcext:value-type="float">
            <text:p>0,015098008143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5" calcext:value-type="float">
            <text:p>2,5</text:p>
          </table:table-cell>
          <table:table-cell office:value-type="float" office:value="0.0150981" calcext:value-type="float">
            <text:p>0,0150981</text:p>
          </table:table-cell>
          <table:table-cell table:formula="of:=AVERAGE([.E95:.F95])" office:value-type="float" office:value="0.0000407253731458107" calcext:value-type="float">
            <text:p>4,07E-05</text:p>
          </table:table-cell>
          <table:table-cell office:value-type="float" office:value="0.0000414507462916215" calcext:value-type="float">
            <text:p>4,15E-05</text:p>
          </table:table-cell>
          <table:table-cell office:value-type="float" office:value="0.00004" calcext:value-type="float">
            <text:p>4E-05</text:p>
          </table:table-cell>
          <table:table-cell table:formula="of:=[.C96]-[.C95]" office:value-type="float" office:value="0.0000721300000000001" calcext:value-type="float">
            <text:p>7,21300000000001E-05</text:p>
          </table:table-cell>
          <table:table-cell table:formula="of:=[.D96]-[.D95]" office:value-type="float" office:value="-0.0000000287944720972478" calcext:value-type="float">
            <text:p>-2,87944720972478E-08</text:p>
          </table:table-cell>
          <table:table-cell office:value-type="float" office:value="0" calcext:value-type="float">
            <text:p>0</text:p>
          </table:table-cell>
          <table:table-cell office:value-type="float" office:value="0.00007357404" calcext:value-type="float">
            <text:p>7,36E-05</text:p>
          </table:table-cell>
          <table:table-cell office:value-type="float" office:value="0.000022764495" calcext:value-type="float">
            <text:p>2,28E-05</text:p>
          </table:table-cell>
          <table:table-cell office:value-type="float" office:value="0.000073576388" calcext:value-type="float">
            <text:p>7,36E-05</text:p>
          </table:table-cell>
          <table:table-cell office:value-type="float" office:value="0.000031596263" calcext:value-type="float">
            <text:p>3,16E-05</text:p>
          </table:table-cell>
          <table:table-cell office:value-type="float" office:value="0.00001334492" calcext:value-type="float">
            <text:p>1,33E-05</text:p>
          </table:table-cell>
          <table:table-cell office:value-type="float" office:value="0.000030506192" calcext:value-type="float">
            <text:p>3,05E-05</text:p>
          </table:table-cell>
          <table:table-cell office:value-type="float" office:value="0.000036266868" calcext:value-type="float">
            <text:p>3,63E-05</text:p>
          </table:table-cell>
          <table:table-cell office:value-type="float" office:value="0.0150982352601143" calcext:value-type="float">
            <text:p>0,015098235260114</text:p>
          </table:table-cell>
          <table:table-cell office:value-type="float" office:value="0.0150981679161213" calcext:value-type="float">
            <text:p>0,015098167916121</text:p>
          </table:table-cell>
          <table:table-cell office:value-type="float" office:value="0.0150981482706637" calcext:value-type="float">
            <text:p>0,015098148270664</text:p>
          </table:table-cell>
          <table:table-cell office:value-type="float" office:value="0.0150980882092797" calcext:value-type="float">
            <text:p>0,01509808820928</text:p>
          </table:table-cell>
          <table:table-cell office:value-type="float" office:value="0.015098063740184" calcext:value-type="float">
            <text:p>0,015098063740184</text:p>
          </table:table-cell>
          <table:table-cell office:value-type="float" office:value="0.0150980539098254" calcext:value-type="float">
            <text:p>0,015098053909825</text:p>
          </table:table-cell>
          <table:table-cell office:value-type="float" office:value="0.0150980324834597" calcext:value-type="float">
            <text:p>0,01509803248346</text:p>
          </table:table-cell>
          <table:table-cell office:value-type="float" office:value="0.0150980081435455" calcext:value-type="float">
            <text:p>0,015098008143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3" calcext:value-type="float">
            <text:p>1,3</text:p>
          </table:table-cell>
          <table:table-cell office:value-type="float" office:value="0.01517023" calcext:value-type="float">
            <text:p>0,01517023</text:p>
          </table:table-cell>
          <table:table-cell table:formula="of:=AVERAGE([.E96:.F96])" office:value-type="float" office:value="0.0000406965786737135" calcext:value-type="float">
            <text:p>4,07E-05</text:p>
          </table:table-cell>
          <table:table-cell office:value-type="float" office:value="0.000041393157347427" calcext:value-type="float">
            <text:p>4,14E-05</text:p>
          </table:table-cell>
          <table:table-cell office:value-type="float" office:value="0.00004" calcext:value-type="float">
            <text:p>4E-05</text:p>
          </table:table-cell>
          <table:table-cell table:formula="of:=[.C97]-[.C96]" office:value-type="float" office:value="-0.000754191" calcext:value-type="float">
            <text:p>-0,000754191</text:p>
          </table:table-cell>
          <table:table-cell table:formula="of:=[.D97]-[.D96]" office:value-type="float" office:value="-0.000000851299097188093" calcext:value-type="float">
            <text:p>-8,512990971880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73519376" calcext:value-type="float">
            <text:p>7,35E-05</text:p>
          </table:table-cell>
          <table:table-cell office:value-type="float" office:value="0.000022829268" calcext:value-type="float">
            <text:p>2,28E-05</text:p>
          </table:table-cell>
          <table:table-cell office:value-type="float" office:value="0.000073409671" calcext:value-type="float">
            <text:p>7,34E-05</text:p>
          </table:table-cell>
          <table:table-cell office:value-type="float" office:value="0.000031554593" calcext:value-type="float">
            <text:p>3,16E-05</text:p>
          </table:table-cell>
          <table:table-cell office:value-type="float" office:value="0.000013319205" calcext:value-type="float">
            <text:p>1,33E-05</text:p>
          </table:table-cell>
          <table:table-cell office:value-type="float" office:value="0.000030442971" calcext:value-type="float">
            <text:p>3,04E-05</text:p>
          </table:table-cell>
          <table:table-cell office:value-type="float" office:value="0.000036133223" calcext:value-type="float">
            <text:p>3,61E-05</text:p>
          </table:table-cell>
          <table:table-cell office:value-type="float" office:value="0.0151703664228525" calcext:value-type="float">
            <text:p>0,015170366422853</text:p>
          </table:table-cell>
          <table:table-cell office:value-type="float" office:value="0.0151702988073998" calcext:value-type="float">
            <text:p>0,0151702988074</text:p>
          </table:table-cell>
          <table:table-cell office:value-type="float" office:value="0.0151702790119212" calcext:value-type="float">
            <text:p>0,015170279011921</text:p>
          </table:table-cell>
          <table:table-cell office:value-type="float" office:value="0.0151702188003396" calcext:value-type="float">
            <text:p>0,01517021880034</text:p>
          </table:table-cell>
          <table:table-cell office:value-type="float" office:value="0.0151701942467685" calcext:value-type="float">
            <text:p>0,015170194246769</text:p>
          </table:table-cell>
          <table:table-cell office:value-type="float" office:value="0.0151701843884786" calcext:value-type="float">
            <text:p>0,015170184388479</text:p>
          </table:table-cell>
          <table:table-cell office:value-type="float" office:value="0.0151701629043654" calcext:value-type="float">
            <text:p>0,015170162904365</text:p>
          </table:table-cell>
          <table:table-cell office:value-type="float" office:value="0.01517013853829" calcext:value-type="float">
            <text:p>0,01517013853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25" calcext:value-type="float">
            <text:p>1,25</text:p>
          </table:table-cell>
          <table:table-cell table:style-name="ce5" office:value-type="float" office:value="0.014416039" calcext:value-type="float">
            <text:p>0,014416039</text:p>
          </table:table-cell>
          <table:table-cell table:formula="of:=AVERAGE([.E97:.F97])" office:value-type="float" office:value="0.0000398452795765254" calcext:value-type="float">
            <text:p>3,98E-05</text:p>
          </table:table-cell>
          <table:table-cell office:value-type="float" office:value="0.0000396905591530508" calcext:value-type="float">
            <text:p>3,97E-05</text:p>
          </table:table-cell>
          <table:table-cell office:value-type="float" office:value="0.00004" calcext:value-type="float">
            <text:p>4E-05</text:p>
          </table:table-cell>
          <table:table-cell table:formula="of:=[.C98]-[.C97]" office:value-type="float" office:value="0.000682045000000001" calcext:value-type="float">
            <text:p>0,000682045</text:p>
          </table:table-cell>
          <table:table-cell table:formula="of:=[.D98]-[.D97]" office:value-type="float" office:value="-0.000000141166910697006" calcext:value-type="float">
            <text:p>-1,41166910697006E-07</text:p>
          </table:table-cell>
          <table:table-cell office:value-type="float" office:value="0" calcext:value-type="float">
            <text:p>0</text:p>
          </table:table-cell>
          <table:table-cell office:value-type="float" office:value="0.000071167284" calcext:value-type="float">
            <text:p>7,12E-05</text:p>
          </table:table-cell>
          <table:table-cell office:value-type="float" office:value="0.000019345586" calcext:value-type="float">
            <text:p>1,93E-05</text:p>
          </table:table-cell>
          <table:table-cell office:value-type="float" office:value="0.000072772344" calcext:value-type="float">
            <text:p>7,28E-05</text:p>
          </table:table-cell>
          <table:table-cell office:value-type="float" office:value="0.000029768119" calcext:value-type="float">
            <text:p>2,98E-05</text:p>
          </table:table-cell>
          <table:table-cell office:value-type="float" office:value="0.000011383418" calcext:value-type="float">
            <text:p>1,14E-05</text:p>
          </table:table-cell>
          <table:table-cell office:value-type="float" office:value="0.000029516839" calcext:value-type="float">
            <text:p>2,95E-05</text:p>
          </table:table-cell>
          <table:table-cell office:value-type="float" office:value="0.000035851073" calcext:value-type="float">
            <text:p>3,59E-05</text:p>
          </table:table-cell>
          <table:table-cell office:value-type="float" office:value="0.0144161630041065" calcext:value-type="float">
            <text:p>0,014416163004107</text:p>
          </table:table-cell>
          <table:table-cell office:value-type="float" office:value="0.0144161008058545" calcext:value-type="float">
            <text:p>0,014416100805855</text:p>
          </table:table-cell>
          <table:table-cell office:value-type="float" office:value="0.0144160848650726" calcext:value-type="float">
            <text:p>0,014416084865073</text:p>
          </table:table-cell>
          <table:table-cell office:value-type="float" office:value="0.0144160281436795" calcext:value-type="float">
            <text:p>0,01441602814368</text:p>
          </table:table-cell>
          <table:table-cell office:value-type="float" office:value="0.0144160061317928" calcext:value-type="float">
            <text:p>0,014416006131793</text:p>
          </table:table-cell>
          <table:table-cell office:value-type="float" office:value="0.0144159981251619" calcext:value-type="float">
            <text:p>0,014415998125162</text:p>
          </table:table-cell>
          <table:table-cell office:value-type="float" office:value="0.0144159783302253" calcext:value-type="float">
            <text:p>0,014415978330225</text:p>
          </table:table-cell>
          <table:table-cell office:value-type="float" office:value="0.014415955356315" calcext:value-type="float">
            <text:p>0,014415955356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" calcext:value-type="float">
            <text:p>2</text:p>
          </table:table-cell>
          <table:table-cell office:value-type="float" office:value="0.015098084" calcext:value-type="float">
            <text:p>0,015098084</text:p>
          </table:table-cell>
          <table:table-cell table:formula="of:=AVERAGE([.E98:.F98])" office:value-type="float" office:value="0.0000397041126658284" calcext:value-type="float">
            <text:p>3,97E-05</text:p>
          </table:table-cell>
          <table:table-cell office:value-type="float" office:value="0.0000394082253316568" calcext:value-type="float">
            <text:p>3,94E-05</text:p>
          </table:table-cell>
          <table:table-cell office:value-type="float" office:value="0.00004" calcext:value-type="float">
            <text:p>4E-05</text:p>
          </table:table-cell>
          <table:table-cell table:formula="of:=[.C99]-[.C98]" office:value-type="float" office:value="0.001495072" calcext:value-type="float">
            <text:p>0,001495072</text:p>
          </table:table-cell>
          <table:table-cell table:formula="of:=[.D99]-[.D98]" office:value-type="float" office:value="-0.0000047413416372364" calcext:value-type="float">
            <text:p>-4,7413416372364E-06</text:p>
          </table:table-cell>
          <table:table-cell office:value-type="float" office:value="0" calcext:value-type="float">
            <text:p>0</text:p>
          </table:table-cell>
          <table:table-cell office:value-type="float" office:value="0.000070882313" calcext:value-type="float">
            <text:p>7,09E-05</text:p>
          </table:table-cell>
          <table:table-cell office:value-type="float" office:value="0.000020357216" calcext:value-type="float">
            <text:p>2,04E-05</text:p>
          </table:table-cell>
          <table:table-cell office:value-type="float" office:value="0.00007142442" calcext:value-type="float">
            <text:p>7,14E-05</text:p>
          </table:table-cell>
          <table:table-cell office:value-type="float" office:value="0.000029654833" calcext:value-type="float">
            <text:p>2,97E-05</text:p>
          </table:table-cell>
          <table:table-cell office:value-type="float" office:value="0.000011574046" calcext:value-type="float">
            <text:p>1,16E-05</text:p>
          </table:table-cell>
          <table:table-cell office:value-type="float" office:value="0.000028934419" calcext:value-type="float">
            <text:p>2,89E-05</text:p>
          </table:table-cell>
          <table:table-cell office:value-type="float" office:value="0.000034804438" calcext:value-type="float">
            <text:p>3,48E-05</text:p>
          </table:table-cell>
          <table:table-cell office:value-type="float" office:value="0.0150982135613466" calcext:value-type="float">
            <text:p>0,015098213561347</text:p>
          </table:table-cell>
          <table:table-cell office:value-type="float" office:value="0.0150981486812399" calcext:value-type="float">
            <text:p>0,01509814868124</text:p>
          </table:table-cell>
          <table:table-cell office:value-type="float" office:value="0.0150981311132528" calcext:value-type="float">
            <text:p>0,015098131113253</text:p>
          </table:table-cell>
          <table:table-cell office:value-type="float" office:value="0.0150980728086116" calcext:value-type="float">
            <text:p>0,015098072808612</text:p>
          </table:table-cell>
          <table:table-cell office:value-type="float" office:value="0.0150980498430401" calcext:value-type="float">
            <text:p>0,01509804984304</text:p>
          </table:table-cell>
          <table:table-cell office:value-type="float" office:value="0.0150980413171793" calcext:value-type="float">
            <text:p>0,015098041317179</text:p>
          </table:table-cell>
          <table:table-cell office:value-type="float" office:value="0.0150980209947822" calcext:value-type="float">
            <text:p>0,015098020994782</text:p>
          </table:table-cell>
          <table:table-cell office:value-type="float" office:value="0.0150979976363712" calcext:value-type="float">
            <text:p>0,015097997636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3" calcext:value-type="float">
            <text:p>3</text:p>
          </table:table-cell>
          <table:table-cell office:value-type="float" office:value="0.016593156" calcext:value-type="float">
            <text:p>0,016593156</text:p>
          </table:table-cell>
          <table:table-cell table:formula="of:=AVERAGE([.E99:.F99])" office:value-type="float" office:value="0.000034962771028592" calcext:value-type="float">
            <text:p>3,50E-05</text:p>
          </table:table-cell>
          <table:table-cell office:value-type="float" office:value="0.000039925542057184" calcext:value-type="float">
            <text:p>3,99E-05</text:p>
          </table:table-cell>
          <table:table-cell office:value-type="float" office:value="0.00003" calcext:value-type="float">
            <text:p>3E-05</text:p>
          </table:table-cell>
          <table:table-cell table:formula="of:=[.C100]-[.C99]" office:value-type="float" office:value="-0.001495104" calcext:value-type="float">
            <text:p>-0,001495104</text:p>
          </table:table-cell>
          <table:table-cell table:formula="of:=[.D100]-[.D99]" office:value-type="float" office:value="-0.00000247002275296135" calcext:value-type="float">
            <text:p>-2,47002275296135E-06</text:p>
          </table:table-cell>
          <table:table-cell office:value-type="float" office:value="0" calcext:value-type="float">
            <text:p>0</text:p>
          </table:table-cell>
          <table:table-cell office:value-type="float" office:value="0.000082236532" calcext:value-type="float">
            <text:p>8,22E-05</text:p>
          </table:table-cell>
          <table:table-cell office:value-type="float" office:value="0.000028506811" calcext:value-type="float">
            <text:p>2,85E-05</text:p>
          </table:table-cell>
          <table:table-cell office:value-type="float" office:value="0.000070797331" calcext:value-type="float">
            <text:p>7,08E-05</text:p>
          </table:table-cell>
          <table:table-cell office:value-type="float" office:value="0.000027979761" calcext:value-type="float">
            <text:p>2,80E-05</text:p>
          </table:table-cell>
          <table:table-cell office:value-type="float" office:value="0.000002151936" calcext:value-type="float">
            <text:p>2,15E-06</text:p>
          </table:table-cell>
          <table:table-cell office:value-type="float" office:value="0.000029353038" calcext:value-type="float">
            <text:p>2,94E-05</text:p>
          </table:table-cell>
          <table:table-cell office:value-type="float" office:value="0.000025662641" calcext:value-type="float">
            <text:p>2,57E-05</text:p>
          </table:table-cell>
          <table:table-cell office:value-type="float" office:value="0.0165933089591191" calcext:value-type="float">
            <text:p>0,016593308959119</text:p>
          </table:table-cell>
          <table:table-cell office:value-type="float" office:value="0.01659322623241" calcext:value-type="float">
            <text:p>0,01659322623241</text:p>
          </table:table-cell>
          <table:table-cell office:value-type="float" office:value="0.0165931991953612" calcext:value-type="float">
            <text:p>0,016593199195361</text:p>
          </table:table-cell>
          <table:table-cell office:value-type="float" office:value="0.0165931356797868" calcext:value-type="float">
            <text:p>0,016593135679787</text:p>
          </table:table-cell>
          <table:table-cell office:value-type="float" office:value="0.016593111865765" calcext:value-type="float">
            <text:p>0,016593111865765</text:p>
          </table:table-cell>
          <table:table-cell office:value-type="float" office:value="0.0165931101235998" calcext:value-type="float">
            <text:p>0,0165931101236</text:p>
          </table:table-cell>
          <table:table-cell office:value-type="float" office:value="0.0165930874656604" calcext:value-type="float">
            <text:p>0,01659308746566</text:p>
          </table:table-cell>
          <table:table-cell office:value-type="float" office:value="0.0165930685371127" calcext:value-type="float">
            <text:p>0,016593068537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2" calcext:value-type="float">
            <text:p>2</text:p>
          </table:table-cell>
          <table:table-cell office:value-type="float" office:value="0.015098052" calcext:value-type="float">
            <text:p>0,015098052</text:p>
          </table:table-cell>
          <table:table-cell table:formula="of:=AVERAGE([.E100:.F100])" office:value-type="float" office:value="0.0000324927482756306" calcext:value-type="float">
            <text:p>3,25E-05</text:p>
          </table:table-cell>
          <table:table-cell office:value-type="float" office:value="0.0000349854965512613" calcext:value-type="float">
            <text:p>3,50E-05</text:p>
          </table:table-cell>
          <table:table-cell office:value-type="float" office:value="0.00003" calcext:value-type="float">
            <text:p>3E-05</text:p>
          </table:table-cell>
          <table:table-cell table:formula="of:=[.C101]-[.C100]" office:value-type="float" office:value="0" calcext:value-type="float">
            <text:p>0</text:p>
          </table:table-cell>
          <table:table-cell table:formula="of:=[.D101]-[.D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65007383" calcext:value-type="float">
            <text:p>6,50E-05</text:p>
          </table:table-cell>
          <table:table-cell office:value-type="float" office:value="0.000015154017" calcext:value-type="float">
            <text:p>1,52E-05</text:p>
          </table:table-cell>
          <table:table-cell office:value-type="float" office:value="0.000066766056" calcext:value-type="float">
            <text:p>6,68E-05</text:p>
          </table:table-cell>
          <table:table-cell office:value-type="float" office:value="0.000025461377" calcext:value-type="float">
            <text:p>2,55E-05</text:p>
          </table:table-cell>
          <table:table-cell office:value-type="float" office:value="0.000007812384" calcext:value-type="float">
            <text:p>7,81E-06</text:p>
          </table:table-cell>
          <table:table-cell office:value-type="float" office:value="0.000025462203" calcext:value-type="float">
            <text:p>2,55E-05</text:p>
          </table:table-cell>
          <table:table-cell office:value-type="float" office:value="0.000031667558" calcext:value-type="float">
            <text:p>3,17E-05</text:p>
          </table:table-cell>
          <table:table-cell office:value-type="float" office:value="0.0150981666205189" calcext:value-type="float">
            <text:p>0,015098166620519</text:p>
          </table:table-cell>
          <table:table-cell office:value-type="float" office:value="0.015098107118037" calcext:value-type="float">
            <text:p>0,015098107118037</text:p>
          </table:table-cell>
          <table:table-cell office:value-type="float" office:value="0.015098094040371" calcext:value-type="float">
            <text:p>0,015098094040371</text:p>
          </table:table-cell>
          <table:table-cell office:value-type="float" office:value="0.0150980395385369" calcext:value-type="float">
            <text:p>0,015098039538537</text:p>
          </table:table-cell>
          <table:table-cell office:value-type="float" office:value="0.0150980198205415" calcext:value-type="float">
            <text:p>0,015098019820542</text:p>
          </table:table-cell>
          <table:table-cell office:value-type="float" office:value="0.0150980140656684" calcext:value-type="float">
            <text:p>0,015098014065668</text:p>
          </table:table-cell>
          <table:table-cell office:value-type="float" office:value="0.0150979961820502" calcext:value-type="float">
            <text:p>0,01509799618205</text:p>
          </table:table-cell>
          <table:table-cell office:value-type="float" office:value="0.0150979749289368" calcext:value-type="float">
            <text:p>0,015097974928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1" calcext:value-type="float">
            <text:p>1</text:p>
          </table:table-cell>
          <table:table-cell office:value-type="float" office:value="0.015098052" calcext:value-type="float">
            <text:p>0,015098052</text:p>
          </table:table-cell>
          <table:table-cell table:formula="of:=AVERAGE([.E101:.F101])" office:value-type="float" office:value="0.0000324927482756306" calcext:value-type="float">
            <text:p>3,25E-05</text:p>
          </table:table-cell>
          <table:table-cell office:value-type="float" office:value="0.0000349854965512613" calcext:value-type="float">
            <text:p>3,50E-05</text:p>
          </table:table-cell>
          <table:table-cell office:value-type="float" office:value="0.00003" calcext:value-type="float">
            <text:p>3E-05</text:p>
          </table:table-cell>
          <table:table-cell table:formula="of:=[.C102]-[.C101]" office:value-type="float" office:value="0" calcext:value-type="float">
            <text:p>0</text:p>
          </table:table-cell>
          <table:table-cell table:formula="of:=[.D102]-[.D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65007383" calcext:value-type="float">
            <text:p>6,50E-05</text:p>
          </table:table-cell>
          <table:table-cell office:value-type="float" office:value="0.000015154017" calcext:value-type="float">
            <text:p>1,52E-05</text:p>
          </table:table-cell>
          <table:table-cell office:value-type="float" office:value="0.000066766056" calcext:value-type="float">
            <text:p>6,68E-05</text:p>
          </table:table-cell>
          <table:table-cell office:value-type="float" office:value="0.000025461377" calcext:value-type="float">
            <text:p>2,55E-05</text:p>
          </table:table-cell>
          <table:table-cell office:value-type="float" office:value="0.000007812384" calcext:value-type="float">
            <text:p>7,81E-06</text:p>
          </table:table-cell>
          <table:table-cell office:value-type="float" office:value="0.000025462203" calcext:value-type="float">
            <text:p>2,55E-05</text:p>
          </table:table-cell>
          <table:table-cell office:value-type="float" office:value="0.000031667558" calcext:value-type="float">
            <text:p>3,17E-05</text:p>
          </table:table-cell>
          <table:table-cell office:value-type="float" office:value="0.0150981666205189" calcext:value-type="float">
            <text:p>0,015098166620519</text:p>
          </table:table-cell>
          <table:table-cell office:value-type="float" office:value="0.015098107118037" calcext:value-type="float">
            <text:p>0,015098107118037</text:p>
          </table:table-cell>
          <table:table-cell office:value-type="float" office:value="0.015098094040371" calcext:value-type="float">
            <text:p>0,015098094040371</text:p>
          </table:table-cell>
          <table:table-cell office:value-type="float" office:value="0.0150980395385369" calcext:value-type="float">
            <text:p>0,015098039538537</text:p>
          </table:table-cell>
          <table:table-cell office:value-type="float" office:value="0.0150980198205415" calcext:value-type="float">
            <text:p>0,015098019820542</text:p>
          </table:table-cell>
          <table:table-cell office:value-type="float" office:value="0.0150980140656684" calcext:value-type="float">
            <text:p>0,015098014065668</text:p>
          </table:table-cell>
          <table:table-cell office:value-type="float" office:value="0.0150979961820502" calcext:value-type="float">
            <text:p>0,01509799618205</text:p>
          </table:table-cell>
          <table:table-cell office:value-type="float" office:value="0.0150979749289368" calcext:value-type="float">
            <text:p>0,015097974928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2" calcext:value-type="float">
            <text:p>2</text:p>
          </table:table-cell>
          <table:table-cell office:value-type="float" office:value="0.015098052" calcext:value-type="float">
            <text:p>0,015098052</text:p>
          </table:table-cell>
          <table:table-cell table:formula="of:=AVERAGE([.E102:.F102])" office:value-type="float" office:value="0.0000324927482756306" calcext:value-type="float">
            <text:p>3,25E-05</text:p>
          </table:table-cell>
          <table:table-cell office:value-type="float" office:value="0.0000349854965512613" calcext:value-type="float">
            <text:p>3,50E-05</text:p>
          </table:table-cell>
          <table:table-cell office:value-type="float" office:value="0.00003" calcext:value-type="float">
            <text:p>3E-05</text:p>
          </table:table-cell>
          <table:table-cell table:formula="of:=[.C103]-[.C102]" office:value-type="float" office:value="0.000216113" calcext:value-type="float">
            <text:p>0,000216113</text:p>
          </table:table-cell>
          <table:table-cell table:formula="of:=[.D103]-[.D102]" office:value-type="float" office:value="-0.000000843773868767697" calcext:value-type="float">
            <text:p>-8,43773868767697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007383" calcext:value-type="float">
            <text:p>6,50E-05</text:p>
          </table:table-cell>
          <table:table-cell office:value-type="float" office:value="0.000015154017" calcext:value-type="float">
            <text:p>1,52E-05</text:p>
          </table:table-cell>
          <table:table-cell office:value-type="float" office:value="0.000066766056" calcext:value-type="float">
            <text:p>6,68E-05</text:p>
          </table:table-cell>
          <table:table-cell office:value-type="float" office:value="0.000025461377" calcext:value-type="float">
            <text:p>2,55E-05</text:p>
          </table:table-cell>
          <table:table-cell office:value-type="float" office:value="0.000007812384" calcext:value-type="float">
            <text:p>7,81E-06</text:p>
          </table:table-cell>
          <table:table-cell office:value-type="float" office:value="0.000025462203" calcext:value-type="float">
            <text:p>2,55E-05</text:p>
          </table:table-cell>
          <table:table-cell office:value-type="float" office:value="0.000031667558" calcext:value-type="float">
            <text:p>3,17E-05</text:p>
          </table:table-cell>
          <table:table-cell office:value-type="float" office:value="0.0150981666205189" calcext:value-type="float">
            <text:p>0,015098166620519</text:p>
          </table:table-cell>
          <table:table-cell office:value-type="float" office:value="0.015098107118037" calcext:value-type="float">
            <text:p>0,015098107118037</text:p>
          </table:table-cell>
          <table:table-cell office:value-type="float" office:value="0.015098094040371" calcext:value-type="float">
            <text:p>0,015098094040371</text:p>
          </table:table-cell>
          <table:table-cell office:value-type="float" office:value="0.0150980395385369" calcext:value-type="float">
            <text:p>0,015098039538537</text:p>
          </table:table-cell>
          <table:table-cell office:value-type="float" office:value="0.0150980198205415" calcext:value-type="float">
            <text:p>0,015098019820542</text:p>
          </table:table-cell>
          <table:table-cell office:value-type="float" office:value="0.0150980140656684" calcext:value-type="float">
            <text:p>0,015098014065668</text:p>
          </table:table-cell>
          <table:table-cell office:value-type="float" office:value="0.0150979961820502" calcext:value-type="float">
            <text:p>0,01509799618205</text:p>
          </table:table-cell>
          <table:table-cell office:value-type="float" office:value="0.0150979749289368" calcext:value-type="float">
            <text:p>0,015097974928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5" calcext:value-type="float">
            <text:p>1,5</text:p>
          </table:table-cell>
          <table:table-cell office:value-type="float" office:value="0.015314165" calcext:value-type="float">
            <text:p>0,015314165</text:p>
          </table:table-cell>
          <table:table-cell table:formula="of:=AVERAGE([.E103:.F103])" office:value-type="float" office:value="0.000031648974406863" calcext:value-type="float">
            <text:p>3,16E-05</text:p>
          </table:table-cell>
          <table:table-cell office:value-type="float" office:value="0.0000332979488137259" calcext:value-type="float">
            <text:p>3,33E-05</text:p>
          </table:table-cell>
          <table:table-cell office:value-type="float" office:value="0.00003" calcext:value-type="float">
            <text:p>3E-05</text:p>
          </table:table-cell>
          <table:table-cell table:formula="of:=[.C104]-[.C103]" office:value-type="float" office:value="0.000072698999999999" calcext:value-type="float">
            <text:p>7,2698999999999E-05</text:p>
          </table:table-cell>
          <table:table-cell table:formula="of:=[.D104]-[.D103]" office:value-type="float" office:value="-0.00000991715443078226" calcext:value-type="float">
            <text:p>-9,91715443078226E-06</text:p>
          </table:table-cell>
          <table:table-cell office:value-type="float" office:value="0" calcext:value-type="float">
            <text:p>0</text:p>
          </table:table-cell>
          <table:table-cell office:value-type="float" office:value="0.000062815239" calcext:value-type="float">
            <text:p>6,28E-05</text:p>
          </table:table-cell>
          <table:table-cell office:value-type="float" office:value="0.000013565056" calcext:value-type="float">
            <text:p>1,36E-05</text:p>
          </table:table-cell>
          <table:table-cell office:value-type="float" office:value="0.000064674434" calcext:value-type="float">
            <text:p>6,47E-05</text:p>
          </table:table-cell>
          <table:table-cell office:value-type="float" office:value="0.000023902955" calcext:value-type="float">
            <text:p>2,39E-05</text:p>
          </table:table-cell>
          <table:table-cell office:value-type="float" office:value="0.000006469939" calcext:value-type="float">
            <text:p>6,47E-06</text:p>
          </table:table-cell>
          <table:table-cell office:value-type="float" office:value="0.000024062005" calcext:value-type="float">
            <text:p>2,41E-05</text:p>
          </table:table-cell>
          <table:table-cell office:value-type="float" office:value="0.000030204402" calcext:value-type="float">
            <text:p>3,02E-05</text:p>
          </table:table-cell>
          <table:table-cell office:value-type="float" office:value="0.0153142763741052" calcext:value-type="float">
            <text:p>0,015314276374105</text:p>
          </table:table-cell>
          <table:table-cell office:value-type="float" office:value="0.0153142180551532" calcext:value-type="float">
            <text:p>0,015314218055153</text:p>
          </table:table-cell>
          <table:table-cell office:value-type="float" office:value="0.0153142061811701" calcext:value-type="float">
            <text:p>0,01531420618117</text:p>
          </table:table-cell>
          <table:table-cell office:value-type="float" office:value="0.0153141526310538" calcext:value-type="float">
            <text:p>0,015314152631054</text:p>
          </table:table-cell>
          <table:table-cell office:value-type="float" office:value="0.0153141338549751" calcext:value-type="float">
            <text:p>0,015314133854975</text:p>
          </table:table-cell>
          <table:table-cell office:value-type="float" office:value="0.015314129020773" calcext:value-type="float">
            <text:p>0,015314129020773</text:p>
          </table:table-cell>
          <table:table-cell office:value-type="float" office:value="0.0153141118786852" calcext:value-type="float">
            <text:p>0,015314111878685</text:p>
          </table:table-cell>
          <table:table-cell office:value-type="float" office:value="0.0153140913173766" calcext:value-type="float">
            <text:p>0,015314091317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3" calcext:value-type="float">
            <text:p>1,3</text:p>
          </table:table-cell>
          <table:table-cell office:value-type="float" office:value="0.015386864" calcext:value-type="float">
            <text:p>0,015386864</text:p>
          </table:table-cell>
          <table:table-cell table:formula="of:=AVERAGE([.E104:.F104])" office:value-type="float" office:value="0.0000217318199760807" calcext:value-type="float">
            <text:p>2,17E-05</text:p>
          </table:table-cell>
          <table:table-cell office:value-type="float" office:value="0.0000234636399521614" calcext:value-type="float">
            <text:p>2,35E-05</text:p>
          </table:table-cell>
          <table:table-cell office:value-type="float" office:value="0.00002" calcext:value-type="float">
            <text:p>2E-05</text:p>
          </table:table-cell>
          <table:table-cell table:formula="of:=[.C105]-[.C104]" office:value-type="float" office:value="-0.000676758999999999" calcext:value-type="float">
            <text:p>-0,000676759</text:p>
          </table:table-cell>
          <table:table-cell table:formula="of:=[.D105]-[.D104]" office:value-type="float" office:value="-0.000000448674182468302" calcext:value-type="float">
            <text:p>-4,486741824683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49777211" calcext:value-type="float">
            <text:p>4,98E-05</text:p>
          </table:table-cell>
          <table:table-cell office:value-type="float" office:value="0.000002124309" calcext:value-type="float">
            <text:p>2,12E-06</text:p>
          </table:table-cell>
          <table:table-cell office:value-type="float" office:value="0.000054212106" calcext:value-type="float">
            <text:p>5,42E-05</text:p>
          </table:table-cell>
          <table:table-cell office:value-type="float" office:value="0.000014589467" calcext:value-type="float">
            <text:p>1,46E-05</text:p>
          </table:table-cell>
          <table:table-cell office:value-type="float" office:value="-0.000001877539" calcext:value-type="float">
            <text:p>-1,88E-06</text:p>
          </table:table-cell>
          <table:table-cell office:value-type="float" office:value="0.000016330547" calcext:value-type="float">
            <text:p>1,63E-05</text:p>
          </table:table-cell>
          <table:table-cell office:value-type="float" office:value="0.000023135315" calcext:value-type="float">
            <text:p>2,31E-05</text:p>
          </table:table-cell>
          <table:table-cell office:value-type="float" office:value="0.0153869439013733" calcext:value-type="float">
            <text:p>0,015386943901373</text:p>
          </table:table-cell>
          <table:table-cell office:value-type="float" office:value="0.0153868974678847" calcext:value-type="float">
            <text:p>0,015386897467885</text:p>
          </table:table-cell>
          <table:table-cell office:value-type="float" office:value="0.0153868955995752" calcext:value-type="float">
            <text:p>0,015386895599575</text:p>
          </table:table-cell>
          <table:table-cell office:value-type="float" office:value="0.0153868504991436" calcext:value-type="float">
            <text:p>0,015386850499144</text:p>
          </table:table-cell>
          <table:table-cell office:value-type="float" office:value="0.015386838984524" calcext:value-type="float">
            <text:p>0,015386838984524</text:p>
          </table:table-cell>
          <table:table-cell office:value-type="float" office:value="0.015386840394042" calcext:value-type="float">
            <text:p>0,015386840394042</text:p>
          </table:table-cell>
          <table:table-cell office:value-type="float" office:value="0.0153868287047056" calcext:value-type="float">
            <text:p>0,015386828704706</text:p>
          </table:table-cell>
          <table:table-cell office:value-type="float" office:value="0.0153868128808137" calcext:value-type="float">
            <text:p>0,015386812880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2" calcext:value-type="float">
            <text:p>1,2</text:p>
          </table:table-cell>
          <table:table-cell table:style-name="ce5" office:value-type="float" office:value="0.014710105" calcext:value-type="float">
            <text:p>0,014710105</text:p>
          </table:table-cell>
          <table:table-cell table:formula="of:=AVERAGE([.E105:.F105])" office:value-type="float" office:value="0.0000212831457936124" calcext:value-type="float">
            <text:p>2,13E-05</text:p>
          </table:table-cell>
          <table:table-cell office:value-type="float" office:value="0.0000225662915872248" calcext:value-type="float">
            <text:p>2,26E-05</text:p>
          </table:table-cell>
          <table:table-cell office:value-type="float" office:value="0.00002" calcext:value-type="float">
            <text:p>2E-05</text:p>
          </table:table-cell>
          <table:table-cell table:formula="of:=[.C106]-[.C105]" office:value-type="float" office:value="0.000615162000000001" calcext:value-type="float">
            <text:p>0,000615162</text:p>
          </table:table-cell>
          <table:table-cell table:formula="of:=[.D106]-[.D105]" office:value-type="float" office:value="-0.000000302590815748848" calcext:value-type="float">
            <text:p>-3,02590815748848E-07</text:p>
          </table:table-cell>
          <table:table-cell office:value-type="float" office:value="0" calcext:value-type="float">
            <text:p>0</text:p>
          </table:table-cell>
          <table:table-cell office:value-type="float" office:value="0.000048511264" calcext:value-type="float">
            <text:p>4,85E-05</text:p>
          </table:table-cell>
          <table:table-cell office:value-type="float" office:value="-0.000000215903" calcext:value-type="float">
            <text:p>-2,16E-07</text:p>
          </table:table-cell>
          <table:table-cell office:value-type="float" office:value="0.000054268756" calcext:value-type="float">
            <text:p>5,43E-05</text:p>
          </table:table-cell>
          <table:table-cell office:value-type="float" office:value="0.000013589218" calcext:value-type="float">
            <text:p>1,36E-05</text:p>
          </table:table-cell>
          <table:table-cell office:value-type="float" office:value="-0.000003070522" calcext:value-type="float">
            <text:p>-3,07E-06</text:p>
          </table:table-cell>
          <table:table-cell office:value-type="float" office:value="0.000015986493" calcext:value-type="float">
            <text:p>1,60E-05</text:p>
          </table:table-cell>
          <table:table-cell office:value-type="float" office:value="0.000023299809" calcext:value-type="float">
            <text:p>2,33E-05</text:p>
          </table:table-cell>
          <table:table-cell office:value-type="float" office:value="0.0147101781639319" calcext:value-type="float">
            <text:p>0,014710178163932</text:p>
          </table:table-cell>
          <table:table-cell office:value-type="float" office:value="0.0147101349016992" calcext:value-type="float">
            <text:p>0,014710134901699</text:p>
          </table:table-cell>
          <table:table-cell office:value-type="float" office:value="0.0147101350832318" calcext:value-type="float">
            <text:p>0,014710135083232</text:p>
          </table:table-cell>
          <table:table-cell office:value-type="float" office:value="0.0147100919213928" calcext:value-type="float">
            <text:p>0,014710091921393</text:p>
          </table:table-cell>
          <table:table-cell office:value-type="float" office:value="0.0147100816679359" calcext:value-type="float">
            <text:p>0,014710081667936</text:p>
          </table:table-cell>
          <table:table-cell office:value-type="float" office:value="0.0147100838716724" calcext:value-type="float">
            <text:p>0,014710083871672</text:p>
          </table:table-cell>
          <table:table-cell office:value-type="float" office:value="0.0147100729319064" calcext:value-type="float">
            <text:p>0,014710072931906</text:p>
          </table:table-cell>
          <table:table-cell office:value-type="float" office:value="0.0147100576964333" calcext:value-type="float">
            <text:p>0,014710057696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25" calcext:value-type="float">
            <text:p>1,25</text:p>
          </table:table-cell>
          <table:table-cell office:value-type="float" office:value="0.015325267" calcext:value-type="float">
            <text:p>0,015325267</text:p>
          </table:table-cell>
          <table:table-cell table:formula="of:=AVERAGE([.E106:.F106])" office:value-type="float" office:value="0.0000209805549778635" calcext:value-type="float">
            <text:p>2,10E-05</text:p>
          </table:table-cell>
          <table:table-cell office:value-type="float" office:value="0.0000219611099557271" calcext:value-type="float">
            <text:p>2,20E-05</text:p>
          </table:table-cell>
          <table:table-cell office:value-type="float" office:value="0.00002" calcext:value-type="float">
            <text:p>2E-05</text:p>
          </table:table-cell>
          <table:table-cell table:formula="of:=[.C107]-[.C106]" office:value-type="float" office:value="-0.0000739300000000016" calcext:value-type="float">
            <text:p>-7,39300000000016E-05</text:p>
          </table:table-cell>
          <table:table-cell table:formula="of:=[.D107]-[.D106]" office:value-type="float" office:value="-0.000000958983688115047" calcext:value-type="float">
            <text:p>-9,58983688115047E-07</text:p>
          </table:table-cell>
          <table:table-cell office:value-type="float" office:value="0" calcext:value-type="float">
            <text:p>0</text:p>
          </table:table-cell>
          <table:table-cell office:value-type="float" office:value="0.000047777671" calcext:value-type="float">
            <text:p>4,78E-05</text:p>
          </table:table-cell>
          <table:table-cell office:value-type="float" office:value="0.000000243856" calcext:value-type="float">
            <text:p>2,44E-07</text:p>
          </table:table-cell>
          <table:table-cell office:value-type="float" office:value="0.000052716965" calcext:value-type="float">
            <text:p>5,27E-05</text:p>
          </table:table-cell>
          <table:table-cell office:value-type="float" office:value="0.00001315112" calcext:value-type="float">
            <text:p>1,32E-05</text:p>
          </table:table-cell>
          <table:table-cell office:value-type="float" office:value="-0.000003197445" calcext:value-type="float">
            <text:p>-3,20E-06</text:p>
          </table:table-cell>
          <table:table-cell office:value-type="float" office:value="0.000015186691" calcext:value-type="float">
            <text:p>1,52E-05</text:p>
          </table:table-cell>
          <table:table-cell office:value-type="float" office:value="0.000022137715" calcext:value-type="float">
            <text:p>2,21E-05</text:p>
          </table:table-cell>
          <table:table-cell office:value-type="float" office:value="0.0153253420059398" calcext:value-type="float">
            <text:p>0,01532534200594</text:p>
          </table:table-cell>
          <table:table-cell office:value-type="float" office:value="0.0153252976161015" calcext:value-type="float">
            <text:p>0,015325297616102</text:p>
          </table:table-cell>
          <table:table-cell office:value-type="float" office:value="0.015325297402491" calcext:value-type="float">
            <text:p>0,015325297402491</text:p>
          </table:table-cell>
          <table:table-cell office:value-type="float" office:value="0.0153252537214741" calcext:value-type="float">
            <text:p>0,015325253721474</text:p>
          </table:table-cell>
          <table:table-cell office:value-type="float" office:value="0.0153252433836089" calcext:value-type="float">
            <text:p>0,015325243383609</text:p>
          </table:table-cell>
          <table:table-cell office:value-type="float" office:value="0.0153252457744061" calcext:value-type="float">
            <text:p>0,015325245774406</text:p>
          </table:table-cell>
          <table:table-cell office:value-type="float" office:value="0.0153252349473519" calcext:value-type="float">
            <text:p>0,015325234947352</text:p>
          </table:table-cell>
          <table:table-cell office:value-type="float" office:value="0.0153252198664017" calcext:value-type="float">
            <text:p>0,015325219866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2" calcext:value-type="float">
            <text:p>1,2</text:p>
          </table:table-cell>
          <table:table-cell office:value-type="float" office:value="0.015251337" calcext:value-type="float">
            <text:p>0,015251337</text:p>
          </table:table-cell>
          <table:table-cell table:formula="of:=AVERAGE([.E107:.F107])" office:value-type="float" office:value="0.0000200215712897485" calcext:value-type="float">
            <text:p>2,00E-05</text:p>
          </table:table-cell>
          <table:table-cell office:value-type="float" office:value="0.000020043142579497" calcext:value-type="float">
            <text:p>2,00E-05</text:p>
          </table:table-cell>
          <table:table-cell office:value-type="float" office:value="0.00002" calcext:value-type="float">
            <text:p>2E-05</text:p>
          </table:table-cell>
          <table:table-cell table:formula="of:=[.C108]-[.C107]" office:value-type="float" office:value="0.642472003" calcext:value-type="float">
            <text:p>0,642472003</text:p>
          </table:table-cell>
          <table:table-cell table:formula="of:=[.D108]-[.D107]" office:value-type="float" office:value="-0.000000238858409055704" calcext:value-type="float">
            <text:p>-2,38858409055704E-07</text:p>
          </table:table-cell>
          <table:table-cell office:value-type="float" office:value="0" calcext:value-type="float">
            <text:p>0</text:p>
          </table:table-cell>
          <table:table-cell office:value-type="float" office:value="0.000045227011" calcext:value-type="float">
            <text:p>4,52E-05</text:p>
          </table:table-cell>
          <table:table-cell office:value-type="float" office:value="-0.000002149418" calcext:value-type="float">
            <text:p>-2,15E-06</text:p>
          </table:table-cell>
          <table:table-cell office:value-type="float" office:value="0.00005080262" calcext:value-type="float">
            <text:p>5,08E-05</text:p>
          </table:table-cell>
          <table:table-cell office:value-type="float" office:value="0.000011315725" calcext:value-type="float">
            <text:p>1,13E-05</text:p>
          </table:table-cell>
          <table:table-cell office:value-type="float" office:value="-0.000004881887" calcext:value-type="float">
            <text:p>-4,88E-06</text:p>
          </table:table-cell>
          <table:table-cell office:value-type="float" office:value="0.000013726244" calcext:value-type="float">
            <text:p>1,37E-05</text:p>
          </table:table-cell>
          <table:table-cell office:value-type="float" office:value="0.000020858995" calcext:value-type="float">
            <text:p>2,09E-05</text:p>
          </table:table-cell>
          <table:table-cell office:value-type="float" office:value="0.0152514055019564" calcext:value-type="float">
            <text:p>0,015251405501956</text:p>
          </table:table-cell>
          <table:table-cell office:value-type="float" office:value="0.015251363684636" calcext:value-type="float">
            <text:p>0,015251363684636</text:p>
          </table:table-cell>
          <table:table-cell office:value-type="float" office:value="0.0152513655583779" calcext:value-type="float">
            <text:p>0,015251365558378</text:p>
          </table:table-cell>
          <table:table-cell office:value-type="float" office:value="0.0152513236666478" calcext:value-type="float">
            <text:p>0,015251323666648</text:p>
          </table:table-cell>
          <table:table-cell office:value-type="float" office:value="0.0152513148144643" calcext:value-type="float">
            <text:p>0,015251314814464</text:p>
          </table:table-cell>
          <table:table-cell office:value-type="float" office:value="0.0152513184471461" calcext:value-type="float">
            <text:p>0,015251318447146</text:p>
          </table:table-cell>
          <table:table-cell office:value-type="float" office:value="0.0152513087084946" calcext:value-type="float">
            <text:p>0,015251308708495</text:p>
          </table:table-cell>
          <table:table-cell office:value-type="float" office:value="0.0152512945671966" calcext:value-type="float">
            <text:p>0,015251294567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75" calcext:value-type="float">
            <text:p>1,75</text:p>
          </table:table-cell>
          <table:table-cell table:style-name="ce18" office:value-type="float" office:value="0.65772334" calcext:value-type="float">
            <text:p>0,65772334</text:p>
          </table:table-cell>
          <table:table-cell table:formula="of:=AVERAGE([.E108:.F108])" office:value-type="float" office:value="0.0000197827128806928" calcext:value-type="float">
            <text:p>1,98E-05</text:p>
          </table:table-cell>
          <table:table-cell office:value-type="float" office:value="0.0000195654257613856" calcext:value-type="float">
            <text:p>1,96E-05</text:p>
          </table:table-cell>
          <table:table-cell office:value-type="float" office:value="0.00002" calcext:value-type="float">
            <text:p>2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26470783" calcext:value-type="float">
            <text:p>2,65E-05</text:p>
          </table:table-cell>
          <table:table-cell office:value-type="float" office:value="0.000022399964" calcext:value-type="float">
            <text:p>2,24E-05</text:p>
          </table:table-cell>
          <table:table-cell office:value-type="float" office:value="0.000021120939" calcext:value-type="float">
            <text:p>2,11E-05</text:p>
          </table:table-cell>
          <table:table-cell office:value-type="float" office:value="0.000018417637" calcext:value-type="float">
            <text:p>1,84E-05</text:p>
          </table:table-cell>
          <table:table-cell office:value-type="float" office:value="0.000016263316" calcext:value-type="float">
            <text:p>1,63E-05</text:p>
          </table:table-cell>
          <table:table-cell office:value-type="float" office:value="0.000015234963" calcext:value-type="float">
            <text:p>1,52E-05</text:p>
          </table:table-cell>
          <table:table-cell office:value-type="float" office:value="0.000014091691" calcext:value-type="float">
            <text:p>1,41E-05</text:p>
          </table:table-cell>
          <table:table-cell office:value-type="float" office:value="0.657726039144458" calcext:value-type="float">
            <text:p>0,657726039144458</text:p>
          </table:table-cell>
          <table:table-cell office:value-type="float" office:value="0.657724983638905" calcext:value-type="float">
            <text:p>0,657724983638905</text:p>
          </table:table-cell>
          <table:table-cell office:value-type="float" office:value="0.657724141523605" calcext:value-type="float">
            <text:p>0,657724141523605</text:p>
          </table:table-cell>
          <table:table-cell office:value-type="float" office:value="0.657723390435629" calcext:value-type="float">
            <text:p>0,657723390435629</text:p>
          </table:table-cell>
          <table:table-cell office:value-type="float" office:value="0.6577227690838" calcext:value-type="float">
            <text:p>0,6577227690838</text:p>
          </table:table-cell>
          <table:table-cell office:value-type="float" office:value="0.657722247187653" calcext:value-type="float">
            <text:p>0,657722247187653</text:p>
          </table:table-cell>
          <table:table-cell office:value-type="float" office:value="0.657721781039869" calcext:value-type="float">
            <text:p>0,657721781039869</text:p>
          </table:table-cell>
          <table:table-cell office:value-type="float" office:value="0.657721369042744" calcext:value-type="float">
            <text:p>0,657721369042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" calcext:value-type="float">
            <text:p>1</text:p>
          </table:table-cell>
          <table:table-cell office:value-type="float" office:value="0.015097916" calcext:value-type="float">
            <text:p>0,015097916</text:p>
          </table:table-cell>
          <table:table-cell table:formula="of:=AVERAGE([.E109:.F109])" office:value-type="float" office:value="0.0000184233949283109" calcext:value-type="float">
            <text:p>1,84E-05</text:p>
          </table:table-cell>
          <table:table-cell office:value-type="float" office:value="0.0000168467898566219" calcext:value-type="float">
            <text:p>1,68E-05</text:p>
          </table:table-cell>
          <table:table-cell office:value-type="float" office:value="0.00002" calcext:value-type="float">
            <text:p>2E-05</text:p>
          </table:table-cell>
          <table:table-cell table:formula="of:=[.C110]-[.C109]" office:value-type="float" office:value="0.000430183999999998" calcext:value-type="float">
            <text:p>0,000430184</text:p>
          </table:table-cell>
          <table:table-cell table:formula="of:=[.D110]-[.D109]" office:value-type="float" office:value="-0.0000054338712371343" calcext:value-type="float">
            <text:p>-5,4338712371343E-06</text:p>
          </table:table-cell>
          <table:table-cell office:value-type="float" office:value="0" calcext:value-type="float">
            <text:p>0</text:p>
          </table:table-cell>
          <table:table-cell office:value-type="float" office:value="0.00004097401" calcext:value-type="float">
            <text:p>4,10E-05</text:p>
          </table:table-cell>
          <table:table-cell office:value-type="float" office:value="-0.000006197884" calcext:value-type="float">
            <text:p>-6,20E-06</text:p>
          </table:table-cell>
          <table:table-cell office:value-type="float" office:value="0.000047658826" calcext:value-type="float">
            <text:p>4,77E-05</text:p>
          </table:table-cell>
          <table:table-cell office:value-type="float" office:value="0.000008249915" calcext:value-type="float">
            <text:p>8,25E-06</text:p>
          </table:table-cell>
          <table:table-cell office:value-type="float" office:value="-0.000007710915" calcext:value-type="float">
            <text:p>-7,71E-06</text:p>
          </table:table-cell>
          <table:table-cell office:value-type="float" office:value="0.000011310485" calcext:value-type="float">
            <text:p>1,13E-05</text:p>
          </table:table-cell>
          <table:table-cell office:value-type="float" office:value="0.000018764771" calcext:value-type="float">
            <text:p>1,88E-05</text:p>
          </table:table-cell>
          <table:table-cell office:value-type="float" office:value="0.0150979740481502" calcext:value-type="float">
            <text:p>0,01509797404815</text:p>
          </table:table-cell>
          <table:table-cell office:value-type="float" office:value="0.015097936544318" calcext:value-type="float">
            <text:p>0,015097936544318</text:p>
          </table:table-cell>
          <table:table-cell office:value-type="float" office:value="0.015097941892932" calcext:value-type="float">
            <text:p>0,015097941892932</text:p>
          </table:table-cell>
          <table:table-cell office:value-type="float" office:value="0.0150979029889027" calcext:value-type="float">
            <text:p>0,015097902988903</text:p>
          </table:table-cell>
          <table:table-cell office:value-type="float" office:value="0.0150978965999949" calcext:value-type="float">
            <text:p>0,015097896599995</text:p>
          </table:table-cell>
          <table:table-cell office:value-type="float" office:value="0.0150979022800785" calcext:value-type="float">
            <text:p>0,015097902280079</text:p>
          </table:table-cell>
          <table:table-cell office:value-type="float" office:value="0.0150978943361085" calcext:value-type="float">
            <text:p>0,015097894336109</text:p>
          </table:table-cell>
          <table:table-cell office:value-type="float" office:value="0.0150978817425505" calcext:value-type="float">
            <text:p>0,015097881742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75" calcext:value-type="float">
            <text:p>1,75</text:p>
          </table:table-cell>
          <table:table-cell office:value-type="float" office:value="0.0155281" calcext:value-type="float">
            <text:p>0,0155281</text:p>
          </table:table-cell>
          <table:table-cell table:formula="of:=AVERAGE([.E110:.F110])" office:value-type="float" office:value="0.0000129895236911767" calcext:value-type="float">
            <text:p>1,30E-05</text:p>
          </table:table-cell>
          <table:table-cell office:value-type="float" office:value="0.0000159790473823533" calcext:value-type="float">
            <text:p>1,60E-05</text:p>
          </table:table-cell>
          <table:table-cell office:value-type="float" office:value="0.00001" calcext:value-type="float">
            <text:p>1E-05</text:p>
          </table:table-cell>
          <table:table-cell table:formula="of:=[.C111]-[.C110]" office:value-type="float" office:value="3.135506799" calcext:value-type="float">
            <text:p>3,135506799</text:p>
          </table:table-cell>
          <table:table-cell table:formula="of:=[.D111]-[.D110]" office:value-type="float" office:value="-0.0000004270245108312" calcext:value-type="float">
            <text:p>-4,27024510831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9868901" calcext:value-type="float">
            <text:p>3,99E-05</text:p>
          </table:table-cell>
          <table:table-cell office:value-type="float" office:value="-0.000006430856" calcext:value-type="float">
            <text:p>-6,43E-06</text:p>
          </table:table-cell>
          <table:table-cell office:value-type="float" office:value="0.000046129888" calcext:value-type="float">
            <text:p>4,61E-05</text:p>
          </table:table-cell>
          <table:table-cell office:value-type="float" office:value="0.000007518576" calcext:value-type="float">
            <text:p>7,52E-06</text:p>
          </table:table-cell>
          <table:table-cell office:value-type="float" office:value="-0.000014837458" calcext:value-type="float">
            <text:p>-1,48E-05</text:p>
          </table:table-cell>
          <table:table-cell office:value-type="float" office:value="0.000017384025" calcext:value-type="float">
            <text:p>1,74E-05</text:p>
          </table:table-cell>
          <table:table-cell office:value-type="float" office:value="0.00001765676" calcext:value-type="float">
            <text:p>1,77E-05</text:p>
          </table:table-cell>
          <table:table-cell office:value-type="float" office:value="0.0155281565230965" calcext:value-type="float">
            <text:p>0,015528156523097</text:p>
          </table:table-cell>
          <table:table-cell office:value-type="float" office:value="0.0155281189910127" calcext:value-type="float">
            <text:p>0,015528118991013</text:p>
          </table:table-cell>
          <table:table-cell office:value-type="float" office:value="0.0155281246988018" calcext:value-type="float">
            <text:p>0,015528124698802</text:p>
          </table:table-cell>
          <table:table-cell office:value-type="float" office:value="0.0155280859699235" calcext:value-type="float">
            <text:p>0,015528085969924</text:p>
          </table:table-cell>
          <table:table-cell office:value-type="float" office:value="0.0155280799814786" calcext:value-type="float">
            <text:p>0,015528079981479</text:p>
          </table:table-cell>
          <table:table-cell office:value-type="float" office:value="0.0155280912226018" calcext:value-type="float">
            <text:p>0,015528091222602</text:p>
          </table:table-cell>
          <table:table-cell office:value-type="float" office:value="0.0155280786649603" calcext:value-type="float">
            <text:p>0,01552807866496</text:p>
          </table:table-cell>
          <table:table-cell office:value-type="float" office:value="0.015528066477378" calcext:value-type="float">
            <text:p>0,015528066477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.5" calcext:value-type="float">
            <text:p>2,5</text:p>
          </table:table-cell>
          <table:table-cell table:style-name="ce18" office:value-type="float" office:value="3.151034899" calcext:value-type="float">
            <text:p>3,151034899</text:p>
          </table:table-cell>
          <table:table-cell table:formula="of:=AVERAGE([.E111:.F111])" office:value-type="float" office:value="0.0000125624991803455" calcext:value-type="float">
            <text:p>1,26E-05</text:p>
          </table:table-cell>
          <table:table-cell office:value-type="float" office:value="0.0000151249983606909" calcext:value-type="float">
            <text:p>1,51E-0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20143265" calcext:value-type="float">
            <text:p>2,01E-05</text:p>
          </table:table-cell>
          <table:table-cell office:value-type="float" office:value="0.000017679612" calcext:value-type="float">
            <text:p>1,77E-05</text:p>
          </table:table-cell>
          <table:table-cell office:value-type="float" office:value="0.000016035578" calcext:value-type="float">
            <text:p>1,60E-05</text:p>
          </table:table-cell>
          <table:table-cell office:value-type="float" office:value="0.000014315025" calcext:value-type="float">
            <text:p>1,43E-05</text:p>
          </table:table-cell>
          <table:table-cell office:value-type="float" office:value="0.000012831799" calcext:value-type="float">
            <text:p>1,28E-05</text:p>
          </table:table-cell>
          <table:table-cell office:value-type="float" office:value="0.000011850359" calcext:value-type="float">
            <text:p>1,19E-05</text:p>
          </table:table-cell>
          <table:table-cell office:value-type="float" office:value="0.000010767181" calcext:value-type="float">
            <text:p>1,08E-05</text:p>
          </table:table-cell>
          <table:table-cell office:value-type="float" office:value="3.15104488121569" calcext:value-type="float">
            <text:p>3,15104488121569</text:p>
          </table:table-cell>
          <table:table-cell office:value-type="float" office:value="3.15104103323189" calcext:value-type="float">
            <text:p>3,15104103323189</text:p>
          </table:table-cell>
          <table:table-cell office:value-type="float" office:value="3.15103784898488" calcext:value-type="float">
            <text:p>3,15103784898488</text:p>
          </table:table-cell>
          <table:table-cell office:value-type="float" office:value="3.15103511703894" calcext:value-type="float">
            <text:p>3,15103511703894</text:p>
          </table:table-cell>
          <table:table-cell office:value-type="float" office:value="3.15103280334568" calcext:value-type="float">
            <text:p>3,15103280334568</text:p>
          </table:table-cell>
          <table:table-cell office:value-type="float" office:value="3.15103083059311" calcext:value-type="float">
            <text:p>3,15103083059311</text:p>
          </table:table-cell>
          <table:table-cell office:value-type="float" office:value="3.15102909349684" calcext:value-type="float">
            <text:p>3,15102909349684</text:p>
          </table:table-cell>
          <table:table-cell office:value-type="float" office:value="3.15102758535112" calcext:value-type="float">
            <text:p>3,15102758535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2" calcext:value-type="float">
            <text:p>1,2</text:p>
          </table:table-cell>
          <table:table-cell office:value-type="float" office:value="0.015754393" calcext:value-type="float">
            <text:p>0,015754393</text:p>
          </table:table-cell>
          <table:table-cell table:formula="of:=AVERAGE([.E112:.F112])" office:value-type="float" office:value="0.0000117810000774617" calcext:value-type="float">
            <text:p>1,18E-05</text:p>
          </table:table-cell>
          <table:table-cell office:value-type="float" office:value="0.0000135620001549234" calcext:value-type="float">
            <text:p>1,36E-05</text:p>
          </table:table-cell>
          <table:table-cell office:value-type="float" office:value="0.00001" calcext:value-type="float">
            <text:p>1E-05</text:p>
          </table:table-cell>
          <table:table-cell table:formula="of:=[.C113]-[.C112]" office:value-type="float" office:value="-0.002916953" calcext:value-type="float">
            <text:p>-0,002916953</text:p>
          </table:table-cell>
          <table:table-cell table:formula="of:=[.D113]-[.D112]" office:value-type="float" office:value="-0.00000000614821583814833" calcext:value-type="float">
            <text:p>-6,14821583814833E-09</text:p>
          </table:table-cell>
          <table:table-cell office:value-type="float" office:value="0" calcext:value-type="float">
            <text:p>0</text:p>
          </table:table-cell>
          <table:table-cell office:value-type="float" office:value="0.000036687217" calcext:value-type="float">
            <text:p>3,67E-05</text:p>
          </table:table-cell>
          <table:table-cell office:value-type="float" office:value="-0.000008878195" calcext:value-type="float">
            <text:p>-8,88E-06</text:p>
          </table:table-cell>
          <table:table-cell office:value-type="float" office:value="0.000043273764" calcext:value-type="float">
            <text:p>4,33E-05</text:p>
          </table:table-cell>
          <table:table-cell office:value-type="float" office:value="0.000005272093" calcext:value-type="float">
            <text:p>5,27E-06</text:p>
          </table:table-cell>
          <table:table-cell office:value-type="float" office:value="-0.000016694287" calcext:value-type="float">
            <text:p>-1,67E-05</text:p>
          </table:table-cell>
          <table:table-cell office:value-type="float" office:value="0.000015303717" calcext:value-type="float">
            <text:p>1,53E-05</text:p>
          </table:table-cell>
          <table:table-cell office:value-type="float" office:value="0.000015691434" calcext:value-type="float">
            <text:p>1,57E-05</text:p>
          </table:table-cell>
          <table:table-cell office:value-type="float" office:value="0.0157544418900407" calcext:value-type="float">
            <text:p>0,015754441890041</text:p>
          </table:table-cell>
          <table:table-cell office:value-type="float" office:value="0.0157544068498588" calcext:value-type="float">
            <text:p>0,015754406849859</text:p>
          </table:table-cell>
          <table:table-cell office:value-type="float" office:value="0.0157544148446478" calcext:value-type="float">
            <text:p>0,015754414844648</text:p>
          </table:table-cell>
          <table:table-cell office:value-type="float" office:value="0.01575437798421" calcext:value-type="float">
            <text:p>0,01575437798421</text:p>
          </table:table-cell>
          <table:table-cell office:value-type="float" office:value="0.0157543737238642" calcext:value-type="float">
            <text:p>0,015754373723864</text:p>
          </table:table-cell>
          <table:table-cell office:value-type="float" office:value="0.0157543865560747" calcext:value-type="float">
            <text:p>0,015754386556075</text:p>
          </table:table-cell>
          <table:table-cell office:value-type="float" office:value="0.0157543753400717" calcext:value-type="float">
            <text:p>0,015754375340072</text:p>
          </table:table-cell>
          <table:table-cell office:value-type="float" office:value="0.0157543643512111" calcext:value-type="float">
            <text:p>0,01575436435121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os-2-1d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0.01283744" calcext:value-type="float">
            <text:p>0,01283744</text:p>
          </table:table-cell>
          <table:table-cell table:formula="of:=AVERAGE([.E113:.F113])" office:value-type="float" office:value="0.0000117748518616236" calcext:value-type="float">
            <text:p>1,18E-05</text:p>
          </table:table-cell>
          <table:table-cell office:value-type="float" office:value="0.0000135497037232471" calcext:value-type="float">
            <text:p>1,35E-05</text:p>
          </table:table-cell>
          <table:table-cell office:value-type="float" office:value="0.00001" calcext:value-type="float">
            <text:p>1E-05</text:p>
          </table:table-cell>
          <table:table-cell table:formula="of:=[.C114]-[.C113]" office:value-type="float" office:value="0" calcext:value-type="float">
            <text:p>0</text:p>
          </table:table-cell>
          <table:table-cell table:formula="of:=[.D114]-[.D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41646059" calcext:value-type="float">
            <text:p>4,16E-05</text:p>
          </table:table-cell>
          <table:table-cell office:value-type="float" office:value="-0.000015498776" calcext:value-type="float">
            <text:p>-1,55E-05</text:p>
          </table:table-cell>
          <table:table-cell office:value-type="float" office:value="0.000050270916" calcext:value-type="float">
            <text:p>5,03E-05</text:p>
          </table:table-cell>
          <table:table-cell office:value-type="float" office:value="0.000002172985" calcext:value-type="float">
            <text:p>2,17E-06</text:p>
          </table:table-cell>
          <table:table-cell office:value-type="float" office:value="-0.000012824127" calcext:value-type="float">
            <text:p>-1,28E-05</text:p>
          </table:table-cell>
          <table:table-cell office:value-type="float" office:value="0.000009292648" calcext:value-type="float">
            <text:p>9,29E-06</text:p>
          </table:table-cell>
          <table:table-cell office:value-type="float" office:value="0.000014449363" calcext:value-type="float">
            <text:p>1,44E-05</text:p>
          </table:table-cell>
          <table:table-cell office:value-type="float" office:value="0.0128374812673568" calcext:value-type="float">
            <text:p>0,012837481267357</text:p>
          </table:table-cell>
          <table:table-cell office:value-type="float" office:value="0.0128374488556259" calcext:value-type="float">
            <text:p>0,012837448855626</text:p>
          </table:table-cell>
          <table:table-cell office:value-type="float" office:value="0.0128374602281404" calcext:value-type="float">
            <text:p>0,01283746022814</text:p>
          </table:table-cell>
          <table:table-cell office:value-type="float" office:value="0.0128374253358585" calcext:value-type="float">
            <text:p>0,012837425335859</text:p>
          </table:table-cell>
          <table:table-cell office:value-type="float" office:value="0.012837423905005" calcext:value-type="float">
            <text:p>0,012837423905005</text:p>
          </table:table-cell>
          <table:table-cell office:value-type="float" office:value="0.0128374319372714" calcext:value-type="float">
            <text:p>0,012837431937271</text:p>
          </table:table-cell>
          <table:table-cell office:value-type="float" office:value="0.0128374263877259" calcext:value-type="float">
            <text:p>0,012837426387726</text:p>
          </table:table-cell>
          <table:table-cell office:value-type="float" office:value="0.0128374181422542" calcext:value-type="float">
            <text:p>0,01283741814225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os-1-1d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0.01283744" calcext:value-type="float">
            <text:p>0,01283744</text:p>
          </table:table-cell>
          <table:table-cell table:formula="of:=AVERAGE([.E114:.F114])" office:value-type="float" office:value="0.0000117748518616236" calcext:value-type="float">
            <text:p>1,18E-05</text:p>
          </table:table-cell>
          <table:table-cell office:value-type="float" office:value="0.0000135497037232471" calcext:value-type="float">
            <text:p>1,35E-05</text:p>
          </table:table-cell>
          <table:table-cell office:value-type="float" office:value="0.00001" calcext:value-type="float">
            <text:p>1E-05</text:p>
          </table:table-cell>
          <table:table-cell table:formula="of:=[.C115]-[.C114]" office:value-type="float" office:value="0" calcext:value-type="float">
            <text:p>0</text:p>
          </table:table-cell>
          <table:table-cell table:formula="of:=[.D115]-[.D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41646059" calcext:value-type="float">
            <text:p>4,16E-05</text:p>
          </table:table-cell>
          <table:table-cell office:value-type="float" office:value="-0.000015498776" calcext:value-type="float">
            <text:p>-1,55E-05</text:p>
          </table:table-cell>
          <table:table-cell office:value-type="float" office:value="0.000050270916" calcext:value-type="float">
            <text:p>5,03E-05</text:p>
          </table:table-cell>
          <table:table-cell office:value-type="float" office:value="0.000002172985" calcext:value-type="float">
            <text:p>2,17E-06</text:p>
          </table:table-cell>
          <table:table-cell office:value-type="float" office:value="-0.000012824127" calcext:value-type="float">
            <text:p>-1,28E-05</text:p>
          </table:table-cell>
          <table:table-cell office:value-type="float" office:value="0.000009292648" calcext:value-type="float">
            <text:p>9,29E-06</text:p>
          </table:table-cell>
          <table:table-cell office:value-type="float" office:value="0.000014449363" calcext:value-type="float">
            <text:p>1,44E-05</text:p>
          </table:table-cell>
          <table:table-cell office:value-type="float" office:value="0.0128374812673568" calcext:value-type="float">
            <text:p>0,012837481267357</text:p>
          </table:table-cell>
          <table:table-cell office:value-type="float" office:value="0.0128374488556259" calcext:value-type="float">
            <text:p>0,012837448855626</text:p>
          </table:table-cell>
          <table:table-cell office:value-type="float" office:value="0.0128374602281404" calcext:value-type="float">
            <text:p>0,01283746022814</text:p>
          </table:table-cell>
          <table:table-cell office:value-type="float" office:value="0.0128374253358585" calcext:value-type="float">
            <text:p>0,012837425335859</text:p>
          </table:table-cell>
          <table:table-cell office:value-type="float" office:value="0.012837423905005" calcext:value-type="float">
            <text:p>0,012837423905005</text:p>
          </table:table-cell>
          <table:table-cell office:value-type="float" office:value="0.0128374319372714" calcext:value-type="float">
            <text:p>0,012837431937271</text:p>
          </table:table-cell>
          <table:table-cell office:value-type="float" office:value="0.0128374263877259" calcext:value-type="float">
            <text:p>0,012837426387726</text:p>
          </table:table-cell>
          <table:table-cell office:value-type="float" office:value="0.0128374181422542" calcext:value-type="float">
            <text:p>0,01283741814225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os-2-2d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0.01283744" calcext:value-type="float">
            <text:p>0,01283744</text:p>
          </table:table-cell>
          <table:table-cell table:formula="of:=AVERAGE([.E115:.F115])" office:value-type="float" office:value="0.0000117748518616236" calcext:value-type="float">
            <text:p>1,18E-05</text:p>
          </table:table-cell>
          <table:table-cell office:value-type="float" office:value="0.0000135497037232471" calcext:value-type="float">
            <text:p>1,35E-05</text:p>
          </table:table-cell>
          <table:table-cell office:value-type="float" office:value="0.00001" calcext:value-type="float">
            <text:p>1E-05</text:p>
          </table:table-cell>
          <table:table-cell table:formula="of:=[.C116]-[.C115]" office:value-type="float" office:value="2.798134819" calcext:value-type="float">
            <text:p>2,798134819</text:p>
          </table:table-cell>
          <table:table-cell table:formula="of:=[.D116]-[.D115]" office:value-type="float" office:value="-0.0000013667876662858" calcext:value-type="float">
            <text:p>-1,3667876662858E-06</text:p>
          </table:table-cell>
          <table:table-cell office:value-type="float" office:value="0" calcext:value-type="float">
            <text:p>0</text:p>
          </table:table-cell>
          <table:table-cell office:value-type="float" office:value="0.000041646059" calcext:value-type="float">
            <text:p>4,16E-05</text:p>
          </table:table-cell>
          <table:table-cell office:value-type="float" office:value="-0.000015498776" calcext:value-type="float">
            <text:p>-1,55E-05</text:p>
          </table:table-cell>
          <table:table-cell office:value-type="float" office:value="0.000050270916" calcext:value-type="float">
            <text:p>5,03E-05</text:p>
          </table:table-cell>
          <table:table-cell office:value-type="float" office:value="0.000002172985" calcext:value-type="float">
            <text:p>2,17E-06</text:p>
          </table:table-cell>
          <table:table-cell office:value-type="float" office:value="-0.000012824127" calcext:value-type="float">
            <text:p>-1,28E-05</text:p>
          </table:table-cell>
          <table:table-cell office:value-type="float" office:value="0.000009292648" calcext:value-type="float">
            <text:p>9,29E-06</text:p>
          </table:table-cell>
          <table:table-cell office:value-type="float" office:value="0.000014449363" calcext:value-type="float">
            <text:p>1,44E-05</text:p>
          </table:table-cell>
          <table:table-cell office:value-type="float" office:value="0.0128374812673568" calcext:value-type="float">
            <text:p>0,012837481267357</text:p>
          </table:table-cell>
          <table:table-cell office:value-type="float" office:value="0.0128374488556259" calcext:value-type="float">
            <text:p>0,012837448855626</text:p>
          </table:table-cell>
          <table:table-cell office:value-type="float" office:value="0.0128374602281404" calcext:value-type="float">
            <text:p>0,01283746022814</text:p>
          </table:table-cell>
          <table:table-cell office:value-type="float" office:value="0.0128374253358585" calcext:value-type="float">
            <text:p>0,012837425335859</text:p>
          </table:table-cell>
          <table:table-cell office:value-type="float" office:value="0.012837423905005" calcext:value-type="float">
            <text:p>0,012837423905005</text:p>
          </table:table-cell>
          <table:table-cell office:value-type="float" office:value="0.0128374319372714" calcext:value-type="float">
            <text:p>0,012837431937271</text:p>
          </table:table-cell>
          <table:table-cell office:value-type="float" office:value="0.0128374263877259" calcext:value-type="float">
            <text:p>0,012837426387726</text:p>
          </table:table-cell>
          <table:table-cell office:value-type="float" office:value="0.0128374181422542" calcext:value-type="float">
            <text:p>0,012837418142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.25" calcext:value-type="float">
            <text:p>2,25</text:p>
          </table:table-cell>
          <table:table-cell table:style-name="ce18" office:value-type="float" office:value="2.810972259" calcext:value-type="float">
            <text:p>2,810972259</text:p>
          </table:table-cell>
          <table:table-cell table:formula="of:=AVERAGE([.E116:.F116])" office:value-type="float" office:value="0.0000104080641953378" calcext:value-type="float">
            <text:p>1,04E-05</text:p>
          </table:table-cell>
          <table:table-cell office:value-type="float" office:value="0.0000108161283906755" calcext:value-type="float">
            <text:p>1,08E-0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4423159" calcext:value-type="float">
            <text:p>1,44E-05</text:p>
          </table:table-cell>
          <table:table-cell office:value-type="float" office:value="0.000012610026" calcext:value-type="float">
            <text:p>1,26E-05</text:p>
          </table:table-cell>
          <table:table-cell office:value-type="float" office:value="0.000011500405" calcext:value-type="float">
            <text:p>1,15E-05</text:p>
          </table:table-cell>
          <table:table-cell office:value-type="float" office:value="0.000010284654" calcext:value-type="float">
            <text:p>1,03E-05</text:p>
          </table:table-cell>
          <table:table-cell office:value-type="float" office:value="0.000009108329" calcext:value-type="float">
            <text:p>9,11E-06</text:p>
          </table:table-cell>
          <table:table-cell office:value-type="float" office:value="0.000008468797" calcext:value-type="float">
            <text:p>8,47E-06</text:p>
          </table:table-cell>
          <table:table-cell office:value-type="float" office:value="0.000007702072" calcext:value-type="float">
            <text:p>7,70E-06</text:p>
          </table:table-cell>
          <table:table-cell office:value-type="float" office:value="2.81097862823685" calcext:value-type="float">
            <text:p>2,81097862823685</text:p>
          </table:table-cell>
          <table:table-cell office:value-type="float" office:value="2.81097617032225" calcext:value-type="float">
            <text:p>2,81097617032225</text:p>
          </table:table-cell>
          <table:table-cell office:value-type="float" office:value="2.81097414425825" calcext:value-type="float">
            <text:p>2,81097414425825</text:p>
          </table:table-cell>
          <table:table-cell office:value-type="float" office:value="2.81097239640936" calcext:value-type="float">
            <text:p>2,81097239640936</text:p>
          </table:table-cell>
          <table:table-cell office:value-type="float" office:value="2.81097091352691" calcext:value-type="float">
            <text:p>2,81097091352691</text:p>
          </table:table-cell>
          <table:table-cell office:value-type="float" office:value="2.81096966434057" calcext:value-type="float">
            <text:p>2,81096966434057</text:p>
          </table:table-cell>
          <table:table-cell office:value-type="float" office:value="2.81096855690713" calcext:value-type="float">
            <text:p>2,81096855690713</text:p>
          </table:table-cell>
          <table:table-cell office:value-type="float" office:value="2.81096759451408" calcext:value-type="float">
            <text:p>2,81096759451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75" calcext:value-type="float">
            <text:p>1,75</text:p>
          </table:table-cell>
          <table:table-cell table:style-name="ce18" office:value-type="float" office:value="1.178714963" calcext:value-type="float">
            <text:p>1,178714963</text:p>
          </table:table-cell>
          <table:table-cell table:formula="of:=AVERAGE([.E117:.F117])" office:value-type="float" office:value="0.0000103583705258125" calcext:value-type="float">
            <text:p>1,04E-05</text:p>
          </table:table-cell>
          <table:table-cell office:value-type="float" office:value="0.000010716741051625" calcext:value-type="float">
            <text:p>1,07E-05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4436802" calcext:value-type="float">
            <text:p>1,44E-05</text:p>
          </table:table-cell>
          <table:table-cell office:value-type="float" office:value="0.000012309491" calcext:value-type="float">
            <text:p>1,23E-05</text:p>
          </table:table-cell>
          <table:table-cell office:value-type="float" office:value="0.000011553227" calcext:value-type="float">
            <text:p>1,16E-05</text:p>
          </table:table-cell>
          <table:table-cell office:value-type="float" office:value="0.000010231293" calcext:value-type="float">
            <text:p>1,02E-05</text:p>
          </table:table-cell>
          <table:table-cell office:value-type="float" office:value="0.000008794377" calcext:value-type="float">
            <text:p>8,79E-06</text:p>
          </table:table-cell>
          <table:table-cell office:value-type="float" office:value="0.000008438577" calcext:value-type="float">
            <text:p>8,44E-06</text:p>
          </table:table-cell>
          <table:table-cell office:value-type="float" office:value="0.000007632051" calcext:value-type="float">
            <text:p>7,63E-06</text:p>
          </table:table-cell>
          <table:table-cell office:value-type="float" office:value="1.17871761273416" calcext:value-type="float">
            <text:p>1,17871761273416</text:p>
          </table:table-cell>
          <table:table-cell office:value-type="float" office:value="1.1787165810907" calcext:value-type="float">
            <text:p>1,1787165810907</text:p>
          </table:table-cell>
          <table:table-cell office:value-type="float" office:value="1.17871575175665" calcext:value-type="float">
            <text:p>1,17871575175665</text:p>
          </table:table-cell>
          <table:table-cell office:value-type="float" office:value="1.17871501547104" calcext:value-type="float">
            <text:p>1,17871501547104</text:p>
          </table:table-cell>
          <table:table-cell office:value-type="float" office:value="1.17871439688541" calcext:value-type="float">
            <text:p>1,17871439688541</text:p>
          </table:table-cell>
          <table:table-cell office:value-type="float" office:value="1.17871389112379" calcext:value-type="float">
            <text:p>1,17871389112379</text:p>
          </table:table-cell>
          <table:table-cell office:value-type="float" office:value="1.17871342840475" calcext:value-type="float">
            <text:p>1,17871342840475</text:p>
          </table:table-cell>
          <table:table-cell office:value-type="float" office:value="1.17871302851673" calcext:value-type="float">
            <text:p>1,17871302851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.596149833" calcext:value-type="float">
            <text:p>1,596149833</text:p>
          </table:table-cell>
          <table:table-cell table:formula="of:=AVERAGE([.E118:.F118])" office:value-type="float" office:value="0.00000965390554780272" calcext:value-type="float">
            <text:p>9,65E-06</text:p>
          </table:table-cell>
          <table:table-cell office:value-type="float" office:value="0.00000930781109560544" calcext:value-type="float">
            <text:p>9,31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2546355" calcext:value-type="float">
            <text:p>1,25E-05</text:p>
          </table:table-cell>
          <table:table-cell office:value-type="float" office:value="0.000010708059" calcext:value-type="float">
            <text:p>1,07E-05</text:p>
          </table:table-cell>
          <table:table-cell office:value-type="float" office:value="0.000010008973" calcext:value-type="float">
            <text:p>1,00E-05</text:p>
          </table:table-cell>
          <table:table-cell office:value-type="float" office:value="0.000008777956" calcext:value-type="float">
            <text:p>8,78E-06</text:p>
          </table:table-cell>
          <table:table-cell office:value-type="float" office:value="0.00000776349" calcext:value-type="float">
            <text:p>7,76E-06</text:p>
          </table:table-cell>
          <table:table-cell office:value-type="float" office:value="0.000007319859" calcext:value-type="float">
            <text:p>7,32E-06</text:p>
          </table:table-cell>
          <table:table-cell office:value-type="float" office:value="0.000006624542" calcext:value-type="float">
            <text:p>6,62E-06</text:p>
          </table:table-cell>
          <table:table-cell office:value-type="float" office:value="1.59615294863296" calcext:value-type="float">
            <text:p>1,59615294863296</text:p>
          </table:table-cell>
          <table:table-cell office:value-type="float" office:value="1.59615173457072" calcext:value-type="float">
            <text:p>1,59615173457072</text:p>
          </table:table-cell>
          <table:table-cell office:value-type="float" office:value="1.59615075763732" calcext:value-type="float">
            <text:p>1,59615075763732</text:p>
          </table:table-cell>
          <table:table-cell office:value-type="float" office:value="1.59614989386879" calcext:value-type="float">
            <text:p>1,59614989386879</text:p>
          </table:table-cell>
          <table:table-cell office:value-type="float" office:value="1.59614917520203" calcext:value-type="float">
            <text:p>1,59614917520203</text:p>
          </table:table-cell>
          <table:table-cell office:value-type="float" office:value="1.59614857060968" calcext:value-type="float">
            <text:p>1,59614857060968</text:p>
          </table:table-cell>
          <table:table-cell office:value-type="float" office:value="1.59614802708933" calcext:value-type="float">
            <text:p>1,59614802708933</text:p>
          </table:table-cell>
          <table:table-cell office:value-type="float" office:value="1.5961475570676" calcext:value-type="float">
            <text:p>1,5961475570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.2" calcext:value-type="float">
            <text:p>2,2</text:p>
          </table:table-cell>
          <table:table-cell table:style-name="ce18" office:value-type="float" office:value="2.757983313" calcext:value-type="float">
            <text:p>2,757983313</text:p>
          </table:table-cell>
          <table:table-cell table:formula="of:=AVERAGE([.E119:.F119])" office:value-type="float" office:value="0.00000956704466160254" calcext:value-type="float">
            <text:p>9,57E-06</text:p>
          </table:table-cell>
          <table:table-cell office:value-type="float" office:value="0.00000913408932320508" calcext:value-type="float">
            <text:p>9,13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2195338" calcext:value-type="float">
            <text:p>1,22E-05</text:p>
          </table:table-cell>
          <table:table-cell office:value-type="float" office:value="0.000010629782" calcext:value-type="float">
            <text:p>1,06E-05</text:p>
          </table:table-cell>
          <table:table-cell office:value-type="float" office:value="0.000009728806" calcext:value-type="float">
            <text:p>9,73E-06</text:p>
          </table:table-cell>
          <table:table-cell office:value-type="float" office:value="0.000008690321" calcext:value-type="float">
            <text:p>8,69E-06</text:p>
          </table:table-cell>
          <table:table-cell office:value-type="float" office:value="0.000007665673" calcext:value-type="float">
            <text:p>7,67E-06</text:p>
          </table:table-cell>
          <table:table-cell office:value-type="float" office:value="0.000007157551" calcext:value-type="float">
            <text:p>7,16E-06</text:p>
          </table:table-cell>
          <table:table-cell office:value-type="float" office:value="0.00000650477" calcext:value-type="float">
            <text:p>6,50E-06</text:p>
          </table:table-cell>
          <table:table-cell office:value-type="float" office:value="2.75798859158574" calcext:value-type="float">
            <text:p>2,75798859158574</text:p>
          </table:table-cell>
          <table:table-cell office:value-type="float" office:value="2.75798655250141" calcext:value-type="float">
            <text:p>2,75798655250141</text:p>
          </table:table-cell>
          <table:table-cell office:value-type="float" office:value="2.75798487680042" calcext:value-type="float">
            <text:p>2,75798487680042</text:p>
          </table:table-cell>
          <table:table-cell office:value-type="float" office:value="2.75798342607447" calcext:value-type="float">
            <text:p>2,75798342607447</text:p>
          </table:table-cell>
          <table:table-cell office:value-type="float" office:value="2.75798219668934" calcext:value-type="float">
            <text:p>2,75798219668934</text:p>
          </table:table-cell>
          <table:table-cell office:value-type="float" office:value="2.75798116517818" calcext:value-type="float">
            <text:p>2,75798116517818</text:p>
          </table:table-cell>
          <table:table-cell office:value-type="float" office:value="2.75798024685508" calcext:value-type="float">
            <text:p>2,75798024685508</text:p>
          </table:table-cell>
          <table:table-cell office:value-type="float" office:value="2.75797944938943" calcext:value-type="float">
            <text:p>2,75797944938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.301831293" calcext:value-type="float">
            <text:p>1,301831293</text:p>
          </table:table-cell>
          <table:table-cell table:formula="of:=AVERAGE([.E120:.F120])" office:value-type="float" office:value="0.00000921997152222581" calcext:value-type="float">
            <text:p>9,22E-06</text:p>
          </table:table-cell>
          <table:table-cell office:value-type="float" office:value="0.00000843994304445161" calcext:value-type="float">
            <text:p>8,44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1453194" calcext:value-type="float">
            <text:p>1,15E-05</text:p>
          </table:table-cell>
          <table:table-cell office:value-type="float" office:value="0.000009622123" calcext:value-type="float">
            <text:p>9,62E-06</text:p>
          </table:table-cell>
          <table:table-cell office:value-type="float" office:value="0.0000091465" calcext:value-type="float">
            <text:p>9,15E-06</text:p>
          </table:table-cell>
          <table:table-cell office:value-type="float" office:value="0.000007941093" calcext:value-type="float">
            <text:p>7,94E-06</text:p>
          </table:table-cell>
          <table:table-cell office:value-type="float" office:value="0.000006908332" calcext:value-type="float">
            <text:p>6,91E-06</text:p>
          </table:table-cell>
          <table:table-cell office:value-type="float" office:value="0.00000672127" calcext:value-type="float">
            <text:p>6,72E-06</text:p>
          </table:table-cell>
          <table:table-cell office:value-type="float" office:value="0.000006006239" calcext:value-type="float">
            <text:p>6,01E-06</text:p>
          </table:table-cell>
          <table:table-cell office:value-type="float" office:value="1.30183359788111" calcext:value-type="float">
            <text:p>1,30183359788111</text:p>
          </table:table-cell>
          <table:table-cell office:value-type="float" office:value="1.30183269395905" calcext:value-type="float">
            <text:p>1,30183269395905</text:p>
          </table:table-cell>
          <table:table-cell office:value-type="float" office:value="1.30183197797039" calcext:value-type="float">
            <text:p>1,30183197797039</text:p>
          </table:table-cell>
          <table:table-cell office:value-type="float" office:value="1.30183133418097" calcext:value-type="float">
            <text:p>1,30183133418097</text:p>
          </table:table-cell>
          <table:table-cell office:value-type="float" office:value="1.30183080391289" calcext:value-type="float">
            <text:p>1,30183080391289</text:p>
          </table:table-cell>
          <table:table-cell office:value-type="float" office:value="1.30183036511961" calcext:value-type="float">
            <text:p>1,30183036511961</text:p>
          </table:table-cell>
          <table:table-cell office:value-type="float" office:value="1.30182995807169" calcext:value-type="float">
            <text:p>1,30182995807169</text:p>
          </table:table-cell>
          <table:table-cell office:value-type="float" office:value="1.30182961049888" calcext:value-type="float">
            <text:p>1,30182961049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3" calcext:value-type="float">
            <text:p>3</text:p>
          </table:table-cell>
          <table:table-cell office:value-type="float" office:value="0.030732345" calcext:value-type="float">
            <text:p>0,030732345</text:p>
          </table:table-cell>
          <table:table-cell table:formula="of:=AVERAGE([.E121:.F121])" office:value-type="float" office:value="0.00000884846979085982" calcext:value-type="float">
            <text:p>8,85E-06</text:p>
          </table:table-cell>
          <table:table-cell office:value-type="float" office:value="0.00000769693958171964" calcext:value-type="float">
            <text:p>7,70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0470858" calcext:value-type="float">
            <text:p>4,71E-07</text:p>
          </table:table-cell>
          <table:table-cell office:value-type="float" office:value="0.000016877755" calcext:value-type="float">
            <text:p>1,69E-05</text:p>
          </table:table-cell>
          <table:table-cell office:value-type="float" office:value="-0.000003442585" calcext:value-type="float">
            <text:p>-3,44E-06</text:p>
          </table:table-cell>
          <table:table-cell office:value-type="float" office:value="0.000012392352" calcext:value-type="float">
            <text:p>1,24E-05</text:p>
          </table:table-cell>
          <table:table-cell office:value-type="float" office:value="0.000016219649" calcext:value-type="float">
            <text:p>1,62E-05</text:p>
          </table:table-cell>
          <table:table-cell office:value-type="float" office:value="0.000008437228" calcext:value-type="float">
            <text:p>8,44E-06</text:p>
          </table:table-cell>
          <table:table-cell office:value-type="float" office:value="0.000003748728" calcext:value-type="float">
            <text:p>3,75E-06</text:p>
          </table:table-cell>
          <table:table-cell office:value-type="float" office:value="0.030732386619773" calcext:value-type="float">
            <text:p>0,030732386619773</text:p>
          </table:table-cell>
          <table:table-cell office:value-type="float" office:value="0.0307323857424994" calcext:value-type="float">
            <text:p>0,030732385742499</text:p>
          </table:table-cell>
          <table:table-cell office:value-type="float" office:value="0.0307323560948065" calcext:value-type="float">
            <text:p>0,030732356094807</text:p>
          </table:table-cell>
          <table:table-cell office:value-type="float" office:value="0.0307323618150516" calcext:value-type="float">
            <text:p>0,030732361815052</text:p>
          </table:table-cell>
          <table:table-cell office:value-type="float" office:value="0.0307323422801998" calcext:value-type="float">
            <text:p>0,0307323422802</text:p>
          </table:table-cell>
          <table:table-cell office:value-type="float" office:value="0.030732317959884" calcext:value-type="float">
            <text:p>0,030732317959884</text:p>
          </table:table-cell>
          <table:table-cell office:value-type="float" office:value="0.0307323058974519" calcext:value-type="float">
            <text:p>0,030732305897452</text:p>
          </table:table-cell>
          <table:table-cell office:value-type="float" office:value="0.0307323007762957" calcext:value-type="float">
            <text:p>0,030732300776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" calcext:value-type="float">
            <text:p>1</text:p>
          </table:table-cell>
          <table:table-cell office:value-type="float" office:value="0.015097841" calcext:value-type="float">
            <text:p>0,015097841</text:p>
          </table:table-cell>
          <table:table-cell table:formula="of:=AVERAGE([.E122:.F122])" office:value-type="float" office:value="0.0000083476945494621" calcext:value-type="float">
            <text:p>8,35E-06</text:p>
          </table:table-cell>
          <table:table-cell office:value-type="float" office:value="0.0000066953890989242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table:formula="of:=[.C123]-[.C122]" office:value-type="float" office:value="0" calcext:value-type="float">
            <text:p>0</text:p>
          </table:table-cell>
          <table:table-cell table:formula="of:=[.D123]-[.D122]" office:value-type="float" office:value="-0.0000000000000376290151652987" calcext:value-type="float">
            <text:p>-3,76290151652987E-14</text:p>
          </table:table-cell>
          <table:table-cell office:value-type="float" office:value="0" calcext:value-type="float">
            <text:p>0</text:p>
          </table:table-cell>
          <table:table-cell office:value-type="float" office:value="0.000027524133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7" calcext:value-type="float">
            <text:p>-1,64E-05</text:p>
          </table:table-cell>
          <table:table-cell office:value-type="float" office:value="0.000003390186" calcext:value-type="float">
            <text:p>3,39E-06</text:p>
          </table:table-cell>
          <table:table-cell office:value-type="float" office:value="0.000011544149" calcext:value-type="float">
            <text:p>1,15E-05</text:p>
          </table:table-cell>
          <table:table-cell office:value-type="float" office:value="0.0150978662749525" calcext:value-type="float">
            <text:p>0,015097866274953</text:p>
          </table:table-cell>
          <table:table-cell office:value-type="float" office:value="0.0150978410820675" calcext:value-type="float">
            <text:p>0,015097841082068</text:p>
          </table:table-cell>
          <table:table-cell office:value-type="float" office:value="0.0150978567429333" calcext:value-type="float">
            <text:p>0,015097856742933</text:p>
          </table:table-cell>
          <table:table-cell office:value-type="float" office:value="0.0150978265683089" calcext:value-type="float">
            <text:p>0,015097826568309</text:p>
          </table:table-cell>
          <table:table-cell office:value-type="float" office:value="0.0150978276388209" calcext:value-type="float">
            <text:p>0,015097827638821</text:p>
          </table:table-cell>
          <table:table-cell office:value-type="float" office:value="0.0150978397189734" calcext:value-type="float">
            <text:p>0,015097839718973</text:p>
          </table:table-cell>
          <table:table-cell office:value-type="float" office:value="0.0150978373378705" calcext:value-type="float">
            <text:p>0,015097837337871</text:p>
          </table:table-cell>
          <table:table-cell office:value-type="float" office:value="0.0150978295903" calcext:value-type="float">
            <text:p>0,0150978295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" calcext:value-type="float">
            <text:p>2</text:p>
          </table:table-cell>
          <table:table-cell office:value-type="float" office:value="0.015097841" calcext:value-type="float">
            <text:p>0,015097841</text:p>
          </table:table-cell>
          <table:table-cell table:formula="of:=AVERAGE([.E123:.F123])" office:value-type="float" office:value="0.00000834769451183309" calcext:value-type="float">
            <text:p>8,35E-06</text:p>
          </table:table-cell>
          <table:table-cell office:value-type="float" office:value="0.00000669538902366617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table:formula="of:=[.C124]-[.C123]" office:value-type="float" office:value="0" calcext:value-type="float">
            <text:p>0</text:p>
          </table:table-cell>
          <table:table-cell table:formula="of:=[.D124]-[.D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27524132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6" calcext:value-type="float">
            <text:p>-1,64E-05</text:p>
          </table:table-cell>
          <table:table-cell office:value-type="float" office:value="0.000003390188" calcext:value-type="float">
            <text:p>3,39E-06</text:p>
          </table:table-cell>
          <table:table-cell office:value-type="float" office:value="0.000011544147" calcext:value-type="float">
            <text:p>1,15E-05</text:p>
          </table:table-cell>
          <table:table-cell office:value-type="float" office:value="0.0150978662749524" calcext:value-type="float">
            <text:p>0,015097866274952</text:p>
          </table:table-cell>
          <table:table-cell office:value-type="float" office:value="0.0150978410820683" calcext:value-type="float">
            <text:p>0,015097841082068</text:p>
          </table:table-cell>
          <table:table-cell office:value-type="float" office:value="0.0150978567429335" calcext:value-type="float">
            <text:p>0,015097856742934</text:p>
          </table:table-cell>
          <table:table-cell office:value-type="float" office:value="0.0150978265683095" calcext:value-type="float">
            <text:p>0,01509782656831</text:p>
          </table:table-cell>
          <table:table-cell office:value-type="float" office:value="0.0150978276388215" calcext:value-type="float">
            <text:p>0,015097827638822</text:p>
          </table:table-cell>
          <table:table-cell office:value-type="float" office:value="0.0150978397189733" calcext:value-type="float">
            <text:p>0,015097839718973</text:p>
          </table:table-cell>
          <table:table-cell office:value-type="float" office:value="0.0150978373378693" calcext:value-type="float">
            <text:p>0,015097837337869</text:p>
          </table:table-cell>
          <table:table-cell office:value-type="float" office:value="0.0150978295903003" calcext:value-type="float">
            <text:p>0,0150978295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2" calcext:value-type="float">
            <text:p>2</text:p>
          </table:table-cell>
          <table:table-cell office:value-type="float" office:value="0.015097841" calcext:value-type="float">
            <text:p>0,015097841</text:p>
          </table:table-cell>
          <table:table-cell table:formula="of:=AVERAGE([.E124:.F124])" office:value-type="float" office:value="0.00000834769451183309" calcext:value-type="float">
            <text:p>8,35E-06</text:p>
          </table:table-cell>
          <table:table-cell office:value-type="float" office:value="0.00000669538902366617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table:formula="of:=[.C125]-[.C124]" office:value-type="float" office:value="0" calcext:value-type="float">
            <text:p>0</text:p>
          </table:table-cell>
          <table:table-cell table:formula="of:=[.D125]-[.D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27524132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6" calcext:value-type="float">
            <text:p>-1,64E-05</text:p>
          </table:table-cell>
          <table:table-cell office:value-type="float" office:value="0.000003390188" calcext:value-type="float">
            <text:p>3,39E-06</text:p>
          </table:table-cell>
          <table:table-cell office:value-type="float" office:value="0.000011544147" calcext:value-type="float">
            <text:p>1,15E-05</text:p>
          </table:table-cell>
          <table:table-cell office:value-type="float" office:value="0.0150978662749524" calcext:value-type="float">
            <text:p>0,015097866274952</text:p>
          </table:table-cell>
          <table:table-cell office:value-type="float" office:value="0.0150978410820683" calcext:value-type="float">
            <text:p>0,015097841082068</text:p>
          </table:table-cell>
          <table:table-cell office:value-type="float" office:value="0.0150978567429335" calcext:value-type="float">
            <text:p>0,015097856742934</text:p>
          </table:table-cell>
          <table:table-cell office:value-type="float" office:value="0.0150978265683095" calcext:value-type="float">
            <text:p>0,01509782656831</text:p>
          </table:table-cell>
          <table:table-cell office:value-type="float" office:value="0.0150978276388215" calcext:value-type="float">
            <text:p>0,015097827638822</text:p>
          </table:table-cell>
          <table:table-cell office:value-type="float" office:value="0.0150978397189733" calcext:value-type="float">
            <text:p>0,015097839718973</text:p>
          </table:table-cell>
          <table:table-cell office:value-type="float" office:value="0.0150978373378693" calcext:value-type="float">
            <text:p>0,015097837337869</text:p>
          </table:table-cell>
          <table:table-cell office:value-type="float" office:value="0.0150978295903003" calcext:value-type="float">
            <text:p>0,0150978295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" calcext:value-type="float">
            <text:p>1</text:p>
          </table:table-cell>
          <table:table-cell office:value-type="float" office:value="0.015097841" calcext:value-type="float">
            <text:p>0,015097841</text:p>
          </table:table-cell>
          <table:table-cell table:formula="of:=AVERAGE([.E125:.F125])" office:value-type="float" office:value="0.00000834769451183309" calcext:value-type="float">
            <text:p>8,35E-06</text:p>
          </table:table-cell>
          <table:table-cell office:value-type="float" office:value="0.00000669538902366617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table:formula="of:=[.C126]-[.C125]" office:value-type="float" office:value="0" calcext:value-type="float">
            <text:p>0</text:p>
          </table:table-cell>
          <table:table-cell table:formula="of:=[.D126]-[.D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27524132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6" calcext:value-type="float">
            <text:p>-1,64E-05</text:p>
          </table:table-cell>
          <table:table-cell office:value-type="float" office:value="0.000003390188" calcext:value-type="float">
            <text:p>3,39E-06</text:p>
          </table:table-cell>
          <table:table-cell office:value-type="float" office:value="0.000011544147" calcext:value-type="float">
            <text:p>1,15E-05</text:p>
          </table:table-cell>
          <table:table-cell office:value-type="float" office:value="0.0150978662749524" calcext:value-type="float">
            <text:p>0,015097866274952</text:p>
          </table:table-cell>
          <table:table-cell office:value-type="float" office:value="0.0150978410820683" calcext:value-type="float">
            <text:p>0,015097841082068</text:p>
          </table:table-cell>
          <table:table-cell office:value-type="float" office:value="0.0150978567429335" calcext:value-type="float">
            <text:p>0,015097856742934</text:p>
          </table:table-cell>
          <table:table-cell office:value-type="float" office:value="0.0150978265683095" calcext:value-type="float">
            <text:p>0,01509782656831</text:p>
          </table:table-cell>
          <table:table-cell office:value-type="float" office:value="0.0150978276388215" calcext:value-type="float">
            <text:p>0,015097827638822</text:p>
          </table:table-cell>
          <table:table-cell office:value-type="float" office:value="0.0150978397189733" calcext:value-type="float">
            <text:p>0,015097839718973</text:p>
          </table:table-cell>
          <table:table-cell office:value-type="float" office:value="0.0150978373378693" calcext:value-type="float">
            <text:p>0,015097837337869</text:p>
          </table:table-cell>
          <table:table-cell office:value-type="float" office:value="0.0150978295903003" calcext:value-type="float">
            <text:p>0,0150978295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2" calcext:value-type="float">
            <text:p>2</text:p>
          </table:table-cell>
          <table:table-cell office:value-type="float" office:value="0.015097841" calcext:value-type="float">
            <text:p>0,015097841</text:p>
          </table:table-cell>
          <table:table-cell table:formula="of:=AVERAGE([.E126:.F126])" office:value-type="float" office:value="0.00000834769451183309" calcext:value-type="float">
            <text:p>8,35E-06</text:p>
          </table:table-cell>
          <table:table-cell office:value-type="float" office:value="0.00000669538902366617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table:formula="of:=[.C127]-[.C126]" office:value-type="float" office:value="0.102461588" calcext:value-type="float">
            <text:p>0,102461588</text:p>
          </table:table-cell>
          <table:table-cell table:formula="of:=[.D127]-[.D126]" office:value-type="float" office:value="-0.000000262438015513241" calcext:value-type="float">
            <text:p>-2,62438015513241E-07</text:p>
          </table:table-cell>
          <table:table-cell office:value-type="float" office:value="0" calcext:value-type="float">
            <text:p>0</text:p>
          </table:table-cell>
          <table:table-cell office:value-type="float" office:value="0.000027524132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6" calcext:value-type="float">
            <text:p>-1,64E-05</text:p>
          </table:table-cell>
          <table:table-cell office:value-type="float" office:value="0.000003390188" calcext:value-type="float">
            <text:p>3,39E-06</text:p>
          </table:table-cell>
          <table:table-cell office:value-type="float" office:value="0.000011544147" calcext:value-type="float">
            <text:p>1,15E-05</text:p>
          </table:table-cell>
          <table:table-cell office:value-type="float" office:value="0.0150978662749524" calcext:value-type="float">
            <text:p>0,015097866274952</text:p>
          </table:table-cell>
          <table:table-cell office:value-type="float" office:value="0.0150978410820683" calcext:value-type="float">
            <text:p>0,015097841082068</text:p>
          </table:table-cell>
          <table:table-cell office:value-type="float" office:value="0.0150978567429335" calcext:value-type="float">
            <text:p>0,015097856742934</text:p>
          </table:table-cell>
          <table:table-cell office:value-type="float" office:value="0.0150978265683095" calcext:value-type="float">
            <text:p>0,01509782656831</text:p>
          </table:table-cell>
          <table:table-cell office:value-type="float" office:value="0.0150978276388215" calcext:value-type="float">
            <text:p>0,015097827638822</text:p>
          </table:table-cell>
          <table:table-cell office:value-type="float" office:value="0.0150978397189733" calcext:value-type="float">
            <text:p>0,015097839718973</text:p>
          </table:table-cell>
          <table:table-cell office:value-type="float" office:value="0.0150978373378693" calcext:value-type="float">
            <text:p>0,015097837337869</text:p>
          </table:table-cell>
          <table:table-cell office:value-type="float" office:value="0.0150978295903003" calcext:value-type="float">
            <text:p>0,0150978295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117559429" calcext:value-type="float">
            <text:p>0,117559429</text:p>
          </table:table-cell>
          <table:table-cell table:formula="of:=AVERAGE([.E127:.F127])" office:value-type="float" office:value="0.00000808525649631985" calcext:value-type="float">
            <text:p>8,09E-06</text:p>
          </table:table-cell>
          <table:table-cell office:value-type="float" office:value="0.00000617051299263969" calcext:value-type="float">
            <text:p>6,17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053054" calcext:value-type="float">
            <text:p>1,05E-05</text:p>
          </table:table-cell>
          <table:table-cell office:value-type="float" office:value="0.000003932463" calcext:value-type="float">
            <text:p>3,93E-06</text:p>
          </table:table-cell>
          <table:table-cell office:value-type="float" office:value="0.0000103548" calcext:value-type="float">
            <text:p>1,04E-05</text:p>
          </table:table-cell>
          <table:table-cell office:value-type="float" office:value="0.000004920273" calcext:value-type="float">
            <text:p>4,92E-06</text:p>
          </table:table-cell>
          <table:table-cell office:value-type="float" office:value="0.000001465067" calcext:value-type="float">
            <text:p>1,47E-06</text:p>
          </table:table-cell>
          <table:table-cell office:value-type="float" office:value="0.00000548489" calcext:value-type="float">
            <text:p>5,48E-06</text:p>
          </table:table-cell>
          <table:table-cell office:value-type="float" office:value="0.000005337458" calcext:value-type="float">
            <text:p>5,34E-06</text:p>
          </table:table-cell>
          <table:table-cell office:value-type="float" office:value="0.117559584913609" calcext:value-type="float">
            <text:p>0,117559584913609</text:p>
          </table:table-cell>
          <table:table-cell office:value-type="float" office:value="0.11755950986242" calcext:value-type="float">
            <text:p>0,11755950986242</text:p>
          </table:table-cell>
          <table:table-cell office:value-type="float" office:value="0.117559483438176" calcext:value-type="float">
            <text:p>0,117559483438176</text:p>
          </table:table-cell>
          <table:table-cell office:value-type="float" office:value="0.117559417621902" calcext:value-type="float">
            <text:p>0,117559417621902</text:p>
          </table:table-cell>
          <table:table-cell office:value-type="float" office:value="0.117559387952609" calcext:value-type="float">
            <text:p>0,117559387952609</text:p>
          </table:table-cell>
          <table:table-cell office:value-type="float" office:value="0.117559379549363" calcext:value-type="float">
            <text:p>0,117559379549363</text:p>
          </table:table-cell>
          <table:table-cell office:value-type="float" office:value="0.117559349553247" calcext:value-type="float">
            <text:p>0,117559349553247</text:p>
          </table:table-cell>
          <table:table-cell office:value-type="float" office:value="0.11755932166119" calcext:value-type="float">
            <text:p>0,11755932166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103184521" calcext:value-type="float">
            <text:p>0,103184521</text:p>
          </table:table-cell>
          <table:table-cell table:formula="of:=AVERAGE([.E128:.F128])" office:value-type="float" office:value="0.00000793446160733993" calcext:value-type="float">
            <text:p>7,93E-06</text:p>
          </table:table-cell>
          <table:table-cell office:value-type="float" office:value="0.00000586892321467985" calcext:value-type="float">
            <text:p>5,87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1562153" calcext:value-type="float">
            <text:p>1,16E-05</text:p>
          </table:table-cell>
          <table:table-cell office:value-type="float" office:value="0.000002666538" calcext:value-type="float">
            <text:p>2,67E-06</text:p>
          </table:table-cell>
          <table:table-cell office:value-type="float" office:value="0.0000095335" calcext:value-type="float">
            <text:p>9,53E-06</text:p>
          </table:table-cell>
          <table:table-cell office:value-type="float" office:value="0.00000459166" calcext:value-type="float">
            <text:p>4,59E-06</text:p>
          </table:table-cell>
          <table:table-cell office:value-type="float" office:value="0.000001911019" calcext:value-type="float">
            <text:p>1,91E-06</text:p>
          </table:table-cell>
          <table:table-cell office:value-type="float" office:value="0.000004355846" calcext:value-type="float">
            <text:p>4,36E-06</text:p>
          </table:table-cell>
          <table:table-cell office:value-type="float" office:value="0.000005166366" calcext:value-type="float">
            <text:p>5,17E-06</text:p>
          </table:table-cell>
          <table:table-cell office:value-type="float" office:value="0.103184653107989" calcext:value-type="float">
            <text:p>0,103184653107989</text:p>
          </table:table-cell>
          <table:table-cell office:value-type="float" office:value="0.103184580780611" calcext:value-type="float">
            <text:p>0,103184580780611</text:p>
          </table:table-cell>
          <table:table-cell office:value-type="float" office:value="0.103184565053726" calcext:value-type="float">
            <text:p>0,103184565053726</text:p>
          </table:table-cell>
          <table:table-cell office:value-type="float" office:value="0.103184511867271" calcext:value-type="float">
            <text:p>0,103184511867271</text:p>
          </table:table-cell>
          <table:table-cell office:value-type="float" office:value="0.103184487565116" calcext:value-type="float">
            <text:p>0,103184487565116</text:p>
          </table:table-cell>
          <table:table-cell office:value-type="float" office:value="0.103184477944304" calcext:value-type="float">
            <text:p>0,103184477944304</text:p>
          </table:table-cell>
          <table:table-cell office:value-type="float" office:value="0.103184457035622" calcext:value-type="float">
            <text:p>0,103184457035622</text:p>
          </table:table-cell>
          <table:table-cell office:value-type="float" office:value="0.103184433338896" calcext:value-type="float">
            <text:p>0,103184433338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.2" calcext:value-type="float">
            <text:p>2,2</text:p>
          </table:table-cell>
          <table:table-cell office:value-type="float" office:value="0.016380279" calcext:value-type="float">
            <text:p>0,016380279</text:p>
          </table:table-cell>
          <table:table-cell table:formula="of:=AVERAGE([.E129:.F129])" office:value-type="float" office:value="0.00000207094301510819" calcext:value-type="float">
            <text:p>2,07E-06</text:p>
          </table:table-cell>
          <table:table-cell office:value-type="float" office:value="0.00000414188603021639" calcext:value-type="float">
            <text:p>4,14E-06</text:p>
          </table:table-cell>
          <table:table-cell office:value-type="float" office:value="0" calcext:value-type="float">
            <text:p>0</text:p>
          </table:table-cell>
          <table:table-cell table:formula="of:=[.C130]-[.C129]" office:value-type="float" office:value="1.449325227" calcext:value-type="float">
            <text:p>1,449325227</text:p>
          </table:table-cell>
          <table:table-cell table:formula="of:=[.D130]-[.D129]" office:value-type="float" office:value="-0.000000456329156711195" calcext:value-type="float">
            <text:p>-4,56329156711195E-07</text:p>
          </table:table-cell>
          <table:table-cell office:value-type="float" office:value="0" calcext:value-type="float">
            <text:p>0</text:p>
          </table:table-cell>
          <table:table-cell office:value-type="float" office:value="0.000028262841" calcext:value-type="float">
            <text:p>2,83E-05</text:p>
          </table:table-cell>
          <table:table-cell office:value-type="float" office:value="-0.000017084243" calcext:value-type="float">
            <text:p>-1,71E-05</text:p>
          </table:table-cell>
          <table:table-cell office:value-type="float" office:value="0.000032829402" calcext:value-type="float">
            <text:p>3,28E-05</text:p>
          </table:table-cell>
          <table:table-cell office:value-type="float" office:value="-0.000004439921" calcext:value-type="float">
            <text:p>-4,44E-06</text:p>
          </table:table-cell>
          <table:table-cell office:value-type="float" office:value="-0.00002596965" calcext:value-type="float">
            <text:p>-2,60E-05</text:p>
          </table:table-cell>
          <table:table-cell office:value-type="float" office:value="0.000005349255" calcext:value-type="float">
            <text:p>5,35E-06</text:p>
          </table:table-cell>
          <table:table-cell office:value-type="float" office:value="0.000005335154" calcext:value-type="float">
            <text:p>5,34E-06</text:p>
          </table:table-cell>
          <table:table-cell office:value-type="float" office:value="0.0163803014013255" calcext:value-type="float">
            <text:p>0,016380301401326</text:p>
          </table:table-cell>
          <table:table-cell office:value-type="float" office:value="0.0163802733349473" calcext:value-type="float">
            <text:p>0,016380273334947</text:p>
          </table:table-cell>
          <table:table-cell office:value-type="float" office:value="0.0163802893304267" calcext:value-type="float">
            <text:p>0,016380289330427</text:p>
          </table:table-cell>
          <table:table-cell office:value-type="float" office:value="0.016380260255528" calcext:value-type="float">
            <text:p>0,016380260255528</text:p>
          </table:table-cell>
          <table:table-cell office:value-type="float" office:value="0.0163802639859386" calcext:value-type="float">
            <text:p>0,016380263985939</text:p>
          </table:table-cell>
          <table:table-cell office:value-type="float" office:value="0.0163802847407859" calcext:value-type="float">
            <text:p>0,016380284740786</text:p>
          </table:table-cell>
          <table:table-cell office:value-type="float" office:value="0.0163802806645947" calcext:value-type="float">
            <text:p>0,016380280664595</text:p>
          </table:table-cell>
          <table:table-cell office:value-type="float" office:value="0.0163802767798969" calcext:value-type="float">
            <text:p>0,016380276779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.2" calcext:value-type="float">
            <text:p>2,2</text:p>
          </table:table-cell>
          <table:table-cell table:style-name="ce18" office:value-type="float" office:value="1.465705506" calcext:value-type="float">
            <text:p>1,465705506</text:p>
          </table:table-cell>
          <table:table-cell table:formula="of:=AVERAGE([.E130:.F130])" office:value-type="float" office:value="0.000001614613858397" calcext:value-type="float">
            <text:p>1,61E-06</text:p>
          </table:table-cell>
          <table:table-cell office:value-type="float" office:value="0.000003229227716794" calcext:value-type="float">
            <text:p>3,23E-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4469648" calcext:value-type="float">
            <text:p>4,47E-06</text:p>
          </table:table-cell>
          <table:table-cell office:value-type="float" office:value="0.000003557774" calcext:value-type="float">
            <text:p>3,56E-06</text:p>
          </table:table-cell>
          <table:table-cell office:value-type="float" office:value="0.000003612981" calcext:value-type="float">
            <text:p>3,61E-06</text:p>
          </table:table-cell>
          <table:table-cell office:value-type="float" office:value="0.000003120703" calcext:value-type="float">
            <text:p>3,12E-06</text:p>
          </table:table-cell>
          <table:table-cell office:value-type="float" office:value="0.000002449954" calcext:value-type="float">
            <text:p>2,45E-06</text:p>
          </table:table-cell>
          <table:table-cell office:value-type="float" office:value="0.000002585779" calcext:value-type="float">
            <text:p>2,59E-06</text:p>
          </table:table-cell>
          <table:table-cell office:value-type="float" office:value="0.000002302225" calcext:value-type="float">
            <text:p>2,30E-06</text:p>
          </table:table-cell>
          <table:table-cell office:value-type="float" office:value="1.46570650176438" calcext:value-type="float">
            <text:p>1,46570650176438</text:p>
          </table:table-cell>
          <table:table-cell office:value-type="float" office:value="1.4657061046009" calcext:value-type="float">
            <text:p>1,4657061046009</text:p>
          </table:table-cell>
          <table:table-cell office:value-type="float" office:value="1.46570580653973" calcext:value-type="float">
            <text:p>1,46570580653973</text:p>
          </table:table-cell>
          <table:table-cell office:value-type="float" office:value="1.46570552022318" calcext:value-type="float">
            <text:p>1,46570552022318</text:p>
          </table:table-cell>
          <table:table-cell office:value-type="float" office:value="1.46570528560607" calcext:value-type="float">
            <text:p>1,46570528560607</text:p>
          </table:table-cell>
          <table:table-cell office:value-type="float" office:value="1.465705110405" calcext:value-type="float">
            <text:p>1,465705110405</text:p>
          </table:table-cell>
          <table:table-cell office:value-type="float" office:value="1.46570493409461" calcext:value-type="float">
            <text:p>1,46570493409461</text:p>
          </table:table-cell>
          <table:table-cell office:value-type="float" office:value="1.46570478409737" calcext:value-type="float">
            <text:p>1,46570478409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.25" calcext:value-type="float">
            <text:p>2,25</text:p>
          </table:table-cell>
          <table:table-cell table:style-name="ce18" office:value-type="float" office:value="1.507716071" calcext:value-type="float">
            <text:p>1,507716071</text:p>
          </table:table-cell>
          <table:table-cell table:formula="of:=AVERAGE([.E131:.F131])" office:value-type="float" office:value="0.000000940947963919425" calcext:value-type="float">
            <text:p>9,41E-07</text:p>
          </table:table-cell>
          <table:table-cell office:value-type="float" office:value="0.00000188189592783885" calcext:value-type="float">
            <text:p>1,88E-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68491" calcext:value-type="float">
            <text:p>2,68E-06</text:p>
          </table:table-cell>
          <table:table-cell office:value-type="float" office:value="0.000001971873" calcext:value-type="float">
            <text:p>1,97E-06</text:p>
          </table:table-cell>
          <table:table-cell office:value-type="float" office:value="0.000002193655" calcext:value-type="float">
            <text:p>2,19E-06</text:p>
          </table:table-cell>
          <table:table-cell office:value-type="float" office:value="0.000001843585" calcext:value-type="float">
            <text:p>1,84E-06</text:p>
          </table:table-cell>
          <table:table-cell office:value-type="float" office:value="0.000001294713" calcext:value-type="float">
            <text:p>1,29E-06</text:p>
          </table:table-cell>
          <table:table-cell office:value-type="float" office:value="0.000001535399" calcext:value-type="float">
            <text:p>1,54E-06</text:p>
          </table:table-cell>
          <table:table-cell office:value-type="float" office:value="0.000001343144" calcext:value-type="float">
            <text:p>1,34E-06</text:p>
          </table:table-cell>
          <table:table-cell office:value-type="float" office:value="1.50771667015122" calcext:value-type="float">
            <text:p>1,50771667015122</text:p>
          </table:table-cell>
          <table:table-cell office:value-type="float" office:value="1.50771642473768" calcext:value-type="float">
            <text:p>1,50771642473768</text:p>
          </table:table-cell>
          <table:table-cell office:value-type="float" office:value="1.50771625480427" calcext:value-type="float">
            <text:p>1,50771625480427</text:p>
          </table:table-cell>
          <table:table-cell office:value-type="float" office:value="1.50771607598185" calcext:value-type="float">
            <text:p>1,50771607598185</text:p>
          </table:table-cell>
          <table:table-cell office:value-type="float" office:value="1.50771593340688" calcext:value-type="float">
            <text:p>1,50771593340688</text:p>
          </table:table-cell>
          <table:table-cell office:value-type="float" office:value="1.50771583816558" calcext:value-type="float">
            <text:p>1,50771583816558</text:p>
          </table:table-cell>
          <table:table-cell office:value-type="float" office:value="1.50771573047427" calcext:value-type="float">
            <text:p>1,50771573047427</text:p>
          </table:table-cell>
          <table:table-cell office:value-type="float" office:value="1.50771564045591" calcext:value-type="float">
            <text:p>1,50771564045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60935855" calcext:value-type="float">
            <text:p>0,060935855</text:p>
          </table:table-cell>
          <table:table-cell table:formula="of:=AVERAGE([.E132:.F132])" office:value-type="float" office:value="0.000000866542426695215" calcext:value-type="float">
            <text:p>8,67E-07</text:p>
          </table:table-cell>
          <table:table-cell office:value-type="float" office:value="0.00000173308485339043" calcext:value-type="float">
            <text:p>1,73E-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00700609" calcext:value-type="float">
            <text:p>-7,01E-07</text:p>
          </table:table-cell>
          <table:table-cell office:value-type="float" office:value="0.000007360714" calcext:value-type="float">
            <text:p>7,36E-06</text:p>
          </table:table-cell>
          <table:table-cell office:value-type="float" office:value="-0.000007108882" calcext:value-type="float">
            <text:p>-7,11E-06</text:p>
          </table:table-cell>
          <table:table-cell office:value-type="float" office:value="0.000006415735" calcext:value-type="float">
            <text:p>6,42E-06</text:p>
          </table:table-cell>
          <table:table-cell office:value-type="float" office:value="0.000003828156" calcext:value-type="float">
            <text:p>3,83E-06</text:p>
          </table:table-cell>
          <table:table-cell office:value-type="float" office:value="0.000001248243" calcext:value-type="float">
            <text:p>1,25E-06</text:p>
          </table:table-cell>
          <table:table-cell office:value-type="float" office:value="0.00000137502" calcext:value-type="float">
            <text:p>1,38E-06</text:p>
          </table:table-cell>
          <table:table-cell office:value-type="float" office:value="0.0609358731474971" calcext:value-type="float">
            <text:p>0,060935873147497</text:p>
          </table:table-cell>
          <table:table-cell office:value-type="float" office:value="0.0609358757356971" calcext:value-type="float">
            <text:p>0,060935875735697</text:p>
          </table:table-cell>
          <table:table-cell office:value-type="float" office:value="0.0609358500983505" calcext:value-type="float">
            <text:p>0,060935850098351</text:p>
          </table:table-cell>
          <table:table-cell office:value-type="float" office:value="0.0609358735195044" calcext:value-type="float">
            <text:p>0,060935873519504</text:p>
          </table:table-cell>
          <table:table-cell office:value-type="float" office:value="0.0609358534664745" calcext:value-type="float">
            <text:p>0,060935853466475</text:p>
          </table:table-cell>
          <table:table-cell office:value-type="float" office:value="0.0609358420850999" calcext:value-type="float">
            <text:p>0,0609358420851</text:p>
          </table:table-cell>
          <table:table-cell office:value-type="float" office:value="0.0609358385466591" calcext:value-type="float">
            <text:p>0,060935838546659</text:p>
          </table:table-cell>
          <table:table-cell office:value-type="float" office:value="0.0609358348221346" calcext:value-type="float">
            <text:p>0,060935834822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.565653011" calcext:value-type="float">
            <text:p>2,565653011</text:p>
          </table:table-cell>
          <table:table-cell table:formula="of:=AVERAGE([.E133:.F133])" office:value-type="float" office:value="-0.000000282223495153704" calcext:value-type="float">
            <text:p>-2,82E-07</text:p>
          </table:table-cell>
          <table:table-cell office:value-type="float" office:value="-0.000000564446990307409" calcext:value-type="float">
            <text:p>-5,64E-07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0609486" calcext:value-type="float">
            <text:p>-6,09E-07</text:p>
          </table:table-cell>
          <table:table-cell office:value-type="float" office:value="-0.000000822877" calcext:value-type="float">
            <text:p>-8,23E-07</text:p>
          </table:table-cell>
          <table:table-cell office:value-type="float" office:value="-0.000000463553" calcext:value-type="float">
            <text:p>-4,64E-07</text:p>
          </table:table-cell>
          <table:table-cell office:value-type="float" office:value="-0.000000562667" calcext:value-type="float">
            <text:p>-5,63E-07</text:p>
          </table:table-cell>
          <table:table-cell office:value-type="float" office:value="-0.000000657115" calcext:value-type="float">
            <text:p>-6,57E-07</text:p>
          </table:table-cell>
          <table:table-cell office:value-type="float" office:value="-0.000000366406" calcext:value-type="float">
            <text:p>-3,66E-07</text:p>
          </table:table-cell>
          <table:table-cell office:value-type="float" office:value="-0.000000401034" calcext:value-type="float">
            <text:p>-4,01E-07</text:p>
          </table:table-cell>
          <table:table-cell office:value-type="float" office:value="2.56565271235689" calcext:value-type="float">
            <text:p>2,56565271235689</text:p>
          </table:table-cell>
          <table:table-cell office:value-type="float" office:value="2.56565280715743" calcext:value-type="float">
            <text:p>2,56565280715743</text:p>
          </table:table-cell>
          <table:table-cell office:value-type="float" office:value="2.56565292783125" calcext:value-type="float">
            <text:p>2,56565292783125</text:p>
          </table:table-cell>
          <table:table-cell office:value-type="float" office:value="2.56565299213432" calcext:value-type="float">
            <text:p>2,56565299213432</text:p>
          </table:table-cell>
          <table:table-cell office:value-type="float" office:value="2.56565306618168" calcext:value-type="float">
            <text:p>2,56565306618168</text:p>
          </table:table-cell>
          <table:table-cell office:value-type="float" office:value="2.56565314843839" calcext:value-type="float">
            <text:p>2,56565314843839</text:p>
          </table:table-cell>
          <table:table-cell office:value-type="float" office:value="2.56565319217049" calcext:value-type="float">
            <text:p>2,56565319217049</text:p>
          </table:table-cell>
          <table:table-cell office:value-type="float" office:value="2.56565323790759" calcext:value-type="float">
            <text:p>2,56565323790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4.606717136" calcext:value-type="float">
            <text:p>4,606717136</text:p>
          </table:table-cell>
          <table:table-cell table:formula="of:=AVERAGE([.E134:.F134])" office:value-type="float" office:value="-0.000000496900304224845" calcext:value-type="float">
            <text:p>-4,97E-07</text:p>
          </table:table-cell>
          <table:table-cell office:value-type="float" office:value="-0.00000099380060844969" calcext:value-type="float">
            <text:p>-9,94E-07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1254438" calcext:value-type="float">
            <text:p>-1,25E-06</text:p>
          </table:table-cell>
          <table:table-cell office:value-type="float" office:value="-0.0000012486" calcext:value-type="float">
            <text:p>-1,25E-06</text:p>
          </table:table-cell>
          <table:table-cell office:value-type="float" office:value="-0.000000977485" calcext:value-type="float">
            <text:p>-9,77E-07</text:p>
          </table:table-cell>
          <table:table-cell office:value-type="float" office:value="-0.000000953584" calcext:value-type="float">
            <text:p>-9,54E-07</text:p>
          </table:table-cell>
          <table:table-cell office:value-type="float" office:value="-0.000000942221" calcext:value-type="float">
            <text:p>-9,42E-07</text:p>
          </table:table-cell>
          <table:table-cell office:value-type="float" office:value="-0.000000734555" calcext:value-type="float">
            <text:p>-7,35E-07</text:p>
          </table:table-cell>
          <table:table-cell office:value-type="float" office:value="-0.000000704873" calcext:value-type="float">
            <text:p>-7,05E-07</text:p>
          </table:table-cell>
          <table:table-cell office:value-type="float" office:value="4.60671618151973" calcext:value-type="float">
            <text:p>4,60671618151973</text:p>
          </table:table-cell>
          <table:table-cell office:value-type="float" office:value="4.60671653185978" calcext:value-type="float">
            <text:p>4,60671653185978</text:p>
          </table:table-cell>
          <table:table-cell office:value-type="float" office:value="4.6067168606319" calcext:value-type="float">
            <text:p>4,6067168606319</text:p>
          </table:table-cell>
          <table:table-cell office:value-type="float" office:value="4.60671710409645" calcext:value-type="float">
            <text:p>4,60671710409645</text:p>
          </table:table-cell>
          <table:table-cell office:value-type="float" office:value="4.60671732942244" calcext:value-type="float">
            <text:p>4,60671732942244</text:p>
          </table:table-cell>
          <table:table-cell office:value-type="float" office:value="4.60671754119832" calcext:value-type="float">
            <text:p>4,60671754119832</text:p>
          </table:table-cell>
          <table:table-cell office:value-type="float" office:value="4.60671769861685" calcext:value-type="float">
            <text:p>4,60671769861685</text:p>
          </table:table-cell>
          <table:table-cell office:value-type="float" office:value="4.60671784295848" calcext:value-type="float">
            <text:p>4,60671784295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" calcext:value-type="float">
            <text:p>2</text:p>
          </table:table-cell>
          <table:table-cell office:value-type="float" office:value="0.056591514" calcext:value-type="float">
            <text:p>0,056591514</text:p>
          </table:table-cell>
          <table:table-cell table:formula="of:=AVERAGE([.E135:.F135])" office:value-type="float" office:value="-0.00000205103535785922" calcext:value-type="float">
            <text:p>-2,05E-06</text:p>
          </table:table-cell>
          <table:table-cell office:value-type="float" office:value="-0.00000410207071571845" calcext:value-type="float">
            <text:p>-4,10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884758" calcext:value-type="float">
            <text:p>-8,85E-06</text:p>
          </table:table-cell>
          <table:table-cell office:value-type="float" office:value="0.000003287912" calcext:value-type="float">
            <text:p>3,29E-06</text:p>
          </table:table-cell>
          <table:table-cell office:value-type="float" office:value="-0.000012008475" calcext:value-type="float">
            <text:p>-1,20E-05</text:p>
          </table:table-cell>
          <table:table-cell office:value-type="float" office:value="-0.000003609744" calcext:value-type="float">
            <text:p>-3,61E-06</text:p>
          </table:table-cell>
          <table:table-cell office:value-type="float" office:value="0.000000507408" calcext:value-type="float">
            <text:p>5,07E-07</text:p>
          </table:table-cell>
          <table:table-cell office:value-type="float" office:value="-0.000002935021" calcext:value-type="float">
            <text:p>-2,94E-06</text:p>
          </table:table-cell>
          <table:table-cell office:value-type="float" office:value="-0.000004364585" calcext:value-type="float">
            <text:p>-4,36E-06</text:p>
          </table:table-cell>
          <table:table-cell office:value-type="float" office:value="0.0565914645286334" calcext:value-type="float">
            <text:p>0,056591464528633</text:p>
          </table:table-cell>
          <table:table-cell office:value-type="float" office:value="0.0565914948832383" calcext:value-type="float">
            <text:p>0,056591494883238</text:p>
          </table:table-cell>
          <table:table-cell office:value-type="float" office:value="0.0565914842478948" calcext:value-type="float">
            <text:p>0,056591484247895</text:p>
          </table:table-cell>
          <table:table-cell office:value-type="float" office:value="0.0565915209907686" calcext:value-type="float">
            <text:p>0,056591520990769</text:p>
          </table:table-cell>
          <table:table-cell office:value-type="float" office:value="0.0565915314690095" calcext:value-type="float">
            <text:p>0,05659153146901</text:p>
          </table:table-cell>
          <table:table-cell office:value-type="float" office:value="0.056591530068" calcext:value-type="float">
            <text:p>0,056591530068</text:p>
          </table:table-cell>
          <table:table-cell office:value-type="float" office:value="0.0565915377948497" calcext:value-type="float">
            <text:p>0,05659153779485</text:p>
          </table:table-cell>
          <table:table-cell office:value-type="float" office:value="0.056591548774372" calcext:value-type="float">
            <text:p>0,056591548774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.5" calcext:value-type="float">
            <text:p>2,5</text:p>
          </table:table-cell>
          <table:table-cell table:style-name="ce18" office:value-type="float" office:value="1.702511898" calcext:value-type="float">
            <text:p>1,702511898</text:p>
          </table:table-cell>
          <table:table-cell table:formula="of:=AVERAGE([.E136:.F136])" office:value-type="float" office:value="-0.0000021788558690603" calcext:value-type="float">
            <text:p>-2,18E-06</text:p>
          </table:table-cell>
          <table:table-cell office:value-type="float" office:value="-0.0000043577117381206" calcext:value-type="float">
            <text:p>-4,36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629635" calcext:value-type="float">
            <text:p>-5,63E-06</text:p>
          </table:table-cell>
          <table:table-cell office:value-type="float" office:value="-0.000005334732" calcext:value-type="float">
            <text:p>-5,33E-06</text:p>
          </table:table-cell>
          <table:table-cell office:value-type="float" office:value="-0.000004347577" calcext:value-type="float">
            <text:p>-4,35E-06</text:p>
          </table:table-cell>
          <table:table-cell office:value-type="float" office:value="-0.000004175993" calcext:value-type="float">
            <text:p>-4,18E-06</text:p>
          </table:table-cell>
          <table:table-cell office:value-type="float" office:value="-0.000004002967" calcext:value-type="float">
            <text:p>-4,00E-06</text:p>
          </table:table-cell>
          <table:table-cell office:value-type="float" office:value="-0.000003348053" calcext:value-type="float">
            <text:p>-3,35E-06</text:p>
          </table:table-cell>
          <table:table-cell office:value-type="float" office:value="-0.000003034738" calcext:value-type="float">
            <text:p>-3,03E-06</text:p>
          </table:table-cell>
          <table:table-cell office:value-type="float" office:value="1.70251034758736" calcext:value-type="float">
            <text:p>1,70251034758736</text:p>
          </table:table-cell>
          <table:table-cell office:value-type="float" office:value="1.70251092864484" calcext:value-type="float">
            <text:p>1,70251092864484</text:p>
          </table:table-cell>
          <table:table-cell office:value-type="float" office:value="1.70251144778275" calcext:value-type="float">
            <text:p>1,70251144778275</text:p>
          </table:table-cell>
          <table:table-cell office:value-type="float" office:value="1.70251184797755" calcext:value-type="float">
            <text:p>1,70251184797755</text:p>
          </table:table-cell>
          <table:table-cell office:value-type="float" office:value="1.7025122126564" calcext:value-type="float">
            <text:p>1,7025122126564</text:p>
          </table:table-cell>
          <table:table-cell office:value-type="float" office:value="1.70251254516631" calcext:value-type="float">
            <text:p>1,70251254516631</text:p>
          </table:table-cell>
          <table:table-cell office:value-type="float" office:value="1.70251281033519" calcext:value-type="float">
            <text:p>1,70251281033519</text:p>
          </table:table-cell>
          <table:table-cell office:value-type="float" office:value="1.70251304000325" calcext:value-type="float">
            <text:p>1,70251304000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.620928412" calcext:value-type="float">
            <text:p>1,620928412</text:p>
          </table:table-cell>
          <table:table-cell table:formula="of:=AVERAGE([.E137:.F137])" office:value-type="float" office:value="-0.00000218145732224167" calcext:value-type="float">
            <text:p>-2,18E-06</text:p>
          </table:table-cell>
          <table:table-cell office:value-type="float" office:value="-0.00000436291464448334" calcext:value-type="float">
            <text:p>-4,36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60611" calcext:value-type="float">
            <text:p>-5,56E-06</text:p>
          </table:table-cell>
          <table:table-cell office:value-type="float" office:value="-0.000005385885" calcext:value-type="float">
            <text:p>-5,39E-06</text:p>
          </table:table-cell>
          <table:table-cell office:value-type="float" office:value="-0.000004390269" calcext:value-type="float">
            <text:p>-4,39E-06</text:p>
          </table:table-cell>
          <table:table-cell office:value-type="float" office:value="-0.000004181" calcext:value-type="float">
            <text:p>-4,18E-06</text:p>
          </table:table-cell>
          <table:table-cell office:value-type="float" office:value="-0.000004007874" calcext:value-type="float">
            <text:p>-4,01E-06</text:p>
          </table:table-cell>
          <table:table-cell office:value-type="float" office:value="-0.00000328726" calcext:value-type="float">
            <text:p>-3,29E-06</text:p>
          </table:table-cell>
          <table:table-cell office:value-type="float" office:value="-0.000003106108" calcext:value-type="float">
            <text:p>-3,11E-06</text:p>
          </table:table-cell>
          <table:table-cell office:value-type="float" office:value="1.62092693618996" calcext:value-type="float">
            <text:p>1,62092693618996</text:p>
          </table:table-cell>
          <table:table-cell office:value-type="float" office:value="1.62092748262065" calcext:value-type="float">
            <text:p>1,62092748262065</text:p>
          </table:table-cell>
          <table:table-cell office:value-type="float" office:value="1.62092798162105" calcext:value-type="float">
            <text:p>1,62092798162105</text:p>
          </table:table-cell>
          <table:table-cell office:value-type="float" office:value="1.6209283663802" calcext:value-type="float">
            <text:p>1,6209283663802</text:p>
          </table:table-cell>
          <table:table-cell office:value-type="float" office:value="1.62092871400008" calcext:value-type="float">
            <text:p>1,62092871400008</text:p>
          </table:table-cell>
          <table:table-cell office:value-type="float" office:value="1.62092903096434" calcext:value-type="float">
            <text:p>1,62092903096434</text:p>
          </table:table-cell>
          <table:table-cell office:value-type="float" office:value="1.62092927884232" calcext:value-type="float">
            <text:p>1,62092927884232</text:p>
          </table:table-cell>
          <table:table-cell office:value-type="float" office:value="1.62092950264725" calcext:value-type="float">
            <text:p>1,62092950264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5" calcext:value-type="float">
            <text:p>1,5</text:p>
          </table:table-cell>
          <table:table-cell table:style-name="ce18" office:value-type="float" office:value="1.451273377" calcext:value-type="float">
            <text:p>1,451273377</text:p>
          </table:table-cell>
          <table:table-cell table:formula="of:=AVERAGE([.E138:.F138])" office:value-type="float" office:value="-0.00000219062417825963" calcext:value-type="float">
            <text:p>-2,19E-06</text:p>
          </table:table-cell>
          <table:table-cell office:value-type="float" office:value="-0.00000438124835651926" calcext:value-type="float">
            <text:p>-4,38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610302" calcext:value-type="float">
            <text:p>-5,61E-06</text:p>
          </table:table-cell>
          <table:table-cell office:value-type="float" office:value="-0.000005401839" calcext:value-type="float">
            <text:p>-5,40E-06</text:p>
          </table:table-cell>
          <table:table-cell office:value-type="float" office:value="-0.000004402802" calcext:value-type="float">
            <text:p>-4,40E-06</text:p>
          </table:table-cell>
          <table:table-cell office:value-type="float" office:value="-0.000004092795" calcext:value-type="float">
            <text:p>-4,09E-06</text:p>
          </table:table-cell>
          <table:table-cell office:value-type="float" office:value="-0.000004077521" calcext:value-type="float">
            <text:p>-4,08E-06</text:p>
          </table:table-cell>
          <table:table-cell office:value-type="float" office:value="-0.000003346931" calcext:value-type="float">
            <text:p>-3,35E-06</text:p>
          </table:table-cell>
          <table:table-cell office:value-type="float" office:value="-0.000003115146" calcext:value-type="float">
            <text:p>-3,12E-06</text:p>
          </table:table-cell>
          <table:table-cell office:value-type="float" office:value="1.45127205063219" calcext:value-type="float">
            <text:p>1,45127205063219</text:p>
          </table:table-cell>
          <table:table-cell office:value-type="float" office:value="1.45127254424242" calcext:value-type="float">
            <text:p>1,45127254424242</text:p>
          </table:table-cell>
          <table:table-cell office:value-type="float" office:value="1.4512729923382" calcext:value-type="float">
            <text:p>1,4512729923382</text:p>
          </table:table-cell>
          <table:table-cell office:value-type="float" office:value="1.45127333780981" calcext:value-type="float">
            <text:p>1,45127333780981</text:p>
          </table:table-cell>
          <table:table-cell office:value-type="float" office:value="1.45127364247988" calcext:value-type="float">
            <text:p>1,45127364247988</text:p>
          </table:table-cell>
          <table:table-cell office:value-type="float" office:value="1.45127393120055" calcext:value-type="float">
            <text:p>1,45127393120055</text:p>
          </table:table-cell>
          <table:table-cell office:value-type="float" office:value="1.4512741571629" calcext:value-type="float">
            <text:p>1,4512741571629</text:p>
          </table:table-cell>
          <table:table-cell office:value-type="float" office:value="1.45127435812625" calcext:value-type="float">
            <text:p>1,45127435812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3" calcext:value-type="float">
            <text:p>1,3</text:p>
          </table:table-cell>
          <table:table-cell table:style-name="ce18" office:value-type="float" office:value="1.300034817" calcext:value-type="float">
            <text:p>1,300034817</text:p>
          </table:table-cell>
          <table:table-cell table:formula="of:=AVERAGE([.E139:.F139])" office:value-type="float" office:value="-0.00000219231170401719" calcext:value-type="float">
            <text:p>-2,19E-06</text:p>
          </table:table-cell>
          <table:table-cell office:value-type="float" office:value="-0.00000438462340803438" calcext:value-type="float">
            <text:p>-4,38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32854" calcext:value-type="float">
            <text:p>-5,53E-06</text:p>
          </table:table-cell>
          <table:table-cell office:value-type="float" office:value="-0.000005475763" calcext:value-type="float">
            <text:p>-5,48E-06</text:p>
          </table:table-cell>
          <table:table-cell office:value-type="float" office:value="-0.000004361127" calcext:value-type="float">
            <text:p>-4,36E-06</text:p>
          </table:table-cell>
          <table:table-cell office:value-type="float" office:value="-0.00000421456" calcext:value-type="float">
            <text:p>-4,21E-06</text:p>
          </table:table-cell>
          <table:table-cell office:value-type="float" office:value="-0.000004091088" calcext:value-type="float">
            <text:p>-4,09E-06</text:p>
          </table:table-cell>
          <table:table-cell office:value-type="float" office:value="-0.000003275954" calcext:value-type="float">
            <text:p>-3,28E-06</text:p>
          </table:table-cell>
          <table:table-cell office:value-type="float" office:value="-0.000003122843" calcext:value-type="float">
            <text:p>-3,12E-06</text:p>
          </table:table-cell>
          <table:table-cell office:value-type="float" office:value="1.30003362869231" calcext:value-type="float">
            <text:p>1,30003362869231</text:p>
          </table:table-cell>
          <table:table-cell office:value-type="float" office:value="1.300034064759" calcext:value-type="float">
            <text:p>1,300034064759</text:p>
          </table:table-cell>
          <table:table-cell office:value-type="float" office:value="1.30003447165144" calcext:value-type="float">
            <text:p>1,30003447165144</text:p>
          </table:table-cell>
          <table:table-cell office:value-type="float" office:value="1.30003477819186" calcext:value-type="float">
            <text:p>1,30003477819186</text:p>
          </table:table-cell>
          <table:table-cell office:value-type="float" office:value="1.30003505923165" calcext:value-type="float">
            <text:p>1,30003505923165</text:p>
          </table:table-cell>
          <table:table-cell office:value-type="float" office:value="1.30003531872496" calcext:value-type="float">
            <text:p>1,30003531872496</text:p>
          </table:table-cell>
          <table:table-cell office:value-type="float" office:value="1.300035516847" calcext:value-type="float">
            <text:p>1,300035516847</text:p>
          </table:table-cell>
          <table:table-cell office:value-type="float" office:value="1.30003569731257" calcext:value-type="float">
            <text:p>1,30003569731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25" calcext:value-type="float">
            <text:p>1,25</text:p>
          </table:table-cell>
          <table:table-cell table:style-name="ce18" office:value-type="float" office:value="1.289757506" calcext:value-type="float">
            <text:p>1,289757506</text:p>
          </table:table-cell>
          <table:table-cell table:formula="of:=AVERAGE([.E140:.F140])" office:value-type="float" office:value="-0.00000219285020701896" calcext:value-type="float">
            <text:p>-2,19E-06</text:p>
          </table:table-cell>
          <table:table-cell office:value-type="float" office:value="-0.00000438570041403791" calcext:value-type="float">
            <text:p>-4,39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34186" calcext:value-type="float">
            <text:p>-5,53E-06</text:p>
          </table:table-cell>
          <table:table-cell office:value-type="float" office:value="-0.000005477139" calcext:value-type="float">
            <text:p>-5,48E-06</text:p>
          </table:table-cell>
          <table:table-cell office:value-type="float" office:value="-0.000004362173" calcext:value-type="float">
            <text:p>-4,36E-06</text:p>
          </table:table-cell>
          <table:table-cell office:value-type="float" office:value="-0.000004215601" calcext:value-type="float">
            <text:p>-4,22E-06</text:p>
          </table:table-cell>
          <table:table-cell office:value-type="float" office:value="-0.000004092125" calcext:value-type="float">
            <text:p>-4,09E-06</text:p>
          </table:table-cell>
          <table:table-cell office:value-type="float" office:value="-0.000003276745" calcext:value-type="float">
            <text:p>-3,28E-06</text:p>
          </table:table-cell>
          <table:table-cell office:value-type="float" office:value="-0.00000312361" calcext:value-type="float">
            <text:p>-3,12E-06</text:p>
          </table:table-cell>
          <table:table-cell office:value-type="float" office:value="1.2897563267974" calcext:value-type="float">
            <text:p>1,2897563267974</text:p>
          </table:table-cell>
          <table:table-cell office:value-type="float" office:value="1.28975675952097" calcext:value-type="float">
            <text:p>1,28975675952097</text:p>
          </table:table-cell>
          <table:table-cell office:value-type="float" office:value="1.28975716329816" calcext:value-type="float">
            <text:p>1,28975716329816</text:p>
          </table:table-cell>
          <table:table-cell office:value-type="float" office:value="1.2897574674882" calcext:value-type="float">
            <text:p>1,2897574674882</text:p>
          </table:table-cell>
          <table:table-cell office:value-type="float" office:value="1.28975774637512" calcext:value-type="float">
            <text:p>1,28975774637512</text:p>
          </table:table-cell>
          <table:table-cell office:value-type="float" office:value="1.28975800388231" calcext:value-type="float">
            <text:p>1,28975800388231</text:p>
          </table:table-cell>
          <table:table-cell office:value-type="float" office:value="1.28975820048557" calcext:value-type="float">
            <text:p>1,28975820048557</text:p>
          </table:table-cell>
          <table:table-cell office:value-type="float" office:value="1.28975837956846" calcext:value-type="float">
            <text:p>1,28975837956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2" calcext:value-type="float">
            <text:p>1,2</text:p>
          </table:table-cell>
          <table:table-cell table:style-name="ce18" office:value-type="float" office:value="1.268440355" calcext:value-type="float">
            <text:p>1,268440355</text:p>
          </table:table-cell>
          <table:table-cell table:formula="of:=AVERAGE([.E141:.F141])" office:value-type="float" office:value="-0.00000219399503369547" calcext:value-type="float">
            <text:p>-2,19E-06</text:p>
          </table:table-cell>
          <table:table-cell office:value-type="float" office:value="-0.00000438799006739093" calcext:value-type="float">
            <text:p>-4,39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37019" calcext:value-type="float">
            <text:p>-5,54E-06</text:p>
          </table:table-cell>
          <table:table-cell office:value-type="float" office:value="-0.000005480063" calcext:value-type="float">
            <text:p>-5,48E-06</text:p>
          </table:table-cell>
          <table:table-cell office:value-type="float" office:value="-0.000004364397" calcext:value-type="float">
            <text:p>-4,36E-06</text:p>
          </table:table-cell>
          <table:table-cell office:value-type="float" office:value="-0.000004217814" calcext:value-type="float">
            <text:p>-4,22E-06</text:p>
          </table:table-cell>
          <table:table-cell office:value-type="float" office:value="-0.000004033817" calcext:value-type="float">
            <text:p>-4,03E-06</text:p>
          </table:table-cell>
          <table:table-cell office:value-type="float" office:value="-0.000003341892" calcext:value-type="float">
            <text:p>-3,34E-06</text:p>
          </table:table-cell>
          <table:table-cell office:value-type="float" office:value="-0.000003125241" calcext:value-type="float">
            <text:p>-3,13E-06</text:p>
          </table:table-cell>
          <table:table-cell office:value-type="float" office:value="1.26843919544994" calcext:value-type="float">
            <text:p>1,26843919544994</text:p>
          </table:table-cell>
          <table:table-cell office:value-type="float" office:value="1.26843962123925" calcext:value-type="float">
            <text:p>1,26843962123925</text:p>
          </table:table-cell>
          <table:table-cell office:value-type="float" office:value="1.26844001855484" calcext:value-type="float">
            <text:p>1,26844001855484</text:p>
          </table:table-cell>
          <table:table-cell office:value-type="float" office:value="1.26844031786972" calcext:value-type="float">
            <text:p>1,26844031786972</text:p>
          </table:table-cell>
          <table:table-cell office:value-type="float" office:value="1.2684405922912" calcext:value-type="float">
            <text:p>1,2684405922912</text:p>
          </table:table-cell>
          <table:table-cell office:value-type="float" office:value="1.26844084193374" calcext:value-type="float">
            <text:p>1,26844084193374</text:p>
          </table:table-cell>
          <table:table-cell office:value-type="float" office:value="1.26844103913173" calcext:value-type="float">
            <text:p>1,26844103913173</text:p>
          </table:table-cell>
          <table:table-cell office:value-type="float" office:value="1.26844121534673" calcext:value-type="float">
            <text:p>1,26844121534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3" calcext:value-type="float">
            <text:p>1,3</text:p>
          </table:table-cell>
          <table:table-cell table:style-name="ce18" office:value-type="float" office:value="1.058794935" calcext:value-type="float">
            <text:p>1,058794935</text:p>
          </table:table-cell>
          <table:table-cell table:formula="of:=AVERAGE([.E142:.F142])" office:value-type="float" office:value="-0.00000220451562226545" calcext:value-type="float">
            <text:p>-2,20E-06</text:p>
          </table:table-cell>
          <table:table-cell office:value-type="float" office:value="-0.0000044090312445309" calcext:value-type="float">
            <text:p>-4,41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493606" calcext:value-type="float">
            <text:p>-5,49E-06</text:p>
          </table:table-cell>
          <table:table-cell office:value-type="float" office:value="-0.000005585813" calcext:value-type="float">
            <text:p>-5,59E-06</text:p>
          </table:table-cell>
          <table:table-cell office:value-type="float" office:value="-0.000004321312" calcext:value-type="float">
            <text:p>-4,32E-06</text:p>
          </table:table-cell>
          <table:table-cell office:value-type="float" office:value="-0.000004254436" calcext:value-type="float">
            <text:p>-4,25E-06</text:p>
          </table:table-cell>
          <table:table-cell office:value-type="float" office:value="-0.000004192808" calcext:value-type="float">
            <text:p>-4,19E-06</text:p>
          </table:table-cell>
          <table:table-cell office:value-type="float" office:value="-0.000003259419" calcext:value-type="float">
            <text:p>-3,26E-06</text:p>
          </table:table-cell>
          <table:table-cell office:value-type="float" office:value="-0.000003142199" calcext:value-type="float">
            <text:p>-3,14E-06</text:p>
          </table:table-cell>
          <table:table-cell office:value-type="float" office:value="1.05879396252165" calcext:value-type="float">
            <text:p>1,05879396252165</text:p>
          </table:table-cell>
          <table:table-cell office:value-type="float" office:value="1.05879431515072" calcext:value-type="float">
            <text:p>1,05879431515072</text:p>
          </table:table-cell>
          <table:table-cell office:value-type="float" office:value="1.05879465319863" calcext:value-type="float">
            <text:p>1,05879465319863</text:p>
          </table:table-cell>
          <table:table-cell office:value-type="float" office:value="1.05879490057685" calcext:value-type="float">
            <text:p>1,05879490057685</text:p>
          </table:table-cell>
          <table:table-cell office:value-type="float" office:value="1.05879513163136" calcext:value-type="float">
            <text:p>1,05879513163136</text:p>
          </table:table-cell>
          <table:table-cell office:value-type="float" office:value="1.05879534822675" calcext:value-type="float">
            <text:p>1,05879534822675</text:p>
          </table:table-cell>
          <table:table-cell office:value-type="float" office:value="1.05879550876999" calcext:value-type="float">
            <text:p>1,05879550876999</text:p>
          </table:table-cell>
          <table:table-cell office:value-type="float" office:value="1.05879565665863" calcext:value-type="float">
            <text:p>1,05879565665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.016307722" calcext:value-type="float">
            <text:p>1,016307722</text:p>
          </table:table-cell>
          <table:table-cell table:formula="of:=AVERAGE([.E143:.F143])" office:value-type="float" office:value="-0.00000220775736630593" calcext:value-type="float">
            <text:p>-2,21E-06</text:p>
          </table:table-cell>
          <table:table-cell office:value-type="float" office:value="-0.00000441551473261187" calcext:value-type="float">
            <text:p>-4,42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01396" calcext:value-type="float">
            <text:p>-5,50E-06</text:p>
          </table:table-cell>
          <table:table-cell office:value-type="float" office:value="-0.000005594251" calcext:value-type="float">
            <text:p>-5,59E-06</text:p>
          </table:table-cell>
          <table:table-cell office:value-type="float" office:value="-0.000004327184" calcext:value-type="float">
            <text:p>-4,33E-06</text:p>
          </table:table-cell>
          <table:table-cell office:value-type="float" office:value="-0.000004258986" calcext:value-type="float">
            <text:p>-4,26E-06</text:p>
          </table:table-cell>
          <table:table-cell office:value-type="float" office:value="-0.000004124073" calcext:value-type="float">
            <text:p>-4,12E-06</text:p>
          </table:table-cell>
          <table:table-cell office:value-type="float" office:value="-0.000003344872" calcext:value-type="float">
            <text:p>-3,34E-06</text:p>
          </table:table-cell>
          <table:table-cell office:value-type="float" office:value="-0.000003147278" calcext:value-type="float">
            <text:p>-3,15E-06</text:p>
          </table:table-cell>
          <table:table-cell office:value-type="float" office:value="1.016306787884" calcext:value-type="float">
            <text:p>1,016306787884</text:p>
          </table:table-cell>
          <table:table-cell office:value-type="float" office:value="1.01630712684273" calcext:value-type="float">
            <text:p>1,01630712684273</text:p>
          </table:table-cell>
          <table:table-cell office:value-type="float" office:value="1.01630745181561" calcext:value-type="float">
            <text:p>1,01630745181561</text:p>
          </table:table-cell>
          <table:table-cell office:value-type="float" office:value="1.01630768958974" calcext:value-type="float">
            <text:p>1,01630768958974</text:p>
          </table:table-cell>
          <table:table-cell office:value-type="float" office:value="1.01630791160973" calcext:value-type="float">
            <text:p>1,01630791160973</text:p>
          </table:table-cell>
          <table:table-cell office:value-type="float" office:value="1.01630811610534" calcext:value-type="float">
            <text:p>1,01630811610534</text:p>
          </table:table-cell>
          <table:table-cell office:value-type="float" office:value="1.01630827424647" calcext:value-type="float">
            <text:p>1,01630827424647</text:p>
          </table:table-cell>
          <table:table-cell office:value-type="float" office:value="1.01630841643009" calcext:value-type="float">
            <text:p>1,01630841643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.016307722" calcext:value-type="float">
            <text:p>1,016307722</text:p>
          </table:table-cell>
          <table:table-cell table:formula="of:=AVERAGE([.E144:.F144])" office:value-type="float" office:value="-0.00000220797751626684" calcext:value-type="float">
            <text:p>-2,21E-06</text:p>
          </table:table-cell>
          <table:table-cell office:value-type="float" office:value="-0.00000441595503253367" calcext:value-type="float">
            <text:p>-4,42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02016" calcext:value-type="float">
            <text:p>-5,50E-06</text:p>
          </table:table-cell>
          <table:table-cell office:value-type="float" office:value="-0.000005594836" calcext:value-type="float">
            <text:p>-5,59E-06</text:p>
          </table:table-cell>
          <table:table-cell office:value-type="float" office:value="-0.000004327898" calcext:value-type="float">
            <text:p>-4,33E-06</text:p>
          </table:table-cell>
          <table:table-cell office:value-type="float" office:value="-0.000004261163" calcext:value-type="float">
            <text:p>-4,26E-06</text:p>
          </table:table-cell>
          <table:table-cell office:value-type="float" office:value="-0.000004122803" calcext:value-type="float">
            <text:p>-4,12E-06</text:p>
          </table:table-cell>
          <table:table-cell office:value-type="float" office:value="-0.000003345018" calcext:value-type="float">
            <text:p>-3,35E-06</text:p>
          </table:table-cell>
          <table:table-cell office:value-type="float" office:value="-0.000003147137" calcext:value-type="float">
            <text:p>-3,15E-06</text:p>
          </table:table-cell>
          <table:table-cell office:value-type="float" office:value="1.01630678767557" calcext:value-type="float">
            <text:p>1,01630678767557</text:p>
          </table:table-cell>
          <table:table-cell office:value-type="float" office:value="1.01630712667251" calcext:value-type="float">
            <text:p>1,01630712667251</text:p>
          </table:table-cell>
          <table:table-cell office:value-type="float" office:value="1.0163074516794" calcext:value-type="float">
            <text:p>1,0163074516794</text:p>
          </table:table-cell>
          <table:table-cell office:value-type="float" office:value="1.01630768949273" calcext:value-type="float">
            <text:p>1,01630768949273</text:p>
          </table:table-cell>
          <table:table-cell office:value-type="float" office:value="1.01630791162619" calcext:value-type="float">
            <text:p>1,01630791162619</text:p>
          </table:table-cell>
          <table:table-cell office:value-type="float" office:value="1.0163081160588" calcext:value-type="float">
            <text:p>1,0163081160588</text:p>
          </table:table-cell>
          <table:table-cell office:value-type="float" office:value="1.01630827420681" calcext:value-type="float">
            <text:p>1,01630827420681</text:p>
          </table:table-cell>
          <table:table-cell office:value-type="float" office:value="1.01630841638406" calcext:value-type="float">
            <text:p>1,01630841638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.016307722" calcext:value-type="float">
            <text:p>1,016307722</text:p>
          </table:table-cell>
          <table:table-cell table:formula="of:=AVERAGE([.E145:.F145])" office:value-type="float" office:value="-0.00000220797756062606" calcext:value-type="float">
            <text:p>-2,21E-06</text:p>
          </table:table-cell>
          <table:table-cell office:value-type="float" office:value="-0.00000441595512125213" calcext:value-type="float">
            <text:p>-4,42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02018" calcext:value-type="float">
            <text:p>-5,50E-06</text:p>
          </table:table-cell>
          <table:table-cell office:value-type="float" office:value="-0.000005594832" calcext:value-type="float">
            <text:p>-5,59E-06</text:p>
          </table:table-cell>
          <table:table-cell office:value-type="float" office:value="-0.000004327898" calcext:value-type="float">
            <text:p>-4,33E-06</text:p>
          </table:table-cell>
          <table:table-cell office:value-type="float" office:value="-0.000004261163" calcext:value-type="float">
            <text:p>-4,26E-06</text:p>
          </table:table-cell>
          <table:table-cell office:value-type="float" office:value="-0.000004122804" calcext:value-type="float">
            <text:p>-4,12E-06</text:p>
          </table:table-cell>
          <table:table-cell office:value-type="float" office:value="-0.00000334502" calcext:value-type="float">
            <text:p>-3,35E-06</text:p>
          </table:table-cell>
          <table:table-cell office:value-type="float" office:value="-0.000003147136" calcext:value-type="float">
            <text:p>-3,15E-06</text:p>
          </table:table-cell>
          <table:table-cell office:value-type="float" office:value="1.01630678767557" calcext:value-type="float">
            <text:p>1,01630678767557</text:p>
          </table:table-cell>
          <table:table-cell office:value-type="float" office:value="1.01630712667265" calcext:value-type="float">
            <text:p>1,01630712667265</text:p>
          </table:table-cell>
          <table:table-cell office:value-type="float" office:value="1.01630745167929" calcext:value-type="float">
            <text:p>1,01630745167929</text:p>
          </table:table-cell>
          <table:table-cell office:value-type="float" office:value="1.01630768949262" calcext:value-type="float">
            <text:p>1,01630768949262</text:p>
          </table:table-cell>
          <table:table-cell office:value-type="float" office:value="1.01630791162611" calcext:value-type="float">
            <text:p>1,01630791162611</text:p>
          </table:table-cell>
          <table:table-cell office:value-type="float" office:value="1.0163081160588" calcext:value-type="float">
            <text:p>1,0163081160588</text:p>
          </table:table-cell>
          <table:table-cell office:value-type="float" office:value="1.01630827420689" calcext:value-type="float">
            <text:p>1,01630827420689</text:p>
          </table:table-cell>
          <table:table-cell office:value-type="float" office:value="1.01630841638409" calcext:value-type="float">
            <text:p>1,01630841638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.999123487" calcext:value-type="float">
            <text:p>0,999123487</text:p>
          </table:table-cell>
          <table:table-cell table:formula="of:=AVERAGE([.E146:.F146])" office:value-type="float" office:value="-0.0000022094613086285" calcext:value-type="float">
            <text:p>-2,21E-06</text:p>
          </table:table-cell>
          <table:table-cell office:value-type="float" office:value="-0.00000441892261725699" calcext:value-type="float">
            <text:p>-4,42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05621" calcext:value-type="float">
            <text:p>-5,51E-06</text:p>
          </table:table-cell>
          <table:table-cell office:value-type="float" office:value="-0.000005598702" calcext:value-type="float">
            <text:p>-5,60E-06</text:p>
          </table:table-cell>
          <table:table-cell office:value-type="float" office:value="-0.00000433072" calcext:value-type="float">
            <text:p>-4,33E-06</text:p>
          </table:table-cell>
          <table:table-cell office:value-type="float" office:value="-0.000004264046" calcext:value-type="float">
            <text:p>-4,26E-06</text:p>
          </table:table-cell>
          <table:table-cell office:value-type="float" office:value="-0.000004125663" calcext:value-type="float">
            <text:p>-4,13E-06</text:p>
          </table:table-cell>
          <table:table-cell office:value-type="float" office:value="-0.000003347241" calcext:value-type="float">
            <text:p>-3,35E-06</text:p>
          </table:table-cell>
          <table:table-cell office:value-type="float" office:value="-0.000003149251" calcext:value-type="float">
            <text:p>-3,15E-06</text:p>
          </table:table-cell>
          <table:table-cell office:value-type="float" office:value="0.999122567944892" calcext:value-type="float">
            <text:p>0,999122567944892</text:p>
          </table:table-cell>
          <table:table-cell office:value-type="float" office:value="0.99912290142828" calcext:value-type="float">
            <text:p>0,99912290142828</text:p>
          </table:table-cell>
          <table:table-cell office:value-type="float" office:value="0.99912322116056" calcext:value-type="float">
            <text:p>0,99912322116056</text:p>
          </table:table-cell>
          <table:table-cell office:value-type="float" office:value="0.999123455105304" calcext:value-type="float">
            <text:p>0,999123455105304</text:p>
          </table:table-cell>
          <table:table-cell office:value-type="float" office:value="0.999123673630554" calcext:value-type="float">
            <text:p>0,999123673630554</text:p>
          </table:table-cell>
          <table:table-cell office:value-type="float" office:value="0.99912387474593" calcext:value-type="float">
            <text:p>0,99912387474593</text:p>
          </table:table-cell>
          <table:table-cell office:value-type="float" office:value="0.999124030323234" calcext:value-type="float">
            <text:p>0,999124030323234</text:p>
          </table:table-cell>
          <table:table-cell office:value-type="float" office:value="0.999124170190375" calcext:value-type="float">
            <text:p>0,999124170190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25" calcext:value-type="float">
            <text:p>1,25</text:p>
          </table:table-cell>
          <table:table-cell table:style-name="ce18" office:value-type="float" office:value="0.932037034" calcext:value-type="float">
            <text:p>0,932037034</text:p>
          </table:table-cell>
          <table:table-cell table:formula="of:=AVERAGE([.E147:.F147])" office:value-type="float" office:value="-0.00000222028225923283" calcext:value-type="float">
            <text:p>-2,22E-06</text:p>
          </table:table-cell>
          <table:table-cell office:value-type="float" office:value="-0.00000444056451846567" calcext:value-type="float">
            <text:p>-4,44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574898" calcext:value-type="float">
            <text:p>-5,57E-06</text:p>
          </table:table-cell>
          <table:table-cell office:value-type="float" office:value="-0.000005615148" calcext:value-type="float">
            <text:p>-5,62E-06</text:p>
          </table:table-cell>
          <table:table-cell office:value-type="float" office:value="-0.000004342737" calcext:value-type="float">
            <text:p>-4,34E-06</text:p>
          </table:table-cell>
          <table:table-cell office:value-type="float" office:value="-0.000004117839" calcext:value-type="float">
            <text:p>-4,12E-06</text:p>
          </table:table-cell>
          <table:table-cell office:value-type="float" office:value="-0.000004304453" calcext:value-type="float">
            <text:p>-4,30E-06</text:p>
          </table:table-cell>
          <table:table-cell office:value-type="float" office:value="-0.000003356701" calcext:value-type="float">
            <text:p>-3,36E-06</text:p>
          </table:table-cell>
          <table:table-cell office:value-type="float" office:value="-0.00000315826" calcext:value-type="float">
            <text:p>-3,16E-06</text:p>
          </table:table-cell>
          <table:table-cell office:value-type="float" office:value="0.93203617296533" calcext:value-type="float">
            <text:p>0,93203617296533</text:p>
          </table:table-cell>
          <table:table-cell office:value-type="float" office:value="0.932036487971332" calcext:value-type="float">
            <text:p>0,932036487971332</text:p>
          </table:table-cell>
          <table:table-cell office:value-type="float" office:value="0.932036787111259" calcext:value-type="float">
            <text:p>0,932036787111259</text:p>
          </table:table-cell>
          <table:table-cell office:value-type="float" office:value="0.932037005953239" calcext:value-type="float">
            <text:p>0,932037005953239</text:p>
          </table:table-cell>
          <table:table-cell office:value-type="float" office:value="0.932037202815792" calcext:value-type="float">
            <text:p>0,932037202815792</text:p>
          </table:table-cell>
          <table:table-cell office:value-type="float" office:value="0.932037398557579" calcext:value-type="float">
            <text:p>0,932037398557579</text:p>
          </table:table-cell>
          <table:table-cell office:value-type="float" office:value="0.932037544098773" calcext:value-type="float">
            <text:p>0,932037544098773</text:p>
          </table:table-cell>
          <table:table-cell office:value-type="float" office:value="0.932037674947734" calcext:value-type="float">
            <text:p>0,932037674947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2" calcext:value-type="float">
            <text:p>1,2</text:p>
          </table:table-cell>
          <table:table-cell table:style-name="ce18" office:value-type="float" office:value="0.795144505" calcext:value-type="float">
            <text:p>0,795144505</text:p>
          </table:table-cell>
          <table:table-cell table:formula="of:=AVERAGE([.E148:.F148])" office:value-type="float" office:value="-0.0000022279378450164" calcext:value-type="float">
            <text:p>-2,23E-06</text:p>
          </table:table-cell>
          <table:table-cell office:value-type="float" office:value="-0.0000044558756900328" calcext:value-type="float">
            <text:p>-4,46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462145" calcext:value-type="float">
            <text:p>-5,46E-06</text:p>
          </table:table-cell>
          <table:table-cell office:value-type="float" office:value="-0.000005746992" calcext:value-type="float">
            <text:p>-5,75E-06</text:p>
          </table:table-cell>
          <table:table-cell office:value-type="float" office:value="-0.000004285477" calcext:value-type="float">
            <text:p>-4,29E-06</text:p>
          </table:table-cell>
          <table:table-cell office:value-type="float" office:value="-0.000004321048" calcext:value-type="float">
            <text:p>-4,32E-06</text:p>
          </table:table-cell>
          <table:table-cell office:value-type="float" office:value="-0.000004239389" calcext:value-type="float">
            <text:p>-4,24E-06</text:p>
          </table:table-cell>
          <table:table-cell office:value-type="float" office:value="-0.000003352406" calcext:value-type="float">
            <text:p>-3,35E-06</text:p>
          </table:table-cell>
          <table:table-cell office:value-type="float" office:value="-0.000003178575" calcext:value-type="float">
            <text:p>-3,18E-06</text:p>
          </table:table-cell>
          <table:table-cell office:value-type="float" office:value="0.795143768767062" calcext:value-type="float">
            <text:p>0,795143768767062</text:p>
          </table:table-cell>
          <table:table-cell office:value-type="float" office:value="0.795144032071402" calcext:value-type="float">
            <text:p>0,795144032071402</text:p>
          </table:table-cell>
          <table:table-cell office:value-type="float" office:value="0.79514429326746" calcext:value-type="float">
            <text:p>0,79514429326746</text:p>
          </table:table-cell>
          <table:table-cell office:value-type="float" office:value="0.79514447750546" calcext:value-type="float">
            <text:p>0,79514447750546</text:p>
          </table:table-cell>
          <table:table-cell office:value-type="float" office:value="0.795144653741921" calcext:value-type="float">
            <text:p>0,795144653741921</text:p>
          </table:table-cell>
          <table:table-cell office:value-type="float" office:value="0.795144818210051" calcext:value-type="float">
            <text:p>0,795144818210051</text:p>
          </table:table-cell>
          <table:table-cell office:value-type="float" office:value="0.795144942216059" calcext:value-type="float">
            <text:p>0,795144942216059</text:p>
          </table:table-cell>
          <table:table-cell office:value-type="float" office:value="0.79514505456469" calcext:value-type="float">
            <text:p>0,79514505456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2" calcext:value-type="float">
            <text:p>1,2</text:p>
          </table:table-cell>
          <table:table-cell table:style-name="ce18" office:value-type="float" office:value="0.517147694" calcext:value-type="float">
            <text:p>0,517147694</text:p>
          </table:table-cell>
          <table:table-cell table:formula="of:=AVERAGE([.E149:.F149])" office:value-type="float" office:value="-0.00000227541481091067" calcext:value-type="float">
            <text:p>-2,28E-06</text:p>
          </table:table-cell>
          <table:table-cell office:value-type="float" office:value="-0.00000455082962182134" calcext:value-type="float">
            <text:p>-4,55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317021" calcext:value-type="float">
            <text:p>-5,32E-06</text:p>
          </table:table-cell>
          <table:table-cell office:value-type="float" office:value="-0.00000616485" calcext:value-type="float">
            <text:p>-6,16E-06</text:p>
          </table:table-cell>
          <table:table-cell office:value-type="float" office:value="-0.000004140995" calcext:value-type="float">
            <text:p>-4,14E-06</text:p>
          </table:table-cell>
          <table:table-cell office:value-type="float" office:value="-0.000004477138" calcext:value-type="float">
            <text:p>-4,48E-06</text:p>
          </table:table-cell>
          <table:table-cell office:value-type="float" office:value="-0.000004555069" calcext:value-type="float">
            <text:p>-4,56E-06</text:p>
          </table:table-cell>
          <table:table-cell office:value-type="float" office:value="-0.000003358355" calcext:value-type="float">
            <text:p>-3,36E-06</text:p>
          </table:table-cell>
          <table:table-cell office:value-type="float" office:value="-0.000003257307" calcext:value-type="float">
            <text:p>-3,26E-06</text:p>
          </table:table-cell>
          <table:table-cell office:value-type="float" office:value="0.517147206899715" calcext:value-type="float">
            <text:p>0,517147206899715</text:p>
          </table:table-cell>
          <table:table-cell office:value-type="float" office:value="0.517147373598204" calcext:value-type="float">
            <text:p>0,517147373598204</text:p>
          </table:table-cell>
          <table:table-cell office:value-type="float" office:value="0.51714755582704" calcext:value-type="float">
            <text:p>0,51714755582704</text:p>
          </table:table-cell>
          <table:table-cell office:value-type="float" office:value="0.517147671612301" calcext:value-type="float">
            <text:p>0,517147671612301</text:p>
          </table:table-cell>
          <table:table-cell office:value-type="float" office:value="0.517147790373801" calcext:value-type="float">
            <text:p>0,517147790373801</text:p>
          </table:table-cell>
          <table:table-cell office:value-type="float" office:value="0.517147905306077" calcext:value-type="float">
            <text:p>0,517147905306077</text:p>
          </table:table-cell>
          <table:table-cell office:value-type="float" office:value="0.517147986100487" calcext:value-type="float">
            <text:p>0,517147986100487</text:p>
          </table:table-cell>
          <table:table-cell office:value-type="float" office:value="0.517148060979929" calcext:value-type="float">
            <text:p>0,517148060979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.461799183" calcext:value-type="float">
            <text:p>0,461799183</text:p>
          </table:table-cell>
          <table:table-cell table:formula="of:=AVERAGE([.E150:.F150])" office:value-type="float" office:value="-0.00000228743284276519" calcext:value-type="float">
            <text:p>-2,29E-06</text:p>
          </table:table-cell>
          <table:table-cell office:value-type="float" office:value="-0.00000457486568553038" calcext:value-type="float">
            <text:p>-4,57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473603" calcext:value-type="float">
            <text:p>-5,47E-06</text:p>
          </table:table-cell>
          <table:table-cell office:value-type="float" office:value="-0.000006222082" calcext:value-type="float">
            <text:p>-6,22E-06</text:p>
          </table:table-cell>
          <table:table-cell office:value-type="float" office:value="-0.000003841184" calcext:value-type="float">
            <text:p>-3,84E-06</text:p>
          </table:table-cell>
          <table:table-cell office:value-type="float" office:value="-0.000004546835" calcext:value-type="float">
            <text:p>-4,55E-06</text:p>
          </table:table-cell>
          <table:table-cell office:value-type="float" office:value="-0.000004936896" calcext:value-type="float">
            <text:p>-4,94E-06</text:p>
          </table:table-cell>
          <table:table-cell office:value-type="float" office:value="-0.000003387428" calcext:value-type="float">
            <text:p>-3,39E-06</text:p>
          </table:table-cell>
          <table:table-cell office:value-type="float" office:value="-0.000003001119" calcext:value-type="float">
            <text:p>-3,00E-06</text:p>
          </table:table-cell>
          <table:table-cell office:value-type="float" office:value="0.461798744106376" calcext:value-type="float">
            <text:p>0,461798744106376</text:p>
          </table:table-cell>
          <table:table-cell office:value-type="float" office:value="0.461798897347427" calcext:value-type="float">
            <text:p>0,461798897347427</text:p>
          </table:table-cell>
          <table:table-cell office:value-type="float" office:value="0.461799061583612" calcext:value-type="float">
            <text:p>0,461799061583612</text:p>
          </table:table-cell>
          <table:table-cell office:value-type="float" office:value="0.461799157491043" calcext:value-type="float">
            <text:p>0,461799157491043</text:p>
          </table:table-cell>
          <table:table-cell office:value-type="float" office:value="0.461799265192852" calcext:value-type="float">
            <text:p>0,461799265192852</text:p>
          </table:table-cell>
          <table:table-cell office:value-type="float" office:value="0.461799376427352" calcext:value-type="float">
            <text:p>0,461799376427352</text:p>
          </table:table-cell>
          <table:table-cell office:value-type="float" office:value="0.461799449199184" calcext:value-type="float">
            <text:p>0,461799449199184</text:p>
          </table:table-cell>
          <table:table-cell office:value-type="float" office:value="0.461799510805556" calcext:value-type="float">
            <text:p>0,461799510805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25" calcext:value-type="float">
            <text:p>1,25</text:p>
          </table:table-cell>
          <table:table-cell table:style-name="ce18" office:value-type="float" office:value="0.42333321" calcext:value-type="float">
            <text:p>0,42333321</text:p>
          </table:table-cell>
          <table:table-cell table:formula="of:=AVERAGE([.E151:.F151])" office:value-type="float" office:value="-0.00000230443799113676" calcext:value-type="float">
            <text:p>-2,30E-06</text:p>
          </table:table-cell>
          <table:table-cell office:value-type="float" office:value="-0.00000460887598227352" calcext:value-type="float">
            <text:p>-4,61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197345" calcext:value-type="float">
            <text:p>-5,20E-06</text:p>
          </table:table-cell>
          <table:table-cell office:value-type="float" office:value="-0.00000660511" calcext:value-type="float">
            <text:p>-6,61E-06</text:p>
          </table:table-cell>
          <table:table-cell office:value-type="float" office:value="-0.00000386701" calcext:value-type="float">
            <text:p>-3,87E-06</text:p>
          </table:table-cell>
          <table:table-cell office:value-type="float" office:value="-0.000004581224" calcext:value-type="float">
            <text:p>-4,58E-06</text:p>
          </table:table-cell>
          <table:table-cell office:value-type="float" office:value="-0.000004976427" calcext:value-type="float">
            <text:p>-4,98E-06</text:p>
          </table:table-cell>
          <table:table-cell office:value-type="float" office:value="-0.00000341211" calcext:value-type="float">
            <text:p>-3,41E-06</text:p>
          </table:table-cell>
          <table:table-cell office:value-type="float" office:value="-0.000003022716" calcext:value-type="float">
            <text:p>-3,02E-06</text:p>
          </table:table-cell>
          <table:table-cell office:value-type="float" office:value="0.42333280546729" calcext:value-type="float">
            <text:p>0,42333280546729</text:p>
          </table:table-cell>
          <table:table-cell office:value-type="float" office:value="0.423332938853999" calcext:value-type="float">
            <text:p>0,423332938853999</text:p>
          </table:table-cell>
          <table:table-cell office:value-type="float" office:value="0.423333098678145" calcext:value-type="float">
            <text:p>0,423333098678145</text:p>
          </table:table-cell>
          <table:table-cell office:value-type="float" office:value="0.423333187187998" calcext:value-type="float">
            <text:p>0,423333187187998</text:p>
          </table:table-cell>
          <table:table-cell office:value-type="float" office:value="0.423333286665408" calcext:value-type="float">
            <text:p>0,423333286665408</text:p>
          </table:table-cell>
          <table:table-cell office:value-type="float" office:value="0.423333389451035" calcext:value-type="float">
            <text:p>0,423333389451035</text:p>
          </table:table-cell>
          <table:table-cell office:value-type="float" office:value="0.423333456647345" calcext:value-type="float">
            <text:p>0,423333456647345</text:p>
          </table:table-cell>
          <table:table-cell office:value-type="float" office:value="0.423333513528581" calcext:value-type="float">
            <text:p>0,423333513528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2" calcext:value-type="float">
            <text:p>1,2</text:p>
          </table:table-cell>
          <table:table-cell table:style-name="ce18" office:value-type="float" office:value="0.355117375" calcext:value-type="float">
            <text:p>0,355117375</text:p>
          </table:table-cell>
          <table:table-cell table:formula="of:=AVERAGE([.E152:.F152])" office:value-type="float" office:value="-0.00000233324723844439" calcext:value-type="float">
            <text:p>-2,33E-06</text:p>
          </table:table-cell>
          <table:table-cell office:value-type="float" office:value="-0.00000466649447688878" calcext:value-type="float">
            <text:p>-4,67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424865" calcext:value-type="float">
            <text:p>-5,42E-06</text:p>
          </table:table-cell>
          <table:table-cell office:value-type="float" office:value="-0.000006570825" calcext:value-type="float">
            <text:p>-6,57E-06</text:p>
          </table:table-cell>
          <table:table-cell office:value-type="float" office:value="-0.000003658742" calcext:value-type="float">
            <text:p>-3,66E-06</text:p>
          </table:table-cell>
          <table:table-cell office:value-type="float" office:value="-0.000004699727" calcext:value-type="float">
            <text:p>-4,70E-06</text:p>
          </table:table-cell>
          <table:table-cell office:value-type="float" office:value="-0.000005293335" calcext:value-type="float">
            <text:p>-5,29E-06</text:p>
          </table:table-cell>
          <table:table-cell office:value-type="float" office:value="-0.000003410463" calcext:value-type="float">
            <text:p>-3,41E-06</text:p>
          </table:table-cell>
          <table:table-cell office:value-type="float" office:value="-0.000002997365" calcext:value-type="float">
            <text:p>-3,00E-06</text:p>
          </table:table-cell>
          <table:table-cell office:value-type="float" office:value="0.3551170318276" calcext:value-type="float">
            <text:p>0,3551170318276</text:p>
          </table:table-cell>
          <table:table-cell office:value-type="float" office:value="0.355117148618656" calcext:value-type="float">
            <text:p>0,355117148618656</text:p>
          </table:table-cell>
          <table:table-cell office:value-type="float" office:value="0.355117281992837" calcext:value-type="float">
            <text:p>0,355117281992837</text:p>
          </table:table-cell>
          <table:table-cell office:value-type="float" office:value="0.355117352241447" calcext:value-type="float">
            <text:p>0,355117352241447</text:p>
          </table:table-cell>
          <table:table-cell office:value-type="float" office:value="0.355117437847644" calcext:value-type="float">
            <text:p>0,355117437847644</text:p>
          </table:table-cell>
          <table:table-cell office:value-type="float" office:value="0.355117529561242" calcext:value-type="float">
            <text:p>0,355117529561242</text:p>
          </table:table-cell>
          <table:table-cell office:value-type="float" office:value="0.355117585902343" calcext:value-type="float">
            <text:p>0,355117585902343</text:p>
          </table:table-cell>
          <table:table-cell office:value-type="float" office:value="0.355117633217554" calcext:value-type="float">
            <text:p>0,355117633217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3" calcext:value-type="float">
            <text:p>1,3</text:p>
          </table:table-cell>
          <table:table-cell table:style-name="ce18" office:value-type="float" office:value="0.343080692" calcext:value-type="float">
            <text:p>0,343080692</text:p>
          </table:table-cell>
          <table:table-cell table:formula="of:=AVERAGE([.E153:.F153])" office:value-type="float" office:value="-0.00000234173390806184" calcext:value-type="float">
            <text:p>-2,34E-06</text:p>
          </table:table-cell>
          <table:table-cell office:value-type="float" office:value="-0.00000468346781612368" calcext:value-type="float">
            <text:p>-4,68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44359" calcext:value-type="float">
            <text:p>-5,44E-06</text:p>
          </table:table-cell>
          <table:table-cell office:value-type="float" office:value="-0.000006596162" calcext:value-type="float">
            <text:p>-6,60E-06</text:p>
          </table:table-cell>
          <table:table-cell office:value-type="float" office:value="-0.000003670379" calcext:value-type="float">
            <text:p>-3,67E-06</text:p>
          </table:table-cell>
          <table:table-cell office:value-type="float" office:value="-0.000004717188" calcext:value-type="float">
            <text:p>-4,72E-06</text:p>
          </table:table-cell>
          <table:table-cell office:value-type="float" office:value="-0.000005314305" calcext:value-type="float">
            <text:p>-5,31E-06</text:p>
          </table:table-cell>
          <table:table-cell office:value-type="float" office:value="-0.000003422565" calcext:value-type="float">
            <text:p>-3,42E-06</text:p>
          </table:table-cell>
          <table:table-cell office:value-type="float" office:value="-0.000003007835" calcext:value-type="float">
            <text:p>-3,01E-06</text:p>
          </table:table-cell>
          <table:table-cell office:value-type="float" office:value="0.343080359510098" calcext:value-type="float">
            <text:p>0,343080359510098</text:p>
          </table:table-cell>
          <table:table-cell office:value-type="float" office:value="0.343080472731973" calcext:value-type="float">
            <text:p>0,343080472731973</text:p>
          </table:table-cell>
          <table:table-cell office:value-type="float" office:value="0.343080602082306" calcext:value-type="float">
            <text:p>0,343080602082306</text:p>
          </table:table-cell>
          <table:table-cell office:value-type="float" office:value="0.343080670165703" calcext:value-type="float">
            <text:p>0,343080670165703</text:p>
          </table:table-cell>
          <table:table-cell office:value-type="float" office:value="0.343080753177552" calcext:value-type="float">
            <text:p>0,343080753177552</text:p>
          </table:table-cell>
          <table:table-cell office:value-type="float" office:value="0.343080842133541" calcext:value-type="float">
            <text:p>0,343080842133541</text:p>
          </table:table-cell>
          <table:table-cell office:value-type="float" office:value="0.343080896758106" calcext:value-type="float">
            <text:p>0,343080896758106</text:p>
          </table:table-cell>
          <table:table-cell office:value-type="float" office:value="0.343080942629254" calcext:value-type="float">
            <text:p>0,343080942629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327849981" calcext:value-type="float">
            <text:p>0,327849981</text:p>
          </table:table-cell>
          <table:table-cell table:formula="of:=AVERAGE([.E154:.F154])" office:value-type="float" office:value="-0.00000235336595381519" calcext:value-type="float">
            <text:p>-2,35E-06</text:p>
          </table:table-cell>
          <table:table-cell office:value-type="float" office:value="-0.00000470673190763038" calcext:value-type="float">
            <text:p>-4,71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06145" calcext:value-type="float">
            <text:p>-5,06E-06</text:p>
          </table:table-cell>
          <table:table-cell office:value-type="float" office:value="-0.000007063417" calcext:value-type="float">
            <text:p>-7,06E-06</text:p>
          </table:table-cell>
          <table:table-cell office:value-type="float" office:value="-0.000003686329" calcext:value-type="float">
            <text:p>-3,69E-06</text:p>
          </table:table-cell>
          <table:table-cell office:value-type="float" office:value="-0.000004741123" calcext:value-type="float">
            <text:p>-4,74E-06</text:p>
          </table:table-cell>
          <table:table-cell office:value-type="float" office:value="-0.000005075757" calcext:value-type="float">
            <text:p>-5,08E-06</text:p>
          </table:table-cell>
          <table:table-cell office:value-type="float" office:value="-0.000003719489" calcext:value-type="float">
            <text:p>-3,72E-06</text:p>
          </table:table-cell>
          <table:table-cell office:value-type="float" office:value="-0.000003022187" calcext:value-type="float">
            <text:p>-3,02E-06</text:p>
          </table:table-cell>
          <table:table-cell office:value-type="float" office:value="0.32784966285757" calcext:value-type="float">
            <text:p>0,32784966285757</text:p>
          </table:table-cell>
          <table:table-cell office:value-type="float" office:value="0.327849763457769" calcext:value-type="float">
            <text:p>0,327849763457769</text:p>
          </table:table-cell>
          <table:table-cell office:value-type="float" office:value="0.327849895821799" calcext:value-type="float">
            <text:p>0,327849895821799</text:p>
          </table:table-cell>
          <table:table-cell office:value-type="float" office:value="0.327849961165423" calcext:value-type="float">
            <text:p>0,327849961165423</text:p>
          </table:table-cell>
          <table:table-cell office:value-type="float" office:value="0.327850040894548" calcext:value-type="float">
            <text:p>0,327850040894548</text:p>
          </table:table-cell>
          <table:table-cell office:value-type="float" office:value="0.327850122085638" calcext:value-type="float">
            <text:p>0,327850122085638</text:p>
          </table:table-cell>
          <table:table-cell office:value-type="float" office:value="0.32785017881378" calcext:value-type="float">
            <text:p>0,32785017881378</text:p>
          </table:table-cell>
          <table:table-cell office:value-type="float" office:value="0.327850222857685" calcext:value-type="float">
            <text:p>0,327850222857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" calcext:value-type="float">
            <text:p>1</text:p>
          </table:table-cell>
          <table:table-cell office:value-type="float" office:value="0.31352873" calcext:value-type="float">
            <text:p>0,31352873</text:p>
          </table:table-cell>
          <table:table-cell table:formula="of:=AVERAGE([.E155:.F155])" office:value-type="float" office:value="-0.00000236533431367178" calcext:value-type="float">
            <text:p>-2,37E-06</text:p>
          </table:table-cell>
          <table:table-cell office:value-type="float" office:value="-0.00000473066862734357" calcext:value-type="float">
            <text:p>-4,73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085037" calcext:value-type="float">
            <text:p>-5,09E-06</text:p>
          </table:table-cell>
          <table:table-cell office:value-type="float" office:value="-0.00000690523" calcext:value-type="float">
            <text:p>-6,91E-06</text:p>
          </table:table-cell>
          <table:table-cell office:value-type="float" office:value="-0.000003910902" calcext:value-type="float">
            <text:p>-3,91E-06</text:p>
          </table:table-cell>
          <table:table-cell office:value-type="float" office:value="-0.000004765749" calcext:value-type="float">
            <text:p>-4,77E-06</text:p>
          </table:table-cell>
          <table:table-cell office:value-type="float" office:value="-0.000005103481" calcext:value-type="float">
            <text:p>-5,10E-06</text:p>
          </table:table-cell>
          <table:table-cell office:value-type="float" office:value="-0.000003382241" calcext:value-type="float">
            <text:p>-3,38E-06</text:p>
          </table:table-cell>
          <table:table-cell office:value-type="float" office:value="-0.000003409787" calcext:value-type="float">
            <text:p>-3,41E-06</text:p>
          </table:table-cell>
          <table:table-cell office:value-type="float" office:value="0.313528425535169" calcext:value-type="float">
            <text:p>0,313528425535169</text:p>
          </table:table-cell>
          <table:table-cell office:value-type="float" office:value="0.313528522189238" calcext:value-type="float">
            <text:p>0,313528522189238</text:p>
          </table:table-cell>
          <table:table-cell office:value-type="float" office:value="0.313528645936456" calcext:value-type="float">
            <text:p>0,313528645936456</text:p>
          </table:table-cell>
          <table:table-cell office:value-type="float" office:value="0.313528712232599" calcext:value-type="float">
            <text:p>0,313528712232599</text:p>
          </table:table-cell>
          <table:table-cell office:value-type="float" office:value="0.313528788875002" calcext:value-type="float">
            <text:p>0,313528788875002</text:p>
          </table:table-cell>
          <table:table-cell office:value-type="float" office:value="0.313528866943579" calcext:value-type="float">
            <text:p>0,313528866943579</text:p>
          </table:table-cell>
          <table:table-cell office:value-type="float" office:value="0.313528916274815" calcext:value-type="float">
            <text:p>0,313528916274815</text:p>
          </table:table-cell>
          <table:table-cell office:value-type="float" office:value="0.313528963796728" calcext:value-type="float">
            <text:p>0,313528963796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3" calcext:value-type="float">
            <text:p>1,3</text:p>
          </table:table-cell>
          <table:table-cell office:value-type="float" office:value="0.301883299" calcext:value-type="float">
            <text:p>0,301883299</text:p>
          </table:table-cell>
          <table:table-cell table:formula="of:=AVERAGE([.E156:.F156])" office:value-type="float" office:value="-0.00000237590344644451" calcext:value-type="float">
            <text:p>-2,38E-06</text:p>
          </table:table-cell>
          <table:table-cell office:value-type="float" office:value="-0.00000475180689288902" calcext:value-type="float">
            <text:p>-4,75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105863" calcext:value-type="float">
            <text:p>-5,11E-06</text:p>
          </table:table-cell>
          <table:table-cell office:value-type="float" office:value="-0.000006938231" calcext:value-type="float">
            <text:p>-6,94E-06</text:p>
          </table:table-cell>
          <table:table-cell office:value-type="float" office:value="-0.000003926658" calcext:value-type="float">
            <text:p>-3,93E-06</text:p>
          </table:table-cell>
          <table:table-cell office:value-type="float" office:value="-0.000004258734" calcext:value-type="float">
            <text:p>-4,26E-06</text:p>
          </table:table-cell>
          <table:table-cell office:value-type="float" office:value="-0.000005683852" calcext:value-type="float">
            <text:p>-5,68E-06</text:p>
          </table:table-cell>
          <table:table-cell office:value-type="float" office:value="-0.000003396863" calcext:value-type="float">
            <text:p>-3,40E-06</text:p>
          </table:table-cell>
          <table:table-cell office:value-type="float" office:value="-0.000003425092" calcext:value-type="float">
            <text:p>-3,43E-06</text:p>
          </table:table-cell>
          <table:table-cell office:value-type="float" office:value="0.301883005759623" calcext:value-type="float">
            <text:p>0,301883005759623</text:p>
          </table:table-cell>
          <table:table-cell office:value-type="float" office:value="0.301883099204816" calcext:value-type="float">
            <text:p>0,301883099204816</text:p>
          </table:table-cell>
          <table:table-cell office:value-type="float" office:value="0.301883218925114" calcext:value-type="float">
            <text:p>0,301883218925114</text:p>
          </table:table-cell>
          <table:table-cell office:value-type="float" office:value="0.301883283015988" calcext:value-type="float">
            <text:p>0,301883283015988</text:p>
          </table:table-cell>
          <table:table-cell office:value-type="float" office:value="0.301883348960731" calcext:value-type="float">
            <text:p>0,301883348960731</text:p>
          </table:table-cell>
          <table:table-cell office:value-type="float" office:value="0.301883432677848" calcext:value-type="float">
            <text:p>0,301883432677848</text:p>
          </table:table-cell>
          <table:table-cell office:value-type="float" office:value="0.301883480382109" calcext:value-type="float">
            <text:p>0,301883480382109</text:p>
          </table:table-cell>
          <table:table-cell office:value-type="float" office:value="0.301883526344282" calcext:value-type="float">
            <text:p>0,301883526344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3" calcext:value-type="float">
            <text:p>1,3</text:p>
          </table:table-cell>
          <table:table-cell office:value-type="float" office:value="0.272612402" calcext:value-type="float">
            <text:p>0,272612402</text:p>
          </table:table-cell>
          <table:table-cell table:formula="of:=AVERAGE([.E157:.F157])" office:value-type="float" office:value="-0.00000239298487996334" calcext:value-type="float">
            <text:p>-2,39E-06</text:p>
          </table:table-cell>
          <table:table-cell office:value-type="float" office:value="-0.00000478596975992668" calcext:value-type="float">
            <text:p>-4,79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355115" calcext:value-type="float">
            <text:p>-5,36E-06</text:p>
          </table:table-cell>
          <table:table-cell office:value-type="float" office:value="-0.000007033619" calcext:value-type="float">
            <text:p>-7,03E-06</text:p>
          </table:table-cell>
          <table:table-cell office:value-type="float" office:value="-0.000003412104" calcext:value-type="float">
            <text:p>-3,41E-06</text:p>
          </table:table-cell>
          <table:table-cell office:value-type="float" office:value="-0.000004902765" calcext:value-type="float">
            <text:p>-4,90E-06</text:p>
          </table:table-cell>
          <table:table-cell office:value-type="float" office:value="-0.000005764325" calcext:value-type="float">
            <text:p>-5,76E-06</text:p>
          </table:table-cell>
          <table:table-cell office:value-type="float" office:value="-0.000003439134" calcext:value-type="float">
            <text:p>-3,44E-06</text:p>
          </table:table-cell>
          <table:table-cell office:value-type="float" office:value="-0.000002991545" calcext:value-type="float">
            <text:p>-2,99E-06</text:p>
          </table:table-cell>
          <table:table-cell office:value-type="float" office:value="0.272612132630436" calcext:value-type="float">
            <text:p>0,272612132630436</text:p>
          </table:table-cell>
          <table:table-cell office:value-type="float" office:value="0.272612221134476" calcext:value-type="float">
            <text:p>0,272612221134476</text:p>
          </table:table-cell>
          <table:table-cell office:value-type="float" office:value="0.272612330732932" calcext:value-type="float">
            <text:p>0,272612330732932</text:p>
          </table:table-cell>
          <table:table-cell office:value-type="float" office:value="0.272612381025277" calcext:value-type="float">
            <text:p>0,272612381025277</text:p>
          </table:table-cell>
          <table:table-cell office:value-type="float" office:value="0.272612449581566" calcext:value-type="float">
            <text:p>0,272612449581566</text:p>
          </table:table-cell>
          <table:table-cell office:value-type="float" office:value="0.272612526251746" calcext:value-type="float">
            <text:p>0,272612526251746</text:p>
          </table:table-cell>
          <table:table-cell office:value-type="float" office:value="0.272612569866641" calcext:value-type="float">
            <text:p>0,272612569866641</text:p>
          </table:table-cell>
          <table:table-cell office:value-type="float" office:value="0.272612606118516" calcext:value-type="float">
            <text:p>0,272612606118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2" calcext:value-type="float">
            <text:p>1,2</text:p>
          </table:table-cell>
          <table:table-cell office:value-type="float" office:value="0.297715411" calcext:value-type="float">
            <text:p>0,297715411</text:p>
          </table:table-cell>
          <table:table-cell table:formula="of:=AVERAGE([.E158:.F158])" office:value-type="float" office:value="-0.0000023954417357447" calcext:value-type="float">
            <text:p>-2,40E-06</text:p>
          </table:table-cell>
          <table:table-cell office:value-type="float" office:value="-0.0000047908834714894" calcext:value-type="float">
            <text:p>-4,79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299938" calcext:value-type="float">
            <text:p>-5,30E-06</text:p>
          </table:table-cell>
          <table:table-cell office:value-type="float" office:value="-0.000006950666" calcext:value-type="float">
            <text:p>-6,95E-06</text:p>
          </table:table-cell>
          <table:table-cell office:value-type="float" office:value="-0.000003932597" calcext:value-type="float">
            <text:p>-3,93E-06</text:p>
          </table:table-cell>
          <table:table-cell office:value-type="float" office:value="-0.000004265728" calcext:value-type="float">
            <text:p>-4,27E-06</text:p>
          </table:table-cell>
          <table:table-cell office:value-type="float" office:value="-0.000005694345" calcext:value-type="float">
            <text:p>-5,69E-06</text:p>
          </table:table-cell>
          <table:table-cell office:value-type="float" office:value="-0.000003402375" calcext:value-type="float">
            <text:p>-3,40E-06</text:p>
          </table:table-cell>
          <table:table-cell office:value-type="float" office:value="-0.00000343086" calcext:value-type="float">
            <text:p>-3,43E-06</text:p>
          </table:table-cell>
          <table:table-cell office:value-type="float" office:value="0.297715117759994" calcext:value-type="float">
            <text:p>0,297715117759994</text:p>
          </table:table-cell>
          <table:table-cell office:value-type="float" office:value="0.297715213417875" calcext:value-type="float">
            <text:p>0,297715213417875</text:p>
          </table:table-cell>
          <table:table-cell office:value-type="float" office:value="0.297715331696899" calcext:value-type="float">
            <text:p>0,297715331696899</text:p>
          </table:table-cell>
          <table:table-cell office:value-type="float" office:value="0.297715394998508" calcext:value-type="float">
            <text:p>0,297715394998508</text:p>
          </table:table-cell>
          <table:table-cell office:value-type="float" office:value="0.297715460139609" calcext:value-type="float">
            <text:p>0,297715460139609</text:p>
          </table:table-cell>
          <table:table-cell office:value-type="float" office:value="0.297715542853315" calcext:value-type="float">
            <text:p>0,297715542853315</text:p>
          </table:table-cell>
          <table:table-cell office:value-type="float" office:value="0.297715589975294" calcext:value-type="float">
            <text:p>0,297715589975294</text:p>
          </table:table-cell>
          <table:table-cell office:value-type="float" office:value="0.297715635379241" calcext:value-type="float">
            <text:p>0,297715635379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2" calcext:value-type="float">
            <text:p>1,2</text:p>
          </table:table-cell>
          <table:table-cell office:value-type="float" office:value="0.295427448" calcext:value-type="float">
            <text:p>0,295427448</text:p>
          </table:table-cell>
          <table:table-cell table:formula="of:=AVERAGE([.E159:.F159])" office:value-type="float" office:value="-0.00000239769574780674" calcext:value-type="float">
            <text:p>-2,40E-06</text:p>
          </table:table-cell>
          <table:table-cell office:value-type="float" office:value="-0.00000479539149561348" calcext:value-type="float">
            <text:p>-4,80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304568" calcext:value-type="float">
            <text:p>-5,30E-06</text:p>
          </table:table-cell>
          <table:table-cell office:value-type="float" office:value="-0.000006957663" calcext:value-type="float">
            <text:p>-6,96E-06</text:p>
          </table:table-cell>
          <table:table-cell office:value-type="float" office:value="-0.000003935928" calcext:value-type="float">
            <text:p>-3,94E-06</text:p>
          </table:table-cell>
          <table:table-cell office:value-type="float" office:value="-0.000004269646" calcext:value-type="float">
            <text:p>-4,27E-06</text:p>
          </table:table-cell>
          <table:table-cell office:value-type="float" office:value="-0.000005700223" calcext:value-type="float">
            <text:p>-5,70E-06</text:p>
          </table:table-cell>
          <table:table-cell office:value-type="float" office:value="-0.000003405464" calcext:value-type="float">
            <text:p>-3,41E-06</text:p>
          </table:table-cell>
          <table:table-cell office:value-type="float" office:value="-0.000003434094" calcext:value-type="float">
            <text:p>-3,43E-06</text:p>
          </table:table-cell>
          <table:table-cell office:value-type="float" office:value="0.295427157004257" calcext:value-type="float">
            <text:p>0,295427157004257</text:p>
          </table:table-cell>
          <table:table-cell office:value-type="float" office:value="0.295427252009936" calcext:value-type="float">
            <text:p>0,295427252009936</text:p>
          </table:table-cell>
          <table:table-cell office:value-type="float" office:value="0.295427369498121" calcext:value-type="float">
            <text:p>0,295427369498121</text:p>
          </table:table-cell>
          <table:table-cell office:value-type="float" office:value="0.295427432366461" calcext:value-type="float">
            <text:p>0,295427432366461</text:p>
          </table:table-cell>
          <table:table-cell office:value-type="float" office:value="0.295427497066324" calcext:value-type="float">
            <text:p>0,295427497066324</text:p>
          </table:table-cell>
          <table:table-cell office:value-type="float" office:value="0.295427579229101" calcext:value-type="float">
            <text:p>0,295427579229101</text:p>
          </table:table-cell>
          <table:table-cell office:value-type="float" office:value="0.295427626031403" calcext:value-type="float">
            <text:p>0,295427626031403</text:p>
          </table:table-cell>
          <table:table-cell office:value-type="float" office:value="0.29542767112888" calcext:value-type="float">
            <text:p>0,29542767112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28576237" calcext:value-type="float">
            <text:p>0,28576237</text:p>
          </table:table-cell>
          <table:table-cell table:formula="of:=AVERAGE([.E160:.F160])" office:value-type="float" office:value="-0.00000240761781632236" calcext:value-type="float">
            <text:p>-2,41E-06</text:p>
          </table:table-cell>
          <table:table-cell office:value-type="float" office:value="-0.00000481523563264472" calcext:value-type="float">
            <text:p>-4,82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325002" calcext:value-type="float">
            <text:p>-5,33E-06</text:p>
          </table:table-cell>
          <table:table-cell office:value-type="float" office:value="-0.000006988348" calcext:value-type="float">
            <text:p>-6,99E-06</text:p>
          </table:table-cell>
          <table:table-cell office:value-type="float" office:value="-0.000003395046" calcext:value-type="float">
            <text:p>-3,40E-06</text:p>
          </table:table-cell>
          <table:table-cell office:value-type="float" office:value="-0.000004872504" calcext:value-type="float">
            <text:p>-4,87E-06</text:p>
          </table:table-cell>
          <table:table-cell office:value-type="float" office:value="-0.000005726133" calcext:value-type="float">
            <text:p>-5,73E-06</text:p>
          </table:table-cell>
          <table:table-cell office:value-type="float" office:value="-0.000003419073" calcext:value-type="float">
            <text:p>-3,42E-06</text:p>
          </table:table-cell>
          <table:table-cell office:value-type="float" office:value="-0.000003448336" calcext:value-type="float">
            <text:p>-3,45E-06</text:p>
          </table:table-cell>
          <table:table-cell office:value-type="float" office:value="0.285762088555802" calcext:value-type="float">
            <text:p>0,285762088555802</text:p>
          </table:table-cell>
          <table:table-cell office:value-type="float" office:value="0.285762180807313" calcext:value-type="float">
            <text:p>0,285762180807313</text:p>
          </table:table-cell>
          <table:table-cell office:value-type="float" office:value="0.285762294953001" calcext:value-type="float">
            <text:p>0,285762294953001</text:p>
          </table:table-cell>
          <table:table-cell office:value-type="float" office:value="0.285762347407732" calcext:value-type="float">
            <text:p>0,285762347407732</text:p>
          </table:table-cell>
          <table:table-cell office:value-type="float" office:value="0.285762418827399" calcext:value-type="float">
            <text:p>0,285762418827399</text:p>
          </table:table-cell>
          <table:table-cell office:value-type="float" office:value="0.285762498663423" calcext:value-type="float">
            <text:p>0,285762498663423</text:p>
          </table:table-cell>
          <table:table-cell office:value-type="float" office:value="0.285762544115469" calcext:value-type="float">
            <text:p>0,285762544115469</text:p>
          </table:table-cell>
          <table:table-cell office:value-type="float" office:value="0.285762587918477" calcext:value-type="float">
            <text:p>0,285762587918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" calcext:value-type="float">
            <text:p>1</text:p>
          </table:table-cell>
          <table:table-cell office:value-type="float" office:value="0.210146801" calcext:value-type="float">
            <text:p>0,210146801</text:p>
          </table:table-cell>
          <table:table-cell table:formula="of:=AVERAGE([.E161:.F161])" office:value-type="float" office:value="-0.00000246834407542191" calcext:value-type="float">
            <text:p>-2,47E-06</text:p>
          </table:table-cell>
          <table:table-cell office:value-type="float" office:value="-0.00000493668815084383" calcext:value-type="float">
            <text:p>-4,94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246074" calcext:value-type="float">
            <text:p>-5,25E-06</text:p>
          </table:table-cell>
          <table:table-cell office:value-type="float" office:value="-0.000007646152" calcext:value-type="float">
            <text:p>-7,65E-06</text:p>
          </table:table-cell>
          <table:table-cell office:value-type="float" office:value="-0.000003068537" calcext:value-type="float">
            <text:p>-3,07E-06</text:p>
          </table:table-cell>
          <table:table-cell office:value-type="float" office:value="-0.000005168911" calcext:value-type="float">
            <text:p>-5,17E-06</text:p>
          </table:table-cell>
          <table:table-cell office:value-type="float" office:value="-0.000006387312" calcext:value-type="float">
            <text:p>-6,39E-06</text:p>
          </table:table-cell>
          <table:table-cell office:value-type="float" office:value="-0.000003469763" calcext:value-type="float">
            <text:p>-3,47E-06</text:p>
          </table:table-cell>
          <table:table-cell office:value-type="float" office:value="-0.000002978033" calcext:value-type="float">
            <text:p>-2,98E-06</text:p>
          </table:table-cell>
          <table:table-cell office:value-type="float" office:value="0.210146587064855" calcext:value-type="float">
            <text:p>0,210146587064855</text:p>
          </table:table-cell>
          <table:table-cell office:value-type="float" office:value="0.210146653900153" calcext:value-type="float">
            <text:p>0,210146653900153</text:p>
          </table:table-cell>
          <table:table-cell office:value-type="float" office:value="0.210146745743076" calcext:value-type="float">
            <text:p>0,210146745743076</text:p>
          </table:table-cell>
          <table:table-cell office:value-type="float" office:value="0.210146780607954" calcext:value-type="float">
            <text:p>0,210146780607954</text:p>
          </table:table-cell>
          <table:table-cell office:value-type="float" office:value="0.21014683632428" calcext:value-type="float">
            <text:p>0,21014683632428</text:p>
          </table:table-cell>
          <table:table-cell office:value-type="float" office:value="0.210146901814035" calcext:value-type="float">
            <text:p>0,210146901814035</text:p>
          </table:table-cell>
          <table:table-cell office:value-type="float" office:value="0.210146935734569" calcext:value-type="float">
            <text:p>0,210146935734569</text:p>
          </table:table-cell>
          <table:table-cell office:value-type="float" office:value="0.210146963553573" calcext:value-type="float">
            <text:p>0,210146963553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5" calcext:value-type="float">
            <text:p>1,5</text:p>
          </table:table-cell>
          <table:table-cell office:value-type="float" office:value="0.203552689" calcext:value-type="float">
            <text:p>0,203552689</text:p>
          </table:table-cell>
          <table:table-cell table:formula="of:=AVERAGE([.E162:.F162])" office:value-type="float" office:value="-0.00000248136222827642" calcext:value-type="float">
            <text:p>-2,48E-06</text:p>
          </table:table-cell>
          <table:table-cell office:value-type="float" office:value="-0.00000496272445655284" calcext:value-type="float">
            <text:p>-4,96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5271439" calcext:value-type="float">
            <text:p>-5,27E-06</text:p>
          </table:table-cell>
          <table:table-cell office:value-type="float" office:value="-0.000007689747" calcext:value-type="float">
            <text:p>-7,69E-06</text:p>
          </table:table-cell>
          <table:table-cell office:value-type="float" office:value="-0.000003080912" calcext:value-type="float">
            <text:p>-3,08E-06</text:p>
          </table:table-cell>
          <table:table-cell office:value-type="float" office:value="-0.000005197051" calcext:value-type="float">
            <text:p>-5,20E-06</text:p>
          </table:table-cell>
          <table:table-cell office:value-type="float" office:value="-0.000006424855" calcext:value-type="float">
            <text:p>-6,42E-06</text:p>
          </table:table-cell>
          <table:table-cell office:value-type="float" office:value="-0.000003487376" calcext:value-type="float">
            <text:p>-3,49E-06</text:p>
          </table:table-cell>
          <table:table-cell office:value-type="float" office:value="-0.000002992784" calcext:value-type="float">
            <text:p>-2,99E-06</text:p>
          </table:table-cell>
          <table:table-cell office:value-type="float" office:value="0.203552481275875" calcext:value-type="float">
            <text:p>0,203552481275875</text:p>
          </table:table-cell>
          <table:table-cell office:value-type="float" office:value="0.203552546326978" calcext:value-type="float">
            <text:p>0,203552546326978</text:p>
          </table:table-cell>
          <table:table-cell office:value-type="float" office:value="0.203552635795208" calcext:value-type="float">
            <text:p>0,203552635795208</text:p>
          </table:table-cell>
          <table:table-cell office:value-type="float" office:value="0.203552669702268" calcext:value-type="float">
            <text:p>0,203552669702268</text:p>
          </table:table-cell>
          <table:table-cell office:value-type="float" office:value="0.203552723964095" calcext:value-type="float">
            <text:p>0,203552723964095</text:p>
          </table:table-cell>
          <table:table-cell office:value-type="float" office:value="0.203552787771722" calcext:value-type="float">
            <text:p>0,203552787771722</text:p>
          </table:table-cell>
          <table:table-cell office:value-type="float" office:value="0.203552820794664" calcext:value-type="float">
            <text:p>0,203552820794664</text:p>
          </table:table-cell>
          <table:table-cell office:value-type="float" office:value="0.203552847874218" calcext:value-type="float">
            <text:p>0,203552847874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" calcext:value-type="float">
            <text:p>1</text:p>
          </table:table-cell>
          <table:table-cell office:value-type="float" office:value="0.10718669" calcext:value-type="float">
            <text:p>0,10718669</text:p>
          </table:table-cell>
          <table:table-cell table:formula="of:=AVERAGE([.E163:.F163])" office:value-type="float" office:value="-0.00000279517307709237" calcext:value-type="float">
            <text:p>-2,80E-06</text:p>
          </table:table-cell>
          <table:table-cell office:value-type="float" office:value="-0.00000559034615418474" calcext:value-type="float">
            <text:p>-5,59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4969423" calcext:value-type="float">
            <text:p>-4,97E-06</text:p>
          </table:table-cell>
          <table:table-cell office:value-type="float" office:value="-0.0000100208" calcext:value-type="float">
            <text:p>-1,00E-05</text:p>
          </table:table-cell>
          <table:table-cell office:value-type="float" office:value="-0.000001907426" calcext:value-type="float">
            <text:p>-1,91E-06</text:p>
          </table:table-cell>
          <table:table-cell office:value-type="float" office:value="-0.000006252537" calcext:value-type="float">
            <text:p>-6,25E-06</text:p>
          </table:table-cell>
          <table:table-cell office:value-type="float" office:value="-0.000007882247" calcext:value-type="float">
            <text:p>-7,88E-06</text:p>
          </table:table-cell>
          <table:table-cell office:value-type="float" office:value="-0.000004570851" calcext:value-type="float">
            <text:p>-4,57E-06</text:p>
          </table:table-cell>
          <table:table-cell office:value-type="float" office:value="-0.000003007086" calcext:value-type="float">
            <text:p>-3,01E-06</text:p>
          </table:table-cell>
          <table:table-cell office:value-type="float" office:value="0.107186568225288" calcext:value-type="float">
            <text:p>0,107186568225288</text:p>
          </table:table-cell>
          <table:table-cell office:value-type="float" office:value="0.107186600517325" calcext:value-type="float">
            <text:p>0,107186600517325</text:p>
          </table:table-cell>
          <table:table-cell office:value-type="float" office:value="0.107186661910934" calcext:value-type="float">
            <text:p>0,107186661910934</text:p>
          </table:table-cell>
          <table:table-cell office:value-type="float" office:value="0.107186672965011" calcext:value-type="float">
            <text:p>0,107186672965011</text:p>
          </table:table-cell>
          <table:table-cell office:value-type="float" office:value="0.107186707341202" calcext:value-type="float">
            <text:p>0,107186707341202</text:p>
          </table:table-cell>
          <table:table-cell office:value-type="float" office:value="0.107186748562657" calcext:value-type="float">
            <text:p>0,107186748562657</text:p>
          </table:table-cell>
          <table:table-cell office:value-type="float" office:value="0.107186771354429" calcext:value-type="float">
            <text:p>0,107186771354429</text:p>
          </table:table-cell>
          <table:table-cell office:value-type="float" office:value="0.107186785682116" calcext:value-type="float">
            <text:p>0,107186785682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25" calcext:value-type="float">
            <text:p>1,25</text:p>
          </table:table-cell>
          <table:table-cell office:value-type="float" office:value="0.09992418" calcext:value-type="float">
            <text:p>0,09992418</text:p>
          </table:table-cell>
          <table:table-cell table:formula="of:=AVERAGE([.E164:.F164])" office:value-type="float" office:value="-0.00000285091332417198" calcext:value-type="float">
            <text:p>-2,85E-06</text:p>
          </table:table-cell>
          <table:table-cell office:value-type="float" office:value="-0.00000570182664834397" calcext:value-type="float">
            <text:p>-5,70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03717209" calcext:value-type="float">
            <text:p>-3,72E-06</text:p>
          </table:table-cell>
          <table:table-cell office:value-type="float" office:value="-0.000011005887" calcext:value-type="float">
            <text:p>-1,10E-05</text:p>
          </table:table-cell>
          <table:table-cell office:value-type="float" office:value="-0.000002612888" calcext:value-type="float">
            <text:p>-2,61E-06</text:p>
          </table:table-cell>
          <table:table-cell office:value-type="float" office:value="-0.000006382687" calcext:value-type="float">
            <text:p>-6,38E-06</text:p>
          </table:table-cell>
          <table:table-cell office:value-type="float" office:value="-0.000008057146" calcext:value-type="float">
            <text:p>-8,06E-06</text:p>
          </table:table-cell>
          <table:table-cell office:value-type="float" office:value="-0.000004663218" calcext:value-type="float">
            <text:p>-4,66E-06</text:p>
          </table:table-cell>
          <table:table-cell office:value-type="float" office:value="-0.000003061469" calcext:value-type="float">
            <text:p>-3,06E-06</text:p>
          </table:table-cell>
          <table:table-cell office:value-type="float" office:value="0.0999240664743865" calcext:value-type="float">
            <text:p>0,099924066474387</text:p>
          </table:table-cell>
          <table:table-cell office:value-type="float" office:value="0.0999240889927163" calcext:value-type="float">
            <text:p>0,099924088992716</text:p>
          </table:table-cell>
          <table:table-cell office:value-type="float" office:value="0.0999241518528849" calcext:value-type="float">
            <text:p>0,099924151852885</text:p>
          </table:table-cell>
          <table:table-cell office:value-type="float" office:value="0.0999241659693318" calcext:value-type="float">
            <text:p>0,099924165969332</text:p>
          </table:table-cell>
          <table:table-cell office:value-type="float" office:value="0.0999241986834152" calcext:value-type="float">
            <text:p>0,099924198683415</text:p>
          </table:table-cell>
          <table:table-cell office:value-type="float" office:value="0.0999242379645732" calcext:value-type="float">
            <text:p>0,099924237964573</text:p>
          </table:table-cell>
          <table:table-cell office:value-type="float" office:value="0.0999242596414359" calcext:value-type="float">
            <text:p>0,099924259641436</text:p>
          </table:table-cell>
          <table:table-cell office:value-type="float" office:value="0.0999242732398984" calcext:value-type="float">
            <text:p>0,099924273239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3" calcext:value-type="float">
            <text:p>1,3</text:p>
          </table:table-cell>
          <table:table-cell office:value-type="float" office:value="0.026214361" calcext:value-type="float">
            <text:p>0,026214361</text:p>
          </table:table-cell>
          <table:table-cell table:formula="of:=AVERAGE([.E165:.F165])" office:value-type="float" office:value="-0.00000334147193480417" calcext:value-type="float">
            <text:p>-3,34E-06</text:p>
          </table:table-cell>
          <table:table-cell office:value-type="float" office:value="-0.00000668294386960834" calcext:value-type="float">
            <text:p>-6,68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23973503" calcext:value-type="float">
            <text:p>-2,40E-05</text:p>
          </table:table-cell>
          <table:table-cell office:value-type="float" office:value="0.000002554152" calcext:value-type="float">
            <text:p>2,55E-06</text:p>
          </table:table-cell>
          <table:table-cell office:value-type="float" office:value="-0.000017350254" calcext:value-type="float">
            <text:p>-1,74E-05</text:p>
          </table:table-cell>
          <table:table-cell office:value-type="float" office:value="-0.000003604601" calcext:value-type="float">
            <text:p>-3,60E-06</text:p>
          </table:table-cell>
          <table:table-cell office:value-type="float" office:value="0.000012804064" calcext:value-type="float">
            <text:p>1,28E-05</text:p>
          </table:table-cell>
          <table:table-cell office:value-type="float" office:value="-0.00000584229" calcext:value-type="float">
            <text:p>-5,84E-06</text:p>
          </table:table-cell>
          <table:table-cell office:value-type="float" office:value="-0.000007825131" calcext:value-type="float">
            <text:p>-7,83E-06</text:p>
          </table:table-cell>
          <table:table-cell office:value-type="float" office:value="0.0262143158392939" calcext:value-type="float">
            <text:p>0,026214315839294</text:p>
          </table:table-cell>
          <table:table-cell office:value-type="float" office:value="0.0262143539388033" calcext:value-type="float">
            <text:p>0,026214353938803</text:p>
          </table:table-cell>
          <table:table-cell office:value-type="float" office:value="0.0262143501117361" calcext:value-type="float">
            <text:p>0,026214350111736</text:p>
          </table:table-cell>
          <table:table-cell office:value-type="float" office:value="0.0262143747029059" calcext:value-type="float">
            <text:p>0,026214374702906</text:p>
          </table:table-cell>
          <table:table-cell office:value-type="float" office:value="0.0262143795497303" calcext:value-type="float">
            <text:p>0,02621437954973</text:p>
          </table:table-cell>
          <table:table-cell office:value-type="float" office:value="0.0262143631732877" calcext:value-type="float">
            <text:p>0,026214363173288</text:p>
          </table:table-cell>
          <table:table-cell office:value-type="float" office:value="0.0262143702979181" calcext:value-type="float">
            <text:p>0,026214370297918</text:p>
          </table:table-cell>
          <table:table-cell office:value-type="float" office:value="0.0262143794163494" calcext:value-type="float">
            <text:p>0,026214379416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3" calcext:value-type="float">
            <text:p>1,3</text:p>
          </table:table-cell>
          <table:table-cell office:value-type="float" office:value="0.026214361" calcext:value-type="float">
            <text:p>0,026214361</text:p>
          </table:table-cell>
          <table:table-cell table:formula="of:=AVERAGE([.E166:.F166])" office:value-type="float" office:value="-0.00000334147193480417" calcext:value-type="float">
            <text:p>-3,34E-06</text:p>
          </table:table-cell>
          <table:table-cell office:value-type="float" office:value="-0.00000668294386960834" calcext:value-type="float">
            <text:p>-6,68E-0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-0.000023973503" calcext:value-type="float">
            <text:p>-2,40E-05</text:p>
          </table:table-cell>
          <table:table-cell office:value-type="float" office:value="0.000002554152" calcext:value-type="float">
            <text:p>2,55E-06</text:p>
          </table:table-cell>
          <table:table-cell office:value-type="float" office:value="-0.000017350254" calcext:value-type="float">
            <text:p>-1,74E-05</text:p>
          </table:table-cell>
          <table:table-cell office:value-type="float" office:value="-0.000003604601" calcext:value-type="float">
            <text:p>-3,60E-06</text:p>
          </table:table-cell>
          <table:table-cell office:value-type="float" office:value="0.000012804064" calcext:value-type="float">
            <text:p>1,28E-05</text:p>
          </table:table-cell>
          <table:table-cell office:value-type="float" office:value="-0.00000584229" calcext:value-type="float">
            <text:p>-5,84E-06</text:p>
          </table:table-cell>
          <table:table-cell office:value-type="float" office:value="-0.000007825131" calcext:value-type="float">
            <text:p>-7,83E-06</text:p>
          </table:table-cell>
          <table:table-cell office:value-type="float" office:value="0.0262143158392939" calcext:value-type="float">
            <text:p>0,026214315839294</text:p>
          </table:table-cell>
          <table:table-cell office:value-type="float" office:value="0.0262143539388033" calcext:value-type="float">
            <text:p>0,026214353938803</text:p>
          </table:table-cell>
          <table:table-cell office:value-type="float" office:value="0.0262143501117361" calcext:value-type="float">
            <text:p>0,026214350111736</text:p>
          </table:table-cell>
          <table:table-cell office:value-type="float" office:value="0.0262143747029059" calcext:value-type="float">
            <text:p>0,026214374702906</text:p>
          </table:table-cell>
          <table:table-cell office:value-type="float" office:value="0.0262143795497303" calcext:value-type="float">
            <text:p>0,02621437954973</text:p>
          </table:table-cell>
          <table:table-cell office:value-type="float" office:value="0.0262143631732877" calcext:value-type="float">
            <text:p>0,026214363173288</text:p>
          </table:table-cell>
          <table:table-cell office:value-type="float" office:value="0.0262143702979181" calcext:value-type="float">
            <text:p>0,026214370297918</text:p>
          </table:table-cell>
          <table:table-cell office:value-type="float" office:value="0.0262143794163494" calcext:value-type="float">
            <text:p>0,026214379416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" calcext:value-type="float">
            <text:p>2</text:p>
          </table:table-cell>
          <table:table-cell office:value-type="float" office:value="0.066204811" calcext:value-type="float">
            <text:p>0,066204811</text:p>
          </table:table-cell>
          <table:table-cell table:formula="of:=AVERAGE([.E167:.F167])" office:value-type="float" office:value="-0.00000743767750786615" calcext:value-type="float">
            <text:p>-7,44E-06</text:p>
          </table:table-cell>
          <table:table-cell office:value-type="float" office:value="-0.00000487535501573229" calcext:value-type="float">
            <text:p>-4,88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09064414" calcext:value-type="float">
            <text:p>-9,06E-06</text:p>
          </table:table-cell>
          <table:table-cell office:value-type="float" office:value="0.000003231706" calcext:value-type="float">
            <text:p>3,23E-06</text:p>
          </table:table-cell>
          <table:table-cell office:value-type="float" office:value="-0.000011082572" calcext:value-type="float">
            <text:p>-1,11E-05</text:p>
          </table:table-cell>
          <table:table-cell office:value-type="float" office:value="-0.000004651486" calcext:value-type="float">
            <text:p>-4,65E-06</text:p>
          </table:table-cell>
          <table:table-cell office:value-type="float" office:value="-0.000003279464" calcext:value-type="float">
            <text:p>-3,28E-06</text:p>
          </table:table-cell>
          <table:table-cell office:value-type="float" office:value="0.000001807207" calcext:value-type="float">
            <text:p>1,81E-06</text:p>
          </table:table-cell>
          <table:table-cell office:value-type="float" office:value="-0.000011040225" calcext:value-type="float">
            <text:p>-1,10E-05</text:p>
          </table:table-cell>
          <table:table-cell office:value-type="float" office:value="0.066204749226702" calcext:value-type="float">
            <text:p>0,066204749226702</text:p>
          </table:table-cell>
          <table:table-cell office:value-type="float" office:value="0.066204785607987" calcext:value-type="float">
            <text:p>0,066204785607987</text:p>
          </table:table-cell>
          <table:table-cell office:value-type="float" office:value="0.0662047733786948" calcext:value-type="float">
            <text:p>0,066204773378695</text:p>
          </table:table-cell>
          <table:table-cell office:value-type="float" office:value="0.0662048130488639" calcext:value-type="float">
            <text:p>0,066204813048864</text:p>
          </table:table-cell>
          <table:table-cell office:value-type="float" office:value="0.0662048288446737" calcext:value-type="float">
            <text:p>0,066204828844674</text:p>
          </table:table-cell>
          <table:table-cell office:value-type="float" office:value="0.0662048394378166" calcext:value-type="float">
            <text:p>0,066204839437817</text:p>
          </table:table-cell>
          <table:table-cell office:value-type="float" office:value="0.0662048338718889" calcext:value-type="float">
            <text:p>0,066204833871889</text:p>
          </table:table-cell>
          <table:table-cell office:value-type="float" office:value="0.0662048663624129" calcext:value-type="float">
            <text:p>0,066204866362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2" calcext:value-type="float">
            <text:p>1,2</text:p>
          </table:table-cell>
          <table:table-cell office:value-type="float" office:value="0.019892621" calcext:value-type="float">
            <text:p>0,019892621</text:p>
          </table:table-cell>
          <table:table-cell table:formula="of:=AVERAGE([.E168:.F168])" office:value-type="float" office:value="-0.00000779952498821832" calcext:value-type="float">
            <text:p>-7,80E-06</text:p>
          </table:table-cell>
          <table:table-cell office:value-type="float" office:value="-0.00000559904997643663" calcext:value-type="float">
            <text:p>-5,60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2071409" calcext:value-type="float">
            <text:p>-2,07E-05</text:p>
          </table:table-cell>
          <table:table-cell office:value-type="float" office:value="0.000009354385" calcext:value-type="float">
            <text:p>9,35E-06</text:p>
          </table:table-cell>
          <table:table-cell office:value-type="float" office:value="-0.000022016355" calcext:value-type="float">
            <text:p>-2,20E-05</text:p>
          </table:table-cell>
          <table:table-cell office:value-type="float" office:value="0.000004469935" calcext:value-type="float">
            <text:p>4,47E-06</text:p>
          </table:table-cell>
          <table:table-cell office:value-type="float" office:value="0.000011843097" calcext:value-type="float">
            <text:p>1,18E-05</text:p>
          </table:table-cell>
          <table:table-cell office:value-type="float" office:value="-0.000012619856" calcext:value-type="float">
            <text:p>-1,26E-05</text:p>
          </table:table-cell>
          <table:table-cell office:value-type="float" office:value="-0.000007659747" calcext:value-type="float">
            <text:p>-7,66E-06</text:p>
          </table:table-cell>
          <table:table-cell office:value-type="float" office:value="0.0198925953881941" calcext:value-type="float">
            <text:p>0,019892595388194</text:p>
          </table:table-cell>
          <table:table-cell office:value-type="float" office:value="0.0198926203690098" calcext:value-type="float">
            <text:p>0,01989262036901</text:p>
          </table:table-cell>
          <table:table-cell office:value-type="float" office:value="0.0198926097327909" calcext:value-type="float">
            <text:p>0,019892609732791</text:p>
          </table:table-cell>
          <table:table-cell office:value-type="float" office:value="0.0198926334122342" calcext:value-type="float">
            <text:p>0,019892633412234</text:p>
          </table:table-cell>
          <table:table-cell office:value-type="float" office:value="0.0198926288512975" calcext:value-type="float">
            <text:p>0,019892628851298</text:p>
          </table:table-cell>
          <table:table-cell office:value-type="float" office:value="0.0198926173568095" calcext:value-type="float">
            <text:p>0,01989261735681</text:p>
          </table:table-cell>
          <table:table-cell office:value-type="float" office:value="0.0198926290352894" calcext:value-type="float">
            <text:p>0,019892629035289</text:p>
          </table:table-cell>
          <table:table-cell office:value-type="float" office:value="0.0198926358085169" calcext:value-type="float">
            <text:p>0,019892635808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2" calcext:value-type="float">
            <text:p>1,2</text:p>
          </table:table-cell>
          <table:table-cell office:value-type="float" office:value="0.019892621" calcext:value-type="float">
            <text:p>0,019892621</text:p>
          </table:table-cell>
          <table:table-cell table:formula="of:=AVERAGE([.E169:.F169])" office:value-type="float" office:value="-0.00000779952498821832" calcext:value-type="float">
            <text:p>-7,80E-06</text:p>
          </table:table-cell>
          <table:table-cell office:value-type="float" office:value="-0.00000559904997643663" calcext:value-type="float">
            <text:p>-5,60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2071409" calcext:value-type="float">
            <text:p>-2,07E-05</text:p>
          </table:table-cell>
          <table:table-cell office:value-type="float" office:value="0.000009354385" calcext:value-type="float">
            <text:p>9,35E-06</text:p>
          </table:table-cell>
          <table:table-cell office:value-type="float" office:value="-0.000022016355" calcext:value-type="float">
            <text:p>-2,20E-05</text:p>
          </table:table-cell>
          <table:table-cell office:value-type="float" office:value="0.000004469935" calcext:value-type="float">
            <text:p>4,47E-06</text:p>
          </table:table-cell>
          <table:table-cell office:value-type="float" office:value="0.000011843097" calcext:value-type="float">
            <text:p>1,18E-05</text:p>
          </table:table-cell>
          <table:table-cell office:value-type="float" office:value="-0.000012619856" calcext:value-type="float">
            <text:p>-1,26E-05</text:p>
          </table:table-cell>
          <table:table-cell office:value-type="float" office:value="-0.000007659747" calcext:value-type="float">
            <text:p>-7,66E-06</text:p>
          </table:table-cell>
          <table:table-cell office:value-type="float" office:value="0.0198925953881941" calcext:value-type="float">
            <text:p>0,019892595388194</text:p>
          </table:table-cell>
          <table:table-cell office:value-type="float" office:value="0.0198926203690098" calcext:value-type="float">
            <text:p>0,01989262036901</text:p>
          </table:table-cell>
          <table:table-cell office:value-type="float" office:value="0.0198926097327909" calcext:value-type="float">
            <text:p>0,019892609732791</text:p>
          </table:table-cell>
          <table:table-cell office:value-type="float" office:value="0.0198926334122342" calcext:value-type="float">
            <text:p>0,019892633412234</text:p>
          </table:table-cell>
          <table:table-cell office:value-type="float" office:value="0.0198926288512975" calcext:value-type="float">
            <text:p>0,019892628851298</text:p>
          </table:table-cell>
          <table:table-cell office:value-type="float" office:value="0.0198926173568095" calcext:value-type="float">
            <text:p>0,01989261735681</text:p>
          </table:table-cell>
          <table:table-cell office:value-type="float" office:value="0.0198926290352894" calcext:value-type="float">
            <text:p>0,019892629035289</text:p>
          </table:table-cell>
          <table:table-cell office:value-type="float" office:value="0.0198926358085169" calcext:value-type="float">
            <text:p>0,019892635808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.5" calcext:value-type="float">
            <text:p>1,5</text:p>
          </table:table-cell>
          <table:table-cell table:style-name="ce5" office:value-type="float" office:value="0.014615374" calcext:value-type="float">
            <text:p>0,014615374</text:p>
          </table:table-cell>
          <table:table-cell table:formula="of:=AVERAGE([.E170:.F170])" office:value-type="float" office:value="-0.00000784236819286531" calcext:value-type="float">
            <text:p>-7,84E-06</text:p>
          </table:table-cell>
          <table:table-cell office:value-type="float" office:value="-0.00000568473638573062" calcext:value-type="float">
            <text:p>-5,68E-06</text:p>
          </table:table-cell>
          <table:table-cell office:value-type="float" office:value="-0.00001" calcext:value-type="float">
            <text:p>-1E-05</text:p>
          </table:table-cell>
          <table:table-cell table:formula="of:=[.C171]-[.C170]" office:value-type="float" office:value="0" calcext:value-type="float">
            <text:p>0</text:p>
          </table:table-cell>
          <table:table-cell table:formula="of:=[.D171]-[.D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16392488" calcext:value-type="float">
            <text:p>-1,64E-05</text:p>
          </table:table-cell>
          <table:table-cell office:value-type="float" office:value="0.000007476906" calcext:value-type="float">
            <text:p>7,48E-06</text:p>
          </table:table-cell>
          <table:table-cell office:value-type="float" office:value="-0.0000234944" calcext:value-type="float">
            <text:p>-2,35E-05</text:p>
          </table:table-cell>
          <table:table-cell office:value-type="float" office:value="0.000004270579" calcext:value-type="float">
            <text:p>4,27E-06</text:p>
          </table:table-cell>
          <table:table-cell office:value-type="float" office:value="0.000002354146" calcext:value-type="float">
            <text:p>2,35E-06</text:p>
          </table:table-cell>
          <table:table-cell office:value-type="float" office:value="-0.000005727543" calcext:value-type="float">
            <text:p>-5,73E-06</text:p>
          </table:table-cell>
          <table:table-cell office:value-type="float" office:value="-0.000006609202" calcext:value-type="float">
            <text:p>-6,61E-06</text:p>
          </table:table-cell>
          <table:table-cell office:value-type="float" office:value="0.0146153547071328" calcext:value-type="float">
            <text:p>0,014615354707133</text:p>
          </table:table-cell>
          <table:table-cell office:value-type="float" office:value="0.01461536923171" calcext:value-type="float">
            <text:p>0,01461536923171</text:p>
          </table:table-cell>
          <table:table-cell office:value-type="float" office:value="0.0146153629855689" calcext:value-type="float">
            <text:p>0,014615362985569</text:p>
          </table:table-cell>
          <table:table-cell office:value-type="float" office:value="0.0146153815511388" calcext:value-type="float">
            <text:p>0,014615381551139</text:p>
          </table:table-cell>
          <table:table-cell office:value-type="float" office:value="0.0146153783496096" calcext:value-type="float">
            <text:p>0,01461537834961</text:p>
          </table:table-cell>
          <table:table-cell office:value-type="float" office:value="0.0146153766708998" calcext:value-type="float">
            <text:p>0,0146153766709</text:p>
          </table:table-cell>
          <table:table-cell office:value-type="float" office:value="0.0146153805651001" calcext:value-type="float">
            <text:p>0,0146153805651</text:p>
          </table:table-cell>
          <table:table-cell office:value-type="float" office:value="0.0146153848589632" calcext:value-type="float">
            <text:p>0,014615384858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.5" calcext:value-type="float">
            <text:p>1,5</text:p>
          </table:table-cell>
          <table:table-cell table:style-name="ce5" office:value-type="float" office:value="0.014615374" calcext:value-type="float">
            <text:p>0,014615374</text:p>
          </table:table-cell>
          <table:table-cell table:formula="of:=AVERAGE([.E171:.F171])" office:value-type="float" office:value="-0.00000784236819286531" calcext:value-type="float">
            <text:p>-7,84E-06</text:p>
          </table:table-cell>
          <table:table-cell office:value-type="float" office:value="-0.00000568473638573062" calcext:value-type="float">
            <text:p>-5,68E-06</text:p>
          </table:table-cell>
          <table:table-cell office:value-type="float" office:value="-0.00001" calcext:value-type="float">
            <text:p>-1E-05</text:p>
          </table:table-cell>
          <table:table-cell table:formula="of:=[.C172]-[.C171]" office:value-type="float" office:value="0.042990677" calcext:value-type="float">
            <text:p>0,042990677</text:p>
          </table:table-cell>
          <table:table-cell table:formula="of:=[.D172]-[.D171]" office:value-type="float" office:value="-0.000000494164444303866" calcext:value-type="float">
            <text:p>-4,94164444303866E-07</text:p>
          </table:table-cell>
          <table:table-cell office:value-type="float" office:value="0" calcext:value-type="float">
            <text:p>0</text:p>
          </table:table-cell>
          <table:table-cell office:value-type="float" office:value="-0.000016392488" calcext:value-type="float">
            <text:p>-1,64E-05</text:p>
          </table:table-cell>
          <table:table-cell office:value-type="float" office:value="0.000007476906" calcext:value-type="float">
            <text:p>7,48E-06</text:p>
          </table:table-cell>
          <table:table-cell office:value-type="float" office:value="-0.0000234944" calcext:value-type="float">
            <text:p>-2,35E-05</text:p>
          </table:table-cell>
          <table:table-cell office:value-type="float" office:value="0.000004270579" calcext:value-type="float">
            <text:p>4,27E-06</text:p>
          </table:table-cell>
          <table:table-cell office:value-type="float" office:value="0.000002354146" calcext:value-type="float">
            <text:p>2,35E-06</text:p>
          </table:table-cell>
          <table:table-cell office:value-type="float" office:value="-0.000005727543" calcext:value-type="float">
            <text:p>-5,73E-06</text:p>
          </table:table-cell>
          <table:table-cell office:value-type="float" office:value="-0.000006609202" calcext:value-type="float">
            <text:p>-6,61E-06</text:p>
          </table:table-cell>
          <table:table-cell office:value-type="float" office:value="0.0146153547071328" calcext:value-type="float">
            <text:p>0,014615354707133</text:p>
          </table:table-cell>
          <table:table-cell office:value-type="float" office:value="0.01461536923171" calcext:value-type="float">
            <text:p>0,01461536923171</text:p>
          </table:table-cell>
          <table:table-cell office:value-type="float" office:value="0.0146153629855689" calcext:value-type="float">
            <text:p>0,014615362985569</text:p>
          </table:table-cell>
          <table:table-cell office:value-type="float" office:value="0.0146153815511388" calcext:value-type="float">
            <text:p>0,014615381551139</text:p>
          </table:table-cell>
          <table:table-cell office:value-type="float" office:value="0.0146153783496096" calcext:value-type="float">
            <text:p>0,01461537834961</text:p>
          </table:table-cell>
          <table:table-cell office:value-type="float" office:value="0.0146153766708998" calcext:value-type="float">
            <text:p>0,0146153766709</text:p>
          </table:table-cell>
          <table:table-cell office:value-type="float" office:value="0.0146153805651001" calcext:value-type="float">
            <text:p>0,0146153805651</text:p>
          </table:table-cell>
          <table:table-cell office:value-type="float" office:value="0.0146153848589632" calcext:value-type="float">
            <text:p>0,014615384858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2" calcext:value-type="float">
            <text:p>1,2</text:p>
          </table:table-cell>
          <table:table-cell office:value-type="float" office:value="0.057606051" calcext:value-type="float">
            <text:p>0,057606051</text:p>
          </table:table-cell>
          <table:table-cell table:formula="of:=AVERAGE([.E172:.F172])" office:value-type="float" office:value="-0.00000833653263716918" calcext:value-type="float">
            <text:p>-8,34E-06</text:p>
          </table:table-cell>
          <table:table-cell office:value-type="float" office:value="-0.00000667306527433835" calcext:value-type="float">
            <text:p>-6,67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03892368" calcext:value-type="float">
            <text:p>-3,89E-06</text:p>
          </table:table-cell>
          <table:table-cell office:value-type="float" office:value="-0.000014805102" calcext:value-type="float">
            <text:p>-1,48E-05</text:p>
          </table:table-cell>
          <table:table-cell office:value-type="float" office:value="0.000000984702" calcext:value-type="float">
            <text:p>9,85E-07</text:p>
          </table:table-cell>
          <table:table-cell office:value-type="float" office:value="-0.000008325477" calcext:value-type="float">
            <text:p>-8,33E-06</text:p>
          </table:table-cell>
          <table:table-cell office:value-type="float" office:value="-0.000013569547" calcext:value-type="float">
            <text:p>-1,36E-05</text:p>
          </table:table-cell>
          <table:table-cell office:value-type="float" office:value="-0.000003797095" calcext:value-type="float">
            <text:p>-3,80E-06</text:p>
          </table:table-cell>
          <table:table-cell office:value-type="float" office:value="-0.000002856584" calcext:value-type="float">
            <text:p>-2,86E-06</text:p>
          </table:table-cell>
          <table:table-cell office:value-type="float" office:value="0.0576059747319584" calcext:value-type="float">
            <text:p>0,057605974731958</text:p>
          </table:table-cell>
          <table:table-cell office:value-type="float" office:value="0.0576059883254326" calcext:value-type="float">
            <text:p>0,057605988325433</text:p>
          </table:table-cell>
          <table:table-cell office:value-type="float" office:value="0.0576060370737213" calcext:value-type="float">
            <text:p>0,057606037073721</text:p>
          </table:table-cell>
          <table:table-cell office:value-type="float" office:value="0.0576060340067697" calcext:value-type="float">
            <text:p>0,05760603400677</text:p>
          </table:table-cell>
          <table:table-cell office:value-type="float" office:value="0.0576060586069226" calcext:value-type="float">
            <text:p>0,057606058606923</text:p>
          </table:table-cell>
          <table:table-cell office:value-type="float" office:value="0.0576060967456263" calcext:value-type="float">
            <text:p>0,057606096745626</text:p>
          </table:table-cell>
          <table:table-cell office:value-type="float" office:value="0.0576061069212223" calcext:value-type="float">
            <text:p>0,057606106921222</text:p>
          </table:table-cell>
          <table:table-cell office:value-type="float" office:value="0.0576061142360582" calcext:value-type="float">
            <text:p>0,057606114236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25" calcext:value-type="float">
            <text:p>1,25</text:p>
          </table:table-cell>
          <table:table-cell office:value-type="float" office:value="0.02318796" calcext:value-type="float">
            <text:p>0,02318796</text:p>
          </table:table-cell>
          <table:table-cell table:formula="of:=AVERAGE([.E173:.F173])" office:value-type="float" office:value="-0.00000843231148191142" calcext:value-type="float">
            <text:p>-8,43E-06</text:p>
          </table:table-cell>
          <table:table-cell office:value-type="float" office:value="-0.00000686462296382283" calcext:value-type="float">
            <text:p>-6,86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26276161" calcext:value-type="float">
            <text:p>-2,63E-05</text:p>
          </table:table-cell>
          <table:table-cell office:value-type="float" office:value="0.000009334132" calcext:value-type="float">
            <text:p>9,33E-06</text:p>
          </table:table-cell>
          <table:table-cell office:value-type="float" office:value="-0.000019638648" calcext:value-type="float">
            <text:p>-1,96E-05</text:p>
          </table:table-cell>
          <table:table-cell office:value-type="float" office:value="-0.000004942881" calcext:value-type="float">
            <text:p>-4,94E-06</text:p>
          </table:table-cell>
          <table:table-cell office:value-type="float" office:value="0.000009581249" calcext:value-type="float">
            <text:p>9,58E-06</text:p>
          </table:table-cell>
          <table:table-cell office:value-type="float" office:value="-0.00000582093" calcext:value-type="float">
            <text:p>-5,82E-06</text:p>
          </table:table-cell>
          <table:table-cell office:value-type="float" office:value="-0.00000704333" calcext:value-type="float">
            <text:p>-7,04E-06</text:p>
          </table:table-cell>
          <table:table-cell office:value-type="float" office:value="0.0231879201707417" calcext:value-type="float">
            <text:p>0,023187920170742</text:p>
          </table:table-cell>
          <table:table-cell office:value-type="float" office:value="0.0231879571087175" calcext:value-type="float">
            <text:p>0,023187957108718</text:p>
          </table:table-cell>
          <table:table-cell office:value-type="float" office:value="0.0231879447373852" calcext:value-type="float">
            <text:p>0,023187944737385</text:p>
          </table:table-cell>
          <table:table-cell office:value-type="float" office:value="0.0231879693585229" calcext:value-type="float">
            <text:p>0,023187969358523</text:p>
          </table:table-cell>
          <table:table-cell office:value-type="float" office:value="0.0231879752375232" calcext:value-type="float">
            <text:p>0,023187975237523</text:p>
          </table:table-cell>
          <table:table-cell office:value-type="float" office:value="0.0231879643978269" calcext:value-type="float">
            <text:p>0,023187964397827</text:p>
          </table:table-cell>
          <table:table-cell office:value-type="float" office:value="0.0231879706768913" calcext:value-type="float">
            <text:p>0,023187970676891</text:p>
          </table:table-cell>
          <table:table-cell office:value-type="float" office:value="0.023187977936778" calcext:value-type="float">
            <text:p>0,023187977936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2318796" calcext:value-type="float">
            <text:p>0,02318796</text:p>
          </table:table-cell>
          <table:table-cell table:formula="of:=AVERAGE([.E174:.F174])" office:value-type="float" office:value="-0.00000843231148191142" calcext:value-type="float">
            <text:p>-8,43E-06</text:p>
          </table:table-cell>
          <table:table-cell office:value-type="float" office:value="-0.00000686462296382283" calcext:value-type="float">
            <text:p>-6,86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26276161" calcext:value-type="float">
            <text:p>-2,63E-05</text:p>
          </table:table-cell>
          <table:table-cell office:value-type="float" office:value="0.000009334132" calcext:value-type="float">
            <text:p>9,33E-06</text:p>
          </table:table-cell>
          <table:table-cell office:value-type="float" office:value="-0.000019638648" calcext:value-type="float">
            <text:p>-1,96E-05</text:p>
          </table:table-cell>
          <table:table-cell office:value-type="float" office:value="-0.000004942881" calcext:value-type="float">
            <text:p>-4,94E-06</text:p>
          </table:table-cell>
          <table:table-cell office:value-type="float" office:value="0.000009581249" calcext:value-type="float">
            <text:p>9,58E-06</text:p>
          </table:table-cell>
          <table:table-cell office:value-type="float" office:value="-0.00000582093" calcext:value-type="float">
            <text:p>-5,82E-06</text:p>
          </table:table-cell>
          <table:table-cell office:value-type="float" office:value="-0.00000704333" calcext:value-type="float">
            <text:p>-7,04E-06</text:p>
          </table:table-cell>
          <table:table-cell office:value-type="float" office:value="0.0231879201707417" calcext:value-type="float">
            <text:p>0,023187920170742</text:p>
          </table:table-cell>
          <table:table-cell office:value-type="float" office:value="0.0231879571087175" calcext:value-type="float">
            <text:p>0,023187957108718</text:p>
          </table:table-cell>
          <table:table-cell office:value-type="float" office:value="0.0231879447373852" calcext:value-type="float">
            <text:p>0,023187944737385</text:p>
          </table:table-cell>
          <table:table-cell office:value-type="float" office:value="0.0231879693585229" calcext:value-type="float">
            <text:p>0,023187969358523</text:p>
          </table:table-cell>
          <table:table-cell office:value-type="float" office:value="0.0231879752375232" calcext:value-type="float">
            <text:p>0,023187975237523</text:p>
          </table:table-cell>
          <table:table-cell office:value-type="float" office:value="0.0231879643978269" calcext:value-type="float">
            <text:p>0,023187964397827</text:p>
          </table:table-cell>
          <table:table-cell office:value-type="float" office:value="0.0231879706768913" calcext:value-type="float">
            <text:p>0,023187970676891</text:p>
          </table:table-cell>
          <table:table-cell office:value-type="float" office:value="0.023187977936778" calcext:value-type="float">
            <text:p>0,023187977936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5" calcext:value-type="float">
            <text:p>1,5</text:p>
          </table:table-cell>
          <table:table-cell office:value-type="float" office:value="0.042104479" calcext:value-type="float">
            <text:p>0,042104479</text:p>
          </table:table-cell>
          <table:table-cell table:formula="of:=AVERAGE([.E175:.F175])" office:value-type="float" office:value="-0.00000860870763445534" calcext:value-type="float">
            <text:p>-8,61E-06</text:p>
          </table:table-cell>
          <table:table-cell office:value-type="float" office:value="-0.00000721741526891067" calcext:value-type="float">
            <text:p>-7,22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17910733" calcext:value-type="float">
            <text:p>-1,79E-05</text:p>
          </table:table-cell>
          <table:table-cell office:value-type="float" office:value="0.000001081253" calcext:value-type="float">
            <text:p>1,08E-06</text:p>
          </table:table-cell>
          <table:table-cell office:value-type="float" office:value="-0.000018894868" calcext:value-type="float">
            <text:p>-1,89E-05</text:p>
          </table:table-cell>
          <table:table-cell office:value-type="float" office:value="-0.000004540065" calcext:value-type="float">
            <text:p>-4,54E-06</text:p>
          </table:table-cell>
          <table:table-cell office:value-type="float" office:value="0.000002948981" calcext:value-type="float">
            <text:p>2,95E-06</text:p>
          </table:table-cell>
          <table:table-cell office:value-type="float" office:value="-0.000005334568" calcext:value-type="float">
            <text:p>-5,33E-06</text:p>
          </table:table-cell>
          <table:table-cell office:value-type="float" office:value="-0.000005319478" calcext:value-type="float">
            <text:p>-5,32E-06</text:p>
          </table:table-cell>
          <table:table-cell office:value-type="float" office:value="0.0421044080339633" calcext:value-type="float">
            <text:p>0,042104408033963</text:p>
          </table:table-cell>
          <table:table-cell office:value-type="float" office:value="0.0421044537522761" calcext:value-type="float">
            <text:p>0,042104453752276</text:p>
          </table:table-cell>
          <table:table-cell office:value-type="float" office:value="0.0421044511501061" calcext:value-type="float">
            <text:p>0,042104451150106</text:p>
          </table:table-cell>
          <table:table-cell office:value-type="float" office:value="0.0421044941637413" calcext:value-type="float">
            <text:p>0,042104494163741</text:p>
          </table:table-cell>
          <table:table-cell office:value-type="float" office:value="0.0421045039688214" calcext:value-type="float">
            <text:p>0,042104503968821</text:p>
          </table:table-cell>
          <table:table-cell office:value-type="float" office:value="0.0421044979107723" calcext:value-type="float">
            <text:p>0,042104497910772</text:p>
          </table:table-cell>
          <table:table-cell office:value-type="float" office:value="0.0421045083596016" calcext:value-type="float">
            <text:p>0,042104508359602</text:p>
          </table:table-cell>
          <table:table-cell office:value-type="float" office:value="0.0421045183156428" calcext:value-type="float">
            <text:p>0,042104518315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3" calcext:value-type="float">
            <text:p>1,3</text:p>
          </table:table-cell>
          <table:table-cell office:value-type="float" office:value="0.028184015" calcext:value-type="float">
            <text:p>0,028184015</text:p>
          </table:table-cell>
          <table:table-cell table:formula="of:=AVERAGE([.E176:.F176])" office:value-type="float" office:value="-0.0000087327755644724" calcext:value-type="float">
            <text:p>-8,73E-06</text:p>
          </table:table-cell>
          <table:table-cell office:value-type="float" office:value="-0.00000746555112894479" calcext:value-type="float">
            <text:p>-7,47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26590468" calcext:value-type="float">
            <text:p>-2,66E-05</text:p>
          </table:table-cell>
          <table:table-cell office:value-type="float" office:value="0.000009393715" calcext:value-type="float">
            <text:p>9,39E-06</text:p>
          </table:table-cell>
          <table:table-cell office:value-type="float" office:value="-0.000026427555" calcext:value-type="float">
            <text:p>-2,64E-05</text:p>
          </table:table-cell>
          <table:table-cell office:value-type="float" office:value="0.000004268226" calcext:value-type="float">
            <text:p>4,27E-06</text:p>
          </table:table-cell>
          <table:table-cell office:value-type="float" office:value="0.000004930178" calcext:value-type="float">
            <text:p>4,93E-06</text:p>
          </table:table-cell>
          <table:table-cell office:value-type="float" office:value="-0.000005168478" calcext:value-type="float">
            <text:p>-5,17E-06</text:p>
          </table:table-cell>
          <table:table-cell office:value-type="float" office:value="-0.000009546431" calcext:value-type="float">
            <text:p>-9,55E-06</text:p>
          </table:table-cell>
          <table:table-cell office:value-type="float" office:value="0.02818396419202" calcext:value-type="float">
            <text:p>0,02818396419202</text:p>
          </table:table-cell>
          <table:table-cell office:value-type="float" office:value="0.0281840096256521" calcext:value-type="float">
            <text:p>0,028184009625652</text:p>
          </table:table-cell>
          <table:table-cell office:value-type="float" office:value="0.0281839944928203" calcext:value-type="float">
            <text:p>0,02818399449282</text:p>
          </table:table-cell>
          <table:table-cell office:value-type="float" office:value="0.0281840347639571" calcext:value-type="float">
            <text:p>0,028184034763957</text:p>
          </table:table-cell>
          <table:table-cell office:value-type="float" office:value="0.0281840285935885" calcext:value-type="float">
            <text:p>0,028184028593589</text:p>
          </table:table-cell>
          <table:table-cell office:value-type="float" office:value="0.0281840218140852" calcext:value-type="float">
            <text:p>0,028184021814085</text:p>
          </table:table-cell>
          <table:table-cell office:value-type="float" office:value="0.0281840285905868" calcext:value-type="float">
            <text:p>0,028184028590587</text:p>
          </table:table-cell>
          <table:table-cell office:value-type="float" office:value="0.0281840405506422" calcext:value-type="float">
            <text:p>0,028184040550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39195835" calcext:value-type="float">
            <text:p>0,039195835</text:p>
          </table:table-cell>
          <table:table-cell table:formula="of:=AVERAGE([.E177:.F177])" office:value-type="float" office:value="-0.00000897868853909448" calcext:value-type="float">
            <text:p>-8,98E-06</text:p>
          </table:table-cell>
          <table:table-cell office:value-type="float" office:value="-0.00000795737707818897" calcext:value-type="float">
            <text:p>-7,96E-06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01137524" calcext:value-type="float">
            <text:p>-1,14E-06</text:p>
          </table:table-cell>
          <table:table-cell office:value-type="float" office:value="-0.000019825064" calcext:value-type="float">
            <text:p>-1,98E-05</text:p>
          </table:table-cell>
          <table:table-cell office:value-type="float" office:value="-0.0000001846" calcext:value-type="float">
            <text:p>-1,85E-07</text:p>
          </table:table-cell>
          <table:table-cell office:value-type="float" office:value="-0.000005927703" calcext:value-type="float">
            <text:p>-5,93E-06</text:p>
          </table:table-cell>
          <table:table-cell office:value-type="float" office:value="-0.000018617946" calcext:value-type="float">
            <text:p>-1,86E-05</text:p>
          </table:table-cell>
          <table:table-cell office:value-type="float" office:value="-0.000003883716" calcext:value-type="float">
            <text:p>-3,88E-06</text:p>
          </table:table-cell>
          <table:table-cell office:value-type="float" office:value="-0.000006356764" calcext:value-type="float">
            <text:p>-6,36E-06</text:p>
          </table:table-cell>
          <table:table-cell office:value-type="float" office:value="0.0391957764893172" calcext:value-type="float">
            <text:p>0,039195776489317</text:p>
          </table:table-cell>
          <table:table-cell office:value-type="float" office:value="0.0391957791923342" calcext:value-type="float">
            <text:p>0,039195779192334</text:p>
          </table:table-cell>
          <table:table-cell office:value-type="float" office:value="0.0391958236078093" calcext:value-type="float">
            <text:p>0,039195823607809</text:p>
          </table:table-cell>
          <table:table-cell office:value-type="float" office:value="0.0391958239990155" calcext:value-type="float">
            <text:p>0,039195823999016</text:p>
          </table:table-cell>
          <table:table-cell office:value-type="float" office:value="0.039195835916563" calcext:value-type="float">
            <text:p>0,039195835916563</text:p>
          </table:table-cell>
          <table:table-cell office:value-type="float" office:value="0.0391958715210038" calcext:value-type="float">
            <text:p>0,039195871521004</text:p>
          </table:table-cell>
          <table:table-cell office:value-type="float" office:value="0.0391958786025425" calcext:value-type="float">
            <text:p>0,039195878602543</text:p>
          </table:table-cell>
          <table:table-cell office:value-type="float" office:value="0.0391958896780977" calcext:value-type="float">
            <text:p>0,039195889678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16152129" calcext:value-type="float">
            <text:p>0,016152129</text:p>
          </table:table-cell>
          <table:table-cell table:formula="of:=AVERAGE([.E178:.F178])" office:value-type="float" office:value="-0.00000901239947409898" calcext:value-type="float">
            <text:p>-9,01E-06</text:p>
          </table:table-cell>
          <table:table-cell office:value-type="float" office:value="-0.00000802479894819796" calcext:value-type="float">
            <text:p>-8,02E-06</text:p>
          </table:table-cell>
          <table:table-cell office:value-type="float" office:value="-0.00001" calcext:value-type="float">
            <text:p>-1E-05</text:p>
          </table:table-cell>
          <table:table-cell table:formula="of:=[.C179]-[.C178]" office:value-type="float" office:value="0" calcext:value-type="float">
            <text:p>0</text:p>
          </table:table-cell>
          <table:table-cell table:formula="of:=[.D179]-[.D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8121852" calcext:value-type="float">
            <text:p>8,12E-06</text:p>
          </table:table-cell>
          <table:table-cell office:value-type="float" office:value="-0.000033616898" calcext:value-type="float">
            <text:p>-3,36E-05</text:p>
          </table:table-cell>
          <table:table-cell office:value-type="float" office:value="0.000020010418" calcext:value-type="float">
            <text:p>2,00E-05</text:p>
          </table:table-cell>
          <table:table-cell office:value-type="float" office:value="-0.000015132468" calcext:value-type="float">
            <text:p>-1,51E-05</text:p>
          </table:table-cell>
          <table:table-cell office:value-type="float" office:value="-0.000034813834" calcext:value-type="float">
            <text:p>-3,48E-05</text:p>
          </table:table-cell>
          <table:table-cell office:value-type="float" office:value="-0.000001862682" calcext:value-type="float">
            <text:p>-1,86E-06</text:p>
          </table:table-cell>
          <table:table-cell office:value-type="float" office:value="-0.000000081619" calcext:value-type="float">
            <text:p>-8,16E-08</text:p>
          </table:table-cell>
          <table:table-cell office:value-type="float" office:value="0.0161521066253654" calcext:value-type="float">
            <text:p>0,016152106625365</text:p>
          </table:table-cell>
          <table:table-cell office:value-type="float" office:value="0.0161520986723255" calcext:value-type="float">
            <text:p>0,016152098672326</text:p>
          </table:table-cell>
          <table:table-cell office:value-type="float" office:value="0.0161521297084286" calcext:value-type="float">
            <text:p>0,016152129708429</text:p>
          </table:table-cell>
          <table:table-cell office:value-type="float" office:value="0.0161521122333248" calcext:value-type="float">
            <text:p>0,016152112233325</text:p>
          </table:table-cell>
          <table:table-cell office:value-type="float" office:value="0.0161521247705045" calcext:value-type="float">
            <text:p>0,016152124770505</text:p>
          </table:table-cell>
          <table:table-cell office:value-type="float" office:value="0.016152152206086" calcext:value-type="float">
            <text:p>0,016152152206086</text:p>
          </table:table-cell>
          <table:table-cell office:value-type="float" office:value="0.0161521536057019" calcext:value-type="float">
            <text:p>0,016152153605702</text:p>
          </table:table-cell>
          <table:table-cell office:value-type="float" office:value="0.0161521536643035" calcext:value-type="float">
            <text:p>0,016152153664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16152129" calcext:value-type="float">
            <text:p>0,016152129</text:p>
          </table:table-cell>
          <table:table-cell table:formula="of:=AVERAGE([.E179:.F179])" office:value-type="float" office:value="-0.00000901239947409898" calcext:value-type="float">
            <text:p>-9,01E-06</text:p>
          </table:table-cell>
          <table:table-cell office:value-type="float" office:value="-0.00000802479894819796" calcext:value-type="float">
            <text:p>-8,02E-06</text:p>
          </table:table-cell>
          <table:table-cell office:value-type="float" office:value="-0.00001" calcext:value-type="float">
            <text:p>-1E-05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[.D180]-[.D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8121852" calcext:value-type="float">
            <text:p>8,12E-06</text:p>
          </table:table-cell>
          <table:table-cell office:value-type="float" office:value="-0.000033616898" calcext:value-type="float">
            <text:p>-3,36E-05</text:p>
          </table:table-cell>
          <table:table-cell office:value-type="float" office:value="0.000020010418" calcext:value-type="float">
            <text:p>2,00E-05</text:p>
          </table:table-cell>
          <table:table-cell office:value-type="float" office:value="-0.000015132468" calcext:value-type="float">
            <text:p>-1,51E-05</text:p>
          </table:table-cell>
          <table:table-cell office:value-type="float" office:value="-0.000034813834" calcext:value-type="float">
            <text:p>-3,48E-05</text:p>
          </table:table-cell>
          <table:table-cell office:value-type="float" office:value="-0.000001862682" calcext:value-type="float">
            <text:p>-1,86E-06</text:p>
          </table:table-cell>
          <table:table-cell office:value-type="float" office:value="-0.000000081619" calcext:value-type="float">
            <text:p>-8,16E-08</text:p>
          </table:table-cell>
          <table:table-cell office:value-type="float" office:value="0.0161521066253654" calcext:value-type="float">
            <text:p>0,016152106625365</text:p>
          </table:table-cell>
          <table:table-cell office:value-type="float" office:value="0.0161520986723255" calcext:value-type="float">
            <text:p>0,016152098672326</text:p>
          </table:table-cell>
          <table:table-cell office:value-type="float" office:value="0.0161521297084286" calcext:value-type="float">
            <text:p>0,016152129708429</text:p>
          </table:table-cell>
          <table:table-cell office:value-type="float" office:value="0.0161521122333248" calcext:value-type="float">
            <text:p>0,016152112233325</text:p>
          </table:table-cell>
          <table:table-cell office:value-type="float" office:value="0.0161521247705045" calcext:value-type="float">
            <text:p>0,016152124770505</text:p>
          </table:table-cell>
          <table:table-cell office:value-type="float" office:value="0.016152152206086" calcext:value-type="float">
            <text:p>0,016152152206086</text:p>
          </table:table-cell>
          <table:table-cell office:value-type="float" office:value="0.0161521536057019" calcext:value-type="float">
            <text:p>0,016152153605702</text:p>
          </table:table-cell>
          <table:table-cell office:value-type="float" office:value="0.0161521536643035" calcext:value-type="float">
            <text:p>0,016152153664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2.25" calcext:value-type="float">
            <text:p>2,25</text:p>
          </table:table-cell>
          <table:table-cell office:value-type="float" office:value="0.016152129" calcext:value-type="float">
            <text:p>0,016152129</text:p>
          </table:table-cell>
          <table:table-cell table:formula="of:=AVERAGE([.E180:.F180])" office:value-type="float" office:value="-0.00000901239947409898" calcext:value-type="float">
            <text:p>-9,01E-06</text:p>
          </table:table-cell>
          <table:table-cell office:value-type="float" office:value="-0.00000802479894819796" calcext:value-type="float">
            <text:p>-8,02E-06</text:p>
          </table:table-cell>
          <table:table-cell office:value-type="float" office:value="-0.00001" calcext:value-type="float">
            <text:p>-1E-05</text:p>
          </table:table-cell>
          <table:table-cell table:formula="of:=[.C181]-[.C180]" office:value-type="float" office:value="-0.005187588" calcext:value-type="float">
            <text:p>-0,005187588</text:p>
          </table:table-cell>
          <table:table-cell table:formula="of:=[.D181]-[.D180]" office:value-type="float" office:value="-0.0000000812292826512399" calcext:value-type="float">
            <text:p>-8,12292826512399E-08</text:p>
          </table:table-cell>
          <table:table-cell office:value-type="float" office:value="0" calcext:value-type="float">
            <text:p>0</text:p>
          </table:table-cell>
          <table:table-cell office:value-type="float" office:value="0.000008121852" calcext:value-type="float">
            <text:p>8,12E-06</text:p>
          </table:table-cell>
          <table:table-cell office:value-type="float" office:value="-0.000033616898" calcext:value-type="float">
            <text:p>-3,36E-05</text:p>
          </table:table-cell>
          <table:table-cell office:value-type="float" office:value="0.000020010418" calcext:value-type="float">
            <text:p>2,00E-05</text:p>
          </table:table-cell>
          <table:table-cell office:value-type="float" office:value="-0.000015132468" calcext:value-type="float">
            <text:p>-1,51E-05</text:p>
          </table:table-cell>
          <table:table-cell office:value-type="float" office:value="-0.000034813834" calcext:value-type="float">
            <text:p>-3,48E-05</text:p>
          </table:table-cell>
          <table:table-cell office:value-type="float" office:value="-0.000001862682" calcext:value-type="float">
            <text:p>-1,86E-06</text:p>
          </table:table-cell>
          <table:table-cell office:value-type="float" office:value="-0.000000081619" calcext:value-type="float">
            <text:p>-8,16E-08</text:p>
          </table:table-cell>
          <table:table-cell office:value-type="float" office:value="0.0161521066253654" calcext:value-type="float">
            <text:p>0,016152106625365</text:p>
          </table:table-cell>
          <table:table-cell office:value-type="float" office:value="0.0161520986723255" calcext:value-type="float">
            <text:p>0,016152098672326</text:p>
          </table:table-cell>
          <table:table-cell office:value-type="float" office:value="0.0161521297084286" calcext:value-type="float">
            <text:p>0,016152129708429</text:p>
          </table:table-cell>
          <table:table-cell office:value-type="float" office:value="0.0161521122333248" calcext:value-type="float">
            <text:p>0,016152112233325</text:p>
          </table:table-cell>
          <table:table-cell office:value-type="float" office:value="0.0161521247705045" calcext:value-type="float">
            <text:p>0,016152124770505</text:p>
          </table:table-cell>
          <table:table-cell office:value-type="float" office:value="0.016152152206086" calcext:value-type="float">
            <text:p>0,016152152206086</text:p>
          </table:table-cell>
          <table:table-cell office:value-type="float" office:value="0.0161521536057019" calcext:value-type="float">
            <text:p>0,016152153605702</text:p>
          </table:table-cell>
          <table:table-cell office:value-type="float" office:value="0.0161521536643035" calcext:value-type="float">
            <text:p>0,01615215366430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l-1-1-1d</text:p>
          </table:table-cell>
          <table:table-cell table:style-name="ce7" office:value-type="float" office:value="1.3" calcext:value-type="float">
            <text:p>1,3</text:p>
          </table:table-cell>
          <table:table-cell table:style-name="ce5" office:value-type="float" office:value="0.010964541" calcext:value-type="float">
            <text:p>0,010964541</text:p>
          </table:table-cell>
          <table:table-cell table:formula="of:=AVERAGE([.E181:.F181])" office:value-type="float" office:value="-0.00000909362875675022" calcext:value-type="float">
            <text:p>-9,09E-06</text:p>
          </table:table-cell>
          <table:table-cell table:style-name="ce9" office:value-type="float" office:value="-0.00000818725751350044" calcext:value-type="float">
            <text:p>-8,19E-06</text:p>
          </table:table-cell>
          <table:table-cell table:style-name="ce5" office:value-type="float" office:value="-0.00001" calcext:value-type="float">
            <text:p>-1E-05</text:p>
          </table:table-cell>
          <table:table-cell table:formula="of:=[.C182]-[.C181]" office:value-type="float" office:value="0" calcext:value-type="float">
            <text:p>0</text:p>
          </table:table-cell>
          <table:table-cell table:formula="of:=[.D182]-[.D181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-0.000005720527" calcext:value-type="float">
            <text:p>-5,72E-06</text:p>
          </table:table-cell>
          <table:table-cell table:style-name="ce9" office:value-type="float" office:value="-0.000015657933" calcext:value-type="float">
            <text:p>-1,57E-05</text:p>
          </table:table-cell>
          <table:table-cell table:style-name="ce9" office:value-type="float" office:value="-0.000008303932" calcext:value-type="float">
            <text:p>-8,30E-06</text:p>
          </table:table-cell>
          <table:table-cell table:style-name="ce9" office:value-type="float" office:value="-0.000004447987" calcext:value-type="float">
            <text:p>-4,45E-06</text:p>
          </table:table-cell>
          <table:table-cell table:style-name="ce9" office:value-type="float" office:value="-0.0000148945" calcext:value-type="float">
            <text:p>-1,49E-05</text:p>
          </table:table-cell>
          <table:table-cell table:style-name="ce9" office:value-type="float" office:value="-0.00000200208" calcext:value-type="float">
            <text:p>-2,00E-06</text:p>
          </table:table-cell>
          <table:table-cell table:style-name="ce9" office:value-type="float" office:value="-0.000005229242" calcext:value-type="float">
            <text:p>-5,23E-06</text:p>
          </table:table-cell>
          <table:table-cell table:style-name="ce5" office:value-type="float" office:value="0.0109645221196335" calcext:value-type="float">
            <text:p>0,010964522119634</text:p>
          </table:table-cell>
          <table:table-cell table:style-name="ce5" office:value-type="float" office:value="0.0109645259221829" calcext:value-type="float">
            <text:p>0,010964525922183</text:p>
          </table:table-cell>
          <table:table-cell table:style-name="ce5" office:value-type="float" office:value="0.0109645357352474" calcext:value-type="float">
            <text:p>0,010964535735247</text:p>
          </table:table-cell>
          <table:table-cell table:style-name="ce5" office:value-type="float" office:value="0.0109645406580018" calcext:value-type="float">
            <text:p>0,010964540658002</text:p>
          </table:table-cell>
          <table:table-cell table:style-name="ce5" office:value-type="float" office:value="0.010964543159583" calcext:value-type="float">
            <text:p>0,010964543159583</text:p>
          </table:table-cell>
          <table:table-cell table:style-name="ce5" office:value-type="float" office:value="0.0109645511275754" calcext:value-type="float">
            <text:p>0,010964551127575</text:p>
          </table:table-cell>
          <table:table-cell table:style-name="ce5" office:value-type="float" office:value="0.0109645521487784" calcext:value-type="float">
            <text:p>0,010964552148778</text:p>
          </table:table-cell>
          <table:table-cell table:style-name="ce5" office:value-type="float" office:value="0.0109645546974781" calcext:value-type="float">
            <text:p>0,01096455469747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p2h-s1</text:p>
          </table:table-cell>
          <table:table-cell table:style-name="ce7" office:value-type="float" office:value="1.3" calcext:value-type="float">
            <text:p>1,3</text:p>
          </table:table-cell>
          <table:table-cell table:style-name="ce5" office:value-type="float" office:value="0.010964541" calcext:value-type="float">
            <text:p>0,010964541</text:p>
          </table:table-cell>
          <table:table-cell table:formula="of:=AVERAGE([.E182:.F182])" office:value-type="float" office:value="-0.00000909362875675022" calcext:value-type="float">
            <text:p>-9,09E-06</text:p>
          </table:table-cell>
          <table:table-cell table:style-name="ce9" office:value-type="float" office:value="-0.00000818725751350044" calcext:value-type="float">
            <text:p>-8,19E-06</text:p>
          </table:table-cell>
          <table:table-cell table:style-name="ce5" office:value-type="float" office:value="-0.00001" calcext:value-type="float">
            <text:p>-1E-05</text:p>
          </table:table-cell>
          <table:table-cell table:formula="of:=[.C183]-[.C182]" office:value-type="float" office:value="0.005148513" calcext:value-type="float">
            <text:p>0,005148513</text:p>
          </table:table-cell>
          <table:table-cell table:formula="of:=[.D183]-[.D182]" office:value-type="float" office:value="-0.000000982354553430381" calcext:value-type="float">
            <text:p>-9,82354553430381E-07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-0.000005720527" calcext:value-type="float">
            <text:p>-5,72E-06</text:p>
          </table:table-cell>
          <table:table-cell table:style-name="ce9" office:value-type="float" office:value="-0.000015657933" calcext:value-type="float">
            <text:p>-1,57E-05</text:p>
          </table:table-cell>
          <table:table-cell table:style-name="ce9" office:value-type="float" office:value="-0.000008303932" calcext:value-type="float">
            <text:p>-8,30E-06</text:p>
          </table:table-cell>
          <table:table-cell table:style-name="ce9" office:value-type="float" office:value="-0.000004447987" calcext:value-type="float">
            <text:p>-4,45E-06</text:p>
          </table:table-cell>
          <table:table-cell table:style-name="ce9" office:value-type="float" office:value="-0.0000148945" calcext:value-type="float">
            <text:p>-1,49E-05</text:p>
          </table:table-cell>
          <table:table-cell table:style-name="ce9" office:value-type="float" office:value="-0.00000200208" calcext:value-type="float">
            <text:p>-2,00E-06</text:p>
          </table:table-cell>
          <table:table-cell table:style-name="ce9" office:value-type="float" office:value="-0.000005229242" calcext:value-type="float">
            <text:p>-5,23E-06</text:p>
          </table:table-cell>
          <table:table-cell table:style-name="ce5" office:value-type="float" office:value="0.0109645221196335" calcext:value-type="float">
            <text:p>0,010964522119634</text:p>
          </table:table-cell>
          <table:table-cell table:style-name="ce5" office:value-type="float" office:value="0.0109645259221829" calcext:value-type="float">
            <text:p>0,010964525922183</text:p>
          </table:table-cell>
          <table:table-cell table:style-name="ce5" office:value-type="float" office:value="0.0109645357352474" calcext:value-type="float">
            <text:p>0,010964535735247</text:p>
          </table:table-cell>
          <table:table-cell table:style-name="ce5" office:value-type="float" office:value="0.0109645406580018" calcext:value-type="float">
            <text:p>0,010964540658002</text:p>
          </table:table-cell>
          <table:table-cell table:style-name="ce5" office:value-type="float" office:value="0.010964543159583" calcext:value-type="float">
            <text:p>0,010964543159583</text:p>
          </table:table-cell>
          <table:table-cell table:style-name="ce5" office:value-type="float" office:value="0.0109645511275754" calcext:value-type="float">
            <text:p>0,010964551127575</text:p>
          </table:table-cell>
          <table:table-cell table:style-name="ce5" office:value-type="float" office:value="0.0109645521487784" calcext:value-type="float">
            <text:p>0,010964552148778</text:p>
          </table:table-cell>
          <table:table-cell table:style-name="ce5" office:value-type="float" office:value="0.0109645546974781" calcext:value-type="float">
            <text:p>0,010964554697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2.2" calcext:value-type="float">
            <text:p>2,2</text:p>
          </table:table-cell>
          <table:table-cell office:value-type="float" office:value="0.016113054" calcext:value-type="float">
            <text:p>0,016113054</text:p>
          </table:table-cell>
          <table:table-cell table:formula="of:=AVERAGE([.E183:.F183])" office:value-type="float" office:value="-0.0000100759833101806" calcext:value-type="float">
            <text:p>-1,01E-05</text:p>
          </table:table-cell>
          <table:table-cell office:value-type="float" office:value="-0.0000101519666203612" calcext:value-type="float">
            <text:p>-1,02E-05</text:p>
          </table:table-cell>
          <table:table-cell office:value-type="float" office:value="-0.00001" calcext:value-type="float">
            <text:p>-1E-05</text:p>
          </table:table-cell>
          <table:table-cell table:formula="of:=[.C184]-[.C183]" office:value-type="float" office:value="0" calcext:value-type="float">
            <text:p>0</text:p>
          </table:table-cell>
          <table:table-cell table:formula="of:=[.D184]-[.D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5299824" calcext:value-type="float">
            <text:p>5,30E-06</text:p>
          </table:table-cell>
          <table:table-cell office:value-type="float" office:value="-0.000036185403" calcext:value-type="float">
            <text:p>-3,62E-05</text:p>
          </table:table-cell>
          <table:table-cell office:value-type="float" office:value="0.000017819952" calcext:value-type="float">
            <text:p>1,78E-05</text:p>
          </table:table-cell>
          <table:table-cell office:value-type="float" office:value="-0.000017158445" calcext:value-type="float">
            <text:p>-1,72E-05</text:p>
          </table:table-cell>
          <table:table-cell office:value-type="float" office:value="-0.000036668565" calcext:value-type="float">
            <text:p>-3,67E-05</text:p>
          </table:table-cell>
          <table:table-cell office:value-type="float" office:value="-0.000003490818" calcext:value-type="float">
            <text:p>-3,49E-06</text:p>
          </table:table-cell>
          <table:table-cell office:value-type="float" office:value="-0.000001554674" calcext:value-type="float">
            <text:p>-1,55E-06</text:p>
          </table:table-cell>
          <table:table-cell office:value-type="float" office:value="0.016113024660247" calcext:value-type="float">
            <text:p>0,016113024660247</text:p>
          </table:table-cell>
          <table:table-cell office:value-type="float" office:value="0.0161130194831354" calcext:value-type="float">
            <text:p>0,016113019483135</text:p>
          </table:table-cell>
          <table:table-cell office:value-type="float" office:value="0.0161130528097316" calcext:value-type="float">
            <text:p>0,016113052809732</text:p>
          </table:table-cell>
          <table:table-cell office:value-type="float" office:value="0.0161130372852106" calcext:value-type="float">
            <text:p>0,016113037285211</text:p>
          </table:table-cell>
          <table:table-cell office:value-type="float" office:value="0.016113051466513" calcext:value-type="float">
            <text:p>0,016113051466513</text:p>
          </table:table-cell>
          <table:table-cell office:value-type="float" office:value="0.0161130802938403" calcext:value-type="float">
            <text:p>0,01611308029384</text:p>
          </table:table-cell>
          <table:table-cell office:value-type="float" office:value="0.0161130829104906" calcext:value-type="float">
            <text:p>0,016113082910491</text:p>
          </table:table-cell>
          <table:table-cell office:value-type="float" office:value="0.0161130840240336" calcext:value-type="float">
            <text:p>0,016113084024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2.2" calcext:value-type="float">
            <text:p>2,2</text:p>
          </table:table-cell>
          <table:table-cell office:value-type="float" office:value="0.016113054" calcext:value-type="float">
            <text:p>0,016113054</text:p>
          </table:table-cell>
          <table:table-cell table:formula="of:=AVERAGE([.E184:.F184])" office:value-type="float" office:value="-0.0000100759833101806" calcext:value-type="float">
            <text:p>-1,01E-05</text:p>
          </table:table-cell>
          <table:table-cell office:value-type="float" office:value="-0.0000101519666203612" calcext:value-type="float">
            <text:p>-1,02E-05</text:p>
          </table:table-cell>
          <table:table-cell office:value-type="float" office:value="-0.00001" calcext:value-type="float">
            <text:p>-1E-05</text:p>
          </table:table-cell>
          <table:table-cell table:formula="of:=[.C185]-[.C184]" office:value-type="float" office:value="0" calcext:value-type="float">
            <text:p>0</text:p>
          </table:table-cell>
          <table:table-cell table:formula="of:=[.D185]-[.D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5299824" calcext:value-type="float">
            <text:p>5,30E-06</text:p>
          </table:table-cell>
          <table:table-cell office:value-type="float" office:value="-0.000036185403" calcext:value-type="float">
            <text:p>-3,62E-05</text:p>
          </table:table-cell>
          <table:table-cell office:value-type="float" office:value="0.000017819952" calcext:value-type="float">
            <text:p>1,78E-05</text:p>
          </table:table-cell>
          <table:table-cell office:value-type="float" office:value="-0.000017158445" calcext:value-type="float">
            <text:p>-1,72E-05</text:p>
          </table:table-cell>
          <table:table-cell office:value-type="float" office:value="-0.000036668565" calcext:value-type="float">
            <text:p>-3,67E-05</text:p>
          </table:table-cell>
          <table:table-cell office:value-type="float" office:value="-0.000003490818" calcext:value-type="float">
            <text:p>-3,49E-06</text:p>
          </table:table-cell>
          <table:table-cell office:value-type="float" office:value="-0.000001554674" calcext:value-type="float">
            <text:p>-1,55E-06</text:p>
          </table:table-cell>
          <table:table-cell office:value-type="float" office:value="0.016113024660247" calcext:value-type="float">
            <text:p>0,016113024660247</text:p>
          </table:table-cell>
          <table:table-cell office:value-type="float" office:value="0.0161130194831354" calcext:value-type="float">
            <text:p>0,016113019483135</text:p>
          </table:table-cell>
          <table:table-cell office:value-type="float" office:value="0.0161130528097316" calcext:value-type="float">
            <text:p>0,016113052809732</text:p>
          </table:table-cell>
          <table:table-cell office:value-type="float" office:value="0.0161130372852106" calcext:value-type="float">
            <text:p>0,016113037285211</text:p>
          </table:table-cell>
          <table:table-cell office:value-type="float" office:value="0.016113051466513" calcext:value-type="float">
            <text:p>0,016113051466513</text:p>
          </table:table-cell>
          <table:table-cell office:value-type="float" office:value="0.0161130802938403" calcext:value-type="float">
            <text:p>0,01611308029384</text:p>
          </table:table-cell>
          <table:table-cell office:value-type="float" office:value="0.0161130829104906" calcext:value-type="float">
            <text:p>0,016113082910491</text:p>
          </table:table-cell>
          <table:table-cell office:value-type="float" office:value="0.0161130840240336" calcext:value-type="float">
            <text:p>0,016113084024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2" calcext:value-type="float">
            <text:p>2,2</text:p>
          </table:table-cell>
          <table:table-cell office:value-type="float" office:value="0.016113054" calcext:value-type="float">
            <text:p>0,016113054</text:p>
          </table:table-cell>
          <table:table-cell table:formula="of:=AVERAGE([.E185:.F185])" office:value-type="float" office:value="-0.0000100759833101806" calcext:value-type="float">
            <text:p>-1,01E-05</text:p>
          </table:table-cell>
          <table:table-cell office:value-type="float" office:value="-0.0000101519666203612" calcext:value-type="float">
            <text:p>-1,02E-05</text:p>
          </table:table-cell>
          <table:table-cell office:value-type="float" office:value="-0.00001" calcext:value-type="float">
            <text:p>-1E-05</text:p>
          </table:table-cell>
          <table:table-cell table:formula="of:=[.C186]-[.C185]" office:value-type="float" office:value="-0.005139371" calcext:value-type="float">
            <text:p>-0,005139371</text:p>
          </table:table-cell>
          <table:table-cell table:formula="of:=[.D186]-[.D185]" office:value-type="float" office:value="-0.0000000900546694914993" calcext:value-type="float">
            <text:p>-9,0054669491499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5299824" calcext:value-type="float">
            <text:p>5,30E-06</text:p>
          </table:table-cell>
          <table:table-cell office:value-type="float" office:value="-0.000036185403" calcext:value-type="float">
            <text:p>-3,62E-05</text:p>
          </table:table-cell>
          <table:table-cell office:value-type="float" office:value="0.000017819952" calcext:value-type="float">
            <text:p>1,78E-05</text:p>
          </table:table-cell>
          <table:table-cell office:value-type="float" office:value="-0.000017158445" calcext:value-type="float">
            <text:p>-1,72E-05</text:p>
          </table:table-cell>
          <table:table-cell office:value-type="float" office:value="-0.000036668565" calcext:value-type="float">
            <text:p>-3,67E-05</text:p>
          </table:table-cell>
          <table:table-cell office:value-type="float" office:value="-0.000003490818" calcext:value-type="float">
            <text:p>-3,49E-06</text:p>
          </table:table-cell>
          <table:table-cell office:value-type="float" office:value="-0.000001554674" calcext:value-type="float">
            <text:p>-1,55E-06</text:p>
          </table:table-cell>
          <table:table-cell office:value-type="float" office:value="0.016113024660247" calcext:value-type="float">
            <text:p>0,016113024660247</text:p>
          </table:table-cell>
          <table:table-cell office:value-type="float" office:value="0.0161130194831354" calcext:value-type="float">
            <text:p>0,016113019483135</text:p>
          </table:table-cell>
          <table:table-cell office:value-type="float" office:value="0.0161130528097316" calcext:value-type="float">
            <text:p>0,016113052809732</text:p>
          </table:table-cell>
          <table:table-cell office:value-type="float" office:value="0.0161130372852106" calcext:value-type="float">
            <text:p>0,016113037285211</text:p>
          </table:table-cell>
          <table:table-cell office:value-type="float" office:value="0.016113051466513" calcext:value-type="float">
            <text:p>0,016113051466513</text:p>
          </table:table-cell>
          <table:table-cell office:value-type="float" office:value="0.0161130802938403" calcext:value-type="float">
            <text:p>0,01611308029384</text:p>
          </table:table-cell>
          <table:table-cell office:value-type="float" office:value="0.0161130829104906" calcext:value-type="float">
            <text:p>0,016113082910491</text:p>
          </table:table-cell>
          <table:table-cell office:value-type="float" office:value="0.0161130840240336" calcext:value-type="float">
            <text:p>0,01611308402403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table:style-name="ce5" office:value-type="float" office:value="1.25" calcext:value-type="float">
            <text:p>1,25</text:p>
          </table:table-cell>
          <table:table-cell table:style-name="ce5" office:value-type="float" office:value="0.010973683" calcext:value-type="float">
            <text:p>0,010973683</text:p>
          </table:table-cell>
          <table:table-cell table:formula="of:=AVERAGE([.E186:.F186])" office:value-type="float" office:value="-0.0000101660379796721" calcext:value-type="float">
            <text:p>-1,02E-05</text:p>
          </table:table-cell>
          <table:table-cell office:value-type="float" office:value="-0.0000103320759593442" calcext:value-type="float">
            <text:p>-1,03E-05</text:p>
          </table:table-cell>
          <table:table-cell office:value-type="float" office:value="-0.00001" calcext:value-type="float">
            <text:p>-1E-05</text:p>
          </table:table-cell>
          <table:table-cell table:formula="of:=[.C187]-[.C186]" office:value-type="float" office:value="0" calcext:value-type="float">
            <text:p>0</text:p>
          </table:table-cell>
          <table:table-cell table:formula="of:=[.D187]-[.D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3014797" calcext:value-type="float">
            <text:p>-3,01E-06</text:p>
          </table:table-cell>
          <table:table-cell office:value-type="float" office:value="-0.000022740605" calcext:value-type="float">
            <text:p>-2,27E-05</text:p>
          </table:table-cell>
          <table:table-cell office:value-type="float" office:value="-0.000001540356" calcext:value-type="float">
            <text:p>-1,54E-06</text:p>
          </table:table-cell>
          <table:table-cell office:value-type="float" office:value="-0.000006725763" calcext:value-type="float">
            <text:p>-6,73E-06</text:p>
          </table:table-cell>
          <table:table-cell office:value-type="float" office:value="-0.000027778748" calcext:value-type="float">
            <text:p>-2,78E-05</text:p>
          </table:table-cell>
          <table:table-cell office:value-type="float" office:value="0.000002265304" calcext:value-type="float">
            <text:p>2,27E-06</text:p>
          </table:table-cell>
          <table:table-cell office:value-type="float" office:value="-0.000013244971" calcext:value-type="float">
            <text:p>-1,32E-05</text:p>
          </table:table-cell>
          <table:table-cell office:value-type="float" office:value="0.0109736621991557" calcext:value-type="float">
            <text:p>0,010973662199156</text:p>
          </table:table-cell>
          <table:table-cell office:value-type="float" office:value="0.0109736642048222" calcext:value-type="float">
            <text:p>0,010973664204822</text:p>
          </table:table-cell>
          <table:table-cell office:value-type="float" office:value="0.0109736784685858" calcext:value-type="float">
            <text:p>0,010973678468586</text:p>
          </table:table-cell>
          <table:table-cell office:value-type="float" office:value="0.010973679382504" calcext:value-type="float">
            <text:p>0,010973679382504</text:p>
          </table:table-cell>
          <table:table-cell office:value-type="float" office:value="0.0109736831682764" calcext:value-type="float">
            <text:p>0,010973683168276</text:p>
          </table:table-cell>
          <table:table-cell office:value-type="float" office:value="0.0109736980412449" calcext:value-type="float">
            <text:p>0,010973698041245</text:p>
          </table:table-cell>
          <table:table-cell office:value-type="float" office:value="0.0109736968848149" calcext:value-type="float">
            <text:p>0,010973696884815</text:p>
          </table:table-cell>
          <table:table-cell office:value-type="float" office:value="0.0109737033457159" calcext:value-type="float">
            <text:p>0,01097370334571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2h-s1</text:p>
          </table:table-cell>
          <table:table-cell table:style-name="ce5" office:value-type="float" office:value="1.25" calcext:value-type="float">
            <text:p>1,25</text:p>
          </table:table-cell>
          <table:table-cell table:style-name="ce5" office:value-type="float" office:value="0.010973683" calcext:value-type="float">
            <text:p>0,010973683</text:p>
          </table:table-cell>
          <table:table-cell table:formula="of:=AVERAGE([.E187:.F187])" office:value-type="float" office:value="-0.0000101660379796721" calcext:value-type="float">
            <text:p>-1,02E-05</text:p>
          </table:table-cell>
          <table:table-cell office:value-type="float" office:value="-0.0000103320759593442" calcext:value-type="float">
            <text:p>-1,03E-05</text:p>
          </table:table-cell>
          <table:table-cell office:value-type="float" office:value="-0.00001" calcext:value-type="float">
            <text:p>-1E-05</text:p>
          </table:table-cell>
          <table:table-cell table:formula="of:=[.C188]-[.C187]" office:value-type="float" office:value="0.011523122" calcext:value-type="float">
            <text:p>0,011523122</text:p>
          </table:table-cell>
          <table:table-cell table:formula="of:=[.D188]-[.D187]" office:value-type="float" office:value="-0.000000158506091554402" calcext:value-type="float">
            <text:p>-1,58506091554402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3014797" calcext:value-type="float">
            <text:p>-3,01E-06</text:p>
          </table:table-cell>
          <table:table-cell office:value-type="float" office:value="-0.000022740605" calcext:value-type="float">
            <text:p>-2,27E-05</text:p>
          </table:table-cell>
          <table:table-cell office:value-type="float" office:value="-0.000001540356" calcext:value-type="float">
            <text:p>-1,54E-06</text:p>
          </table:table-cell>
          <table:table-cell office:value-type="float" office:value="-0.000006725763" calcext:value-type="float">
            <text:p>-6,73E-06</text:p>
          </table:table-cell>
          <table:table-cell office:value-type="float" office:value="-0.000027778748" calcext:value-type="float">
            <text:p>-2,78E-05</text:p>
          </table:table-cell>
          <table:table-cell office:value-type="float" office:value="0.000002265304" calcext:value-type="float">
            <text:p>2,27E-06</text:p>
          </table:table-cell>
          <table:table-cell office:value-type="float" office:value="-0.000013244971" calcext:value-type="float">
            <text:p>-1,32E-05</text:p>
          </table:table-cell>
          <table:table-cell office:value-type="float" office:value="0.0109736621991557" calcext:value-type="float">
            <text:p>0,010973662199156</text:p>
          </table:table-cell>
          <table:table-cell office:value-type="float" office:value="0.0109736642048222" calcext:value-type="float">
            <text:p>0,010973664204822</text:p>
          </table:table-cell>
          <table:table-cell office:value-type="float" office:value="0.0109736784685858" calcext:value-type="float">
            <text:p>0,010973678468586</text:p>
          </table:table-cell>
          <table:table-cell office:value-type="float" office:value="0.010973679382504" calcext:value-type="float">
            <text:p>0,010973679382504</text:p>
          </table:table-cell>
          <table:table-cell office:value-type="float" office:value="0.0109736831682764" calcext:value-type="float">
            <text:p>0,010973683168276</text:p>
          </table:table-cell>
          <table:table-cell office:value-type="float" office:value="0.0109736980412449" calcext:value-type="float">
            <text:p>0,010973698041245</text:p>
          </table:table-cell>
          <table:table-cell office:value-type="float" office:value="0.0109736968848149" calcext:value-type="float">
            <text:p>0,010973696884815</text:p>
          </table:table-cell>
          <table:table-cell office:value-type="float" office:value="0.0109737033457159" calcext:value-type="float">
            <text:p>0,010973703345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2" calcext:value-type="float">
            <text:p>1,2</text:p>
          </table:table-cell>
          <table:table-cell office:value-type="float" office:value="0.022496805" calcext:value-type="float">
            <text:p>0,022496805</text:p>
          </table:table-cell>
          <table:table-cell table:formula="of:=AVERAGE([.E188:.F188])" office:value-type="float" office:value="-0.0000103245440712265" calcext:value-type="float">
            <text:p>-1,03E-05</text:p>
          </table:table-cell>
          <table:table-cell office:value-type="float" office:value="-0.000010649088142453" calcext:value-type="float">
            <text:p>-1,06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5599" calcext:value-type="float">
            <text:p>2,86E-06</text:p>
          </table:table-cell>
          <table:table-cell office:value-type="float" office:value="-0.00003133257" calcext:value-type="float">
            <text:p>-3,13E-05</text:p>
          </table:table-cell>
          <table:table-cell office:value-type="float" office:value="0.000003454141" calcext:value-type="float">
            <text:p>3,45E-06</text:p>
          </table:table-cell>
          <table:table-cell office:value-type="float" office:value="-0.000007275525" calcext:value-type="float">
            <text:p>-7,28E-06</text:p>
          </table:table-cell>
          <table:table-cell office:value-type="float" office:value="-0.000030141594" calcext:value-type="float">
            <text:p>-3,01E-05</text:p>
          </table:table-cell>
          <table:table-cell office:value-type="float" office:value="-0.000004124757" calcext:value-type="float">
            <text:p>-4,12E-06</text:p>
          </table:table-cell>
          <table:table-cell office:value-type="float" office:value="-0.000008951478" calcext:value-type="float">
            <text:p>-8,95E-06</text:p>
          </table:table-cell>
          <table:table-cell office:value-type="float" office:value="0.0224967624043212" calcext:value-type="float">
            <text:p>0,022496762404321</text:p>
          </table:table-cell>
          <table:table-cell office:value-type="float" office:value="0.0224967585091573" calcext:value-type="float">
            <text:p>0,022496758509157</text:p>
          </table:table-cell>
          <table:table-cell office:value-type="float" office:value="0.0224967987990881" calcext:value-type="float">
            <text:p>0,022496798799088</text:p>
          </table:table-cell>
          <table:table-cell office:value-type="float" office:value="0.0224967945976805" calcext:value-type="float">
            <text:p>0,022496794597681</text:p>
          </table:table-cell>
          <table:table-cell office:value-type="float" office:value="0.0224968029931631" calcext:value-type="float">
            <text:p>0,022496802993163</text:p>
          </table:table-cell>
          <table:table-cell office:value-type="float" office:value="0.0224968360772858" calcext:value-type="float">
            <text:p>0,022496836077286</text:p>
          </table:table-cell>
          <table:table-cell office:value-type="float" office:value="0.0224968403940636" calcext:value-type="float">
            <text:p>0,022496840394064</text:p>
          </table:table-cell>
          <table:table-cell office:value-type="float" office:value="0.0224968493457604" calcext:value-type="float">
            <text:p>0,02249684934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2" calcext:value-type="float">
            <text:p>1,2</text:p>
          </table:table-cell>
          <table:table-cell office:value-type="float" office:value="0.022496805" calcext:value-type="float">
            <text:p>0,022496805</text:p>
          </table:table-cell>
          <table:table-cell table:formula="of:=AVERAGE([.E189:.F189])" office:value-type="float" office:value="-0.0000103245440712265" calcext:value-type="float">
            <text:p>-1,03E-05</text:p>
          </table:table-cell>
          <table:table-cell office:value-type="float" office:value="-0.000010649088142453" calcext:value-type="float">
            <text:p>-1,06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5599" calcext:value-type="float">
            <text:p>2,86E-06</text:p>
          </table:table-cell>
          <table:table-cell office:value-type="float" office:value="-0.00003133257" calcext:value-type="float">
            <text:p>-3,13E-05</text:p>
          </table:table-cell>
          <table:table-cell office:value-type="float" office:value="0.000003454141" calcext:value-type="float">
            <text:p>3,45E-06</text:p>
          </table:table-cell>
          <table:table-cell office:value-type="float" office:value="-0.000007275525" calcext:value-type="float">
            <text:p>-7,28E-06</text:p>
          </table:table-cell>
          <table:table-cell office:value-type="float" office:value="-0.000030141594" calcext:value-type="float">
            <text:p>-3,01E-05</text:p>
          </table:table-cell>
          <table:table-cell office:value-type="float" office:value="-0.000004124757" calcext:value-type="float">
            <text:p>-4,12E-06</text:p>
          </table:table-cell>
          <table:table-cell office:value-type="float" office:value="-0.000008951478" calcext:value-type="float">
            <text:p>-8,95E-06</text:p>
          </table:table-cell>
          <table:table-cell office:value-type="float" office:value="0.0224967624043212" calcext:value-type="float">
            <text:p>0,022496762404321</text:p>
          </table:table-cell>
          <table:table-cell office:value-type="float" office:value="0.0224967585091573" calcext:value-type="float">
            <text:p>0,022496758509157</text:p>
          </table:table-cell>
          <table:table-cell office:value-type="float" office:value="0.0224967987990881" calcext:value-type="float">
            <text:p>0,022496798799088</text:p>
          </table:table-cell>
          <table:table-cell office:value-type="float" office:value="0.0224967945976805" calcext:value-type="float">
            <text:p>0,022496794597681</text:p>
          </table:table-cell>
          <table:table-cell office:value-type="float" office:value="0.0224968029931631" calcext:value-type="float">
            <text:p>0,022496802993163</text:p>
          </table:table-cell>
          <table:table-cell office:value-type="float" office:value="0.0224968360772858" calcext:value-type="float">
            <text:p>0,022496836077286</text:p>
          </table:table-cell>
          <table:table-cell office:value-type="float" office:value="0.0224968403940636" calcext:value-type="float">
            <text:p>0,022496840394064</text:p>
          </table:table-cell>
          <table:table-cell office:value-type="float" office:value="0.0224968493457604" calcext:value-type="float">
            <text:p>0,02249684934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2" calcext:value-type="float">
            <text:p>1,2</text:p>
          </table:table-cell>
          <table:table-cell office:value-type="float" office:value="0.022496805" calcext:value-type="float">
            <text:p>0,022496805</text:p>
          </table:table-cell>
          <table:table-cell table:formula="of:=AVERAGE([.E190:.F190])" office:value-type="float" office:value="-0.0000103245440712265" calcext:value-type="float">
            <text:p>-1,03E-05</text:p>
          </table:table-cell>
          <table:table-cell office:value-type="float" office:value="-0.000010649088142453" calcext:value-type="float">
            <text:p>-1,06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5599" calcext:value-type="float">
            <text:p>2,86E-06</text:p>
          </table:table-cell>
          <table:table-cell office:value-type="float" office:value="-0.00003133257" calcext:value-type="float">
            <text:p>-3,13E-05</text:p>
          </table:table-cell>
          <table:table-cell office:value-type="float" office:value="0.000003454141" calcext:value-type="float">
            <text:p>3,45E-06</text:p>
          </table:table-cell>
          <table:table-cell office:value-type="float" office:value="-0.000007275525" calcext:value-type="float">
            <text:p>-7,28E-06</text:p>
          </table:table-cell>
          <table:table-cell office:value-type="float" office:value="-0.000030141594" calcext:value-type="float">
            <text:p>-3,01E-05</text:p>
          </table:table-cell>
          <table:table-cell office:value-type="float" office:value="-0.000004124757" calcext:value-type="float">
            <text:p>-4,12E-06</text:p>
          </table:table-cell>
          <table:table-cell office:value-type="float" office:value="-0.000008951478" calcext:value-type="float">
            <text:p>-8,95E-06</text:p>
          </table:table-cell>
          <table:table-cell office:value-type="float" office:value="0.0224967624043212" calcext:value-type="float">
            <text:p>0,022496762404321</text:p>
          </table:table-cell>
          <table:table-cell office:value-type="float" office:value="0.0224967585091573" calcext:value-type="float">
            <text:p>0,022496758509157</text:p>
          </table:table-cell>
          <table:table-cell office:value-type="float" office:value="0.0224967987990881" calcext:value-type="float">
            <text:p>0,022496798799088</text:p>
          </table:table-cell>
          <table:table-cell office:value-type="float" office:value="0.0224967945976805" calcext:value-type="float">
            <text:p>0,022496794597681</text:p>
          </table:table-cell>
          <table:table-cell office:value-type="float" office:value="0.0224968029931631" calcext:value-type="float">
            <text:p>0,022496802993163</text:p>
          </table:table-cell>
          <table:table-cell office:value-type="float" office:value="0.0224968360772858" calcext:value-type="float">
            <text:p>0,022496836077286</text:p>
          </table:table-cell>
          <table:table-cell office:value-type="float" office:value="0.0224968403940636" calcext:value-type="float">
            <text:p>0,022496840394064</text:p>
          </table:table-cell>
          <table:table-cell office:value-type="float" office:value="0.0224968493457604" calcext:value-type="float">
            <text:p>0,02249684934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22218477" calcext:value-type="float">
            <text:p>0,022218477</text:p>
          </table:table-cell>
          <table:table-cell table:formula="of:=AVERAGE([.E191:.F191])" office:value-type="float" office:value="-0.0000103670801967043" calcext:value-type="float">
            <text:p>-1,04E-05</text:p>
          </table:table-cell>
          <table:table-cell office:value-type="float" office:value="-0.0000107341603934086" calcext:value-type="float">
            <text:p>-1,07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96819" calcext:value-type="float">
            <text:p>2,90E-06</text:p>
          </table:table-cell>
          <table:table-cell office:value-type="float" office:value="-0.000031602838" calcext:value-type="float">
            <text:p>-3,16E-05</text:p>
          </table:table-cell>
          <table:table-cell office:value-type="float" office:value="0.000003497315" calcext:value-type="float">
            <text:p>3,50E-06</text:p>
          </table:table-cell>
          <table:table-cell office:value-type="float" office:value="-0.000007330653" calcext:value-type="float">
            <text:p>-7,33E-06</text:p>
          </table:table-cell>
          <table:table-cell office:value-type="float" office:value="-0.000030404698" calcext:value-type="float">
            <text:p>-3,04E-05</text:p>
          </table:table-cell>
          <table:table-cell office:value-type="float" office:value="-0.000004153272" calcext:value-type="float">
            <text:p>-4,15E-06</text:p>
          </table:table-cell>
          <table:table-cell office:value-type="float" office:value="-0.000009024444" calcext:value-type="float">
            <text:p>-9,02E-06</text:p>
          </table:table-cell>
          <table:table-cell office:value-type="float" office:value="0.022218434182836" calcext:value-type="float">
            <text:p>0,022218434182836</text:p>
          </table:table-cell>
          <table:table-cell office:value-type="float" office:value="0.0222184302808674" calcext:value-type="float">
            <text:p>0,022218430280867</text:p>
          </table:table-cell>
          <table:table-cell office:value-type="float" office:value="0.0222184704155676" calcext:value-type="float">
            <text:p>0,022218470415568</text:p>
          </table:table-cell>
          <table:table-cell office:value-type="float" office:value="0.0222184662142757" calcext:value-type="float">
            <text:p>0,022218466214276</text:p>
          </table:table-cell>
          <table:table-cell office:value-type="float" office:value="0.0222184745687173" calcext:value-type="float">
            <text:p>0,022218474568717</text:p>
          </table:table-cell>
          <table:table-cell office:value-type="float" office:value="0.0222185075287426" calcext:value-type="float">
            <text:p>0,022218507528743</text:p>
          </table:table-cell>
          <table:table-cell office:value-type="float" office:value="0.022218511821587" calcext:value-type="float">
            <text:p>0,022218511821587</text:p>
          </table:table-cell>
          <table:table-cell office:value-type="float" office:value="0.0222185207345989" calcext:value-type="float">
            <text:p>0,022218520734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22218477" calcext:value-type="float">
            <text:p>0,022218477</text:p>
          </table:table-cell>
          <table:table-cell table:formula="of:=AVERAGE([.E192:.F192])" office:value-type="float" office:value="-0.0000103670801967043" calcext:value-type="float">
            <text:p>-1,04E-05</text:p>
          </table:table-cell>
          <table:table-cell office:value-type="float" office:value="-0.0000107341603934086" calcext:value-type="float">
            <text:p>-1,07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96819" calcext:value-type="float">
            <text:p>2,90E-06</text:p>
          </table:table-cell>
          <table:table-cell office:value-type="float" office:value="-0.000031602838" calcext:value-type="float">
            <text:p>-3,16E-05</text:p>
          </table:table-cell>
          <table:table-cell office:value-type="float" office:value="0.000003497315" calcext:value-type="float">
            <text:p>3,50E-06</text:p>
          </table:table-cell>
          <table:table-cell office:value-type="float" office:value="-0.000007330653" calcext:value-type="float">
            <text:p>-7,33E-06</text:p>
          </table:table-cell>
          <table:table-cell office:value-type="float" office:value="-0.000030404698" calcext:value-type="float">
            <text:p>-3,04E-05</text:p>
          </table:table-cell>
          <table:table-cell office:value-type="float" office:value="-0.000004153272" calcext:value-type="float">
            <text:p>-4,15E-06</text:p>
          </table:table-cell>
          <table:table-cell office:value-type="float" office:value="-0.000009024444" calcext:value-type="float">
            <text:p>-9,02E-06</text:p>
          </table:table-cell>
          <table:table-cell office:value-type="float" office:value="0.022218434182836" calcext:value-type="float">
            <text:p>0,022218434182836</text:p>
          </table:table-cell>
          <table:table-cell office:value-type="float" office:value="0.0222184302808674" calcext:value-type="float">
            <text:p>0,022218430280867</text:p>
          </table:table-cell>
          <table:table-cell office:value-type="float" office:value="0.0222184704155676" calcext:value-type="float">
            <text:p>0,022218470415568</text:p>
          </table:table-cell>
          <table:table-cell office:value-type="float" office:value="0.0222184662142757" calcext:value-type="float">
            <text:p>0,022218466214276</text:p>
          </table:table-cell>
          <table:table-cell office:value-type="float" office:value="0.0222184745687173" calcext:value-type="float">
            <text:p>0,022218474568717</text:p>
          </table:table-cell>
          <table:table-cell office:value-type="float" office:value="0.0222185075287426" calcext:value-type="float">
            <text:p>0,022218507528743</text:p>
          </table:table-cell>
          <table:table-cell office:value-type="float" office:value="0.022218511821587" calcext:value-type="float">
            <text:p>0,022218511821587</text:p>
          </table:table-cell>
          <table:table-cell office:value-type="float" office:value="0.0222185207345989" calcext:value-type="float">
            <text:p>0,022218520734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25" calcext:value-type="float">
            <text:p>1,25</text:p>
          </table:table-cell>
          <table:table-cell office:value-type="float" office:value="0.022218477" calcext:value-type="float">
            <text:p>0,022218477</text:p>
          </table:table-cell>
          <table:table-cell table:formula="of:=AVERAGE([.E193:.F193])" office:value-type="float" office:value="-0.0000103670801967043" calcext:value-type="float">
            <text:p>-1,04E-05</text:p>
          </table:table-cell>
          <table:table-cell office:value-type="float" office:value="-0.0000107341603934086" calcext:value-type="float">
            <text:p>-1,07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96819" calcext:value-type="float">
            <text:p>2,90E-06</text:p>
          </table:table-cell>
          <table:table-cell office:value-type="float" office:value="-0.000031602838" calcext:value-type="float">
            <text:p>-3,16E-05</text:p>
          </table:table-cell>
          <table:table-cell office:value-type="float" office:value="0.000003497315" calcext:value-type="float">
            <text:p>3,50E-06</text:p>
          </table:table-cell>
          <table:table-cell office:value-type="float" office:value="-0.000007330653" calcext:value-type="float">
            <text:p>-7,33E-06</text:p>
          </table:table-cell>
          <table:table-cell office:value-type="float" office:value="-0.000030404698" calcext:value-type="float">
            <text:p>-3,04E-05</text:p>
          </table:table-cell>
          <table:table-cell office:value-type="float" office:value="-0.000004153272" calcext:value-type="float">
            <text:p>-4,15E-06</text:p>
          </table:table-cell>
          <table:table-cell office:value-type="float" office:value="-0.000009024444" calcext:value-type="float">
            <text:p>-9,02E-06</text:p>
          </table:table-cell>
          <table:table-cell office:value-type="float" office:value="0.022218434182836" calcext:value-type="float">
            <text:p>0,022218434182836</text:p>
          </table:table-cell>
          <table:table-cell office:value-type="float" office:value="0.0222184302808674" calcext:value-type="float">
            <text:p>0,022218430280867</text:p>
          </table:table-cell>
          <table:table-cell office:value-type="float" office:value="0.0222184704155676" calcext:value-type="float">
            <text:p>0,022218470415568</text:p>
          </table:table-cell>
          <table:table-cell office:value-type="float" office:value="0.0222184662142757" calcext:value-type="float">
            <text:p>0,022218466214276</text:p>
          </table:table-cell>
          <table:table-cell office:value-type="float" office:value="0.0222184745687173" calcext:value-type="float">
            <text:p>0,022218474568717</text:p>
          </table:table-cell>
          <table:table-cell office:value-type="float" office:value="0.0222185075287426" calcext:value-type="float">
            <text:p>0,022218507528743</text:p>
          </table:table-cell>
          <table:table-cell office:value-type="float" office:value="0.022218511821587" calcext:value-type="float">
            <text:p>0,022218511821587</text:p>
          </table:table-cell>
          <table:table-cell office:value-type="float" office:value="0.0222185207345989" calcext:value-type="float">
            <text:p>0,022218520734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3" calcext:value-type="float">
            <text:p>1,3</text:p>
          </table:table-cell>
          <table:table-cell office:value-type="float" office:value="0.021416605" calcext:value-type="float">
            <text:p>0,021416605</text:p>
          </table:table-cell>
          <table:table-cell table:formula="of:=AVERAGE([.E194:.F194])" office:value-type="float" office:value="-0.0000104958092679234" calcext:value-type="float">
            <text:p>-1,05E-05</text:p>
          </table:table-cell>
          <table:table-cell office:value-type="float" office:value="-0.0000109916185358469" calcext:value-type="float">
            <text:p>-1,10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3020379" calcext:value-type="float">
            <text:p>3,02E-06</text:p>
          </table:table-cell>
          <table:table-cell office:value-type="float" office:value="-0.000032420763" calcext:value-type="float">
            <text:p>-3,24E-05</text:p>
          </table:table-cell>
          <table:table-cell office:value-type="float" office:value="0.000003627975" calcext:value-type="float">
            <text:p>3,63E-06</text:p>
          </table:table-cell>
          <table:table-cell office:value-type="float" office:value="-0.000007497491" calcext:value-type="float">
            <text:p>-7,50E-06</text:p>
          </table:table-cell>
          <table:table-cell office:value-type="float" office:value="-0.000031200939" calcext:value-type="float">
            <text:p>-3,12E-05</text:p>
          </table:table-cell>
          <table:table-cell office:value-type="float" office:value="-0.000004239568" calcext:value-type="float">
            <text:p>-4,24E-06</text:p>
          </table:table-cell>
          <table:table-cell office:value-type="float" office:value="-0.000009245269" calcext:value-type="float">
            <text:p>-9,25E-06</text:p>
          </table:table-cell>
          <table:table-cell office:value-type="float" office:value="0.0214165623461956" calcext:value-type="float">
            <text:p>0,021416562346196</text:p>
          </table:table-cell>
          <table:table-cell office:value-type="float" office:value="0.0214165584246234" calcext:value-type="float">
            <text:p>0,021416558424623</text:p>
          </table:table-cell>
          <table:table-cell office:value-type="float" office:value="0.0214165981120997" calcext:value-type="float">
            <text:p>0,0214165981121</text:p>
          </table:table-cell>
          <table:table-cell office:value-type="float" office:value="0.021416593911137" calcext:value-type="float">
            <text:p>0,021416593911137</text:p>
          </table:table-cell>
          <table:table-cell office:value-type="float" office:value="0.0214166021473398" calcext:value-type="float">
            <text:p>0,02141660214734</text:p>
          </table:table-cell>
          <table:table-cell office:value-type="float" office:value="0.0214166347498358" calcext:value-type="float">
            <text:p>0,021416634749836</text:p>
          </table:table-cell>
          <table:table-cell office:value-type="float" office:value="0.0214166389737271" calcext:value-type="float">
            <text:p>0,021416638973727</text:p>
          </table:table-cell>
          <table:table-cell office:value-type="float" office:value="0.0214166477752931" calcext:value-type="float">
            <text:p>0,021416647775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3" calcext:value-type="float">
            <text:p>1,3</text:p>
          </table:table-cell>
          <table:table-cell office:value-type="float" office:value="0.021416605" calcext:value-type="float">
            <text:p>0,021416605</text:p>
          </table:table-cell>
          <table:table-cell table:formula="of:=AVERAGE([.E195:.F195])" office:value-type="float" office:value="-0.0000104958092679234" calcext:value-type="float">
            <text:p>-1,05E-05</text:p>
          </table:table-cell>
          <table:table-cell office:value-type="float" office:value="-0.0000109916185358469" calcext:value-type="float">
            <text:p>-1,10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3020379" calcext:value-type="float">
            <text:p>3,02E-06</text:p>
          </table:table-cell>
          <table:table-cell office:value-type="float" office:value="-0.000032420763" calcext:value-type="float">
            <text:p>-3,24E-05</text:p>
          </table:table-cell>
          <table:table-cell office:value-type="float" office:value="0.000003627975" calcext:value-type="float">
            <text:p>3,63E-06</text:p>
          </table:table-cell>
          <table:table-cell office:value-type="float" office:value="-0.000007497491" calcext:value-type="float">
            <text:p>-7,50E-06</text:p>
          </table:table-cell>
          <table:table-cell office:value-type="float" office:value="-0.000031200939" calcext:value-type="float">
            <text:p>-3,12E-05</text:p>
          </table:table-cell>
          <table:table-cell office:value-type="float" office:value="-0.000004239568" calcext:value-type="float">
            <text:p>-4,24E-06</text:p>
          </table:table-cell>
          <table:table-cell office:value-type="float" office:value="-0.000009245269" calcext:value-type="float">
            <text:p>-9,25E-06</text:p>
          </table:table-cell>
          <table:table-cell office:value-type="float" office:value="0.0214165623461956" calcext:value-type="float">
            <text:p>0,021416562346196</text:p>
          </table:table-cell>
          <table:table-cell office:value-type="float" office:value="0.0214165584246234" calcext:value-type="float">
            <text:p>0,021416558424623</text:p>
          </table:table-cell>
          <table:table-cell office:value-type="float" office:value="0.0214165981120997" calcext:value-type="float">
            <text:p>0,0214165981121</text:p>
          </table:table-cell>
          <table:table-cell office:value-type="float" office:value="0.021416593911137" calcext:value-type="float">
            <text:p>0,021416593911137</text:p>
          </table:table-cell>
          <table:table-cell office:value-type="float" office:value="0.0214166021473398" calcext:value-type="float">
            <text:p>0,02141660214734</text:p>
          </table:table-cell>
          <table:table-cell office:value-type="float" office:value="0.0214166347498358" calcext:value-type="float">
            <text:p>0,021416634749836</text:p>
          </table:table-cell>
          <table:table-cell office:value-type="float" office:value="0.0214166389737271" calcext:value-type="float">
            <text:p>0,021416638973727</text:p>
          </table:table-cell>
          <table:table-cell office:value-type="float" office:value="0.0214166477752931" calcext:value-type="float">
            <text:p>0,021416647775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3" calcext:value-type="float">
            <text:p>1,3</text:p>
          </table:table-cell>
          <table:table-cell office:value-type="float" office:value="0.021416605" calcext:value-type="float">
            <text:p>0,021416605</text:p>
          </table:table-cell>
          <table:table-cell table:formula="of:=AVERAGE([.E196:.F196])" office:value-type="float" office:value="-0.0000104958092679234" calcext:value-type="float">
            <text:p>-1,05E-05</text:p>
          </table:table-cell>
          <table:table-cell office:value-type="float" office:value="-0.0000109916185358469" calcext:value-type="float">
            <text:p>-1,10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3020379" calcext:value-type="float">
            <text:p>3,02E-06</text:p>
          </table:table-cell>
          <table:table-cell office:value-type="float" office:value="-0.000032420763" calcext:value-type="float">
            <text:p>-3,24E-05</text:p>
          </table:table-cell>
          <table:table-cell office:value-type="float" office:value="0.000003627975" calcext:value-type="float">
            <text:p>3,63E-06</text:p>
          </table:table-cell>
          <table:table-cell office:value-type="float" office:value="-0.000007497491" calcext:value-type="float">
            <text:p>-7,50E-06</text:p>
          </table:table-cell>
          <table:table-cell office:value-type="float" office:value="-0.000031200939" calcext:value-type="float">
            <text:p>-3,12E-05</text:p>
          </table:table-cell>
          <table:table-cell office:value-type="float" office:value="-0.000004239568" calcext:value-type="float">
            <text:p>-4,24E-06</text:p>
          </table:table-cell>
          <table:table-cell office:value-type="float" office:value="-0.000009245269" calcext:value-type="float">
            <text:p>-9,25E-06</text:p>
          </table:table-cell>
          <table:table-cell office:value-type="float" office:value="0.0214165623461956" calcext:value-type="float">
            <text:p>0,021416562346196</text:p>
          </table:table-cell>
          <table:table-cell office:value-type="float" office:value="0.0214165584246234" calcext:value-type="float">
            <text:p>0,021416558424623</text:p>
          </table:table-cell>
          <table:table-cell office:value-type="float" office:value="0.0214165981120997" calcext:value-type="float">
            <text:p>0,0214165981121</text:p>
          </table:table-cell>
          <table:table-cell office:value-type="float" office:value="0.021416593911137" calcext:value-type="float">
            <text:p>0,021416593911137</text:p>
          </table:table-cell>
          <table:table-cell office:value-type="float" office:value="0.0214166021473398" calcext:value-type="float">
            <text:p>0,02141660214734</text:p>
          </table:table-cell>
          <table:table-cell office:value-type="float" office:value="0.0214166347498358" calcext:value-type="float">
            <text:p>0,021416634749836</text:p>
          </table:table-cell>
          <table:table-cell office:value-type="float" office:value="0.0214166389737271" calcext:value-type="float">
            <text:p>0,021416638973727</text:p>
          </table:table-cell>
          <table:table-cell office:value-type="float" office:value="0.0214166477752931" calcext:value-type="float">
            <text:p>0,021416647775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3" calcext:value-type="float">
            <text:p>1,3</text:p>
          </table:table-cell>
          <table:table-cell office:value-type="float" office:value="0.021413006" calcext:value-type="float">
            <text:p>0,021413006</text:p>
          </table:table-cell>
          <table:table-cell table:formula="of:=AVERAGE([.E197:.F197])" office:value-type="float" office:value="-0.0000104964082078692" calcext:value-type="float">
            <text:p>-1,05E-05</text:p>
          </table:table-cell>
          <table:table-cell office:value-type="float" office:value="-0.0000109928164157384" calcext:value-type="float">
            <text:p>-1,10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3020965" calcext:value-type="float">
            <text:p>3,02E-06</text:p>
          </table:table-cell>
          <table:table-cell office:value-type="float" office:value="-0.000032424593" calcext:value-type="float">
            <text:p>-3,24E-05</text:p>
          </table:table-cell>
          <table:table-cell office:value-type="float" office:value="0.000003628583" calcext:value-type="float">
            <text:p>3,63E-06</text:p>
          </table:table-cell>
          <table:table-cell office:value-type="float" office:value="-0.000007498262" calcext:value-type="float">
            <text:p>-7,50E-06</text:p>
          </table:table-cell>
          <table:table-cell office:value-type="float" office:value="-0.000031204639" calcext:value-type="float">
            <text:p>-3,12E-05</text:p>
          </table:table-cell>
          <table:table-cell office:value-type="float" office:value="-0.000004239968" calcext:value-type="float">
            <text:p>-4,24E-06</text:p>
          </table:table-cell>
          <table:table-cell office:value-type="float" office:value="-0.000009246294" calcext:value-type="float">
            <text:p>-9,25E-06</text:p>
          </table:table-cell>
          <table:table-cell office:value-type="float" office:value="0.0214129641618574" calcext:value-type="float">
            <text:p>0,021412964161857</text:p>
          </table:table-cell>
          <table:table-cell office:value-type="float" office:value="0.0214129602401838" calcext:value-type="float">
            <text:p>0,021412960240184</text:p>
          </table:table-cell>
          <table:table-cell office:value-type="float" office:value="0.0214129999256794" calcext:value-type="float">
            <text:p>0,021412999925679</text:p>
          </table:table-cell>
          <table:table-cell office:value-type="float" office:value="0.0214129957247194" calcext:value-type="float">
            <text:p>0,021412995724719</text:p>
          </table:table-cell>
          <table:table-cell office:value-type="float" office:value="0.0214130039603848" calcext:value-type="float">
            <text:p>0,021413003960385</text:p>
          </table:table-cell>
          <table:table-cell office:value-type="float" office:value="0.0214130365612681" calcext:value-type="float">
            <text:p>0,021413036561268</text:p>
          </table:table-cell>
          <table:table-cell office:value-type="float" office:value="0.0214130407848481" calcext:value-type="float">
            <text:p>0,021413040784848</text:p>
          </table:table-cell>
          <table:table-cell office:value-type="float" office:value="0.0214130495859107" calcext:value-type="float">
            <text:p>0,02141304958591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0.011563169" calcext:value-type="float">
            <text:p>0,011563169</text:p>
          </table:table-cell>
          <table:table-cell table:formula="of:=AVERAGE([.E198:.F198])" office:value-type="float" office:value="-0.0000108390285293427" calcext:value-type="float">
            <text:p>-1,08E-05</text:p>
          </table:table-cell>
          <table:table-cell office:value-type="float" office:value="-0.0000116780570586853" calcext:value-type="float">
            <text:p>-1,17E-05</text:p>
          </table:table-cell>
          <table:table-cell office:value-type="float" office:value="-0.00001" calcext:value-type="float">
            <text:p>-1E-05</text:p>
          </table:table-cell>
          <table:table-cell table:formula="of:=[.C199]-[.C198]" office:value-type="float" office:value="0" calcext:value-type="float">
            <text:p>0</text:p>
          </table:table-cell>
          <table:table-cell table:formula="of:=[.D199]-[.D1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4668707" calcext:value-type="float">
            <text:p>4,67E-06</text:p>
          </table:table-cell>
          <table:table-cell office:value-type="float" office:value="-0.000038059159" calcext:value-type="float">
            <text:p>-3,81E-05</text:p>
          </table:table-cell>
          <table:table-cell office:value-type="float" office:value="0.000013571429" calcext:value-type="float">
            <text:p>1,36E-05</text:p>
          </table:table-cell>
          <table:table-cell office:value-type="float" office:value="-0.000018107084" calcext:value-type="float">
            <text:p>-1,81E-05</text:p>
          </table:table-cell>
          <table:table-cell office:value-type="float" office:value="-0.00003308028" calcext:value-type="float">
            <text:p>-3,31E-05</text:p>
          </table:table-cell>
          <table:table-cell office:value-type="float" office:value="0.000000368351" calcext:value-type="float">
            <text:p>3,68E-07</text:p>
          </table:table-cell>
          <table:table-cell office:value-type="float" office:value="-0.00001245866" calcext:value-type="float">
            <text:p>-1,25E-05</text:p>
          </table:table-cell>
          <table:table-cell office:value-type="float" office:value="0.0115631447881933" calcext:value-type="float">
            <text:p>0,011563144788193</text:p>
          </table:table-cell>
          <table:table-cell office:value-type="float" office:value="0.0115631415153775" calcext:value-type="float">
            <text:p>0,011563141515378</text:p>
          </table:table-cell>
          <table:table-cell office:value-type="float" office:value="0.0115631666698764" calcext:value-type="float">
            <text:p>0,011563166669876</text:p>
          </table:table-cell>
          <table:table-cell office:value-type="float" office:value="0.0115631581851811" calcext:value-type="float">
            <text:p>0,011563158185181</text:p>
          </table:table-cell>
          <table:table-cell office:value-type="float" office:value="0.0115631689247234" calcext:value-type="float">
            <text:p>0,011563168924723</text:p>
          </table:table-cell>
          <table:table-cell office:value-type="float" office:value="0.011563187587604" calcext:value-type="float">
            <text:p>0,011563187587604</text:p>
          </table:table-cell>
          <table:table-cell office:value-type="float" office:value="0.0115631873894606" calcext:value-type="float">
            <text:p>0,011563187389461</text:p>
          </table:table-cell>
          <table:table-cell office:value-type="float" office:value="0.011563193793264" calcext:value-type="float">
            <text:p>0,01156319379326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2h-s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0.011563169" calcext:value-type="float">
            <text:p>0,011563169</text:p>
          </table:table-cell>
          <table:table-cell table:formula="of:=AVERAGE([.E199:.F199])" office:value-type="float" office:value="-0.0000108390285293427" calcext:value-type="float">
            <text:p>-1,08E-05</text:p>
          </table:table-cell>
          <table:table-cell office:value-type="float" office:value="-0.0000116780570586853" calcext:value-type="float">
            <text:p>-1,17E-05</text:p>
          </table:table-cell>
          <table:table-cell office:value-type="float" office:value="-0.00001" calcext:value-type="float">
            <text:p>-1E-05</text:p>
          </table:table-cell>
          <table:table-cell table:formula="of:=[.C200]-[.C199]" office:value-type="float" office:value="0.04545248" calcext:value-type="float">
            <text:p>0,04545248</text:p>
          </table:table-cell>
          <table:table-cell table:formula="of:=[.D200]-[.D199]" office:value-type="float" office:value="-0.000000821707109286349" calcext:value-type="float">
            <text:p>-8,217071092863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4668707" calcext:value-type="float">
            <text:p>4,67E-06</text:p>
          </table:table-cell>
          <table:table-cell office:value-type="float" office:value="-0.000038059159" calcext:value-type="float">
            <text:p>-3,81E-05</text:p>
          </table:table-cell>
          <table:table-cell office:value-type="float" office:value="0.000013571429" calcext:value-type="float">
            <text:p>1,36E-05</text:p>
          </table:table-cell>
          <table:table-cell office:value-type="float" office:value="-0.000018107084" calcext:value-type="float">
            <text:p>-1,81E-05</text:p>
          </table:table-cell>
          <table:table-cell office:value-type="float" office:value="-0.00003308028" calcext:value-type="float">
            <text:p>-3,31E-05</text:p>
          </table:table-cell>
          <table:table-cell office:value-type="float" office:value="0.000000368351" calcext:value-type="float">
            <text:p>3,68E-07</text:p>
          </table:table-cell>
          <table:table-cell office:value-type="float" office:value="-0.00001245866" calcext:value-type="float">
            <text:p>-1,25E-05</text:p>
          </table:table-cell>
          <table:table-cell office:value-type="float" office:value="0.0115631447881933" calcext:value-type="float">
            <text:p>0,011563144788193</text:p>
          </table:table-cell>
          <table:table-cell office:value-type="float" office:value="0.0115631415153775" calcext:value-type="float">
            <text:p>0,011563141515378</text:p>
          </table:table-cell>
          <table:table-cell office:value-type="float" office:value="0.0115631666698764" calcext:value-type="float">
            <text:p>0,011563166669876</text:p>
          </table:table-cell>
          <table:table-cell office:value-type="float" office:value="0.0115631581851811" calcext:value-type="float">
            <text:p>0,011563158185181</text:p>
          </table:table-cell>
          <table:table-cell office:value-type="float" office:value="0.0115631689247234" calcext:value-type="float">
            <text:p>0,011563168924723</text:p>
          </table:table-cell>
          <table:table-cell office:value-type="float" office:value="0.011563187587604" calcext:value-type="float">
            <text:p>0,011563187587604</text:p>
          </table:table-cell>
          <table:table-cell office:value-type="float" office:value="0.0115631873894606" calcext:value-type="float">
            <text:p>0,011563187389461</text:p>
          </table:table-cell>
          <table:table-cell office:value-type="float" office:value="0.011563193793264" calcext:value-type="float">
            <text:p>0,011563193793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.2" calcext:value-type="float">
            <text:p>2,2</text:p>
          </table:table-cell>
          <table:table-cell office:value-type="float" office:value="0.057015649" calcext:value-type="float">
            <text:p>0,057015649</text:p>
          </table:table-cell>
          <table:table-cell table:formula="of:=AVERAGE([.E200:.F200])" office:value-type="float" office:value="-0.000011660735638629" calcext:value-type="float">
            <text:p>-1,17E-05</text:p>
          </table:table-cell>
          <table:table-cell office:value-type="float" office:value="-0.000013321471277258" calcext:value-type="float">
            <text:p>-1,33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24868814" calcext:value-type="float">
            <text:p>-2,49E-05</text:p>
          </table:table-cell>
          <table:table-cell office:value-type="float" office:value="-0.000009415887" calcext:value-type="float">
            <text:p>-9,42E-06</text:p>
          </table:table-cell>
          <table:table-cell office:value-type="float" office:value="-0.000021574379" calcext:value-type="float">
            <text:p>-2,16E-05</text:p>
          </table:table-cell>
          <table:table-cell office:value-type="float" office:value="-0.000011839757" calcext:value-type="float">
            <text:p>-1,18E-05</text:p>
          </table:table-cell>
          <table:table-cell office:value-type="float" office:value="-0.000002687961" calcext:value-type="float">
            <text:p>-2,69E-06</text:p>
          </table:table-cell>
          <table:table-cell office:value-type="float" office:value="-0.000009537604" calcext:value-type="float">
            <text:p>-9,54E-06</text:p>
          </table:table-cell>
          <table:table-cell office:value-type="float" office:value="-0.000009897764" calcext:value-type="float">
            <text:p>-9,90E-06</text:p>
          </table:table-cell>
          <table:table-cell office:value-type="float" office:value="0.0570154801270361" calcext:value-type="float">
            <text:p>0,057015480127036</text:p>
          </table:table-cell>
          <table:table-cell office:value-type="float" office:value="0.0570155660872005" calcext:value-type="float">
            <text:p>0,057015566087201</text:p>
          </table:table-cell>
          <table:table-cell office:value-type="float" office:value="0.0570155967728238" calcext:value-type="float">
            <text:p>0,057015596772824</text:p>
          </table:table-cell>
          <table:table-cell office:value-type="float" office:value="0.057015663279659" calcext:value-type="float">
            <text:p>0,057015663279659</text:p>
          </table:table-cell>
          <table:table-cell office:value-type="float" office:value="0.0570156979052908" calcext:value-type="float">
            <text:p>0,057015697905291</text:p>
          </table:table-cell>
          <table:table-cell office:value-type="float" office:value="0.0570157053826759" calcext:value-type="float">
            <text:p>0,057015705382676</text:p>
          </table:table-cell>
          <table:table-cell office:value-type="float" office:value="0.05701573067995" calcext:value-type="float">
            <text:p>0,05701573067995</text:p>
          </table:table-cell>
          <table:table-cell office:value-type="float" office:value="0.0570157557653413" calcext:value-type="float">
            <text:p>0,057015755765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.2" calcext:value-type="float">
            <text:p>2,2</text:p>
          </table:table-cell>
          <table:table-cell table:style-name="ce18" office:value-type="float" office:value="1.182148885" calcext:value-type="float">
            <text:p>1,182148885</text:p>
          </table:table-cell>
          <table:table-cell table:formula="of:=AVERAGE([.E201:.F201])" office:value-type="float" office:value="-0.0000116611781150059" calcext:value-type="float">
            <text:p>-1,17E-05</text:p>
          </table:table-cell>
          <table:table-cell office:value-type="float" office:value="-0.0000133223562300117" calcext:value-type="float">
            <text:p>-1,33E-05</text:p>
          </table:table-cell>
          <table:table-cell office:value-type="float" office:value="-0.00001" calcext:value-type="float">
            <text:p>-1E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0017402763" calcext:value-type="float">
            <text:p>-1,74E-05</text:p>
          </table:table-cell>
          <table:table-cell office:value-type="float" office:value="-0.000015990805" calcext:value-type="float">
            <text:p>-1,60E-05</text:p>
          </table:table-cell>
          <table:table-cell office:value-type="float" office:value="-0.000013766355" calcext:value-type="float">
            <text:p>-1,38E-05</text:p>
          </table:table-cell>
          <table:table-cell office:value-type="float" office:value="-0.000012553642" calcext:value-type="float">
            <text:p>-1,26E-05</text:p>
          </table:table-cell>
          <table:table-cell office:value-type="float" office:value="-0.000011823895" calcext:value-type="float">
            <text:p>-1,18E-05</text:p>
          </table:table-cell>
          <table:table-cell office:value-type="float" office:value="-0.00001030084" calcext:value-type="float">
            <text:p>-1,03E-05</text:p>
          </table:table-cell>
          <table:table-cell office:value-type="float" office:value="-0.000009479939" calcext:value-type="float">
            <text:p>-9,48E-06</text:p>
          </table:table-cell>
          <table:table-cell office:value-type="float" office:value="1.18214559343792" calcext:value-type="float">
            <text:p>1,18214559343792</text:p>
          </table:table-cell>
          <table:table-cell office:value-type="float" office:value="1.18214684064467" calcext:value-type="float">
            <text:p>1,18214684064467</text:p>
          </table:table-cell>
          <table:table-cell office:value-type="float" office:value="1.18214792113807" calcext:value-type="float">
            <text:p>1,18214792113807</text:p>
          </table:table-cell>
          <table:table-cell office:value-type="float" office:value="1.18214880102122" calcext:value-type="float">
            <text:p>1,18214880102122</text:p>
          </table:table-cell>
          <table:table-cell office:value-type="float" office:value="1.18214956222797" calcext:value-type="float">
            <text:p>1,18214956222797</text:p>
          </table:table-cell>
          <table:table-cell office:value-type="float" office:value="1.18215024419817" calcext:value-type="float">
            <text:p>1,18215024419817</text:p>
          </table:table-cell>
          <table:table-cell office:value-type="float" office:value="1.18215081067908" calcext:value-type="float">
            <text:p>1,18215081067908</text:p>
          </table:table-cell>
          <table:table-cell office:value-type="float" office:value="1.18215130883755" calcext:value-type="float">
            <text:p>1,18215130883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02:.F202])" office:value-type="float" office:value="-0.0000117441877866502" calcext:value-type="float">
            <text:p>-1,17E-05</text:p>
          </table:table-cell>
          <table:table-cell table:style-name="ce23" office:value-type="float" office:value="-0.000013488375573300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table:formula="of:=[.C203]-[.C202]" office:value-type="float" office:value="0" calcext:value-type="float">
            <text:p>0</text:p>
          </table:table-cell>
          <table:table-cell table:formula="of:=[.D203]-[.D2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8" calcext:value-type="float">
            <text:p>7,72E-07</text:p>
          </table:table-cell>
          <table:table-cell office:value-type="float" office:value="-0.000041906131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88" calcext:value-type="float">
            <text:p>-2,06E-05</text:p>
          </table:table-cell>
          <table:table-cell office:value-type="float" office:value="-0.000033630822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3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65" calcext:value-type="float">
            <text:p>0,015097651299497</text:p>
          </table:table-cell>
          <table:table-cell office:value-type="float" office:value="0.0150976874627625" calcext:value-type="float">
            <text:p>0,015097687462763</text:p>
          </table:table-cell>
          <table:table-cell office:value-type="float" office:value="0.0150976746474614" calcext:value-type="float">
            <text:p>0,015097674647461</text:p>
          </table:table-cell>
          <table:table-cell office:value-type="float" office:value="0.0150976905688545" calcext:value-type="float">
            <text:p>0,015097690568855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" calcext:value-type="float">
            <text:p>0,015097724034484</text:p>
          </table:table-cell>
          <table:table-cell office:value-type="float" office:value="0.0150977259097915" calcext:value-type="float">
            <text:p>0,015097725909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03:.F203])" office:value-type="float" office:value="-0.0000117441877866502" calcext:value-type="float">
            <text:p>-1,17E-05</text:p>
          </table:table-cell>
          <table:table-cell table:style-name="ce23" office:value-type="float" office:value="-0.000013488375573300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table:formula="of:=[.C204]-[.C203]" office:value-type="float" office:value="0" calcext:value-type="float">
            <text:p>0</text:p>
          </table:table-cell>
          <table:table-cell table:formula="of:=[.D204]-[.D203]" office:value-type="float" office:value="-0.000000000000147455700129579" calcext:value-type="float">
            <text:p>-1,47455700129579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8" calcext:value-type="float">
            <text:p>7,72E-07</text:p>
          </table:table-cell>
          <table:table-cell office:value-type="float" office:value="-0.000041906131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88" calcext:value-type="float">
            <text:p>-2,06E-05</text:p>
          </table:table-cell>
          <table:table-cell office:value-type="float" office:value="-0.000033630822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3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65" calcext:value-type="float">
            <text:p>0,015097651299497</text:p>
          </table:table-cell>
          <table:table-cell office:value-type="float" office:value="0.0150976874627625" calcext:value-type="float">
            <text:p>0,015097687462763</text:p>
          </table:table-cell>
          <table:table-cell office:value-type="float" office:value="0.0150976746474614" calcext:value-type="float">
            <text:p>0,015097674647461</text:p>
          </table:table-cell>
          <table:table-cell office:value-type="float" office:value="0.0150976905688545" calcext:value-type="float">
            <text:p>0,015097690568855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" calcext:value-type="float">
            <text:p>0,015097724034484</text:p>
          </table:table-cell>
          <table:table-cell office:value-type="float" office:value="0.0150977259097915" calcext:value-type="float">
            <text:p>0,015097725909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5" calcext:value-type="float">
            <text:p>1,5</text:p>
          </table:table-cell>
          <table:table-cell office:value-type="float" office:value="0.01509769" calcext:value-type="float">
            <text:p>0,01509769</text:p>
          </table:table-cell>
          <table:table-cell table:formula="of:=AVERAGE([.E204:.F204])" office:value-type="float" office:value="-0.000011744187934106" calcext:value-type="float">
            <text:p>-1,17E-05</text:p>
          </table:table-cell>
          <table:table-cell table:style-name="ce23" office:value-type="float" office:value="-0.0000134883758682119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05]-[.C204]" office:value-type="float" office:value="0" calcext:value-type="float">
            <text:p>0</text:p>
          </table:table-cell>
          <table:table-cell table:formula="of:=[.D205]-[.D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5" calcext:value-type="float">
            <text:p>7,72E-07</text:p>
          </table:table-cell>
          <table:table-cell office:value-type="float" office:value="-0.000041906124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89" calcext:value-type="float">
            <text:p>-2,06E-05</text:p>
          </table:table-cell>
          <table:table-cell office:value-type="float" office:value="-0.000033630823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98" calcext:value-type="float">
            <text:p>0,0150976512995</text:p>
          </table:table-cell>
          <table:table-cell office:value-type="float" office:value="0.0150976874627594" calcext:value-type="float">
            <text:p>0,015097687462759</text:p>
          </table:table-cell>
          <table:table-cell office:value-type="float" office:value="0.0150976746474594" calcext:value-type="float">
            <text:p>0,015097674647459</text:p>
          </table:table-cell>
          <table:table-cell office:value-type="float" office:value="0.0150976905688537" calcext:value-type="float">
            <text:p>0,015097690568854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4" calcext:value-type="float">
            <text:p>0,015097724034484</text:p>
          </table:table-cell>
          <table:table-cell office:value-type="float" office:value="0.0150977259097931" calcext:value-type="float">
            <text:p>0,015097725909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5" calcext:value-type="float">
            <text:p>1,5</text:p>
          </table:table-cell>
          <table:table-cell office:value-type="float" office:value="0.01509769" calcext:value-type="float">
            <text:p>0,01509769</text:p>
          </table:table-cell>
          <table:table-cell table:formula="of:=AVERAGE([.E205:.F205])" office:value-type="float" office:value="-0.000011744187934106" calcext:value-type="float">
            <text:p>-1,17E-05</text:p>
          </table:table-cell>
          <table:table-cell table:style-name="ce23" office:value-type="float" office:value="-0.0000134883758682119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06]-[.C205]" office:value-type="float" office:value="0" calcext:value-type="float">
            <text:p>0</text:p>
          </table:table-cell>
          <table:table-cell table:formula="of:=[.D206]-[.D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5" calcext:value-type="float">
            <text:p>7,72E-07</text:p>
          </table:table-cell>
          <table:table-cell office:value-type="float" office:value="-0.000041906124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89" calcext:value-type="float">
            <text:p>-2,06E-05</text:p>
          </table:table-cell>
          <table:table-cell office:value-type="float" office:value="-0.000033630823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98" calcext:value-type="float">
            <text:p>0,0150976512995</text:p>
          </table:table-cell>
          <table:table-cell office:value-type="float" office:value="0.0150976874627594" calcext:value-type="float">
            <text:p>0,015097687462759</text:p>
          </table:table-cell>
          <table:table-cell office:value-type="float" office:value="0.0150976746474594" calcext:value-type="float">
            <text:p>0,015097674647459</text:p>
          </table:table-cell>
          <table:table-cell office:value-type="float" office:value="0.0150976905688537" calcext:value-type="float">
            <text:p>0,015097690568854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4" calcext:value-type="float">
            <text:p>0,015097724034484</text:p>
          </table:table-cell>
          <table:table-cell office:value-type="float" office:value="0.0150977259097931" calcext:value-type="float">
            <text:p>0,015097725909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5" calcext:value-type="float">
            <text:p>1,5</text:p>
          </table:table-cell>
          <table:table-cell office:value-type="float" office:value="0.01509769" calcext:value-type="float">
            <text:p>0,01509769</text:p>
          </table:table-cell>
          <table:table-cell table:formula="of:=AVERAGE([.E206:.F206])" office:value-type="float" office:value="-0.000011744187934106" calcext:value-type="float">
            <text:p>-1,17E-05</text:p>
          </table:table-cell>
          <table:table-cell table:style-name="ce23" office:value-type="float" office:value="-0.0000134883758682119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07]-[.C206]" office:value-type="float" office:value="0" calcext:value-type="float">
            <text:p>0</text:p>
          </table:table-cell>
          <table:table-cell table:formula="of:=[.D207]-[.D206]" office:value-type="float" office:value="-0.0000000000000639383006582157" calcext:value-type="float">
            <text:p>-6,39383006582157E-14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5" calcext:value-type="float">
            <text:p>7,72E-07</text:p>
          </table:table-cell>
          <table:table-cell office:value-type="float" office:value="-0.000041906124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89" calcext:value-type="float">
            <text:p>-2,06E-05</text:p>
          </table:table-cell>
          <table:table-cell office:value-type="float" office:value="-0.000033630823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98" calcext:value-type="float">
            <text:p>0,0150976512995</text:p>
          </table:table-cell>
          <table:table-cell office:value-type="float" office:value="0.0150976874627594" calcext:value-type="float">
            <text:p>0,015097687462759</text:p>
          </table:table-cell>
          <table:table-cell office:value-type="float" office:value="0.0150976746474594" calcext:value-type="float">
            <text:p>0,015097674647459</text:p>
          </table:table-cell>
          <table:table-cell office:value-type="float" office:value="0.0150976905688537" calcext:value-type="float">
            <text:p>0,015097690568854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4" calcext:value-type="float">
            <text:p>0,015097724034484</text:p>
          </table:table-cell>
          <table:table-cell office:value-type="float" office:value="0.0150977259097931" calcext:value-type="float">
            <text:p>0,015097725909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07:.F207])" office:value-type="float" office:value="-0.0000117441879980442" calcext:value-type="float">
            <text:p>-1,17E-05</text:p>
          </table:table-cell>
          <table:table-cell table:style-name="ce23" office:value-type="float" office:value="-0.0000134883759960885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08]-[.C207]" office:value-type="float" office:value="0" calcext:value-type="float">
            <text:p>0</text:p>
          </table:table-cell>
          <table:table-cell table:formula="of:=[.D208]-[.D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3" calcext:value-type="float">
            <text:p>7,72E-07</text:p>
          </table:table-cell>
          <table:table-cell office:value-type="float" office:value="-0.00004190612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9" calcext:value-type="float">
            <text:p>-2,06E-05</text:p>
          </table:table-cell>
          <table:table-cell office:value-type="float" office:value="-0.000033630827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4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15" calcext:value-type="float">
            <text:p>0,015097651299502</text:p>
          </table:table-cell>
          <table:table-cell office:value-type="float" office:value="0.0150976874627583" calcext:value-type="float">
            <text:p>0,015097687462758</text:p>
          </table:table-cell>
          <table:table-cell office:value-type="float" office:value="0.0150976746474569" calcext:value-type="float">
            <text:p>0,015097674647457</text:p>
          </table:table-cell>
          <table:table-cell office:value-type="float" office:value="0.015097690568852" calcext:value-type="float">
            <text:p>0,015097690568852</text:p>
          </table:table-cell>
          <table:table-cell office:value-type="float" office:value="0.0150977153419717" calcext:value-type="float">
            <text:p>0,015097715341972</text:p>
          </table:table-cell>
          <table:table-cell office:value-type="float" office:value="0.0150977240344859" calcext:value-type="float">
            <text:p>0,015097724034486</text:p>
          </table:table-cell>
          <table:table-cell office:value-type="float" office:value="0.0150977259097938" calcext:value-type="float">
            <text:p>0,015097725909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08:.F208])" office:value-type="float" office:value="-0.0000117441879980442" calcext:value-type="float">
            <text:p>-1,17E-05</text:p>
          </table:table-cell>
          <table:table-cell table:style-name="ce23" office:value-type="float" office:value="-0.0000134883759960885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09]-[.C208]" office:value-type="float" office:value="0" calcext:value-type="float">
            <text:p>0</text:p>
          </table:table-cell>
          <table:table-cell table:formula="of:=[.D209]-[.D2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3" calcext:value-type="float">
            <text:p>7,72E-07</text:p>
          </table:table-cell>
          <table:table-cell office:value-type="float" office:value="-0.00004190612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9" calcext:value-type="float">
            <text:p>-2,06E-05</text:p>
          </table:table-cell>
          <table:table-cell office:value-type="float" office:value="-0.000033630827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4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15" calcext:value-type="float">
            <text:p>0,015097651299502</text:p>
          </table:table-cell>
          <table:table-cell office:value-type="float" office:value="0.0150976874627583" calcext:value-type="float">
            <text:p>0,015097687462758</text:p>
          </table:table-cell>
          <table:table-cell office:value-type="float" office:value="0.0150976746474569" calcext:value-type="float">
            <text:p>0,015097674647457</text:p>
          </table:table-cell>
          <table:table-cell office:value-type="float" office:value="0.015097690568852" calcext:value-type="float">
            <text:p>0,015097690568852</text:p>
          </table:table-cell>
          <table:table-cell office:value-type="float" office:value="0.0150977153419717" calcext:value-type="float">
            <text:p>0,015097715341972</text:p>
          </table:table-cell>
          <table:table-cell office:value-type="float" office:value="0.0150977240344859" calcext:value-type="float">
            <text:p>0,015097724034486</text:p>
          </table:table-cell>
          <table:table-cell office:value-type="float" office:value="0.0150977259097938" calcext:value-type="float">
            <text:p>0,015097725909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09:.F209])" office:value-type="float" office:value="-0.0000117441879980442" calcext:value-type="float">
            <text:p>-1,17E-05</text:p>
          </table:table-cell>
          <table:table-cell table:style-name="ce23" office:value-type="float" office:value="-0.0000134883759960885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10]-[.C209]" office:value-type="float" office:value="0" calcext:value-type="float">
            <text:p>0</text:p>
          </table:table-cell>
          <table:table-cell table:formula="of:=[.D210]-[.D2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3" calcext:value-type="float">
            <text:p>7,72E-07</text:p>
          </table:table-cell>
          <table:table-cell office:value-type="float" office:value="-0.00004190612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9" calcext:value-type="float">
            <text:p>-2,06E-05</text:p>
          </table:table-cell>
          <table:table-cell office:value-type="float" office:value="-0.000033630827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4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15" calcext:value-type="float">
            <text:p>0,015097651299502</text:p>
          </table:table-cell>
          <table:table-cell office:value-type="float" office:value="0.0150976874627583" calcext:value-type="float">
            <text:p>0,015097687462758</text:p>
          </table:table-cell>
          <table:table-cell office:value-type="float" office:value="0.0150976746474569" calcext:value-type="float">
            <text:p>0,015097674647457</text:p>
          </table:table-cell>
          <table:table-cell office:value-type="float" office:value="0.015097690568852" calcext:value-type="float">
            <text:p>0,015097690568852</text:p>
          </table:table-cell>
          <table:table-cell office:value-type="float" office:value="0.0150977153419717" calcext:value-type="float">
            <text:p>0,015097715341972</text:p>
          </table:table-cell>
          <table:table-cell office:value-type="float" office:value="0.0150977240344859" calcext:value-type="float">
            <text:p>0,015097724034486</text:p>
          </table:table-cell>
          <table:table-cell office:value-type="float" office:value="0.0150977259097938" calcext:value-type="float">
            <text:p>0,015097725909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10:.F210])" office:value-type="float" office:value="-0.0000117441879980442" calcext:value-type="float">
            <text:p>-1,17E-05</text:p>
          </table:table-cell>
          <table:table-cell table:style-name="ce23" office:value-type="float" office:value="-0.0000134883759960885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11]-[.C210]" office:value-type="float" office:value="0" calcext:value-type="float">
            <text:p>0</text:p>
          </table:table-cell>
          <table:table-cell table:formula="of:=[.D211]-[.D210]" office:value-type="float" office:value="-0.0000000000000614908497791012" calcext:value-type="float">
            <text:p>-6,14908497791012E-14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3" calcext:value-type="float">
            <text:p>7,72E-07</text:p>
          </table:table-cell>
          <table:table-cell office:value-type="float" office:value="-0.00004190612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9" calcext:value-type="float">
            <text:p>-2,06E-05</text:p>
          </table:table-cell>
          <table:table-cell office:value-type="float" office:value="-0.000033630827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4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15" calcext:value-type="float">
            <text:p>0,015097651299502</text:p>
          </table:table-cell>
          <table:table-cell office:value-type="float" office:value="0.0150976874627583" calcext:value-type="float">
            <text:p>0,015097687462758</text:p>
          </table:table-cell>
          <table:table-cell office:value-type="float" office:value="0.0150976746474569" calcext:value-type="float">
            <text:p>0,015097674647457</text:p>
          </table:table-cell>
          <table:table-cell office:value-type="float" office:value="0.015097690568852" calcext:value-type="float">
            <text:p>0,015097690568852</text:p>
          </table:table-cell>
          <table:table-cell office:value-type="float" office:value="0.0150977153419717" calcext:value-type="float">
            <text:p>0,015097715341972</text:p>
          </table:table-cell>
          <table:table-cell office:value-type="float" office:value="0.0150977240344859" calcext:value-type="float">
            <text:p>0,015097724034486</text:p>
          </table:table-cell>
          <table:table-cell office:value-type="float" office:value="0.0150977259097938" calcext:value-type="float">
            <text:p>0,015097725909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11:.F211])" office:value-type="float" office:value="-0.0000117441880595351" calcext:value-type="float">
            <text:p>-1,17E-05</text:p>
          </table:table-cell>
          <table:table-cell table:style-name="ce23" office:value-type="float" office:value="-0.0000134883761190702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12]-[.C211]" office:value-type="float" office:value="0" calcext:value-type="float">
            <text:p>0</text:p>
          </table:table-cell>
          <table:table-cell table:formula="of:=[.D212]-[.D2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1" calcext:value-type="float">
            <text:p>7,72E-07</text:p>
          </table:table-cell>
          <table:table-cell office:value-type="float" office:value="-0.000041906115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91" calcext:value-type="float">
            <text:p>-2,06E-05</text:p>
          </table:table-cell>
          <table:table-cell office:value-type="float" office:value="-0.000033630829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37" calcext:value-type="float">
            <text:p>0,015097651299504</text:p>
          </table:table-cell>
          <table:table-cell office:value-type="float" office:value="0.0150976874627557" calcext:value-type="float">
            <text:p>0,015097687462756</text:p>
          </table:table-cell>
          <table:table-cell office:value-type="float" office:value="0.0150976746474556" calcext:value-type="float">
            <text:p>0,015097674647456</text:p>
          </table:table-cell>
          <table:table-cell office:value-type="float" office:value="0.0150976905688508" calcext:value-type="float">
            <text:p>0,015097690568851</text:p>
          </table:table-cell>
          <table:table-cell office:value-type="float" office:value="0.015097715341972" calcext:value-type="float">
            <text:p>0,015097715341972</text:p>
          </table:table-cell>
          <table:table-cell office:value-type="float" office:value="0.0150977240344861" calcext:value-type="float">
            <text:p>0,015097724034486</text:p>
          </table:table-cell>
          <table:table-cell office:value-type="float" office:value="0.0150977259097945" calcext:value-type="float">
            <text:p>0,015097725909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12:.F212])" office:value-type="float" office:value="-0.0000117441880595351" calcext:value-type="float">
            <text:p>-1,17E-05</text:p>
          </table:table-cell>
          <table:table-cell table:style-name="ce23" office:value-type="float" office:value="-0.0000134883761190702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13]-[.C212]" office:value-type="float" office:value="0" calcext:value-type="float">
            <text:p>0</text:p>
          </table:table-cell>
          <table:table-cell table:formula="of:=[.D213]-[.D2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1" calcext:value-type="float">
            <text:p>7,72E-07</text:p>
          </table:table-cell>
          <table:table-cell office:value-type="float" office:value="-0.000041906115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91" calcext:value-type="float">
            <text:p>-2,06E-05</text:p>
          </table:table-cell>
          <table:table-cell office:value-type="float" office:value="-0.000033630829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37" calcext:value-type="float">
            <text:p>0,015097651299504</text:p>
          </table:table-cell>
          <table:table-cell office:value-type="float" office:value="0.0150976874627557" calcext:value-type="float">
            <text:p>0,015097687462756</text:p>
          </table:table-cell>
          <table:table-cell office:value-type="float" office:value="0.0150976746474556" calcext:value-type="float">
            <text:p>0,015097674647456</text:p>
          </table:table-cell>
          <table:table-cell office:value-type="float" office:value="0.0150976905688508" calcext:value-type="float">
            <text:p>0,015097690568851</text:p>
          </table:table-cell>
          <table:table-cell office:value-type="float" office:value="0.015097715341972" calcext:value-type="float">
            <text:p>0,015097715341972</text:p>
          </table:table-cell>
          <table:table-cell office:value-type="float" office:value="0.0150977240344861" calcext:value-type="float">
            <text:p>0,015097724034486</text:p>
          </table:table-cell>
          <table:table-cell office:value-type="float" office:value="0.0150977259097945" calcext:value-type="float">
            <text:p>0,015097725909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13:.F213])" office:value-type="float" office:value="-0.0000117441880595351" calcext:value-type="float">
            <text:p>-1,17E-05</text:p>
          </table:table-cell>
          <table:table-cell table:style-name="ce23" office:value-type="float" office:value="-0.0000134883761190702" calcext:value-type="float">
            <text:p>-1,35E-05</text:p>
          </table:table-cell>
          <table:table-cell table:style-name="ce18" office:value-type="float" office:value="-0.00001" calcext:value-type="float">
            <text:p>-1E-05</text:p>
          </table:table-cell>
          <table:table-cell table:formula="of:=[.C214]-[.C213]" office:value-type="float" office:value="1.195013295" calcext:value-type="float">
            <text:p>1,195013295</text:p>
          </table:table-cell>
          <table:table-cell table:formula="of:=[.D214]-[.D213]" office:value-type="float" office:value="-0.000000720171319010402" calcext:value-type="float">
            <text:p>-7,201713190104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772451" calcext:value-type="float">
            <text:p>7,72E-07</text:p>
          </table:table-cell>
          <table:table-cell office:value-type="float" office:value="-0.000041906115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91" calcext:value-type="float">
            <text:p>-2,06E-05</text:p>
          </table:table-cell>
          <table:table-cell office:value-type="float" office:value="-0.000033630829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37" calcext:value-type="float">
            <text:p>0,015097651299504</text:p>
          </table:table-cell>
          <table:table-cell office:value-type="float" office:value="0.0150976874627557" calcext:value-type="float">
            <text:p>0,015097687462756</text:p>
          </table:table-cell>
          <table:table-cell office:value-type="float" office:value="0.0150976746474556" calcext:value-type="float">
            <text:p>0,015097674647456</text:p>
          </table:table-cell>
          <table:table-cell office:value-type="float" office:value="0.0150976905688508" calcext:value-type="float">
            <text:p>0,015097690568851</text:p>
          </table:table-cell>
          <table:table-cell office:value-type="float" office:value="0.015097715341972" calcext:value-type="float">
            <text:p>0,015097715341972</text:p>
          </table:table-cell>
          <table:table-cell office:value-type="float" office:value="0.0150977240344861" calcext:value-type="float">
            <text:p>0,015097724034486</text:p>
          </table:table-cell>
          <table:table-cell office:value-type="float" office:value="0.0150977259097945" calcext:value-type="float">
            <text:p>0,015097725909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.25" calcext:value-type="float">
            <text:p>2,25</text:p>
          </table:table-cell>
          <table:table-cell table:style-name="ce18" office:value-type="float" office:value="1.210110985" calcext:value-type="float">
            <text:p>1,210110985</text:p>
          </table:table-cell>
          <table:table-cell table:style-name="ce21" table:formula="of:=AVERAGE([.E214:.F214])" office:value-type="float" office:value="-0.0000124643593785455" calcext:value-type="float">
            <text:p>-1,25E-05</text:p>
          </table:table-cell>
          <table:table-cell table:style-name="ce23" office:value-type="float" office:value="-0.000014928718757091" calcext:value-type="float">
            <text:p>-1,49E-05</text:p>
          </table:table-cell>
          <table:table-cell table:style-name="ce18" office:value-type="float" office:value="-0.00001" calcext:value-type="float">
            <text:p>-1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19530636" calcext:value-type="float">
            <text:p>-1,95E-05</text:p>
          </table:table-cell>
          <table:table-cell office:value-type="float" office:value="-0.000017881583" calcext:value-type="float">
            <text:p>-1,79E-05</text:p>
          </table:table-cell>
          <table:table-cell office:value-type="float" office:value="-0.000015458577" calcext:value-type="float">
            <text:p>-1,55E-05</text:p>
          </table:table-cell>
          <table:table-cell office:value-type="float" office:value="-0.000014076295" calcext:value-type="float">
            <text:p>-1,41E-05</text:p>
          </table:table-cell>
          <table:table-cell office:value-type="float" office:value="-0.000013201218" calcext:value-type="float">
            <text:p>-1,32E-05</text:p>
          </table:table-cell>
          <table:table-cell office:value-type="float" office:value="-0.000011553174" calcext:value-type="float">
            <text:p>-1,16E-05</text:p>
          </table:table-cell>
          <table:table-cell office:value-type="float" office:value="-0.000010623391" calcext:value-type="float">
            <text:p>-1,06E-05</text:p>
          </table:table-cell>
          <table:table-cell office:value-type="float" office:value="1.21010720876914" calcext:value-type="float">
            <text:p>1,21010720876914</text:p>
          </table:table-cell>
          <table:table-cell office:value-type="float" office:value="1.21010864158224" calcext:value-type="float">
            <text:p>1,21010864158224</text:p>
          </table:table-cell>
          <table:table-cell office:value-type="float" office:value="1.21010987841424" calcext:value-type="float">
            <text:p>1,21010987841424</text:p>
          </table:table-cell>
          <table:table-cell office:value-type="float" office:value="1.2101108898273" calcext:value-type="float">
            <text:p>1,2101108898273</text:p>
          </table:table-cell>
          <table:table-cell office:value-type="float" office:value="1.21011176355132" calcext:value-type="float">
            <text:p>1,21011176355132</text:p>
          </table:table-cell>
          <table:table-cell office:value-type="float" office:value="1.21011254297194" calcext:value-type="float">
            <text:p>1,21011254297194</text:p>
          </table:table-cell>
          <table:table-cell office:value-type="float" office:value="1.21011319335172" calcext:value-type="float">
            <text:p>1,21011319335172</text:p>
          </table:table-cell>
          <table:table-cell office:value-type="float" office:value="1.21011376480173" calcext:value-type="float">
            <text:p>1,21011376480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57065587" calcext:value-type="float">
            <text:p>0,057065587</text:p>
          </table:table-cell>
          <table:table-cell table:style-name="ce21" table:formula="of:=AVERAGE([.E215:.F215])" office:value-type="float" office:value="-0.000012527412925678" calcext:value-type="float">
            <text:p>-1,25E-05</text:p>
          </table:table-cell>
          <table:table-cell table:style-name="ce23" office:value-type="float" office:value="-0.000015054825851356" calcext:value-type="float">
            <text:p>-1,51E-05</text:p>
          </table:table-cell>
          <table:table-cell table:style-name="ce18" office:value-type="float" office:value="-0.00001" calcext:value-type="float">
            <text:p>-1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27325995" calcext:value-type="float">
            <text:p>-2,73E-05</text:p>
          </table:table-cell>
          <table:table-cell office:value-type="float" office:value="-0.000012200101" calcext:value-type="float">
            <text:p>-1,22E-05</text:p>
          </table:table-cell>
          <table:table-cell office:value-type="float" office:value="-0.000022383125" calcext:value-type="float">
            <text:p>-2,24E-05</text:p>
          </table:table-cell>
          <table:table-cell office:value-type="float" office:value="-0.000012871104" calcext:value-type="float">
            <text:p>-1,29E-05</text:p>
          </table:table-cell>
          <table:table-cell office:value-type="float" office:value="-0.000004855972" calcext:value-type="float">
            <text:p>-4,86E-06</text:p>
          </table:table-cell>
          <table:table-cell office:value-type="float" office:value="-0.00001031378" calcext:value-type="float">
            <text:p>-1,03E-05</text:p>
          </table:table-cell>
          <table:table-cell office:value-type="float" office:value="-0.000011751995" calcext:value-type="float">
            <text:p>-1,18E-05</text:p>
          </table:table-cell>
          <table:table-cell office:value-type="float" office:value="0.0570653969788945" calcext:value-type="float">
            <text:p>0,057065396978895</text:p>
          </table:table-cell>
          <table:table-cell office:value-type="float" office:value="0.0570654915151136" calcext:value-type="float">
            <text:p>0,057065491515114</text:p>
          </table:table-cell>
          <table:table-cell office:value-type="float" office:value="0.0570655313090885" calcext:value-type="float">
            <text:p>0,057065531309089</text:p>
          </table:table-cell>
          <table:table-cell office:value-type="float" office:value="0.0570656003694587" calcext:value-type="float">
            <text:p>0,057065600369459</text:p>
          </table:table-cell>
          <table:table-cell office:value-type="float" office:value="0.057065638044256" calcext:value-type="float">
            <text:p>0,057065638044256</text:p>
          </table:table-cell>
          <table:table-cell office:value-type="float" office:value="0.0570656515644585" calcext:value-type="float">
            <text:p>0,057065651564459</text:p>
          </table:table-cell>
          <table:table-cell office:value-type="float" office:value="0.0570656789444043" calcext:value-type="float">
            <text:p>0,057065678944404</text:p>
          </table:table-cell>
          <table:table-cell office:value-type="float" office:value="0.0570657087553447" calcext:value-type="float">
            <text:p>0,057065708755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75" calcext:value-type="float">
            <text:p>1,75</text:p>
          </table:table-cell>
          <table:table-cell table:style-name="ce18" office:value-type="float" office:value="2.046426398" calcext:value-type="float">
            <text:p>2,046426398</text:p>
          </table:table-cell>
          <table:table-cell table:style-name="ce21" table:formula="of:=AVERAGE([.E216:.F216])" office:value-type="float" office:value="-0.0000134839585614545" calcext:value-type="float">
            <text:p>-1,35E-05</text:p>
          </table:table-cell>
          <table:table-cell table:style-name="ce23" office:value-type="float" office:value="-0.0000169679171229089" calcext:value-type="float">
            <text:p>-1,70E-05</text:p>
          </table:table-cell>
          <table:table-cell table:style-name="ce18" office:value-type="float" office:value="-0.00001" calcext:value-type="float">
            <text:p>-1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22300579" calcext:value-type="float">
            <text:p>-2,23E-05</text:p>
          </table:table-cell>
          <table:table-cell office:value-type="float" office:value="-0.000020174333" calcext:value-type="float">
            <text:p>-2,02E-05</text:p>
          </table:table-cell>
          <table:table-cell office:value-type="float" office:value="-0.000017708046" calcext:value-type="float">
            <text:p>-1,77E-05</text:p>
          </table:table-cell>
          <table:table-cell office:value-type="float" office:value="-0.000016118789" calcext:value-type="float">
            <text:p>-1,61E-05</text:p>
          </table:table-cell>
          <table:table-cell office:value-type="float" office:value="-0.000014766787" calcext:value-type="float">
            <text:p>-1,48E-05</text:p>
          </table:table-cell>
          <table:table-cell office:value-type="float" office:value="-0.000013136122" calcext:value-type="float">
            <text:p>-1,31E-05</text:p>
          </table:table-cell>
          <table:table-cell office:value-type="float" office:value="-0.000012077724" calcext:value-type="float">
            <text:p>-1,21E-05</text:p>
          </table:table-cell>
          <table:table-cell office:value-type="float" office:value="2.04641913380918" calcext:value-type="float">
            <text:p>2,04641913380918</text:p>
          </table:table-cell>
          <table:table-cell office:value-type="float" office:value="2.04642190049636" calcext:value-type="float">
            <text:p>2,04642190049636</text:p>
          </table:table-cell>
          <table:table-cell office:value-type="float" office:value="2.04642426029414" calcext:value-type="float">
            <text:p>2,04642426029414</text:p>
          </table:table-cell>
          <table:table-cell office:value-type="float" office:value="2.04642621959246" calcext:value-type="float">
            <text:p>2,04642621959246</text:p>
          </table:table-cell>
          <table:table-cell office:value-type="float" office:value="2.04642791154927" calcext:value-type="float">
            <text:p>2,04642791154927</text:p>
          </table:table-cell>
          <table:table-cell office:value-type="float" office:value="2.04642938594779" calcext:value-type="float">
            <text:p>2,04642938594779</text:p>
          </table:table-cell>
          <table:table-cell office:value-type="float" office:value="2.04643063650604" calcext:value-type="float">
            <text:p>2,04643063650604</text:p>
          </table:table-cell>
          <table:table-cell office:value-type="float" office:value="2.0464317351861" calcext:value-type="float">
            <text:p>2,0464317351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" calcext:value-type="float">
            <text:p>1</text:p>
          </table:table-cell>
          <table:table-cell office:value-type="float" office:value="0.015097653" calcext:value-type="float">
            <text:p>0,015097653</text:p>
          </table:table-cell>
          <table:table-cell table:style-name="ce21" table:formula="of:=AVERAGE([.E217:.F217])" office:value-type="float" office:value="-0.0000192657690622683" calcext:value-type="float">
            <text:p>-1,93E-05</text:p>
          </table:table-cell>
          <table:table-cell table:style-name="ce23" office:value-type="float" office:value="-0.0000185315381245366" calcext:value-type="float">
            <text:p>-1,85E-05</text:p>
          </table:table-cell>
          <table:table-cell table:style-name="ce18" office:value-type="float" office:value="-0.00002" calcext:value-type="float">
            <text:p>-2E-05</text:p>
          </table:table-cell>
          <table:table-cell table:formula="of:=[.C218]-[.C217]" office:value-type="float" office:value="0.159642599" calcext:value-type="float">
            <text:p>0,159642599</text:p>
          </table:table-cell>
          <table:table-cell table:formula="of:=[.D218]-[.D217]" office:value-type="float" office:value="-0.000000640725959153798" calcext:value-type="float">
            <text:p>-6,40725959153798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5898607" calcext:value-type="float">
            <text:p>-5,90E-06</text:p>
          </table:table-cell>
          <table:table-cell office:value-type="float" office:value="-0.000047843889" calcext:value-type="float">
            <text:p>-4,78E-05</text:p>
          </table:table-cell>
          <table:table-cell office:value-type="float" office:value="0.000010390312" calcext:value-type="float">
            <text:p>1,04E-05</text:p>
          </table:table-cell>
          <table:table-cell office:value-type="float" office:value="-0.000025318691" calcext:value-type="float">
            <text:p>-2,53E-05</text:p>
          </table:table-cell>
          <table:table-cell office:value-type="float" office:value="-0.000037992227" calcext:value-type="float">
            <text:p>-3,80E-05</text:p>
          </table:table-cell>
          <table:table-cell office:value-type="float" office:value="-0.000016292829" calcext:value-type="float">
            <text:p>-1,63E-05</text:p>
          </table:table-cell>
          <table:table-cell office:value-type="float" office:value="-0.00000639844" calcext:value-type="float">
            <text:p>-6,40E-06</text:p>
          </table:table-cell>
          <table:table-cell office:value-type="float" office:value="0.015097598454023" calcext:value-type="float">
            <text:p>0,015097598454023</text:p>
          </table:table-cell>
          <table:table-cell office:value-type="float" office:value="0.0150976038529372" calcext:value-type="float">
            <text:p>0,015097603852937</text:p>
          </table:table-cell>
          <table:table-cell office:value-type="float" office:value="0.015097645140121" calcext:value-type="float">
            <text:p>0,015097645140121</text:p>
          </table:table-cell>
          <table:table-cell office:value-type="float" office:value="0.0150976366586392" calcext:value-type="float">
            <text:p>0,015097636658639</text:p>
          </table:table-cell>
          <table:table-cell office:value-type="float" office:value="0.0150976562656369" calcext:value-type="float">
            <text:p>0,015097656265637</text:p>
          </table:table-cell>
          <table:table-cell office:value-type="float" office:value="0.0150976842513883" calcext:value-type="float">
            <text:p>0,015097684251388</text:p>
          </table:table-cell>
          <table:table-cell office:value-type="float" office:value="0.0150976956945714" calcext:value-type="float">
            <text:p>0,015097695694571</text:p>
          </table:table-cell>
          <table:table-cell office:value-type="float" office:value="0.0150976999886881" calcext:value-type="float">
            <text:p>0,015097699988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" calcext:value-type="float">
            <text:p>2</text:p>
          </table:table-cell>
          <table:table-cell office:value-type="float" office:value="0.174740252" calcext:value-type="float">
            <text:p>0,174740252</text:p>
          </table:table-cell>
          <table:table-cell table:style-name="ce21" table:formula="of:=AVERAGE([.E218:.F218])" office:value-type="float" office:value="-0.0000199064950214221" calcext:value-type="float">
            <text:p>-1,99E-05</text:p>
          </table:table-cell>
          <table:table-cell table:style-name="ce23" office:value-type="float" office:value="-0.0000198129900428442" calcext:value-type="float">
            <text:p>-1,98E-05</text:p>
          </table:table-cell>
          <table:table-cell table:style-name="ce18" office:value-type="float" office:value="-0.00002" calcext:value-type="float">
            <text:p>-2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24170495" calcext:value-type="float">
            <text:p>-2,42E-05</text:p>
          </table:table-cell>
          <table:table-cell office:value-type="float" office:value="-0.000025656907" calcext:value-type="float">
            <text:p>-2,57E-05</text:p>
          </table:table-cell>
          <table:table-cell office:value-type="float" office:value="-0.000019011126" calcext:value-type="float">
            <text:p>-1,90E-05</text:p>
          </table:table-cell>
          <table:table-cell office:value-type="float" office:value="-0.00001837254" calcext:value-type="float">
            <text:p>-1,84E-05</text:p>
          </table:table-cell>
          <table:table-cell office:value-type="float" office:value="-0.000019731984" calcext:value-type="float">
            <text:p>-1,97E-05</text:p>
          </table:table-cell>
          <table:table-cell office:value-type="float" office:value="-0.000014918768" calcext:value-type="float">
            <text:p>-1,49E-05</text:p>
          </table:table-cell>
          <table:table-cell office:value-type="float" office:value="-0.000014203999" calcext:value-type="float">
            <text:p>-1,42E-05</text:p>
          </table:table-cell>
          <table:table-cell office:value-type="float" office:value="0.174739533476258" calcext:value-type="float">
            <text:p>0,174739533476258</text:p>
          </table:table-cell>
          <table:table-cell office:value-type="float" office:value="0.174739789527021" calcext:value-type="float">
            <text:p>0,174739789527021</text:p>
          </table:table-cell>
          <table:table-cell office:value-type="float" office:value="0.174740045784522" calcext:value-type="float">
            <text:p>0,174740045784522</text:p>
          </table:table-cell>
          <table:table-cell office:value-type="float" office:value="0.1747402253962" calcext:value-type="float">
            <text:p>0,1747402253962</text:p>
          </table:table-cell>
          <table:table-cell office:value-type="float" office:value="0.174740390069385" calcext:value-type="float">
            <text:p>0,174740390069385</text:p>
          </table:table-cell>
          <table:table-cell office:value-type="float" office:value="0.174740558296716" calcext:value-type="float">
            <text:p>0,174740558296716</text:p>
          </table:table-cell>
          <table:table-cell office:value-type="float" office:value="0.174740679570428" calcext:value-type="float">
            <text:p>0,174740679570428</text:p>
          </table:table-cell>
          <table:table-cell office:value-type="float" office:value="0.174740789900471" calcext:value-type="float">
            <text:p>0,174740789900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" calcext:value-type="float">
            <text:p>2</text:p>
          </table:table-cell>
          <table:table-cell office:value-type="float" office:value="0.016689057" calcext:value-type="float">
            <text:p>0,016689057</text:p>
          </table:table-cell>
          <table:table-cell table:style-name="ce21" table:formula="of:=AVERAGE([.E219:.F219])" office:value-type="float" office:value="-0.0000208171460017979" calcext:value-type="float">
            <text:p>-2,08E-05</text:p>
          </table:table-cell>
          <table:table-cell table:style-name="ce23" office:value-type="float" office:value="-0.0000216342920035958" calcext:value-type="float">
            <text:p>-2,16E-05</text:p>
          </table:table-cell>
          <table:table-cell table:style-name="ce18" office:value-type="float" office:value="-0.00002" calcext:value-type="float">
            <text:p>-2E-05</text:p>
          </table:table-cell>
          <table:table-cell table:formula="of:=[.C220]-[.C219]" office:value-type="float" office:value="0.039426903" calcext:value-type="float">
            <text:p>0,039426903</text:p>
          </table:table-cell>
          <table:table-cell table:formula="of:=[.D220]-[.D219]" office:value-type="float" office:value="-0.000000433381577787001" calcext:value-type="float">
            <text:p>-4,3338157778700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6614049" calcext:value-type="float">
            <text:p>-6,61E-06</text:p>
          </table:table-cell>
          <table:table-cell office:value-type="float" office:value="-0.000047294127" calcext:value-type="float">
            <text:p>-4,73E-05</text:p>
          </table:table-cell>
          <table:table-cell office:value-type="float" office:value="0.000005249645" calcext:value-type="float">
            <text:p>5,25E-06</text:p>
          </table:table-cell>
          <table:table-cell office:value-type="float" office:value="-0.000028623695" calcext:value-type="float">
            <text:p>-2,86E-05</text:p>
          </table:table-cell>
          <table:table-cell office:value-type="float" office:value="-0.000047496225" calcext:value-type="float">
            <text:p>-4,75E-05</text:p>
          </table:table-cell>
          <table:table-cell office:value-type="float" office:value="-0.000014596174" calcext:value-type="float">
            <text:p>-1,46E-05</text:p>
          </table:table-cell>
          <table:table-cell office:value-type="float" office:value="-0.000012738284" calcext:value-type="float">
            <text:p>-1,27E-05</text:p>
          </table:table-cell>
          <table:table-cell office:value-type="float" office:value="0.0166889892535312" calcext:value-type="float">
            <text:p>0,016688989253531</text:p>
          </table:table-cell>
          <table:table-cell office:value-type="float" office:value="0.0166889959453869" calcext:value-type="float">
            <text:p>0,016688995945387</text:p>
          </table:table-cell>
          <table:table-cell office:value-type="float" office:value="0.0166890410600976" calcext:value-type="float">
            <text:p>0,016689041060098</text:p>
          </table:table-cell>
          <table:table-cell office:value-type="float" office:value="0.016689036323186" calcext:value-type="float">
            <text:p>0,016689036323186</text:p>
          </table:table-cell>
          <table:table-cell office:value-type="float" office:value="0.0166890608261071" calcext:value-type="float">
            <text:p>0,016689060826107</text:p>
          </table:table-cell>
          <table:table-cell office:value-type="float" office:value="0.0166890995005238" calcext:value-type="float">
            <text:p>0,016689099500524</text:p>
          </table:table-cell>
          <table:table-cell office:value-type="float" office:value="0.016689110832664" calcext:value-type="float">
            <text:p>0,016689110832664</text:p>
          </table:table-cell>
          <table:table-cell office:value-type="float" office:value="0.0166891202826951" calcext:value-type="float">
            <text:p>0,016689120282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.5" calcext:value-type="float">
            <text:p>2,5</text:p>
          </table:table-cell>
          <table:table-cell office:value-type="float" office:value="0.05611596" calcext:value-type="float">
            <text:p>0,05611596</text:p>
          </table:table-cell>
          <table:table-cell table:style-name="ce21" table:formula="of:=AVERAGE([.E220:.F220])" office:value-type="float" office:value="-0.0000212505275795849" calcext:value-type="float">
            <text:p>-2,13E-05</text:p>
          </table:table-cell>
          <table:table-cell table:style-name="ce23" office:value-type="float" office:value="-0.0000225010551591698" calcext:value-type="float">
            <text:p>-2,25E-05</text:p>
          </table:table-cell>
          <table:table-cell table:style-name="ce18" office:value-type="float" office:value="-0.00002" calcext:value-type="float">
            <text:p>-2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35027567" calcext:value-type="float">
            <text:p>-3,50E-05</text:p>
          </table:table-cell>
          <table:table-cell office:value-type="float" office:value="-0.000022072048" calcext:value-type="float">
            <text:p>-2,21E-05</text:p>
          </table:table-cell>
          <table:table-cell office:value-type="float" office:value="-0.000030708943" calcext:value-type="float">
            <text:p>-3,07E-05</text:p>
          </table:table-cell>
          <table:table-cell office:value-type="float" office:value="-0.00001741959" calcext:value-type="float">
            <text:p>-1,74E-05</text:p>
          </table:table-cell>
          <table:table-cell office:value-type="float" office:value="-0.000012973307" calcext:value-type="float">
            <text:p>-1,30E-05</text:p>
          </table:table-cell>
          <table:table-cell office:value-type="float" office:value="-0.000015967122" calcext:value-type="float">
            <text:p>-1,60E-05</text:p>
          </table:table-cell>
          <table:table-cell office:value-type="float" office:value="-0.000019144446" calcext:value-type="float">
            <text:p>-1,91E-05</text:p>
          </table:table-cell>
          <table:table-cell office:value-type="float" office:value="0.0561156895815904" calcext:value-type="float">
            <text:p>0,05611568958159</text:p>
          </table:table-cell>
          <table:table-cell office:value-type="float" office:value="0.056115808745235" calcext:value-type="float">
            <text:p>0,056115808745235</text:p>
          </table:table-cell>
          <table:table-cell office:value-type="float" office:value="0.056115879541167" calcext:value-type="float">
            <text:p>0,056115879541167</text:p>
          </table:table-cell>
          <table:table-cell office:value-type="float" office:value="0.0561159727130881" calcext:value-type="float">
            <text:p>0,056115972713088</text:p>
          </table:table-cell>
          <table:table-cell office:value-type="float" office:value="0.0561160228531905" calcext:value-type="float">
            <text:p>0,056116022853191</text:p>
          </table:table-cell>
          <table:table-cell office:value-type="float" office:value="0.0561160583729495" calcext:value-type="float">
            <text:p>0,05611605837295</text:p>
          </table:table-cell>
          <table:table-cell office:value-type="float" office:value="0.0561161000554541" calcext:value-type="float">
            <text:p>0,056116100055454</text:p>
          </table:table-cell>
          <table:table-cell office:value-type="float" office:value="0.05611614781052" calcext:value-type="float">
            <text:p>0,05611614781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" calcext:value-type="float">
            <text:p>1</text:p>
          </table:table-cell>
          <table:table-cell office:value-type="float" office:value="0.016725075" calcext:value-type="float">
            <text:p>0,016725075</text:p>
          </table:table-cell>
          <table:table-cell table:style-name="ce21" table:formula="of:=AVERAGE([.E221:.F221])" office:value-type="float" office:value="-0.0000236893311717971" calcext:value-type="float">
            <text:p>-2,37E-05</text:p>
          </table:table-cell>
          <table:table-cell table:style-name="ce23" office:value-type="float" office:value="-0.0000273786623435943" calcext:value-type="float">
            <text:p>-2,74E-05</text:p>
          </table:table-cell>
          <table:table-cell table:style-name="ce18" office:value-type="float" office:value="-0.00002" calcext:value-type="float">
            <text:p>-2E-05</text:p>
          </table:table-cell>
          <table:table-cell table:formula="of:=[.C222]-[.C221]" office:value-type="float" office:value="0.000260301999999997" calcext:value-type="float">
            <text:p>0,000260302</text:p>
          </table:table-cell>
          <table:table-cell table:formula="of:=[.D222]-[.D221]" office:value-type="float" office:value="-0.000000936461727931401" calcext:value-type="float">
            <text:p>-9,3646172793140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1745852" calcext:value-type="float">
            <text:p>-1,75E-05</text:p>
          </table:table-cell>
          <table:table-cell office:value-type="float" office:value="-0.000055486003" calcext:value-type="float">
            <text:p>-5,55E-05</text:p>
          </table:table-cell>
          <table:table-cell office:value-type="float" office:value="-0.000001099428" calcext:value-type="float">
            <text:p>-1,10E-06</text:p>
          </table:table-cell>
          <table:table-cell office:value-type="float" office:value="-0.000033348016" calcext:value-type="float">
            <text:p>-3,33E-05</text:p>
          </table:table-cell>
          <table:table-cell office:value-type="float" office:value="-0.000050934878" calcext:value-type="float">
            <text:p>-5,09E-05</text:p>
          </table:table-cell>
          <table:table-cell office:value-type="float" office:value="-0.000017394508" calcext:value-type="float">
            <text:p>-1,74E-05</text:p>
          </table:table-cell>
          <table:table-cell office:value-type="float" office:value="-0.000014435252" calcext:value-type="float">
            <text:p>-1,44E-05</text:p>
          </table:table-cell>
          <table:table-cell office:value-type="float" office:value="0.016724984136" calcext:value-type="float">
            <text:p>0,016724984136</text:p>
          </table:table-cell>
          <table:table-cell office:value-type="float" office:value="0.0167250018380029" calcext:value-type="float">
            <text:p>0,016725001838003</text:p>
          </table:table-cell>
          <table:table-cell office:value-type="float" office:value="0.0167250548812956" calcext:value-type="float">
            <text:p>0,016725054881296</text:p>
          </table:table-cell>
          <table:table-cell office:value-type="float" office:value="0.0167250558754836" calcext:value-type="float">
            <text:p>0,016725055875484</text:p>
          </table:table-cell>
          <table:table-cell office:value-type="float" office:value="0.0167250844842111" calcext:value-type="float">
            <text:p>0,016725084484211</text:p>
          </table:table-cell>
          <table:table-cell office:value-type="float" office:value="0.0167251260481225" calcext:value-type="float">
            <text:p>0,016725126048123</text:p>
          </table:table-cell>
          <table:table-cell office:value-type="float" office:value="0.0167251395819795" calcext:value-type="float">
            <text:p>0,01672513958198</text:p>
          </table:table-cell>
          <table:table-cell office:value-type="float" office:value="0.0167251503140431" calcext:value-type="float">
            <text:p>0,016725150314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2" calcext:value-type="float">
            <text:p>1,2</text:p>
          </table:table-cell>
          <table:table-cell office:value-type="float" office:value="0.016985377" calcext:value-type="float">
            <text:p>0,016985377</text:p>
          </table:table-cell>
          <table:table-cell table:style-name="ce21" table:formula="of:=AVERAGE([.E222:.F222])" office:value-type="float" office:value="-0.0000246257928997285" calcext:value-type="float">
            <text:p>-2,46E-05</text:p>
          </table:table-cell>
          <table:table-cell table:style-name="ce23" office:value-type="float" office:value="-0.0000292515857994571" calcext:value-type="float">
            <text:p>-2,93E-05</text:p>
          </table:table-cell>
          <table:table-cell table:style-name="ce18" office:value-type="float" office:value="-0.00002" calcext:value-type="float">
            <text:p>-2E-05</text:p>
          </table:table-cell>
          <table:table-cell table:formula="of:=[.C223]-[.C222]" office:value-type="float" office:value="0.178728684" calcext:value-type="float">
            <text:p>0,178728684</text:p>
          </table:table-cell>
          <table:table-cell table:formula="of:=[.D223]-[.D222]" office:value-type="float" office:value="-0.0000051844897260232" calcext:value-type="float">
            <text:p>-5,1844897260232E-06</text:p>
          </table:table-cell>
          <table:table-cell office:value-type="float" office:value="0" calcext:value-type="float">
            <text:p>0</text:p>
          </table:table-cell>
          <table:table-cell office:value-type="float" office:value="-0.000021747542" calcext:value-type="float">
            <text:p>-2,17E-05</text:p>
          </table:table-cell>
          <table:table-cell office:value-type="float" office:value="-0.000058165561" calcext:value-type="float">
            <text:p>-5,82E-05</text:p>
          </table:table-cell>
          <table:table-cell office:value-type="float" office:value="-0.000003542884" calcext:value-type="float">
            <text:p>-3,54E-06</text:p>
          </table:table-cell>
          <table:table-cell office:value-type="float" office:value="-0.000034799533" calcext:value-type="float">
            <text:p>-3,48E-05</text:p>
          </table:table-cell>
          <table:table-cell office:value-type="float" office:value="-0.000051427275" calcext:value-type="float">
            <text:p>-5,14E-05</text:p>
          </table:table-cell>
          <table:table-cell office:value-type="float" office:value="-0.000017985343" calcext:value-type="float">
            <text:p>-1,80E-05</text:p>
          </table:table-cell>
          <table:table-cell office:value-type="float" office:value="-0.000014625139" calcext:value-type="float">
            <text:p>-1,46E-05</text:p>
          </table:table-cell>
          <table:table-cell office:value-type="float" office:value="0.0169852770761358" calcext:value-type="float">
            <text:p>0,016985277076136</text:p>
          </table:table-cell>
          <table:table-cell office:value-type="float" office:value="0.0169852994701604" calcext:value-type="float">
            <text:p>0,01698529947016</text:p>
          </table:table-cell>
          <table:table-cell office:value-type="float" office:value="0.0169853559404504" calcext:value-type="float">
            <text:p>0,01698535594045</text:p>
          </table:table-cell>
          <table:table-cell office:value-type="float" office:value="0.0169853591940619" calcext:value-type="float">
            <text:p>0,016985359194062</text:p>
          </table:table-cell>
          <table:table-cell office:value-type="float" office:value="0.0169853895126613" calcext:value-type="float">
            <text:p>0,016985389512661</text:p>
          </table:table-cell>
          <table:table-cell office:value-type="float" office:value="0.0169854321315232" calcext:value-type="float">
            <text:p>0,016985432131523</text:p>
          </table:table-cell>
          <table:table-cell office:value-type="float" office:value="0.0169854463428742" calcext:value-type="float">
            <text:p>0,016985446342874</text:p>
          </table:table-cell>
          <table:table-cell office:value-type="float" office:value="0.0169854573853409" calcext:value-type="float">
            <text:p>0,016985457385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.2" calcext:value-type="float">
            <text:p>2,2</text:p>
          </table:table-cell>
          <table:table-cell office:value-type="float" office:value="0.195714061" calcext:value-type="float">
            <text:p>0,195714061</text:p>
          </table:table-cell>
          <table:table-cell table:style-name="ce21" table:formula="of:=AVERAGE([.E223:.F223])" office:value-type="float" office:value="-0.0000298102826257517" calcext:value-type="float">
            <text:p>-2,98E-05</text:p>
          </table:table-cell>
          <table:table-cell table:style-name="ce23" office:value-type="float" office:value="-0.0000296205652515035" calcext:value-type="float">
            <text:p>-2,96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37215494" calcext:value-type="float">
            <text:p>-3,72E-05</text:p>
          </table:table-cell>
          <table:table-cell office:value-type="float" office:value="-0.000037479663" calcext:value-type="float">
            <text:p>-3,75E-05</text:p>
          </table:table-cell>
          <table:table-cell office:value-type="float" office:value="-0.00002903229" calcext:value-type="float">
            <text:p>-2,90E-05</text:p>
          </table:table-cell>
          <table:table-cell office:value-type="float" office:value="-0.000028568622" calcext:value-type="float">
            <text:p>-2,86E-05</text:p>
          </table:table-cell>
          <table:table-cell office:value-type="float" office:value="-0.000027136704" calcext:value-type="float">
            <text:p>-2,71E-05</text:p>
          </table:table-cell>
          <table:table-cell office:value-type="float" office:value="-0.000023189534" calcext:value-type="float">
            <text:p>-2,32E-05</text:p>
          </table:table-cell>
          <table:table-cell office:value-type="float" office:value="-0.000020542645" calcext:value-type="float">
            <text:p>-2,05E-05</text:p>
          </table:table-cell>
          <table:table-cell office:value-type="float" office:value="0.1957128523689" calcext:value-type="float">
            <text:p>0,1957128523689</text:p>
          </table:table-cell>
          <table:table-cell office:value-type="float" office:value="0.195713293931893" calcext:value-type="float">
            <text:p>0,195713293931893</text:p>
          </table:table-cell>
          <table:table-cell office:value-type="float" office:value="0.195713713204643" calcext:value-type="float">
            <text:p>0,195713713204643</text:p>
          </table:table-cell>
          <table:table-cell office:value-type="float" office:value="0.195714020415772" calcext:value-type="float">
            <text:p>0,195714020415772</text:p>
          </table:table-cell>
          <table:table-cell office:value-type="float" office:value="0.195714307211149" calcext:value-type="float">
            <text:p>0,195714307211149</text:p>
          </table:table-cell>
          <table:table-cell office:value-type="float" office:value="0.195714566337897" calcext:value-type="float">
            <text:p>0,195714566337897</text:p>
          </table:table-cell>
          <table:table-cell office:value-type="float" office:value="0.195714777470474" calcext:value-type="float">
            <text:p>0,195714777470474</text:p>
          </table:table-cell>
          <table:table-cell office:value-type="float" office:value="0.195714956188831" calcext:value-type="float">
            <text:p>0,195714956188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" calcext:value-type="float">
            <text:p>2</text:p>
          </table:table-cell>
          <table:table-cell office:value-type="float" office:value="0.211913818" calcext:value-type="float">
            <text:p>0,211913818</text:p>
          </table:table-cell>
          <table:table-cell table:style-name="ce21" table:formula="of:=AVERAGE([.E224:.F224])" office:value-type="float" office:value="-0.0000300902134800314" calcext:value-type="float">
            <text:p>-3,01E-05</text:p>
          </table:table-cell>
          <table:table-cell table:style-name="ce23" office:value-type="float" office:value="-0.0000301804269600628" calcext:value-type="float">
            <text:p>-3,02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38681639" calcext:value-type="float">
            <text:p>-3,87E-05</text:p>
          </table:table-cell>
          <table:table-cell office:value-type="float" office:value="-0.000037361873" calcext:value-type="float">
            <text:p>-3,74E-05</text:p>
          </table:table-cell>
          <table:table-cell office:value-type="float" office:value="-0.000029660103" calcext:value-type="float">
            <text:p>-2,97E-05</text:p>
          </table:table-cell>
          <table:table-cell office:value-type="float" office:value="-0.000029090444" calcext:value-type="float">
            <text:p>-2,91E-05</text:p>
          </table:table-cell>
          <table:table-cell office:value-type="float" office:value="-0.000028042379" calcext:value-type="float">
            <text:p>-2,80E-05</text:p>
          </table:table-cell>
          <table:table-cell office:value-type="float" office:value="-0.000023146219" calcext:value-type="float">
            <text:p>-2,31E-05</text:p>
          </table:table-cell>
          <table:table-cell office:value-type="float" office:value="-0.000020950773" calcext:value-type="float">
            <text:p>-2,10E-05</text:p>
          </table:table-cell>
          <table:table-cell office:value-type="float" office:value="0.211912482496194" calcext:value-type="float">
            <text:p>0,211912482496194</text:p>
          </table:table-cell>
          <table:table-cell office:value-type="float" office:value="0.211912979444208" calcext:value-type="float">
            <text:p>0,211912979444208</text:p>
          </table:table-cell>
          <table:table-cell office:value-type="float" office:value="0.211913431994478" calcext:value-type="float">
            <text:p>0,211913431994478</text:p>
          </table:table-cell>
          <table:table-cell office:value-type="float" office:value="0.211913771827471" calcext:value-type="float">
            <text:p>0,211913771827471</text:p>
          </table:table-cell>
          <table:table-cell office:value-type="float" office:value="0.21191408803372" calcext:value-type="float">
            <text:p>0,21191408803372</text:p>
          </table:table-cell>
          <table:table-cell office:value-type="float" office:value="0.211914377973139" calcext:value-type="float">
            <text:p>0,211914377973139</text:p>
          </table:table-cell>
          <table:table-cell office:value-type="float" office:value="0.211914606154709" calcext:value-type="float">
            <text:p>0,211914606154709</text:p>
          </table:table-cell>
          <table:table-cell office:value-type="float" office:value="0.211914803510619" calcext:value-type="float">
            <text:p>0,211914803510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.2" calcext:value-type="float">
            <text:p>2,2</text:p>
          </table:table-cell>
          <table:table-cell office:value-type="float" office:value="0.0192008" calcext:value-type="float">
            <text:p>0,0192008</text:p>
          </table:table-cell>
          <table:table-cell table:style-name="ce21" table:formula="of:=AVERAGE([.E225:.F225])" office:value-type="float" office:value="-0.000030311415402385" calcext:value-type="float">
            <text:p>-3,03E-05</text:p>
          </table:table-cell>
          <table:table-cell table:style-name="ce23" office:value-type="float" office:value="-0.0000306228308047699" calcext:value-type="float">
            <text:p>-3,06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21567588" calcext:value-type="float">
            <text:p>-2,16E-05</text:p>
          </table:table-cell>
          <table:table-cell office:value-type="float" office:value="-0.000055995058" calcext:value-type="float">
            <text:p>-5,60E-05</text:p>
          </table:table-cell>
          <table:table-cell office:value-type="float" office:value="-0.000007095455" calcext:value-type="float">
            <text:p>-7,10E-06</text:p>
          </table:table-cell>
          <table:table-cell office:value-type="float" office:value="-0.000036073226" calcext:value-type="float">
            <text:p>-3,61E-05</text:p>
          </table:table-cell>
          <table:table-cell office:value-type="float" office:value="-0.000051943391" calcext:value-type="float">
            <text:p>-5,19E-05</text:p>
          </table:table-cell>
          <table:table-cell office:value-type="float" office:value="-0.000021553711" calcext:value-type="float">
            <text:p>-2,16E-05</text:p>
          </table:table-cell>
          <table:table-cell office:value-type="float" office:value="-0.00001876475" calcext:value-type="float">
            <text:p>-1,88E-05</text:p>
          </table:table-cell>
          <table:table-cell office:value-type="float" office:value="0.0192006842313871" calcext:value-type="float">
            <text:p>0,019200684231387</text:p>
          </table:table-cell>
          <table:table-cell office:value-type="float" office:value="0.0192007093368146" calcext:value-type="float">
            <text:p>0,019200709336815</text:p>
          </table:table-cell>
          <table:table-cell office:value-type="float" office:value="0.0192007707904866" calcext:value-type="float">
            <text:p>0,019200770790487</text:p>
          </table:table-cell>
          <table:table-cell office:value-type="float" office:value="0.0192007781565096" calcext:value-type="float">
            <text:p>0,01920077815651</text:p>
          </table:table-cell>
          <table:table-cell office:value-type="float" office:value="0.0192008136840225" calcext:value-type="float">
            <text:p>0,019200813684023</text:p>
          </table:table-cell>
          <table:table-cell office:value-type="float" office:value="0.0192008623452162" calcext:value-type="float">
            <text:p>0,019200862345216</text:p>
          </table:table-cell>
          <table:table-cell office:value-type="float" office:value="0.0192008815975269" calcext:value-type="float">
            <text:p>0,019200881597527</text:p>
          </table:table-cell>
          <table:table-cell office:value-type="float" office:value="0.0192008976134926" calcext:value-type="float">
            <text:p>0,019200897613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198139372" calcext:value-type="float">
            <text:p>0,198139372</text:p>
          </table:table-cell>
          <table:table-cell table:style-name="ce21" table:formula="of:=AVERAGE([.E226:.F226])" office:value-type="float" office:value="-0.0000307160808204483" calcext:value-type="float">
            <text:p>-3,07E-05</text:p>
          </table:table-cell>
          <table:table-cell table:style-name="ce23" office:value-type="float" office:value="-0.0000314321616408967" calcext:value-type="float">
            <text:p>-3,14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40320035" calcext:value-type="float">
            <text:p>-4,03E-05</text:p>
          </table:table-cell>
          <table:table-cell office:value-type="float" office:value="-0.000038863084" calcext:value-type="float">
            <text:p>-3,89E-05</text:p>
          </table:table-cell>
          <table:table-cell office:value-type="float" office:value="-0.000030946471" calcext:value-type="float">
            <text:p>-3,09E-05</text:p>
          </table:table-cell>
          <table:table-cell office:value-type="float" office:value="-0.000030284057" calcext:value-type="float">
            <text:p>-3,03E-05</text:p>
          </table:table-cell>
          <table:table-cell office:value-type="float" office:value="-0.000028686133" calcext:value-type="float">
            <text:p>-2,87E-05</text:p>
          </table:table-cell>
          <table:table-cell office:value-type="float" office:value="-0.000024601315" calcext:value-type="float">
            <text:p>-2,46E-05</text:p>
          </table:table-cell>
          <table:table-cell office:value-type="float" office:value="-0.000021833815" calcext:value-type="float">
            <text:p>-2,18E-05</text:p>
          </table:table-cell>
          <table:table-cell office:value-type="float" office:value="0.198138072031048" calcext:value-type="float">
            <text:p>0,198138072031048</text:p>
          </table:table-cell>
          <table:table-cell office:value-type="float" office:value="0.198138556357742" calcext:value-type="float">
            <text:p>0,198138556357742</text:p>
          </table:table-cell>
          <table:table-cell office:value-type="float" office:value="0.198138996493761" calcext:value-type="float">
            <text:p>0,198138996493761</text:p>
          </table:table-cell>
          <table:table-cell office:value-type="float" office:value="0.198139328018166" calcext:value-type="float">
            <text:p>0,198139328018166</text:p>
          </table:table-cell>
          <table:table-cell office:value-type="float" office:value="0.198139635801903" calcext:value-type="float">
            <text:p>0,198139635801903</text:p>
          </table:table-cell>
          <table:table-cell office:value-type="float" office:value="0.198139913118559" calcext:value-type="float">
            <text:p>0,198139913118559</text:p>
          </table:table-cell>
          <table:table-cell office:value-type="float" office:value="0.198140139880617" calcext:value-type="float">
            <text:p>0,198140139880617</text:p>
          </table:table-cell>
          <table:table-cell office:value-type="float" office:value="0.198140332185932" calcext:value-type="float">
            <text:p>0,198140332185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2" calcext:value-type="float">
            <text:p>1,2</text:p>
          </table:table-cell>
          <table:table-cell office:value-type="float" office:value="0.016635759" calcext:value-type="float">
            <text:p>0,016635759</text:p>
          </table:table-cell>
          <table:table-cell table:style-name="ce21" table:formula="of:=AVERAGE([.E227:.F227])" office:value-type="float" office:value="-0.0000308242471855656" calcext:value-type="float">
            <text:p>-3,08E-05</text:p>
          </table:table-cell>
          <table:table-cell table:style-name="ce23" office:value-type="float" office:value="-0.0000316484943711313" calcext:value-type="float">
            <text:p>-3,16E-05</text:p>
          </table:table-cell>
          <table:table-cell table:style-name="ce18" office:value-type="float" office:value="-0.00003" calcext:value-type="float">
            <text:p>-3E-05</text:p>
          </table:table-cell>
          <table:table-cell table:formula="of:=[.C228]-[.C227]" office:value-type="float" office:value="0.000838073000000002" calcext:value-type="float">
            <text:p>0,000838073</text:p>
          </table:table-cell>
          <table:table-cell table:formula="of:=[.D228]-[.D227]" office:value-type="float" office:value="-0.0000016124053039193" calcext:value-type="float">
            <text:p>-1,6124053039193E-06</text:p>
          </table:table-cell>
          <table:table-cell office:value-type="float" office:value="0" calcext:value-type="float">
            <text:p>0</text:p>
          </table:table-cell>
          <table:table-cell office:value-type="float" office:value="-0.000023085169" calcext:value-type="float">
            <text:p>-2,31E-05</text:p>
          </table:table-cell>
          <table:table-cell office:value-type="float" office:value="-0.000060654611" calcext:value-type="float">
            <text:p>-6,07E-05</text:p>
          </table:table-cell>
          <table:table-cell office:value-type="float" office:value="-0.000005499842" calcext:value-type="float">
            <text:p>-5,50E-06</text:p>
          </table:table-cell>
          <table:table-cell office:value-type="float" office:value="-0.000037389038" calcext:value-type="float">
            <text:p>-3,74E-05</text:p>
          </table:table-cell>
          <table:table-cell office:value-type="float" office:value="-0.000054722607" calcext:value-type="float">
            <text:p>-5,47E-05</text:p>
          </table:table-cell>
          <table:table-cell office:value-type="float" office:value="-0.000020619705" calcext:value-type="float">
            <text:p>-2,06E-05</text:p>
          </table:table-cell>
          <table:table-cell office:value-type="float" office:value="-0.000017426517" calcext:value-type="float">
            <text:p>-1,74E-05</text:p>
          </table:table-cell>
          <table:table-cell office:value-type="float" office:value="0.0166356536405991" calcext:value-type="float">
            <text:p>0,016635653640599</text:p>
          </table:table-cell>
          <table:table-cell office:value-type="float" office:value="0.0166356769227062" calcext:value-type="float">
            <text:p>0,016635676922706</text:p>
          </table:table-cell>
          <table:table-cell office:value-type="float" office:value="0.0166357345973894" calcext:value-type="float">
            <text:p>0,016635734597389</text:p>
          </table:table-cell>
          <table:table-cell office:value-type="float" office:value="0.0166357395442113" calcext:value-type="float">
            <text:p>0,016635739544211</text:p>
          </table:table-cell>
          <table:table-cell office:value-type="float" office:value="0.0166357714483789" calcext:value-type="float">
            <text:p>0,016635771448379</text:p>
          </table:table-cell>
          <table:table-cell office:value-type="float" office:value="0.0166358158646998" calcext:value-type="float">
            <text:p>0,0166358158647</text:p>
          </table:table-cell>
          <table:table-cell office:value-type="float" office:value="0.0166358318222643" calcext:value-type="float">
            <text:p>0,016635831822264</text:p>
          </table:table-cell>
          <table:table-cell office:value-type="float" office:value="0.0166358447090402" calcext:value-type="float">
            <text:p>0,01663584470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25" calcext:value-type="float">
            <text:p>1,25</text:p>
          </table:table-cell>
          <table:table-cell office:value-type="float" office:value="0.017473832" calcext:value-type="float">
            <text:p>0,017473832</text:p>
          </table:table-cell>
          <table:table-cell table:style-name="ce21" table:formula="of:=AVERAGE([.E228:.F228])" office:value-type="float" office:value="-0.000032436652489485" calcext:value-type="float">
            <text:p>-3,24E-05</text:p>
          </table:table-cell>
          <table:table-cell table:style-name="ce23" office:value-type="float" office:value="-0.0000348733049789699" calcext:value-type="float">
            <text:p>-3,49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2955985" calcext:value-type="float">
            <text:p>-2,96E-05</text:p>
          </table:table-cell>
          <table:table-cell office:value-type="float" office:value="-0.00006427025" calcext:value-type="float">
            <text:p>-6,43E-05</text:p>
          </table:table-cell>
          <table:table-cell office:value-type="float" office:value="-0.000010053884" calcext:value-type="float">
            <text:p>-1,01E-05</text:p>
          </table:table-cell>
          <table:table-cell office:value-type="float" office:value="-0.000039969791" calcext:value-type="float">
            <text:p>-4,00E-05</text:p>
          </table:table-cell>
          <table:table-cell office:value-type="float" office:value="-0.000055686526" calcext:value-type="float">
            <text:p>-5,57E-05</text:p>
          </table:table-cell>
          <table:table-cell office:value-type="float" office:value="-0.000022468957" calcext:value-type="float">
            <text:p>-2,25E-05</text:p>
          </table:table-cell>
          <table:table-cell office:value-type="float" office:value="-0.000018764046" calcext:value-type="float">
            <text:p>-1,88E-05</text:p>
          </table:table-cell>
          <table:table-cell office:value-type="float" office:value="0.0174737084553286" calcext:value-type="float">
            <text:p>0,017473708455329</text:p>
          </table:table-cell>
          <table:table-cell office:value-type="float" office:value="0.017473739769198" calcext:value-type="float">
            <text:p>0,017473739769198</text:p>
          </table:table-cell>
          <table:table-cell office:value-type="float" office:value="0.017473803960594" calcext:value-type="float">
            <text:p>0,017473803960594</text:p>
          </table:table-cell>
          <table:table-cell office:value-type="float" office:value="0.0174738134591045" calcext:value-type="float">
            <text:p>0,017473813459105</text:p>
          </table:table-cell>
          <table:table-cell office:value-type="float" office:value="0.0174738492836434" calcext:value-type="float">
            <text:p>0,017473849283643</text:p>
          </table:table-cell>
          <table:table-cell office:value-type="float" office:value="0.0174738967593653" calcext:value-type="float">
            <text:p>0,017473896759365</text:p>
          </table:table-cell>
          <table:table-cell office:value-type="float" office:value="0.0174739150240739" calcext:value-type="float">
            <text:p>0,017473915024074</text:p>
          </table:table-cell>
          <table:table-cell office:value-type="float" office:value="0.017473929598984" calcext:value-type="float">
            <text:p>0,017473929598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2" calcext:value-type="float">
            <text:p>1,2</text:p>
          </table:table-cell>
          <table:table-cell office:value-type="float" office:value="0.020643559" calcext:value-type="float">
            <text:p>0,020643559</text:p>
          </table:table-cell>
          <table:table-cell table:style-name="ce21" table:formula="of:=AVERAGE([.E229:.F229])" office:value-type="float" office:value="-0.0000338221257000465" calcext:value-type="float">
            <text:p>-3,38E-05</text:p>
          </table:table-cell>
          <table:table-cell table:style-name="ce23" office:value-type="float" office:value="-0.0000376442514000931" calcext:value-type="float">
            <text:p>-3,76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31792595" calcext:value-type="float">
            <text:p>-3,18E-05</text:p>
          </table:table-cell>
          <table:table-cell office:value-type="float" office:value="-0.00006433441" calcext:value-type="float">
            <text:p>-6,43E-05</text:p>
          </table:table-cell>
          <table:table-cell office:value-type="float" office:value="-0.00002402345" calcext:value-type="float">
            <text:p>-2,40E-05</text:p>
          </table:table-cell>
          <table:table-cell office:value-type="float" office:value="-0.000032657231" calcext:value-type="float">
            <text:p>-3,27E-05</text:p>
          </table:table-cell>
          <table:table-cell office:value-type="float" office:value="-0.000054693011" calcext:value-type="float">
            <text:p>-5,47E-05</text:p>
          </table:table-cell>
          <table:table-cell office:value-type="float" office:value="-0.000024883728" calcext:value-type="float">
            <text:p>-2,49E-05</text:p>
          </table:table-cell>
          <table:table-cell office:value-type="float" office:value="-0.00002826858" calcext:value-type="float">
            <text:p>-2,83E-05</text:p>
          </table:table-cell>
          <table:table-cell office:value-type="float" office:value="0.0206434030035955" calcext:value-type="float">
            <text:p>0,020643403003596</text:p>
          </table:table-cell>
          <table:table-cell office:value-type="float" office:value="0.0206434427920189" calcext:value-type="float">
            <text:p>0,020643442792019</text:p>
          </table:table-cell>
          <table:table-cell office:value-type="float" office:value="0.0206435187033163" calcext:value-type="float">
            <text:p>0,020643518703316</text:p>
          </table:table-cell>
          <table:table-cell office:value-type="float" office:value="0.0206435455168123" calcext:value-type="float">
            <text:p>0,020643545516812</text:p>
          </table:table-cell>
          <table:table-cell office:value-type="float" office:value="0.0206435800967813" calcext:value-type="float">
            <text:p>0,020643580096781</text:p>
          </table:table-cell>
          <table:table-cell office:value-type="float" office:value="0.0206436351838557" calcext:value-type="float">
            <text:p>0,020643635183856</text:p>
          </table:table-cell>
          <table:table-cell office:value-type="float" office:value="0.0206436590807646" calcext:value-type="float">
            <text:p>0,020643659080765</text:p>
          </table:table-cell>
          <table:table-cell office:value-type="float" office:value="0.0206436850213597" calcext:value-type="float">
            <text:p>0,02064368502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.2" calcext:value-type="float">
            <text:p>2,2</text:p>
          </table:table-cell>
          <table:table-cell office:value-type="float" office:value="0.23792469" calcext:value-type="float">
            <text:p>0,23792469</text:p>
          </table:table-cell>
          <table:table-cell table:style-name="ce21" table:formula="of:=AVERAGE([.E230:.F230])" office:value-type="float" office:value="-0.0000346135605034077" calcext:value-type="float">
            <text:p>-3,46E-05</text:p>
          </table:table-cell>
          <table:table-cell table:style-name="ce23" office:value-type="float" office:value="-0.0000392271210068155" calcext:value-type="float">
            <text:p>-3,92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50406168" calcext:value-type="float">
            <text:p>-5,04E-05</text:p>
          </table:table-cell>
          <table:table-cell office:value-type="float" office:value="-0.000047928501" calcext:value-type="float">
            <text:p>-4,79E-05</text:p>
          </table:table-cell>
          <table:table-cell office:value-type="float" office:value="-0.000039919387" calcext:value-type="float">
            <text:p>-3,99E-05</text:p>
          </table:table-cell>
          <table:table-cell office:value-type="float" office:value="-0.000037552541" calcext:value-type="float">
            <text:p>-3,76E-05</text:p>
          </table:table-cell>
          <table:table-cell office:value-type="float" office:value="-0.000035000025" calcext:value-type="float">
            <text:p>-3,50E-05</text:p>
          </table:table-cell>
          <table:table-cell office:value-type="float" office:value="-0.000030180172" calcext:value-type="float">
            <text:p>-3,02E-05</text:p>
          </table:table-cell>
          <table:table-cell office:value-type="float" office:value="-0.000027989956" calcext:value-type="float">
            <text:p>-2,80E-05</text:p>
          </table:table-cell>
          <table:table-cell office:value-type="float" office:value="0.237922742372251" calcext:value-type="float">
            <text:p>0,237922742372251</text:p>
          </table:table-cell>
          <table:table-cell office:value-type="float" office:value="0.237923469430732" calcext:value-type="float">
            <text:p>0,237923469430732</text:p>
          </table:table-cell>
          <table:table-cell office:value-type="float" office:value="0.237924121227032" calcext:value-type="float">
            <text:p>0,237924121227032</text:p>
          </table:table-cell>
          <table:table-cell office:value-type="float" office:value="0.23792463474643" calcext:value-type="float">
            <text:p>0,23792463474643</text:p>
          </table:table-cell>
          <table:table-cell office:value-type="float" office:value="0.237925093035767" calcext:value-type="float">
            <text:p>0,237925093035767</text:p>
          </table:table-cell>
          <table:table-cell office:value-type="float" office:value="0.237925499330552" calcext:value-type="float">
            <text:p>0,237925499330552</text:p>
          </table:table-cell>
          <table:table-cell office:value-type="float" office:value="0.237925833373922" calcext:value-type="float">
            <text:p>0,237925833373922</text:p>
          </table:table-cell>
          <table:table-cell office:value-type="float" office:value="0.237926129402116" calcext:value-type="float">
            <text:p>0,237926129402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3" calcext:value-type="float">
            <text:p>1,3</text:p>
          </table:table-cell>
          <table:table-cell office:value-type="float" office:value="0.017838617" calcext:value-type="float">
            <text:p>0,017838617</text:p>
          </table:table-cell>
          <table:table-cell table:style-name="ce21" table:formula="of:=AVERAGE([.E231:.F231])" office:value-type="float" office:value="-0.0000352684569660758" calcext:value-type="float">
            <text:p>-3,53E-05</text:p>
          </table:table-cell>
          <table:table-cell table:style-name="ce23" office:value-type="float" office:value="-0.0000405369139321516" calcext:value-type="float">
            <text:p>-4,05E-05</text:p>
          </table:table-cell>
          <table:table-cell table:style-name="ce18" office:value-type="float" office:value="-0.00003" calcext:value-type="float">
            <text:p>-3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37321262" calcext:value-type="float">
            <text:p>-3,73E-05</text:p>
          </table:table-cell>
          <table:table-cell office:value-type="float" office:value="-0.000070572793" calcext:value-type="float">
            <text:p>-7,06E-05</text:p>
          </table:table-cell>
          <table:table-cell office:value-type="float" office:value="-0.000016438382" calcext:value-type="float">
            <text:p>-1,64E-05</text:p>
          </table:table-cell>
          <table:table-cell office:value-type="float" office:value="-0.000045224247" calcext:value-type="float">
            <text:p>-4,52E-05</text:p>
          </table:table-cell>
          <table:table-cell office:value-type="float" office:value="-0.000060146291" calcext:value-type="float">
            <text:p>-6,01E-05</text:p>
          </table:table-cell>
          <table:table-cell office:value-type="float" office:value="-0.000026955257" calcext:value-type="float">
            <text:p>-2,70E-05</text:p>
          </table:table-cell>
          <table:table-cell office:value-type="float" office:value="-0.000022893756" calcext:value-type="float">
            <text:p>-2,29E-05</text:p>
          </table:table-cell>
          <table:table-cell office:value-type="float" office:value="0.0178384692505304" calcext:value-type="float">
            <text:p>0,01783846925053</text:p>
          </table:table-cell>
          <table:table-cell office:value-type="float" office:value="0.0178385096116718" calcext:value-type="float">
            <text:p>0,017838509611672</text:p>
          </table:table-cell>
          <table:table-cell office:value-type="float" office:value="0.0178385815693124" calcext:value-type="float">
            <text:p>0,017838581569312</text:p>
          </table:table-cell>
          <table:table-cell office:value-type="float" office:value="0.0178385974238517" calcext:value-type="float">
            <text:p>0,017838597423852</text:p>
          </table:table-cell>
          <table:table-cell office:value-type="float" office:value="0.0178386388041054" calcext:value-type="float">
            <text:p>0,017838638804105</text:p>
          </table:table-cell>
          <table:table-cell office:value-type="float" office:value="0.0178386911525135" calcext:value-type="float">
            <text:p>0,017838691152514</text:p>
          </table:table-cell>
          <table:table-cell office:value-type="float" office:value="0.0178387135215147" calcext:value-type="float">
            <text:p>0,017838713521515</text:p>
          </table:table-cell>
          <table:table-cell office:value-type="float" office:value="0.0178387316754085" calcext:value-type="float">
            <text:p>0,017838731675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239033728" calcext:value-type="float">
            <text:p>0,239033728</text:p>
          </table:table-cell>
          <table:table-cell table:style-name="ce21" table:formula="of:=AVERAGE([.E232:.F232])" office:value-type="float" office:value="-0.0000403890173608679" calcext:value-type="float">
            <text:p>-4,04E-05</text:p>
          </table:table-cell>
          <table:table-cell table:style-name="ce23" office:value-type="float" office:value="-0.0000407780347217359" calcext:value-type="float">
            <text:p>-4,08E-05</text:p>
          </table:table-cell>
          <table:table-cell table:style-name="ce18" office:value-type="float" office:value="-0.00004" calcext:value-type="float">
            <text:p>-4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52461655" calcext:value-type="float">
            <text:p>-5,25E-05</text:p>
          </table:table-cell>
          <table:table-cell office:value-type="float" office:value="-0.000049752757" calcext:value-type="float">
            <text:p>-4,98E-05</text:p>
          </table:table-cell>
          <table:table-cell office:value-type="float" office:value="-0.000041554201" calcext:value-type="float">
            <text:p>-4,16E-05</text:p>
          </table:table-cell>
          <table:table-cell office:value-type="float" office:value="-0.000039022083" calcext:value-type="float">
            <text:p>-3,90E-05</text:p>
          </table:table-cell>
          <table:table-cell office:value-type="float" office:value="-0.000036329266" calcext:value-type="float">
            <text:p>-3,63E-05</text:p>
          </table:table-cell>
          <table:table-cell office:value-type="float" office:value="-0.000031389486" calcext:value-type="float">
            <text:p>-3,14E-05</text:p>
          </table:table-cell>
          <table:table-cell office:value-type="float" office:value="-0.000029093886" calcext:value-type="float">
            <text:p>-2,91E-05</text:p>
          </table:table-cell>
          <table:table-cell office:value-type="float" office:value="0.239031693117445" calcext:value-type="float">
            <text:p>0,239031693117445</text:p>
          </table:table-cell>
          <table:table-cell office:value-type="float" office:value="0.239032453351307" calcext:value-type="float">
            <text:p>0,239032453351307</text:p>
          </table:table-cell>
          <table:table-cell office:value-type="float" office:value="0.239033133110055" calcext:value-type="float">
            <text:p>0,239033133110055</text:p>
          </table:table-cell>
          <table:table-cell office:value-type="float" office:value="0.239033670151226" calcext:value-type="float">
            <text:p>0,239033670151226</text:p>
          </table:table-cell>
          <table:table-cell office:value-type="float" office:value="0.239034148594613" calcext:value-type="float">
            <text:p>0,239034148594613</text:p>
          </table:table-cell>
          <table:table-cell office:value-type="float" office:value="0.239034572285616" calcext:value-type="float">
            <text:p>0,239034572285616</text:p>
          </table:table-cell>
          <table:table-cell office:value-type="float" office:value="0.239034921333565" calcext:value-type="float">
            <text:p>0,239034921333565</text:p>
          </table:table-cell>
          <table:table-cell office:value-type="float" office:value="0.239035230471536" calcext:value-type="float">
            <text:p>0,239035230471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3" calcext:value-type="float">
            <text:p>3</text:p>
          </table:table-cell>
          <table:table-cell office:value-type="float" office:value="0.158190559" calcext:value-type="float">
            <text:p>0,158190559</text:p>
          </table:table-cell>
          <table:table-cell table:style-name="ce21" table:formula="of:=AVERAGE([.E233:.F233])" office:value-type="float" office:value="-0.0000414531819767562" calcext:value-type="float">
            <text:p>-4,15E-05</text:p>
          </table:table-cell>
          <table:table-cell table:style-name="ce23" office:value-type="float" office:value="-0.0000429063639535124" calcext:value-type="float">
            <text:p>-4,29E-05</text:p>
          </table:table-cell>
          <table:table-cell table:style-name="ce18" office:value-type="float" office:value="-0.00004" calcext:value-type="float">
            <text:p>-4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55096552" calcext:value-type="float">
            <text:p>-5,51E-05</text:p>
          </table:table-cell>
          <table:table-cell office:value-type="float" office:value="-0.00005296094" calcext:value-type="float">
            <text:p>-5,30E-05</text:p>
          </table:table-cell>
          <table:table-cell office:value-type="float" office:value="-0.000042352346" calcext:value-type="float">
            <text:p>-4,24E-05</text:p>
          </table:table-cell>
          <table:table-cell office:value-type="float" office:value="-0.000041324343" calcext:value-type="float">
            <text:p>-4,13E-05</text:p>
          </table:table-cell>
          <table:table-cell office:value-type="float" office:value="-0.000039660585" calcext:value-type="float">
            <text:p>-3,97E-05</text:p>
          </table:table-cell>
          <table:table-cell office:value-type="float" office:value="-0.000032942395" calcext:value-type="float">
            <text:p>-3,29E-05</text:p>
          </table:table-cell>
          <table:table-cell office:value-type="float" office:value="-0.000029841826" calcext:value-type="float">
            <text:p>-2,98E-05</text:p>
          </table:table-cell>
          <table:table-cell office:value-type="float" office:value="0.158189141479802" calcext:value-type="float">
            <text:p>0,158189141479802</text:p>
          </table:table-cell>
          <table:table-cell office:value-type="float" office:value="0.158189669865264" calcext:value-type="float">
            <text:p>0,158189669865264</text:p>
          </table:table-cell>
          <table:table-cell office:value-type="float" office:value="0.158190148731953" calcext:value-type="float">
            <text:p>0,158190148731953</text:p>
          </table:table-cell>
          <table:table-cell office:value-type="float" office:value="0.158190510967821" calcext:value-type="float">
            <text:p>0,158190510967821</text:p>
          </table:table-cell>
          <table:table-cell office:value-type="float" office:value="0.158190846278541" calcext:value-type="float">
            <text:p>0,158190846278541</text:p>
          </table:table-cell>
          <table:table-cell office:value-type="float" office:value="0.15819115238547" calcext:value-type="float">
            <text:p>0,15819115238547</text:p>
          </table:table-cell>
          <table:table-cell office:value-type="float" office:value="0.158191394810547" calcext:value-type="float">
            <text:p>0,158191394810547</text:p>
          </table:table-cell>
          <table:table-cell office:value-type="float" office:value="0.158191604655013" calcext:value-type="float">
            <text:p>0,158191604655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25" calcext:value-type="float">
            <text:p>1,25</text:p>
          </table:table-cell>
          <table:table-cell office:value-type="float" office:value="0.021278071" calcext:value-type="float">
            <text:p>0,021278071</text:p>
          </table:table-cell>
          <table:table-cell table:style-name="ce21" table:formula="of:=AVERAGE([.E234:.F234])" office:value-type="float" office:value="-0.0000418650561900245" calcext:value-type="float">
            <text:p>-4,19E-05</text:p>
          </table:table-cell>
          <table:table-cell table:style-name="ce23" office:value-type="float" office:value="-0.000043730112380049" calcext:value-type="float">
            <text:p>-4,37E-05</text:p>
          </table:table-cell>
          <table:table-cell table:style-name="ce18" office:value-type="float" office:value="-0.00004" calcext:value-type="float">
            <text:p>-4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40249958" calcext:value-type="float">
            <text:p>-4,02E-05</text:p>
          </table:table-cell>
          <table:table-cell office:value-type="float" office:value="-0.000071058298" calcext:value-type="float">
            <text:p>-7,11E-05</text:p>
          </table:table-cell>
          <table:table-cell office:value-type="float" office:value="-0.000030777159" calcext:value-type="float">
            <text:p>-3,08E-05</text:p>
          </table:table-cell>
          <table:table-cell office:value-type="float" office:value="-0.000038486781" calcext:value-type="float">
            <text:p>-3,85E-05</text:p>
          </table:table-cell>
          <table:table-cell office:value-type="float" office:value="-0.000059427544" calcext:value-type="float">
            <text:p>-5,94E-05</text:p>
          </table:table-cell>
          <table:table-cell office:value-type="float" office:value="-0.00002972306" calcext:value-type="float">
            <text:p>-2,97E-05</text:p>
          </table:table-cell>
          <table:table-cell office:value-type="float" office:value="-0.000032570899" calcext:value-type="float">
            <text:p>-3,26E-05</text:p>
          </table:table-cell>
          <table:table-cell office:value-type="float" office:value="0.0212778836520012" calcext:value-type="float">
            <text:p>0,021277883652001</text:p>
          </table:table-cell>
          <table:table-cell office:value-type="float" office:value="0.021277935573047" calcext:value-type="float">
            <text:p>0,021277935573047</text:p>
          </table:table-cell>
          <table:table-cell office:value-type="float" office:value="0.0212780219952515" calcext:value-type="float">
            <text:p>0,021278021995252</text:p>
          </table:table-cell>
          <table:table-cell office:value-type="float" office:value="0.0212780574026647" calcext:value-type="float">
            <text:p>0,021278057402665</text:p>
          </table:table-cell>
          <table:table-cell office:value-type="float" office:value="0.0212780994080123" calcext:value-type="float">
            <text:p>0,021278099408012</text:p>
          </table:table-cell>
          <table:table-cell office:value-type="float" office:value="0.0212781611035175" calcext:value-type="float">
            <text:p>0,021278161103518</text:p>
          </table:table-cell>
          <table:table-cell office:value-type="float" office:value="0.0212781905252175" calcext:value-type="float">
            <text:p>0,021278190525218</text:p>
          </table:table-cell>
          <table:table-cell office:value-type="float" office:value="0.0212782213325243" calcext:value-type="float">
            <text:p>0,021278221332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3" calcext:value-type="float">
            <text:p>1,3</text:p>
          </table:table-cell>
          <table:table-cell office:value-type="float" office:value="0.021510595" calcext:value-type="float">
            <text:p>0,021510595</text:p>
          </table:table-cell>
          <table:table-cell table:style-name="ce21" table:formula="of:=AVERAGE([.E235:.F235])" office:value-type="float" office:value="-0.0000448491415809697" calcext:value-type="float">
            <text:p>-4,48E-05</text:p>
          </table:table-cell>
          <table:table-cell table:style-name="ce23" office:value-type="float" office:value="-0.0000496982831619394" calcext:value-type="float">
            <text:p>-4,97E-05</text:p>
          </table:table-cell>
          <table:table-cell table:style-name="ce18" office:value-type="float" office:value="-0.00004" calcext:value-type="float">
            <text:p>-4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48293318" calcext:value-type="float">
            <text:p>-4,83E-05</text:p>
          </table:table-cell>
          <table:table-cell office:value-type="float" office:value="-0.000077929717" calcext:value-type="float">
            <text:p>-7,79E-05</text:p>
          </table:table-cell>
          <table:table-cell office:value-type="float" office:value="-0.000037183685" calcext:value-type="float">
            <text:p>-3,72E-05</text:p>
          </table:table-cell>
          <table:table-cell office:value-type="float" office:value="-0.000044162205" calcext:value-type="float">
            <text:p>-4,42E-05</text:p>
          </table:table-cell>
          <table:table-cell office:value-type="float" office:value="-0.000064380445" calcext:value-type="float">
            <text:p>-6,44E-05</text:p>
          </table:table-cell>
          <table:table-cell office:value-type="float" office:value="-0.000034407325" calcext:value-type="float">
            <text:p>-3,44E-05</text:p>
          </table:table-cell>
          <table:table-cell office:value-type="float" office:value="-0.000036810048" calcext:value-type="float">
            <text:p>-3,68E-05</text:p>
          </table:table-cell>
          <table:table-cell office:value-type="float" office:value="0.0215103781681699" calcext:value-type="float">
            <text:p>0,02151037816817</text:p>
          </table:table-cell>
          <table:table-cell office:value-type="float" office:value="0.021510441145576" calcext:value-type="float">
            <text:p>0,021510441145576</text:p>
          </table:table-cell>
          <table:table-cell office:value-type="float" office:value="0.0215105369605871" calcext:value-type="float">
            <text:p>0,021510536960587</text:p>
          </table:table-cell>
          <table:table-cell office:value-type="float" office:value="0.0215105802058122" calcext:value-type="float">
            <text:p>0,021510580205812</text:p>
          </table:table-cell>
          <table:table-cell office:value-type="float" office:value="0.0215106289321714" calcext:value-type="float">
            <text:p>0,021510628932171</text:p>
          </table:table-cell>
          <table:table-cell office:value-type="float" office:value="0.0215106965000126" calcext:value-type="float">
            <text:p>0,021510696500013</text:p>
          </table:table-cell>
          <table:table-cell office:value-type="float" office:value="0.0215107309306913" calcext:value-type="float">
            <text:p>0,021510730930691</text:p>
          </table:table-cell>
          <table:table-cell office:value-type="float" office:value="0.0215107661281165" calcext:value-type="float">
            <text:p>0,021510766128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3" calcext:value-type="float">
            <text:p>3</text:p>
          </table:table-cell>
          <table:table-cell office:value-type="float" office:value="0.174529434" calcext:value-type="float">
            <text:p>0,174529434</text:p>
          </table:table-cell>
          <table:table-cell table:style-name="ce21" table:formula="of:=AVERAGE([.E236:.F236])" office:value-type="float" office:value="-0.0000537819661014727" calcext:value-type="float">
            <text:p>-5,38E-05</text:p>
          </table:table-cell>
          <table:table-cell table:style-name="ce23" office:value-type="float" office:value="-0.0000575639322029454" calcext:value-type="float">
            <text:p>-5,76E-05</text:p>
          </table:table-cell>
          <table:table-cell table:style-name="ce18" office:value-type="float" office:value="-0.00005" calcext:value-type="float">
            <text:p>-5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7441995" calcext:value-type="float">
            <text:p>-7,44E-05</text:p>
          </table:table-cell>
          <table:table-cell office:value-type="float" office:value="-0.000070037446" calcext:value-type="float">
            <text:p>-7,00E-05</text:p>
          </table:table-cell>
          <table:table-cell office:value-type="float" office:value="-0.00005871527" calcext:value-type="float">
            <text:p>-5,87E-05</text:p>
          </table:table-cell>
          <table:table-cell office:value-type="float" office:value="-0.000054096946" calcext:value-type="float">
            <text:p>-5,41E-05</text:p>
          </table:table-cell>
          <table:table-cell office:value-type="float" office:value="-0.000052075923" calcext:value-type="float">
            <text:p>-5,21E-05</text:p>
          </table:table-cell>
          <table:table-cell office:value-type="float" office:value="-0.000044301777" calcext:value-type="float">
            <text:p>-4,43E-05</text:p>
          </table:table-cell>
          <table:table-cell office:value-type="float" office:value="-0.000041039145" calcext:value-type="float">
            <text:p>-4,10E-05</text:p>
          </table:table-cell>
          <table:table-cell office:value-type="float" office:value="0.174527336898223" calcext:value-type="float">
            <text:p>0,174527336898223</text:p>
          </table:table-cell>
          <table:table-cell office:value-type="float" office:value="0.174528124311721" calcext:value-type="float">
            <text:p>0,174528124311721</text:p>
          </table:table-cell>
          <table:table-cell office:value-type="float" office:value="0.174528822989221" calcext:value-type="float">
            <text:p>0,174528822989221</text:p>
          </table:table-cell>
          <table:table-cell office:value-type="float" office:value="0.174529377044328" calcext:value-type="float">
            <text:p>0,174529377044328</text:p>
          </table:table-cell>
          <table:table-cell office:value-type="float" office:value="0.174529861330963" calcext:value-type="float">
            <text:p>0,174529861330963</text:p>
          </table:table-cell>
          <table:table-cell office:value-type="float" office:value="0.174530304775751" calcext:value-type="float">
            <text:p>0,174530304775751</text:p>
          </table:table-cell>
          <table:table-cell office:value-type="float" office:value="0.174530664469008" calcext:value-type="float">
            <text:p>0,174530664469008</text:p>
          </table:table-cell>
          <table:table-cell office:value-type="float" office:value="0.174530982859013" calcext:value-type="float">
            <text:p>0,174530982859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5" calcext:value-type="float">
            <text:p>1,5</text:p>
          </table:table-cell>
          <table:table-cell office:value-type="float" office:value="0.017851062" calcext:value-type="float">
            <text:p>0,017851062</text:p>
          </table:table-cell>
          <table:table-cell table:style-name="ce21" table:formula="of:=AVERAGE([.E237:.F237])" office:value-type="float" office:value="-0.0000567845730140294" calcext:value-type="float">
            <text:p>-5,68E-05</text:p>
          </table:table-cell>
          <table:table-cell table:style-name="ce23" office:value-type="float" office:value="-0.0000635691460280588" calcext:value-type="float">
            <text:p>-6,36E-05</text:p>
          </table:table-cell>
          <table:table-cell table:style-name="ce18" office:value-type="float" office:value="-0.00005" calcext:value-type="float">
            <text:p>-5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67828759" calcext:value-type="float">
            <text:p>-6,78E-05</text:p>
          </table:table-cell>
          <table:table-cell office:value-type="float" office:value="-0.000097677962" calcext:value-type="float">
            <text:p>-9,77E-05</text:p>
          </table:table-cell>
          <table:table-cell office:value-type="float" office:value="-0.000040708385" calcext:value-type="float">
            <text:p>-4,07E-05</text:p>
          </table:table-cell>
          <table:table-cell office:value-type="float" office:value="-0.000067034467" calcext:value-type="float">
            <text:p>-6,70E-05</text:p>
          </table:table-cell>
          <table:table-cell office:value-type="float" office:value="-0.000079916343" calcext:value-type="float">
            <text:p>-7,99E-05</text:p>
          </table:table-cell>
          <table:table-cell office:value-type="float" office:value="-0.000044902251" calcext:value-type="float">
            <text:p>-4,49E-05</text:p>
          </table:table-cell>
          <table:table-cell office:value-type="float" office:value="-0.000039300786" calcext:value-type="float">
            <text:p>-3,93E-05</text:p>
          </table:table-cell>
          <table:table-cell office:value-type="float" office:value="0.0178508287411307" calcext:value-type="float">
            <text:p>0,017850828741131</text:p>
          </table:table-cell>
          <table:table-cell office:value-type="float" office:value="0.0178509021455475" calcext:value-type="float">
            <text:p>0,017850902145548</text:p>
          </table:table-cell>
          <table:table-cell office:value-type="float" office:value="0.0178510018095081" calcext:value-type="float">
            <text:p>0,017851001809508</text:p>
          </table:table-cell>
          <table:table-cell office:value-type="float" office:value="0.0178510410994146" calcext:value-type="float">
            <text:p>0,017851041099415</text:p>
          </table:table-cell>
          <table:table-cell office:value-type="float" office:value="0.0178511024788729" calcext:value-type="float">
            <text:p>0,017851102478873</text:p>
          </table:table-cell>
          <table:table-cell office:value-type="float" office:value="0.0178511720828043" calcext:value-type="float">
            <text:p>0,017851172082804</text:p>
          </table:table-cell>
          <table:table-cell office:value-type="float" office:value="0.017851209371325" calcext:value-type="float">
            <text:p>0,017851209371325</text:p>
          </table:table-cell>
          <table:table-cell office:value-type="float" office:value="0.0178512405572226" calcext:value-type="float">
            <text:p>0,017851240557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3" calcext:value-type="float">
            <text:p>1,3</text:p>
          </table:table-cell>
          <table:table-cell office:value-type="float" office:value="0.018090197" calcext:value-type="float">
            <text:p>0,018090197</text:p>
          </table:table-cell>
          <table:table-cell table:style-name="ce21" table:formula="of:=AVERAGE([.E238:.F238])" office:value-type="float" office:value="-0.0000638814781958702" calcext:value-type="float">
            <text:p>-6,39E-05</text:p>
          </table:table-cell>
          <table:table-cell table:style-name="ce23" office:value-type="float" office:value="-0.0000677629563917404" calcext:value-type="float">
            <text:p>-6,78E-05</text:p>
          </table:table-cell>
          <table:table-cell table:style-name="ce18" office:value-type="float" office:value="-0.00006" calcext:value-type="float">
            <text:p>-6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70810998" calcext:value-type="float">
            <text:p>-7,08E-05</text:p>
          </table:table-cell>
          <table:table-cell table:style-name="Default" office:value-type="float" office:value="-0.00010108881" calcext:value-type="float">
            <text:p>-0,00010108881</text:p>
          </table:table-cell>
          <table:table-cell office:value-type="float" office:value="-0.000045169389" calcext:value-type="float">
            <text:p>-4,52E-05</text:p>
          </table:table-cell>
          <table:table-cell office:value-type="float" office:value="-0.000071389328" calcext:value-type="float">
            <text:p>-7,14E-05</text:p>
          </table:table-cell>
          <table:table-cell office:value-type="float" office:value="-0.000084562098" calcext:value-type="float">
            <text:p>-8,46E-05</text:p>
          </table:table-cell>
          <table:table-cell office:value-type="float" office:value="-0.000049792652" calcext:value-type="float">
            <text:p>-4,98E-05</text:p>
          </table:table-cell>
          <table:table-cell office:value-type="float" office:value="-0.000044417866" calcext:value-type="float">
            <text:p>-4,44E-05</text:p>
          </table:table-cell>
          <table:table-cell office:value-type="float" office:value="0.0180899465622393" calcext:value-type="float">
            <text:p>0,018089946562239</text:p>
          </table:table-cell>
          <table:table-cell office:value-type="float" office:value="0.0180900242205557" calcext:value-type="float">
            <text:p>0,018090024220556</text:p>
          </table:table-cell>
          <table:table-cell office:value-type="float" office:value="0.0180901287463934" calcext:value-type="float">
            <text:p>0,018090128746393</text:p>
          </table:table-cell>
          <table:table-cell office:value-type="float" office:value="0.0180901729258583" calcext:value-type="float">
            <text:p>0,018090172925858</text:p>
          </table:table-cell>
          <table:table-cell office:value-type="float" office:value="0.0180902391684627" calcext:value-type="float">
            <text:p>0,018090239168463</text:p>
          </table:table-cell>
          <table:table-cell office:value-type="float" office:value="0.0180903138053011" calcext:value-type="float">
            <text:p>0,018090313805301</text:p>
          </table:table-cell>
          <table:table-cell office:value-type="float" office:value="0.0180903557089373" calcext:value-type="float">
            <text:p>0,018090355708937</text:p>
          </table:table-cell>
          <table:table-cell office:value-type="float" office:value="0.0180903914275191" calcext:value-type="float">
            <text:p>0,018090391427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5" calcext:value-type="float">
            <text:p>1,5</text:p>
          </table:table-cell>
          <table:table-cell office:value-type="float" office:value="0.019515986" calcext:value-type="float">
            <text:p>0,019515986</text:p>
          </table:table-cell>
          <table:table-cell table:style-name="ce21" table:formula="of:=AVERAGE([.E239:.F239])" office:value-type="float" office:value="-0.0000674375426293186" calcext:value-type="float">
            <text:p>-6,74E-05</text:p>
          </table:table-cell>
          <table:table-cell table:style-name="ce23" office:value-type="float" office:value="-0.0000748750852586373" calcext:value-type="float">
            <text:p>-7,49E-05</text:p>
          </table:table-cell>
          <table:table-cell table:style-name="ce18" office:value-type="float" office:value="-0.00006" calcext:value-type="float">
            <text:p>-6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office:value-type="float" office:value="-0.000083868573" calcext:value-type="float">
            <text:p>-8,39E-05</text:p>
          </table:table-cell>
          <table:table-cell table:style-name="Default" office:value-type="float" office:value="-0.000109496189" calcext:value-type="float">
            <text:p>-0,000109496189</text:p>
          </table:table-cell>
          <table:table-cell office:value-type="float" office:value="-0.000054331053" calcext:value-type="float">
            <text:p>-5,43E-05</text:p>
          </table:table-cell>
          <table:table-cell office:value-type="float" office:value="-0.000077296805" calcext:value-type="float">
            <text:p>-7,73E-05</text:p>
          </table:table-cell>
          <table:table-cell office:value-type="float" office:value="-0.000087971393" calcext:value-type="float">
            <text:p>-8,80E-05</text:p>
          </table:table-cell>
          <table:table-cell office:value-type="float" office:value="-0.000054014223" calcext:value-type="float">
            <text:p>-5,40E-05</text:p>
          </table:table-cell>
          <table:table-cell office:value-type="float" office:value="-0.000047742377" calcext:value-type="float">
            <text:p>-4,77E-05</text:p>
          </table:table-cell>
          <table:table-cell office:value-type="float" office:value="0.0195156842310714" calcext:value-type="float">
            <text:p>0,019515684231071</text:p>
          </table:table-cell>
          <table:table-cell office:value-type="float" office:value="0.0195157834588299" calcext:value-type="float">
            <text:p>0,01951578345883</text:p>
          </table:table-cell>
          <table:table-cell office:value-type="float" office:value="0.0195159056012499" calcext:value-type="float">
            <text:p>0,01951590560125</text:p>
          </table:table-cell>
          <table:table-cell office:value-type="float" office:value="0.0195159629298742" calcext:value-type="float">
            <text:p>0,019515962929874</text:p>
          </table:table-cell>
          <table:table-cell office:value-type="float" office:value="0.0195160403070689" calcext:value-type="float">
            <text:p>0,019516040307069</text:p>
          </table:table-cell>
          <table:table-cell office:value-type="float" office:value="0.0195161240728004" calcext:value-type="float">
            <text:p>0,0195161240728</text:p>
          </table:table-cell>
          <table:table-cell office:value-type="float" office:value="0.0195161731118561" calcext:value-type="float">
            <text:p>0,019516173111856</text:p>
          </table:table-cell>
          <table:table-cell office:value-type="float" office:value="0.0195162145297629" calcext:value-type="float">
            <text:p>0,019516214529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37648347" calcext:value-type="float">
            <text:p>0,037648347</text:p>
          </table:table-cell>
          <table:table-cell table:style-name="ce21" table:formula="of:=AVERAGE([.E240:.F240])" office:value-type="float" office:value="-0.000096003560888091" calcext:value-type="float">
            <text:p>-9,60E-05</text:p>
          </table:table-cell>
          <table:table-cell table:style-name="ce18" office:value-type="float" office:value="-0.000102007121776182" calcext:value-type="float">
            <text:p>-0,000102007121776</text:p>
          </table:table-cell>
          <table:table-cell table:style-name="ce18" office:value-type="float" office:value="-0.00009" calcext:value-type="float">
            <text:p>-9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0.00012725989" calcext:value-type="float">
            <text:p>-0,00012725989</text:p>
          </table:table-cell>
          <table:table-cell table:style-name="Default" office:value-type="float" office:value="-0.000131054356" calcext:value-type="float">
            <text:p>-0,000131054356</text:p>
          </table:table-cell>
          <table:table-cell office:value-type="float" office:value="-0.000094821787" calcext:value-type="float">
            <text:p>-9,48E-05</text:p>
          </table:table-cell>
          <table:table-cell office:value-type="float" office:value="-0.000099852098" calcext:value-type="float">
            <text:p>-9,99E-05</text:p>
          </table:table-cell>
          <table:table-cell office:value-type="float" office:value="-0.000099836665" calcext:value-type="float">
            <text:p>-9,98E-05</text:p>
          </table:table-cell>
          <table:table-cell office:value-type="float" office:value="-0.000077279897" calcext:value-type="float">
            <text:p>-7,73E-05</text:p>
          </table:table-cell>
          <table:table-cell office:value-type="float" office:value="-0.000069702526" calcext:value-type="float">
            <text:p>-6,97E-05</text:p>
          </table:table-cell>
          <table:table-cell office:value-type="float" office:value="0.0376475474709086" calcext:value-type="float">
            <text:p>0,037647547470909</text:p>
          </table:table-cell>
          <table:table-cell office:value-type="float" office:value="0.0376478379259724" calcext:value-type="float">
            <text:p>0,037647837925972</text:p>
          </table:table-cell>
          <table:table-cell office:value-type="float" office:value="0.0376481199416796" calcext:value-type="float">
            <text:p>0,03764811994168</text:p>
          </table:table-cell>
          <table:table-cell office:value-type="float" office:value="0.0376483129546944" calcext:value-type="float">
            <text:p>0,037648312954694</text:p>
          </table:table-cell>
          <table:table-cell office:value-type="float" office:value="0.0376485057801731" calcext:value-type="float">
            <text:p>0,037648505780173</text:p>
          </table:table-cell>
          <table:table-cell office:value-type="float" office:value="0.0376486891682712" calcext:value-type="float">
            <text:p>0,037648689168271</text:p>
          </table:table-cell>
          <table:table-cell office:value-type="float" office:value="0.0376488245178871" calcext:value-type="float">
            <text:p>0,037648824517887</text:p>
          </table:table-cell>
          <table:table-cell office:value-type="float" office:value="0.03764894116919" calcext:value-type="float">
            <text:p>0,03764894116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75" calcext:value-type="float">
            <text:p>1,75</text:p>
          </table:table-cell>
          <table:table-cell office:value-type="float" office:value="0.037648347" calcext:value-type="float">
            <text:p>0,037648347</text:p>
          </table:table-cell>
          <table:table-cell table:style-name="ce21" table:formula="of:=AVERAGE([.E241:.F241])" office:value-type="float" office:value="-0.000096003560888091" calcext:value-type="float">
            <text:p>-9,60E-05</text:p>
          </table:table-cell>
          <table:table-cell table:style-name="ce18" office:value-type="float" office:value="-0.000102007121776182" calcext:value-type="float">
            <text:p>-0,000102007121776</text:p>
          </table:table-cell>
          <table:table-cell table:style-name="ce18" office:value-type="float" office:value="-0.00009" calcext:value-type="float">
            <text:p>-9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0.00012725989" calcext:value-type="float">
            <text:p>-0,00012725989</text:p>
          </table:table-cell>
          <table:table-cell table:style-name="Default" office:value-type="float" office:value="-0.000131054356" calcext:value-type="float">
            <text:p>-0,000131054356</text:p>
          </table:table-cell>
          <table:table-cell office:value-type="float" office:value="-0.000094821787" calcext:value-type="float">
            <text:p>-9,48E-05</text:p>
          </table:table-cell>
          <table:table-cell office:value-type="float" office:value="-0.000099852098" calcext:value-type="float">
            <text:p>-9,99E-05</text:p>
          </table:table-cell>
          <table:table-cell office:value-type="float" office:value="-0.000099836665" calcext:value-type="float">
            <text:p>-9,98E-05</text:p>
          </table:table-cell>
          <table:table-cell office:value-type="float" office:value="-0.000077279897" calcext:value-type="float">
            <text:p>-7,73E-05</text:p>
          </table:table-cell>
          <table:table-cell office:value-type="float" office:value="-0.000069702526" calcext:value-type="float">
            <text:p>-6,97E-05</text:p>
          </table:table-cell>
          <table:table-cell office:value-type="float" office:value="0.0376475474709086" calcext:value-type="float">
            <text:p>0,037647547470909</text:p>
          </table:table-cell>
          <table:table-cell office:value-type="float" office:value="0.0376478379259724" calcext:value-type="float">
            <text:p>0,037647837925972</text:p>
          </table:table-cell>
          <table:table-cell office:value-type="float" office:value="0.0376481199416796" calcext:value-type="float">
            <text:p>0,03764811994168</text:p>
          </table:table-cell>
          <table:table-cell office:value-type="float" office:value="0.0376483129546944" calcext:value-type="float">
            <text:p>0,037648312954694</text:p>
          </table:table-cell>
          <table:table-cell office:value-type="float" office:value="0.0376485057801731" calcext:value-type="float">
            <text:p>0,037648505780173</text:p>
          </table:table-cell>
          <table:table-cell office:value-type="float" office:value="0.0376486891682712" calcext:value-type="float">
            <text:p>0,037648689168271</text:p>
          </table:table-cell>
          <table:table-cell office:value-type="float" office:value="0.0376488245178871" calcext:value-type="float">
            <text:p>0,037648824517887</text:p>
          </table:table-cell>
          <table:table-cell office:value-type="float" office:value="0.03764894116919" calcext:value-type="float">
            <text:p>0,03764894116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75" calcext:value-type="float">
            <text:p>1,75</text:p>
          </table:table-cell>
          <table:table-cell table:style-name="ce18" office:value-type="float" office:value="1.019508591" calcext:value-type="float">
            <text:p>1,019508591</text:p>
          </table:table-cell>
          <table:table-cell table:style-name="ce21" table:formula="of:=AVERAGE([.E242:.F242])" office:value-type="float" office:value="-0.0000962600989722325" calcext:value-type="float">
            <text:p>-9,63E-05</text:p>
          </table:table-cell>
          <table:table-cell table:style-name="ce18" office:value-type="float" office:value="-0.000102520197944465" calcext:value-type="float">
            <text:p>-0,000102520197944</text:p>
          </table:table-cell>
          <table:table-cell table:style-name="ce18" office:value-type="float" office:value="-0.00009" calcext:value-type="float">
            <text:p>-9E-05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0.000135439694" calcext:value-type="float">
            <text:p>-0,000135439694</text:p>
          </table:table-cell>
          <table:table-cell table:style-name="Default" office:value-type="float" office:value="-0.000121089575" calcext:value-type="float">
            <text:p>-0,000121089575</text:p>
          </table:table-cell>
          <table:table-cell table:style-name="Default" office:value-type="float" office:value="-0.000107659424" calcext:value-type="float">
            <text:p>-0,000107659424</text:p>
          </table:table-cell>
          <table:table-cell office:value-type="float" office:value="-0.000097251331" calcext:value-type="float">
            <text:p>-9,73E-05</text:p>
          </table:table-cell>
          <table:table-cell office:value-type="float" office:value="-0.000088261967" calcext:value-type="float">
            <text:p>-8,83E-05</text:p>
          </table:table-cell>
          <table:table-cell office:value-type="float" office:value="-0.000079825782" calcext:value-type="float">
            <text:p>-7,98E-05</text:p>
          </table:table-cell>
          <table:table-cell office:value-type="float" office:value="-0.000072975177" calcext:value-type="float">
            <text:p>-7,30E-05</text:p>
          </table:table-cell>
          <table:table-cell office:value-type="float" office:value="1.01948671596292" calcext:value-type="float">
            <text:p>1,01948671596292</text:p>
          </table:table-cell>
          <table:table-cell office:value-type="float" office:value="1.01949508698253" calcext:value-type="float">
            <text:p>1,01949508698253</text:p>
          </table:table-cell>
          <table:table-cell office:value-type="float" office:value="1.01950214322612" calcext:value-type="float">
            <text:p>1,01950214322612</text:p>
          </table:table-cell>
          <table:table-cell office:value-type="float" office:value="1.01950807760828" calcext:value-type="float">
            <text:p>1,01950807760828</text:p>
          </table:table-cell>
          <table:table-cell office:value-type="float" office:value="1.01951316327504" calcext:value-type="float">
            <text:p>1,01951316327504</text:p>
          </table:table-cell>
          <table:table-cell office:value-type="float" office:value="1.01951755363018" calcext:value-type="float">
            <text:p>1,01951755363018</text:p>
          </table:table-cell>
          <table:table-cell office:value-type="float" office:value="1.01952133961221" calcext:value-type="float">
            <text:p>1,01952133961221</text:p>
          </table:table-cell>
          <table:table-cell office:value-type="float" office:value="1.01952464681763" calcext:value-type="float">
            <text:p>1,01952464681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.25" calcext:value-type="float">
            <text:p>2,25</text:p>
          </table:table-cell>
          <table:table-cell office:value-type="float" office:value="0.041973926" calcext:value-type="float">
            <text:p>0,041973926</text:p>
          </table:table-cell>
          <table:table-cell table:style-name="ce21" table:formula="of:=AVERAGE([.E243:.F243])" office:value-type="float" office:value="-0.000120198745272726" calcext:value-type="float">
            <text:p>-1,20E-04</text:p>
          </table:table-cell>
          <table:table-cell table:style-name="ce18" office:value-type="float" office:value="-0.000130397490545452" calcext:value-type="float">
            <text:p>-0,000130397490545</text:p>
          </table:table-cell>
          <table:table-cell table:style-name="ce18" office:value-type="float" office:value="-0.00011" calcext:value-type="float">
            <text:p>-0,00011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0.000163653972" calcext:value-type="float">
            <text:p>-0,000163653972</text:p>
          </table:table-cell>
          <table:table-cell table:style-name="Default" office:value-type="float" office:value="-0.000163562129" calcext:value-type="float">
            <text:p>-0,000163562129</text:p>
          </table:table-cell>
          <table:table-cell table:style-name="Default" office:value-type="float" office:value="-0.000129469652" calcext:value-type="float">
            <text:p>-0,000129469652</text:p>
          </table:table-cell>
          <table:table-cell table:style-name="Default" office:value-type="float" office:value="-0.00012198732" calcext:value-type="float">
            <text:p>-0,00012198732</text:p>
          </table:table-cell>
          <table:table-cell table:style-name="Default" office:value-type="float" office:value="-0.000123265894" calcext:value-type="float">
            <text:p>-0,000123265894</text:p>
          </table:table-cell>
          <table:table-cell office:value-type="float" office:value="-0.0000994015" calcext:value-type="float">
            <text:p>-9,94E-05</text:p>
          </table:table-cell>
          <table:table-cell office:value-type="float" office:value="-0.0000934954" calcext:value-type="float">
            <text:p>-9,35E-05</text:p>
          </table:table-cell>
          <table:table-cell office:value-type="float" office:value="0.0419727869400654" calcext:value-type="float">
            <text:p>0,041972786940065</text:p>
          </table:table-cell>
          <table:table-cell office:value-type="float" office:value="0.041973203373464" calcext:value-type="float">
            <text:p>0,041973203373464</text:p>
          </table:table-cell>
          <table:table-cell office:value-type="float" office:value="0.0419735957807569" calcext:value-type="float">
            <text:p>0,041973595780757</text:p>
          </table:table-cell>
          <table:table-cell office:value-type="float" office:value="0.0419738895996548" calcext:value-type="float">
            <text:p>0,041973889599655</text:p>
          </table:table-cell>
          <table:table-cell office:value-type="float" office:value="0.0419741522366234" calcext:value-type="float">
            <text:p>0,041974152236623</text:p>
          </table:table-cell>
          <table:table-cell office:value-type="float" office:value="0.0419744046767841" calcext:value-type="float">
            <text:p>0,041974404676784</text:p>
          </table:table-cell>
          <table:table-cell office:value-type="float" office:value="0.0419745987735672" calcext:value-type="float">
            <text:p>0,041974598773567</text:p>
          </table:table-cell>
          <table:table-cell office:value-type="float" office:value="0.0419747732218456" calcext:value-type="float">
            <text:p>0,041974773221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.25" calcext:value-type="float">
            <text:p>2,25</text:p>
          </table:table-cell>
          <table:table-cell office:value-type="float" office:value="0.017208114" calcext:value-type="float">
            <text:p>0,017208114</text:p>
          </table:table-cell>
          <table:table-cell table:style-name="ce21" table:formula="of:=AVERAGE([.E244:.F244])" office:value-type="float" office:value="-0.0106937535911033" calcext:value-type="float">
            <text:p>-1,07E-02</text:p>
          </table:table-cell>
          <table:table-cell table:style-name="ce18" office:value-type="float" office:value="-0.000127507182206512" calcext:value-type="float">
            <text:p>-0,000127507182207</text:p>
          </table:table-cell>
          <table:table-cell table:style-name="ce18" office:value-type="float" office:value="-0.02126" calcext:value-type="float">
            <text:p>-0,02126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.742657580703" calcext:value-type="float">
            <text:p>1,742657580703</text:p>
          </table:table-cell>
          <table:table-cell table:style-name="Default" office:value-type="float" office:value="-1.848654468137" calcext:value-type="float">
            <text:p>-1,848654468137</text:p>
          </table:table-cell>
          <table:table-cell table:style-name="Default" office:value-type="float" office:value="-0.000106039126" calcext:value-type="float">
            <text:p>-0,000106039126</text:p>
          </table:table-cell>
          <table:table-cell table:style-name="Default" office:value-type="float" office:value="2.060423794526" calcext:value-type="float">
            <text:p>2,060423794526</text:p>
          </table:table-cell>
          <table:table-cell table:style-name="Default" office:value-type="float" office:value="-2.166408748655" calcext:value-type="float">
            <text:p>-2,166408748655</text:p>
          </table:table-cell>
          <table:table-cell table:style-name="Default" office:value-type="float" office:value="-0.000101239305" calcext:value-type="float">
            <text:p>-0,000101239305</text:p>
          </table:table-cell>
          <table:table-cell office:value-type="float" office:value="-0.000092584891" calcext:value-type="float">
            <text:p>-9,26E-05</text:p>
          </table:table-cell>
          <table:table-cell office:value-type="float" office:value="0.0176501665125744" calcext:value-type="float">
            <text:p>0,017650166512574</text:p>
          </table:table-cell>
          <table:table-cell office:value-type="float" office:value="0.0158805844720966" calcext:value-type="float">
            <text:p>0,015880584472097</text:p>
          </table:table-cell>
          <table:table-cell office:value-type="float" office:value="0.0176504877547262" calcext:value-type="float">
            <text:p>0,017650487754726</text:p>
          </table:table-cell>
          <table:table-cell office:value-type="float" office:value="0.0176505889495146" calcext:value-type="float">
            <text:p>0,017650588949515</text:p>
          </table:table-cell>
          <table:table-cell office:value-type="float" office:value="0.0158803616074753" calcext:value-type="float">
            <text:p>0,015880361607475</text:p>
          </table:table-cell>
          <table:table-cell office:value-type="float" office:value="0.0176508274855844" calcext:value-type="float">
            <text:p>0,017650827485584</text:p>
          </table:table-cell>
          <table:table-cell office:value-type="float" office:value="0.0176509106150712" calcext:value-type="float">
            <text:p>0,017650910615071</text:p>
          </table:table-cell>
          <table:table-cell office:value-type="float" office:value="0.0176509832586304" calcext:value-type="float">
            <text:p>0,01765098325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5" calcext:value-type="float">
            <text:p>1,5</text:p>
          </table:table-cell>
          <table:table-cell office:value-type="float" office:value="0.016692209" calcext:value-type="float">
            <text:p>0,016692209</text:p>
          </table:table-cell>
          <table:table-cell table:style-name="ce21" table:formula="of:=AVERAGE([.E245:.F245])" office:value-type="float" office:value="-0.0166422495294283" calcext:value-type="float">
            <text:p>-1,66E-02</text:p>
          </table:table-cell>
          <table:table-cell table:style-name="ce23" office:value-type="float" office:value="-0.0000744990588566604" calcext:value-type="float">
            <text:p>-7,45E-05</text:p>
          </table:table-cell>
          <table:table-cell table:style-name="ce18" office:value-type="float" office:value="-0.03321" calcext:value-type="float">
            <text:p>-0,03321</text:p>
          </table:table-cell>
          <table:table-cell table:formula="of:=[.C246]-[.C245]" office:value-type="float" office:value="-0.000103344999999998" calcext:value-type="float">
            <text:p>-0,000103345</text:p>
          </table:table-cell>
          <table:table-cell table:formula="of:=[.D246]-[.D245]" office:value-type="float" office:value="-0.00290937418204892" calcext:value-type="float">
            <text:p>-0,00290937418204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.73256412418" calcext:value-type="float">
            <text:p>2,73256412418</text:p>
          </table:table-cell>
          <table:table-cell table:style-name="Default" office:value-type="float" office:value="-2.898467247003" calcext:value-type="float">
            <text:p>-2,898467247003</text:p>
          </table:table-cell>
          <table:table-cell office:value-type="float" office:value="-0.000051482622" calcext:value-type="float">
            <text:p>-5,15E-05</text:p>
          </table:table-cell>
          <table:table-cell table:style-name="Default" office:value-type="float" office:value="3.230388279207" calcext:value-type="float">
            <text:p>3,230388279207</text:p>
          </table:table-cell>
          <table:table-cell table:style-name="Default" office:value-type="float" office:value="-3.396292912588" calcext:value-type="float">
            <text:p>-3,396292912588</text:p>
          </table:table-cell>
          <table:table-cell office:value-type="float" office:value="-0.00005451385" calcext:value-type="float">
            <text:p>-5,45E-05</text:p>
          </table:table-cell>
          <table:table-cell office:value-type="float" office:value="-0.000048615416" calcext:value-type="float">
            <text:p>-4,86E-05</text:p>
          </table:table-cell>
          <table:table-cell office:value-type="float" office:value="0.0173543934468834" calcext:value-type="float">
            <text:p>0,017354393446883</text:p>
          </table:table-cell>
          <table:table-cell office:value-type="float" office:value="0.0147049626540183" calcext:value-type="float">
            <text:p>0,014704962654018</text:p>
          </table:table-cell>
          <table:table-cell office:value-type="float" office:value="0.0173545864945533" calcext:value-type="float">
            <text:p>0,017354586494553</text:p>
          </table:table-cell>
          <table:table-cell office:value-type="float" office:value="0.0173546348014998" calcext:value-type="float">
            <text:p>0,0173546348015</text:p>
          </table:table-cell>
          <table:table-cell office:value-type="float" office:value="0.0147046291042009" calcext:value-type="float">
            <text:p>0,014704629104201</text:p>
          </table:table-cell>
          <table:table-cell office:value-type="float" office:value="0.0173547811325998" calcext:value-type="float">
            <text:p>0,0173547811326</text:p>
          </table:table-cell>
          <table:table-cell office:value-type="float" office:value="0.0173548251441227" calcext:value-type="float">
            <text:p>0,017354825144123</text:p>
          </table:table-cell>
          <table:table-cell office:value-type="float" office:value="0.0173548626486505" calcext:value-type="float">
            <text:p>0,017354862648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.5" calcext:value-type="float">
            <text:p>2,5</text:p>
          </table:table-cell>
          <table:table-cell office:value-type="float" office:value="0.016588864" calcext:value-type="float">
            <text:p>0,016588864</text:p>
          </table:table-cell>
          <table:table-cell table:style-name="ce21" table:formula="of:=AVERAGE([.E246:.F246])" office:value-type="float" office:value="-0.0195516237114772" calcext:value-type="float">
            <text:p>-1,96E-02</text:p>
          </table:table-cell>
          <table:table-cell table:style-name="ce18" office:value-type="float" office:value="-0.000103247422954498" calcext:value-type="float">
            <text:p>-0,000103247422954</text:p>
          </table:table-cell>
          <table:table-cell table:style-name="ce18" office:value-type="float" office:value="-0.039" calcext:value-type="float">
            <text:p>-0,039</text:p>
          </table:table-cell>
          <table:table-cell table:formula="of:=[.C247]-[.C246]" office:value-type="float" office:value="-0.000827468000000001" calcext:value-type="float">
            <text:p>-0,000827468</text:p>
          </table:table-cell>
          <table:table-cell table:formula="of:=[.D247]-[.D246]" office:value-type="float" office:value="-0.00967889536731069" calcext:value-type="float">
            <text:p>-0,0096788953673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602990004343" calcext:value-type="float">
            <text:p>1,602990004343</text:p>
          </table:table-cell>
          <table:table-cell table:style-name="Default" office:value-type="float" office:value="-1.700453330408" calcext:value-type="float">
            <text:p>-1,700453330408</text:p>
          </table:table-cell>
          <table:table-cell table:style-name="Default" office:value-type="float" office:value="1.798149620701" calcext:value-type="float">
            <text:p>1,798149620701</text:p>
          </table:table-cell>
          <table:table-cell table:style-name="Default" office:value-type="float" office:value="-1.895587932357" calcext:value-type="float">
            <text:p>-1,895587932357</text:p>
          </table:table-cell>
          <table:table-cell table:style-name="Default" office:value-type="float" office:value="1.993180275256" calcext:value-type="float">
            <text:p>1,993180275256</text:p>
          </table:table-cell>
          <table:table-cell table:style-name="Default" office:value-type="float" office:value="-2.09065284321" calcext:value-type="float">
            <text:p>-2,09065284321</text:p>
          </table:table-cell>
          <table:table-cell office:value-type="float" office:value="-0.00007446576" calcext:value-type="float">
            <text:p>-7,45E-05</text:p>
          </table:table-cell>
          <table:table-cell office:value-type="float" office:value="0.0171855789426372" calcext:value-type="float">
            <text:p>0,017185578942637</text:p>
          </table:table-cell>
          <table:table-cell office:value-type="float" office:value="0.0155940578677817" calcext:value-type="float">
            <text:p>0,015594057867782</text:p>
          </table:table-cell>
          <table:table-cell office:value-type="float" office:value="0.0171858290356377" calcext:value-type="float">
            <text:p>0,017185829035638</text:p>
          </table:table-cell>
          <table:table-cell office:value-type="float" office:value="0.0155936565092715" calcext:value-type="float">
            <text:p>0,015593656509272</text:p>
          </table:table-cell>
          <table:table-cell office:value-type="float" office:value="0.0171860008334737" calcext:value-type="float">
            <text:p>0,017186000833474</text:p>
          </table:table-cell>
          <table:table-cell office:value-type="float" office:value="0.0155933969862507" calcext:value-type="float">
            <text:p>0,015593396986251</text:p>
          </table:table-cell>
          <table:table-cell office:value-type="float" office:value="0.0171861659935267" calcext:value-type="float">
            <text:p>0,017186165993527</text:p>
          </table:table-cell>
          <table:table-cell office:value-type="float" office:value="0.017186222882138" calcext:value-type="float">
            <text:p>0,017186222882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75" calcext:value-type="float">
            <text:p>1,75</text:p>
          </table:table-cell>
          <table:table-cell office:value-type="float" office:value="0.015761396" calcext:value-type="float">
            <text:p>0,015761396</text:p>
          </table:table-cell>
          <table:table-cell table:style-name="ce21" table:formula="of:=AVERAGE([.E247:.F247])" office:value-type="float" office:value="-0.0292305190787879" calcext:value-type="float">
            <text:p>-2,92E-02</text:p>
          </table:table-cell>
          <table:table-cell office:value-type="float" office:value="-0.0000110381575758884" calcext:value-type="float">
            <text:p>-1,10E-05</text:p>
          </table:table-cell>
          <table:table-cell table:style-name="ce18" office:value-type="float" office:value="-0.05845" calcext:value-type="float">
            <text:p>-0,05845</text:p>
          </table:table-cell>
          <table:table-cell table:formula="of:=[.C248]-[.C247]" office:value-type="float" office:value="0.123312572" calcext:value-type="float">
            <text:p>0,123312572</text:p>
          </table:table-cell>
          <table:table-cell table:formula="of:=[.D248]-[.D247]" office:value-type="float" office:value="-1.39988669582922" calcext:value-type="float">
            <text:p>-1,399886695829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.408564745829" calcext:value-type="float">
            <text:p>2,408564745829</text:p>
          </table:table-cell>
          <table:table-cell table:style-name="Default" office:value-type="float" office:value="-2.554652601859" calcext:value-type="float">
            <text:p>-2,554652601859</text:p>
          </table:table-cell>
          <table:table-cell office:value-type="float" office:value="0.000016511865" calcext:value-type="float">
            <text:p>1,65E-05</text:p>
          </table:table-cell>
          <table:table-cell table:style-name="Default" office:value-type="float" office:value="2.847556983461" calcext:value-type="float">
            <text:p>2,847556983461</text:p>
          </table:table-cell>
          <table:table-cell table:style-name="Default" office:value-type="float" office:value="-2.99370589784" calcext:value-type="float">
            <text:p>-2,99370589784</text:p>
          </table:table-cell>
          <table:table-cell table:style-name="Default" office:value-type="float" office:value="3.14018396516" calcext:value-type="float">
            <text:p>3,14018396516</text:p>
          </table:table-cell>
          <table:table-cell table:style-name="Default" office:value-type="float" office:value="-3.286302046875" calcext:value-type="float">
            <text:p>-3,286302046875</text:p>
          </table:table-cell>
          <table:table-cell office:value-type="float" office:value="0.0166076646511297" calcext:value-type="float">
            <text:p>0,01660766465113</text:p>
          </table:table-cell>
          <table:table-cell office:value-type="float" office:value="0.0143513783224099" calcext:value-type="float">
            <text:p>0,01435137832241</text:p>
          </table:table-cell>
          <table:table-cell office:value-type="float" office:value="0.0166076906221839" calcext:value-type="float">
            <text:p>0,016607690622184</text:p>
          </table:table-cell>
          <table:table-cell office:value-type="float" office:value="0.0166076757956638" calcext:value-type="float">
            <text:p>0,016607675795664</text:p>
          </table:table-cell>
          <table:table-cell office:value-type="float" office:value="0.0143507815936802" calcext:value-type="float">
            <text:p>0,01435078159368</text:p>
          </table:table-cell>
          <table:table-cell office:value-type="float" office:value="0.0166077226890403" calcext:value-type="float">
            <text:p>0,01660772268904</text:p>
          </table:table-cell>
          <table:table-cell office:value-type="float" office:value="0.0143505232112585" calcext:value-type="float">
            <text:p>0,014350523211259</text:p>
          </table:table-cell>
          <table:table-cell office:value-type="float" office:value="0.0166077311783792" calcext:value-type="float">
            <text:p>0,016607731178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.5" calcext:value-type="float">
            <text:p>2,5</text:p>
          </table:table-cell>
          <table:table-cell office:value-type="float" office:value="0.139073968" calcext:value-type="float">
            <text:p>0,139073968</text:p>
          </table:table-cell>
          <table:table-cell table:style-name="ce21" table:formula="of:=AVERAGE([.E248:.F248])" office:value-type="float" office:value="-1.42911721490801" calcext:value-type="float">
            <text:p>-1,43E+00</text:p>
          </table:table-cell>
          <table:table-cell table:style-name="ce18" office:value-type="float" office:value="-2.42977442981601" calcext:value-type="float">
            <text:p>-2,42977442981601</text:p>
          </table:table-cell>
          <table:table-cell table:style-name="ce18" office:value-type="float" office:value="-0.42846" calcext:value-type="float">
            <text:p>-0,42846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8.307466416834" calcext:value-type="float">
            <text:p>-8,307466416834</text:p>
          </table:table-cell>
          <table:table-cell table:style-name="Default" office:value-type="float" office:value="-6.615530550953" calcext:value-type="float">
            <text:p>-6,615530550953</text:p>
          </table:table-cell>
          <table:table-cell office:value-type="float" office:value="-0.000038308825" calcext:value-type="float">
            <text:p>-3,83E-05</text:p>
          </table:table-cell>
          <table:table-cell table:style-name="Default" office:value-type="float" office:value="17.191126180999" calcext:value-type="float">
            <text:p>17,191126180999</text:p>
          </table:table-cell>
          <table:table-cell table:style-name="Default" office:value-type="float" office:value="-10.322869677561" calcext:value-type="float">
            <text:p>-10,322869677561</text:p>
          </table:table-cell>
          <table:table-cell table:style-name="Default" office:value-type="float" office:value="10.826727584009" calcext:value-type="float">
            <text:p>10,826727584009</text:p>
          </table:table-cell>
          <table:table-cell table:style-name="Default" office:value-type="float" office:value="-19.837249419397" calcext:value-type="float">
            <text:p>-19,837249419397</text:p>
          </table:table-cell>
          <table:table-cell office:value-type="float" office:value="0.082080062326297" calcext:value-type="float">
            <text:p>0,082080062326297</text:p>
          </table:table-cell>
          <table:table-cell office:value-type="float" office:value="0.135820226934469" calcext:value-type="float">
            <text:p>0,135820226934469</text:p>
          </table:table-cell>
          <table:table-cell office:value-type="float" office:value="0.198237416087853" calcext:value-type="float">
            <text:p>0,198237416087853</text:p>
          </table:table-cell>
          <table:table-cell office:value-type="float" office:value="0.198237826687867" calcext:value-type="float">
            <text:p>0,198237826687867</text:p>
          </table:table-cell>
          <table:table-cell office:value-type="float" office:value="0.0820786520364601" calcext:value-type="float">
            <text:p>0,08207865203646</text:p>
          </table:table-cell>
          <table:table-cell office:value-type="float" office:value="0.135820269645353" calcext:value-type="float">
            <text:p>0,135820269645353</text:p>
          </table:table-cell>
          <table:table-cell office:value-type="float" office:value="0.0820782391642343" calcext:value-type="float">
            <text:p>0,082078239164234</text:p>
          </table:table-cell>
          <table:table-cell office:value-type="float" office:value="0.198239050806057" calcext:value-type="float">
            <text:p>0,198239050806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.5" calcext:value-type="float">
            <text:p>2,5</text:p>
          </table:table-cell>
          <table:table-cell table:style-name="ce18" office:value-type="float" office:value="0.883462532" calcext:value-type="float">
            <text:p>0,883462532</text:p>
          </table:table-cell>
          <table:table-cell table:style-name="ce21" table:formula="of:=AVERAGE([.E249:.F249])" office:value-type="float" office:value="-1.54086323530694" calcext:value-type="float">
            <text:p>-1,54E+00</text:p>
          </table:table-cell>
          <table:table-cell table:style-name="ce18" office:value-type="float" office:value="-2.61840647061388" calcext:value-type="float">
            <text:p>-2,61840647061388</text:p>
          </table:table-cell>
          <table:table-cell table:style-name="ce18" office:value-type="float" office:value="-0.46332" calcext:value-type="float">
            <text:p>-0,46332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8.819885860522" calcext:value-type="float">
            <text:p>-8,819885860522</text:p>
          </table:table-cell>
          <table:table-cell table:style-name="Default" office:value-type="float" office:value="-7.269749551849" calcext:value-type="float">
            <text:p>-7,269749551849</text:p>
          </table:table-cell>
          <table:table-cell office:value-type="float" office:value="-0.000021736058" calcext:value-type="float">
            <text:p>-2,17E-05</text:p>
          </table:table-cell>
          <table:table-cell table:style-name="Default" office:value-type="float" office:value="18.525957966322" calcext:value-type="float">
            <text:p>18,525957966322</text:p>
          </table:table-cell>
          <table:table-cell table:style-name="Default" office:value-type="float" office:value="-10.959652928246" calcext:value-type="float">
            <text:p>-10,959652928246</text:p>
          </table:table-cell>
          <table:table-cell table:style-name="Default" office:value-type="float" office:value="11.494653168496" calcext:value-type="float">
            <text:p>11,494653168496</text:p>
          </table:table-cell>
          <table:table-cell table:style-name="Default" office:value-type="float" office:value="-21.377530605322" calcext:value-type="float">
            <text:p>-21,377530605322</text:p>
          </table:table-cell>
          <table:table-cell office:value-type="float" office:value="0.498682923941826" calcext:value-type="float">
            <text:p>0,498682923941826</text:p>
          </table:table-cell>
          <table:table-cell office:value-type="float" office:value="0.851221788439664" calcext:value-type="float">
            <text:p>0,851221788439664</text:p>
          </table:table-cell>
          <table:table-cell office:value-type="float" office:value="1.2897453425321" calcext:value-type="float">
            <text:p>1,2897453425321</text:p>
          </table:table-cell>
          <table:table-cell office:value-type="float" office:value="1.28974685825239" calcext:value-type="float">
            <text:p>1,28974685825239</text:p>
          </table:table-cell>
          <table:table-cell office:value-type="float" office:value="0.498669638001903" calcext:value-type="float">
            <text:p>0,498669638001903</text:p>
          </table:table-cell>
          <table:table-cell office:value-type="float" office:value="0.85121700325608" calcext:value-type="float">
            <text:p>0,85121700325608</text:p>
          </table:table-cell>
          <table:table-cell office:value-type="float" office:value="0.498665559146802" calcext:value-type="float">
            <text:p>0,498665559146802</text:p>
          </table:table-cell>
          <table:table-cell office:value-type="float" office:value="1.28975113961757" calcext:value-type="float">
            <text:p>1,28975113961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5" calcext:value-type="float">
            <text:p>1,5</text:p>
          </table:table-cell>
          <table:table-cell office:value-type="float" office:value="0.061916407" calcext:value-type="float">
            <text:p>0,061916407</text:p>
          </table:table-cell>
          <table:table-cell table:style-name="ce21" table:formula="of:=AVERAGE([.E250:.F250])" office:value-type="float" office:value="-2.08171636330643" calcext:value-type="float">
            <text:p>-2,08E+00</text:p>
          </table:table-cell>
          <table:table-cell table:style-name="ce23" office:value-type="float" office:value="-0.0000327266128548098" calcext:value-type="float">
            <text:p>-3,27E-05</text:p>
          </table:table-cell>
          <table:table-cell table:style-name="ce18" office:value-type="float" office:value="-4.1634" calcext:value-type="float">
            <text:p>-4,1634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7.718393557536" calcext:value-type="float">
            <text:p>17,718393557536</text:p>
          </table:table-cell>
          <table:table-cell table:style-name="Default" office:value-type="float" office:value="0.000716582442" calcext:value-type="float">
            <text:p>0,000716582442</text:p>
          </table:table-cell>
          <table:table-cell table:style-name="Default" office:value-type="float" office:value="0.000670678168" calcext:value-type="float">
            <text:p>0,000670678168</text:p>
          </table:table-cell>
          <table:table-cell table:style-name="Default" office:value-type="float" office:value="-20.943406132719" calcext:value-type="float">
            <text:p>-20,943406132719</text:p>
          </table:table-cell>
          <table:table-cell table:style-name="Default" office:value-type="float" office:value="22.019013180633" calcext:value-type="float">
            <text:p>22,019013180633</text:p>
          </table:table-cell>
          <table:table-cell table:style-name="Default" office:value-type="float" office:value="-48.891968596171" calcext:value-type="float">
            <text:p>-48,891968596171</text:p>
          </table:table-cell>
          <table:table-cell table:style-name="Default" office:value-type="float" office:value="26.99870818857" calcext:value-type="float">
            <text:p>26,99870818857</text:p>
          </table:table-cell>
          <table:table-cell office:value-type="float" office:value="0.0644385338736036" calcext:value-type="float">
            <text:p>0,064438533873604</text:p>
          </table:table-cell>
          <table:table-cell office:value-type="float" office:value="0.0220109685071974" calcext:value-type="float">
            <text:p>0,022010968507197</text:p>
          </table:table-cell>
          <table:table-cell office:value-type="float" office:value="0.0220100669846576" calcext:value-type="float">
            <text:p>0,022010066984658</text:p>
          </table:table-cell>
          <table:table-cell office:value-type="float" office:value="0.0220092688765742" calcext:value-type="float">
            <text:p>0,022009268876574</text:p>
          </table:table-cell>
          <table:table-cell office:value-type="float" office:value="0.0644390601583119" calcext:value-type="float">
            <text:p>0,064439060158312</text:p>
          </table:table-cell>
          <table:table-cell office:value-type="float" office:value="0.0220080590231586" calcext:value-type="float">
            <text:p>0,022008059023159</text:p>
          </table:table-cell>
          <table:table-cell office:value-type="float" office:value="0.213975997823632" calcext:value-type="float">
            <text:p>0,213975997823632</text:p>
          </table:table-cell>
          <table:table-cell office:value-type="float" office:value="0.0644392991931954" calcext:value-type="float">
            <text:p>0,064439299193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5" calcext:value-type="float">
            <text:p>1,5</text:p>
          </table:table-cell>
          <table:table-cell office:value-type="float" office:value="0.039177044" calcext:value-type="float">
            <text:p>0,039177044</text:p>
          </table:table-cell>
          <table:table-cell table:style-name="ce21" table:formula="of:=AVERAGE([.E251:.F251])" office:value-type="float" office:value="-3.28284141729278" calcext:value-type="float">
            <text:p>-3,28E+00</text:p>
          </table:table-cell>
          <table:table-cell table:style-name="ce23" office:value-type="float" office:value="-0.0000728345855501185" calcext:value-type="float">
            <text:p>-7,28E-05</text:p>
          </table:table-cell>
          <table:table-cell table:style-name="ce18" office:value-type="float" office:value="-6.56561" calcext:value-type="float">
            <text:p>-6,56561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25.852531558138" calcext:value-type="float">
            <text:p>25,852531558138</text:p>
          </table:table-cell>
          <table:table-cell table:style-name="Default" office:value-type="float" office:value="0.000496221003" calcext:value-type="float">
            <text:p>0,000496221003</text:p>
          </table:table-cell>
          <table:table-cell table:style-name="Default" office:value-type="float" office:value="0.000496634425" calcext:value-type="float">
            <text:p>0,000496634425</text:p>
          </table:table-cell>
          <table:table-cell table:style-name="Default" office:value-type="float" office:value="-30.557082544624" calcext:value-type="float">
            <text:p>-30,557082544624</text:p>
          </table:table-cell>
          <table:table-cell table:style-name="Default" office:value-type="float" office:value="32.125575151057" calcext:value-type="float">
            <text:p>32,125575151057</text:p>
          </table:table-cell>
          <table:table-cell table:style-name="Default" office:value-type="float" office:value="-18.571383383173" calcext:value-type="float">
            <text:p>-18,571383383173</text:p>
          </table:table-cell>
          <table:table-cell table:style-name="Default" office:value-type="float" office:value="-15.825676298735" calcext:value-type="float">
            <text:p>-15,825676298735</text:p>
          </table:table-cell>
          <table:table-cell office:value-type="float" office:value="0.0723940320676022" calcext:value-type="float">
            <text:p>0,072394032067602</text:p>
          </table:table-cell>
          <table:table-cell office:value-type="float" office:value="0.0151019506452015" calcext:value-type="float">
            <text:p>0,015101950645202</text:p>
          </table:table-cell>
          <table:table-cell office:value-type="float" office:value="0.015101522311547" calcext:value-type="float">
            <text:p>0,015101522311547</text:p>
          </table:table-cell>
          <table:table-cell office:value-type="float" office:value="0.0151011168163003" calcext:value-type="float">
            <text:p>0,0151011168163</text:p>
          </table:table-cell>
          <table:table-cell office:value-type="float" office:value="0.0723953545034714" calcext:value-type="float">
            <text:p>0,072395354503471</text:p>
          </table:table-cell>
          <table:table-cell office:value-type="float" office:value="0.0151005330928332" calcext:value-type="float">
            <text:p>0,015100533092833</text:p>
          </table:table-cell>
          <table:table-cell office:value-type="float" office:value="0.0358258998991689" calcext:value-type="float">
            <text:p>0,035825899899169</text:p>
          </table:table-cell>
          <table:table-cell office:value-type="float" office:value="0.0723959456171037" calcext:value-type="float">
            <text:p>0,072395945617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5" calcext:value-type="float">
            <text:p>1,5</text:p>
          </table:table-cell>
          <table:table-cell office:value-type="float" office:value="0.039177044" calcext:value-type="float">
            <text:p>0,039177044</text:p>
          </table:table-cell>
          <table:table-cell table:style-name="ce21" table:formula="of:=AVERAGE([.E252:.F252])" office:value-type="float" office:value="-3.28284141729278" calcext:value-type="float">
            <text:p>-3,28E+00</text:p>
          </table:table-cell>
          <table:table-cell table:style-name="ce23" office:value-type="float" office:value="-0.0000728345855501185" calcext:value-type="float">
            <text:p>-7,28E-05</text:p>
          </table:table-cell>
          <table:table-cell table:style-name="ce18" office:value-type="float" office:value="-6.56561" calcext:value-type="float">
            <text:p>-6,56561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25.852531558138" calcext:value-type="float">
            <text:p>25,852531558138</text:p>
          </table:table-cell>
          <table:table-cell table:style-name="Default" office:value-type="float" office:value="0.000496221003" calcext:value-type="float">
            <text:p>0,000496221003</text:p>
          </table:table-cell>
          <table:table-cell table:style-name="Default" office:value-type="float" office:value="0.000496634425" calcext:value-type="float">
            <text:p>0,000496634425</text:p>
          </table:table-cell>
          <table:table-cell table:style-name="Default" office:value-type="float" office:value="-30.557082544624" calcext:value-type="float">
            <text:p>-30,557082544624</text:p>
          </table:table-cell>
          <table:table-cell table:style-name="Default" office:value-type="float" office:value="32.125575151057" calcext:value-type="float">
            <text:p>32,125575151057</text:p>
          </table:table-cell>
          <table:table-cell table:style-name="Default" office:value-type="float" office:value="-18.571383383173" calcext:value-type="float">
            <text:p>-18,571383383173</text:p>
          </table:table-cell>
          <table:table-cell table:style-name="Default" office:value-type="float" office:value="-15.825676298735" calcext:value-type="float">
            <text:p>-15,825676298735</text:p>
          </table:table-cell>
          <table:table-cell office:value-type="float" office:value="0.0723940320676022" calcext:value-type="float">
            <text:p>0,072394032067602</text:p>
          </table:table-cell>
          <table:table-cell office:value-type="float" office:value="0.0151019506452015" calcext:value-type="float">
            <text:p>0,015101950645202</text:p>
          </table:table-cell>
          <table:table-cell office:value-type="float" office:value="0.015101522311547" calcext:value-type="float">
            <text:p>0,015101522311547</text:p>
          </table:table-cell>
          <table:table-cell office:value-type="float" office:value="0.0151011168163003" calcext:value-type="float">
            <text:p>0,0151011168163</text:p>
          </table:table-cell>
          <table:table-cell office:value-type="float" office:value="0.0723953545034714" calcext:value-type="float">
            <text:p>0,072395354503471</text:p>
          </table:table-cell>
          <table:table-cell office:value-type="float" office:value="0.0151005330928332" calcext:value-type="float">
            <text:p>0,015100533092833</text:p>
          </table:table-cell>
          <table:table-cell office:value-type="float" office:value="0.0358258998991689" calcext:value-type="float">
            <text:p>0,035825899899169</text:p>
          </table:table-cell>
          <table:table-cell office:value-type="float" office:value="0.0723959456171037" calcext:value-type="float">
            <text:p>0,072395945617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5" calcext:value-type="float">
            <text:p>1,5</text:p>
          </table:table-cell>
          <table:table-cell table:style-name="ce18" office:value-type="float" office:value="7.899681806" calcext:value-type="float">
            <text:p>7,899681806</text:p>
          </table:table-cell>
          <table:table-cell table:style-name="ce21" table:formula="of:=AVERAGE([.E253:.F253])" office:value-type="float" office:value="-3.81687302570167" calcext:value-type="float">
            <text:p>-3,82E+00</text:p>
          </table:table-cell>
          <table:table-cell table:style-name="ce23" office:value-type="float" office:value="-0.0000860514033335047" calcext:value-type="float">
            <text:p>-8,61E-05</text:p>
          </table:table-cell>
          <table:table-cell table:style-name="ce18" office:value-type="float" office:value="-7.63366" calcext:value-type="float">
            <text:p>-7,63366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26.818280365252" calcext:value-type="float">
            <text:p>26,818280365252</text:p>
          </table:table-cell>
          <table:table-cell table:style-name="Default" office:value-type="float" office:value="-0.00011448168" calcext:value-type="float">
            <text:p>-0,00011448168</text:p>
          </table:table-cell>
          <table:table-cell table:style-name="Default" office:value-type="float" office:value="-0.000102187245" calcext:value-type="float">
            <text:p>-0,000102187245</text:p>
          </table:table-cell>
          <table:table-cell table:style-name="Default" office:value-type="float" office:value="-31.697278164083" calcext:value-type="float">
            <text:p>-31,697278164083</text:p>
          </table:table-cell>
          <table:table-cell table:style-name="Default" office:value-type="float" office:value="33.323294805398" calcext:value-type="float">
            <text:p>33,323294805398</text:p>
          </table:table-cell>
          <table:table-cell table:style-name="Default" office:value-type="float" office:value="69.171867277146" calcext:value-type="float">
            <text:p>69,171867277146</text:p>
          </table:table-cell>
          <table:table-cell table:style-name="Default" office:value-type="float" office:value="-108.966091241992" calcext:value-type="float">
            <text:p>-108,966091241992</text:p>
          </table:table-cell>
          <table:table-cell office:value-type="float" office:value="16.6531823432234" calcext:value-type="float">
            <text:p>16,6531823432234</text:p>
          </table:table-cell>
          <table:table-cell office:value-type="float" office:value="3.27642610094956" calcext:value-type="float">
            <text:p>3,27642610094956</text:p>
          </table:table-cell>
          <table:table-cell office:value-type="float" office:value="3.27644754061284" calcext:value-type="float">
            <text:p>3,27644754061284</text:p>
          </table:table-cell>
          <table:table-cell office:value-type="float" office:value="3.27646564297121" calcext:value-type="float">
            <text:p>3,27646564297121</text:p>
          </table:table-cell>
          <table:table-cell office:value-type="float" office:value="16.6535451170254" calcext:value-type="float">
            <text:p>16,6535451170254</text:p>
          </table:table-cell>
          <table:table-cell office:value-type="float" office:value="3.27649446266892" calcext:value-type="float">
            <text:p>3,27649446266892</text:p>
          </table:table-cell>
          <table:table-cell office:value-type="float" office:value="0.131190835308225" calcext:value-type="float">
            <text:p>0,131190835308225</text:p>
          </table:table-cell>
          <table:table-cell office:value-type="float" office:value="16.6537024056983" calcext:value-type="float">
            <text:p>16,6537024056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.5" calcext:value-type="float">
            <text:p>2,5</text:p>
          </table:table-cell>
          <table:table-cell office:value-type="float" office:value="0.113215642" calcext:value-type="float">
            <text:p>0,113215642</text:p>
          </table:table-cell>
          <table:table-cell table:style-name="ce21" table:formula="of:=AVERAGE([.E254:.F254])" office:value-type="float" office:value="-4.64731352668051" calcext:value-type="float">
            <text:p>-4,65E+00</text:p>
          </table:table-cell>
          <table:table-cell table:style-name="ce18" office:value-type="float" office:value="-7.96315705336102" calcext:value-type="float">
            <text:p>-7,96315705336102</text:p>
          </table:table-cell>
          <table:table-cell table:style-name="ce18" office:value-type="float" office:value="-1.33147" calcext:value-type="float">
            <text:p>-1,33147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-33.214782742246" calcext:value-type="float">
            <text:p>-33,214782742246</text:p>
          </table:table-cell>
          <table:table-cell table:style-name="Default" office:value-type="float" office:value="-15.329847327192" calcext:value-type="float">
            <text:p>-15,329847327192</text:p>
          </table:table-cell>
          <table:table-cell office:value-type="float" office:value="-0.000047738773" calcext:value-type="float">
            <text:p>-4,77E-05</text:p>
          </table:table-cell>
          <table:table-cell table:style-name="Default" office:value-type="float" office:value="56.339235184996" calcext:value-type="float">
            <text:p>56,339235184996</text:p>
          </table:table-cell>
          <table:table-cell table:style-name="Default" office:value-type="float" office:value="-41.270240698837" calcext:value-type="float">
            <text:p>-41,270240698837</text:p>
          </table:table-cell>
          <table:table-cell table:style-name="Default" office:value-type="float" office:value="43.283803434187" calcext:value-type="float">
            <text:p>43,283803434187</text:p>
          </table:table-cell>
          <table:table-cell table:style-name="Default" office:value-type="float" office:value="-65.010106750545" calcext:value-type="float">
            <text:p>-65,010106750545</text:p>
          </table:table-cell>
          <table:table-cell office:value-type="float" office:value="0.0125875974518452" calcext:value-type="float">
            <text:p>0,012587597451845</text:p>
          </table:table-cell>
          <table:table-cell office:value-type="float" office:value="0.0942872187646232" calcext:value-type="float">
            <text:p>0,094287218764623</text:p>
          </table:table-cell>
          <table:table-cell office:value-type="float" office:value="0.226461601344476" calcext:value-type="float">
            <text:p>0,226461601344476</text:p>
          </table:table-cell>
          <table:table-cell office:value-type="float" office:value="0.226462185865908" calcext:value-type="float">
            <text:p>0,226462185865908</text:p>
          </table:table-cell>
          <table:table-cell office:value-type="float" office:value="0.0125881136204358" calcext:value-type="float">
            <text:p>0,012588113620436</text:p>
          </table:table-cell>
          <table:table-cell office:value-type="float" office:value="0.0942861987548389" calcext:value-type="float">
            <text:p>0,094286198754839</text:p>
          </table:table-cell>
          <table:table-cell office:value-type="float" office:value="0.0125883478435047" calcext:value-type="float">
            <text:p>0,012588347843505</text:p>
          </table:table-cell>
          <table:table-cell office:value-type="float" office:value="0.226463875411144" calcext:value-type="float">
            <text:p>0,226463875411144</text:p>
          </table:table-cell>
          <table:table-cell table:number-columns-repeated="1000"/>
        </table:table-row>
      </table:table>
      <table:named-expressions/>
      <table:database-ranges>
        <table:database-range table:name="__Anonymous_Sheet_DB__0" table:target-range-address="'rates_mae_tstPaper_Seq512_32_tensor_sol_AmgX_V-cheby-aggres-L1-trunc'.A1:'rates_mae_tstPaper_Seq512_32_tensor_sol_AmgX_V-cheby-aggres-L1-trunc'.X254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5:10:55.4537721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6T15:43:13.793584881</dc:date>
    <meta:editing-duration>PT54M29S</meta:editing-duration>
    <meta:editing-cycles>3</meta:editing-cycles>
    <meta:generator>LibreOffice/6.4.7.2$Linux_X86_64 LibreOffice_project/40$Build-2</meta:generator>
    <meta:document-statistic meta:table-count="1" meta:cell-count="5876" meta:object-count="0"/>
  </office:meta>
</office:document-meta>
</file>